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>
            <text:p>Time (min)</text:p>
          </table:table-cell>
          <table:table-cell office:value-type="string">
            <text:p>Experiment Time Course</text:p>
          </table:table-cell>
          <table:table-cell table:number-columns-repeated="18"/>
        </table:table-row>
        <table:table-row table:style-name="ro1">
          <table:table-cell office:value-type="string">
            <text:p>SS cal</text:p>
          </table:table-cell>
          <table:table-cell office:value-type="float" office:value="1223.897">
            <text:p>1223.897</text:p>
          </table:table-cell>
          <table:table-cell office:value-type="float" office:value="1179.775">
            <text:p>1179.775</text:p>
          </table:table-cell>
          <table:table-cell office:value-type="float" office:value="1361.947">
            <text:p>1361.947</text:p>
          </table:table-cell>
          <table:table-cell office:value-type="float" office:value="1180.051">
            <text:p>1180.051</text:p>
          </table:table-cell>
          <table:table-cell office:value-type="float" office:value="1147.949">
            <text:p>1147.949</text:p>
          </table:table-cell>
          <table:table-cell office:value-type="float" office:value="1011.284">
            <text:p>1011.284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percent oxygen</text:p>
          </table:table-cell>
          <table:table-cell table:number-columns-repeated="6" office:value-type="float" office:value="0">
            <text:p>0</text:p>
          </table:table-cell>
          <table:table-cell/>
          <table:table-cell table:number-columns-repeated="2" office:value-type="string">
            <text:p>inf</text:p>
          </table:table-cell>
          <table:table-cell table:number-columns-repeated="4" office:value-type="string">
            <text:p><text:s/>Inf</text:p>
          </table:table-cell>
          <table:table-cell table:number-columns-repeated="6"/>
        </table:table-row>
        <table:table-row table:style-name="ro1">
          <table:table-cell office:value-type="string">
            <text:p>vacuum cal</text:p>
          </table:table-cell>
          <table:table-cell table:formula="of:=AVERAGE([.B13:.B17])" office:value-type="float" office:value="391.8696">
            <text:p>391.8696</text:p>
          </table:table-cell>
          <table:table-cell table:formula="of:=AVERAGE([.C13:.C17])" office:value-type="float" office:value="395.2114">
            <text:p>395.2114</text:p>
          </table:table-cell>
          <table:table-cell table:formula="of:=AVERAGE([.D13:.D17])" office:value-type="float" office:value="428.8822">
            <text:p>428.8822</text:p>
          </table:table-cell>
          <table:table-cell table:formula="of:=AVERAGE([.E13:.E17])" office:value-type="float" office:value="375.7822">
            <text:p>375.7822</text:p>
          </table:table-cell>
          <table:table-cell table:formula="of:=AVERAGE([.F13:.F17])" office:value-type="float" office:value="394.831">
            <text:p>394.831</text:p>
          </table:table-cell>
          <table:table-cell table:formula="of:=AVERAGE([.G13:.G17])" office:value-type="float" office:value="339.3366">
            <text:p>339.3366</text:p>
          </table:table-cell>
          <table:table-cell/>
          <table:table-cell table:number-columns-repeated="6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string">
            <text:p>percent oxygen</text:p>
          </table:table-cell>
          <table:table-cell table:number-columns-repeated="6" office:value-type="float" office:value="21">
            <text:p>21</text:p>
          </table:table-cell>
          <table:table-cell/>
          <table:table-cell office:value-type="float" office:value="566.542">
            <text:p>566.542</text:p>
          </table:table-cell>
          <table:table-cell office:value-type="float" office:value="583.714">
            <text:p>583.714</text:p>
          </table:table-cell>
          <table:table-cell office:value-type="float" office:value="616.364800647715">
            <text:p>616.3648006477</text:p>
          </table:table-cell>
          <table:table-cell office:value-type="float" office:value="541.548714425078">
            <text:p>541.5487144251</text:p>
          </table:table-cell>
          <table:table-cell office:value-type="float" office:value="590.816313803415">
            <text:p>590.8163138034</text:p>
          </table:table-cell>
          <table:table-cell office:value-type="float" office:value="500.098081478401">
            <text:p>500.0980814784</text:p>
          </table:table-cell>
          <table:table-cell office:value-type="string">
            <text:p>Dry Calibration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0.627">
            <text:p>400.627</text:p>
          </table:table-cell>
          <table:table-cell office:value-type="float" office:value="405.841">
            <text:p>405.841</text:p>
          </table:table-cell>
          <table:table-cell office:value-type="float" office:value="437.049">
            <text:p>437.049</text:p>
          </table:table-cell>
          <table:table-cell office:value-type="float" office:value="388.293">
            <text:p>388.293</text:p>
          </table:table-cell>
          <table:table-cell office:value-type="float" office:value="407.478">
            <text:p>407.478</text:p>
          </table:table-cell>
          <table:table-cell office:value-type="float" office:value="353.364">
            <text:p>353.364</text:p>
          </table:table-cell>
          <table:table-cell/>
          <table:table-cell office:value-type="float" office:value="20.3248">
            <text:p>20.3248</text:p>
          </table:table-cell>
          <table:table-cell office:value-type="float" office:value="20.1729">
            <text:p>20.1729</text:p>
          </table:table-cell>
          <table:table-cell office:value-type="float" office:value="20.4272178366222">
            <text:p>20.4272178366</text:p>
          </table:table-cell>
          <table:table-cell office:value-type="float" office:value="20.0072397707551">
            <text:p>20.0072397708</text:p>
          </table:table-cell>
          <table:table-cell office:value-type="float" office:value="20.0065129423459">
            <text:p>20.0065129423</text:p>
          </table:table-cell>
          <table:table-cell office:value-type="float" office:value="19.7453805038732">
            <text:p>19.7453805039</text:p>
          </table:table-cell>
          <table:table-cell office:value-type="float" office:value="557.598">
            <text:p>557.598</text:p>
          </table:table-cell>
          <table:table-cell office:value-type="float" office:value="543.757">
            <text:p>543.757</text:p>
          </table:table-cell>
          <table:table-cell office:value-type="float" office:value="604.069">
            <text:p>604.069</text:p>
          </table:table-cell>
          <table:table-cell office:value-type="float" office:value="540.07">
            <text:p>540.07</text:p>
          </table:table-cell>
          <table:table-cell office:value-type="float" office:value="528.007">
            <text:p>528.007</text:p>
          </table:table-cell>
          <table:table-cell office:value-type="float" office:value="479.468">
            <text:p>479.468</text:p>
          </table:table-cell>
        </table:table-row>
        <table:table-row table:style-name="ro1">
          <table:table-cell table:formula="of:=[.A8]+5" office:value-type="float" office:value="5">
            <text:p>5</text:p>
          </table:table-cell>
          <table:table-cell office:value-type="float" office:value="397.77">
            <text:p>397.77</text:p>
          </table:table-cell>
          <table:table-cell office:value-type="float" office:value="403.713">
            <text:p>403.713</text:p>
          </table:table-cell>
          <table:table-cell office:value-type="float" office:value="435.063">
            <text:p>435.063</text:p>
          </table:table-cell>
          <table:table-cell office:value-type="float" office:value="386.118">
            <text:p>386.118</text:p>
          </table:table-cell>
          <table:table-cell office:value-type="float" office:value="405.656">
            <text:p>405.656</text:p>
          </table:table-cell>
          <table:table-cell office:value-type="float" office:value="351.262">
            <text:p>351.262</text:p>
          </table:table-cell>
          <table:table-cell/>
          <table:table-cell office:value-type="float" office:value="20.5418">
            <text:p>20.5418</text:p>
          </table:table-cell>
          <table:table-cell office:value-type="float" office:value="20.335">
            <text:p>20.335</text:p>
          </table:table-cell>
          <table:table-cell office:value-type="float" office:value="20.5645279991664">
            <text:p>20.5645279992</text:p>
          </table:table-cell>
          <table:table-cell office:value-type="float" office:value="20.1752109252422">
            <text:p>20.1752109252</text:p>
          </table:table-cell>
          <table:table-cell office:value-type="float" office:value="20.1458210547843">
            <text:p>20.1458210548</text:p>
          </table:table-cell>
          <table:table-cell office:value-type="float" office:value="19.9270019363224">
            <text:p>19.9270019363</text:p>
          </table:table-cell>
          <table:table-cell office:value-type="float" office:value="557.937">
            <text:p>557.937</text:p>
          </table:table-cell>
          <table:table-cell office:value-type="float" office:value="543.691">
            <text:p>543.691</text:p>
          </table:table-cell>
          <table:table-cell office:value-type="float" office:value="604.295">
            <text:p>604.295</text:p>
          </table:table-cell>
          <table:table-cell office:value-type="float" office:value="540.008">
            <text:p>540.008</text:p>
          </table:table-cell>
          <table:table-cell office:value-type="float" office:value="527.891">
            <text:p>527.891</text:p>
          </table:table-cell>
          <table:table-cell office:value-type="float" office:value="479.566">
            <text:p>479.566</text:p>
          </table:table-cell>
        </table:table-row>
        <table:table-row table:style-name="ro1">
          <table:table-cell table:formula="of:=[.A9]+5" office:value-type="float" office:value="10">
            <text:p>10</text:p>
          </table:table-cell>
          <table:table-cell office:value-type="float" office:value="396.66">
            <text:p>396.66</text:p>
          </table:table-cell>
          <table:table-cell office:value-type="float" office:value="403.226">
            <text:p>403.226</text:p>
          </table:table-cell>
          <table:table-cell office:value-type="float" office:value="435.177">
            <text:p>435.177</text:p>
          </table:table-cell>
          <table:table-cell office:value-type="float" office:value="385.248">
            <text:p>385.248</text:p>
          </table:table-cell>
          <table:table-cell office:value-type="float" office:value="405.111">
            <text:p>405.111</text:p>
          </table:table-cell>
          <table:table-cell office:value-type="float" office:value="349.794">
            <text:p>349.794</text:p>
          </table:table-cell>
          <table:table-cell/>
          <table:table-cell office:value-type="float" office:value="20.6269">
            <text:p>20.6269</text:p>
          </table:table-cell>
          <table:table-cell office:value-type="float" office:value="20.3723">
            <text:p>20.3723</text:p>
          </table:table-cell>
          <table:table-cell office:value-type="float" office:value="20.5566122415883">
            <text:p>20.5566122416</text:p>
          </table:table-cell>
          <table:table-cell office:value-type="float" office:value="20.2429304446056">
            <text:p>20.2429304446</text:p>
          </table:table-cell>
          <table:table-cell office:value-type="float" office:value="20.1877346261309">
            <text:p>20.1877346261</text:p>
          </table:table-cell>
          <table:table-cell office:value-type="float" office:value="20.0551377075377">
            <text:p>20.0551377075</text:p>
          </table:table-cell>
          <table:table-cell office:value-type="float" office:value="558.247">
            <text:p>558.247</text:p>
          </table:table-cell>
          <table:table-cell office:value-type="float" office:value="543.793">
            <text:p>543.793</text:p>
          </table:table-cell>
          <table:table-cell office:value-type="float" office:value="604.354">
            <text:p>604.354</text:p>
          </table:table-cell>
          <table:table-cell office:value-type="float" office:value="540.172">
            <text:p>540.172</text:p>
          </table:table-cell>
          <table:table-cell office:value-type="float" office:value="527.964">
            <text:p>527.964</text:p>
          </table:table-cell>
          <table:table-cell office:value-type="float" office:value="479.445">
            <text:p>479.445</text:p>
          </table:table-cell>
        </table:table-row>
        <table:table-row table:style-name="ro1">
          <table:table-cell table:formula="of:=[.A10]+5" office:value-type="float" office:value="15">
            <text:p>15</text:p>
          </table:table-cell>
          <table:table-cell office:value-type="float" office:value="395.971">
            <text:p>395.971</text:p>
          </table:table-cell>
          <table:table-cell office:value-type="float" office:value="402.481">
            <text:p>402.481</text:p>
          </table:table-cell>
          <table:table-cell office:value-type="float" office:value="435.535">
            <text:p>435.535</text:p>
          </table:table-cell>
          <table:table-cell office:value-type="float" office:value="384.54">
            <text:p>384.54</text:p>
          </table:table-cell>
          <table:table-cell office:value-type="float" office:value="404.805">
            <text:p>404.805</text:p>
          </table:table-cell>
          <table:table-cell office:value-type="float" office:value="348.871">
            <text:p>348.871</text:p>
          </table:table-cell>
          <table:table-cell/>
          <table:table-cell office:value-type="float" office:value="20.68">
            <text:p>20.68</text:p>
          </table:table-cell>
          <table:table-cell office:value-type="float" office:value="20.4296">
            <text:p>20.4296</text:p>
          </table:table-cell>
          <table:table-cell office:value-type="float" office:value="20.5317809248386">
            <text:p>20.5317809248</text:p>
          </table:table-cell>
          <table:table-cell office:value-type="float" office:value="20.2982662707436">
            <text:p>20.2982662707</text:p>
          </table:table-cell>
          <table:table-cell office:value-type="float" office:value="20.2113172230281">
            <text:p>20.211317223</text:p>
          </table:table-cell>
          <table:table-cell office:value-type="float" office:value="20.1362547919156">
            <text:p>20.1362547919</text:p>
          </table:table-cell>
          <table:table-cell office:value-type="float" office:value="558.267">
            <text:p>558.267</text:p>
          </table:table-cell>
          <table:table-cell office:value-type="float" office:value="543.748">
            <text:p>543.748</text:p>
          </table:table-cell>
          <table:table-cell office:value-type="float" office:value="604.24">
            <text:p>604.24</text:p>
          </table:table-cell>
          <table:table-cell office:value-type="float" office:value="540.112">
            <text:p>540.112</text:p>
          </table:table-cell>
          <table:table-cell office:value-type="float" office:value="528.012">
            <text:p>528.012</text:p>
          </table:table-cell>
          <table:table-cell office:value-type="float" office:value="479.44">
            <text:p>479.44</text:p>
          </table:table-cell>
        </table:table-row>
        <table:table-row table:style-name="ro1">
          <table:table-cell table:formula="of:=[.A11]+5" office:value-type="float" office:value="20">
            <text:p>20</text:p>
          </table:table-cell>
          <table:table-cell office:value-type="float" office:value="397.809">
            <text:p>397.809</text:p>
          </table:table-cell>
          <table:table-cell office:value-type="float" office:value="404.763">
            <text:p>404.763</text:p>
          </table:table-cell>
          <table:table-cell office:value-type="float" office:value="438.076">
            <text:p>438.076</text:p>
          </table:table-cell>
          <table:table-cell office:value-type="float" office:value="389.767">
            <text:p>389.767</text:p>
          </table:table-cell>
          <table:table-cell office:value-type="float" office:value="409.761">
            <text:p>409.761</text:p>
          </table:table-cell>
          <table:table-cell office:value-type="float" office:value="354.868">
            <text:p>354.868</text:p>
          </table:table-cell>
          <table:table-cell/>
          <table:table-cell office:value-type="float" office:value="20.5388">
            <text:p>20.5388</text:p>
          </table:table-cell>
          <table:table-cell office:value-type="float" office:value="20.2548">
            <text:p>20.2548</text:p>
          </table:table-cell>
          <table:table-cell office:value-type="float" office:value="20.3567003913897">
            <text:p>20.3567003914</text:p>
          </table:table-cell>
          <table:table-cell office:value-type="float" office:value="19.8944712428787">
            <text:p>19.8944712429</text:p>
          </table:table-cell>
          <table:table-cell office:value-type="float" office:value="19.8337059825974">
            <text:p>19.8337059826</text:p>
          </table:table-cell>
          <table:table-cell office:value-type="float" office:value="19.6167492354848">
            <text:p>19.6167492355</text:p>
          </table:table-cell>
          <table:table-cell office:value-type="float" office:value="558.275">
            <text:p>558.275</text:p>
          </table:table-cell>
          <table:table-cell office:value-type="float" office:value="543.759">
            <text:p>543.759</text:p>
          </table:table-cell>
          <table:table-cell office:value-type="float" office:value="604.365">
            <text:p>604.365</text:p>
          </table:table-cell>
          <table:table-cell office:value-type="float" office:value="540.251">
            <text:p>540.251</text:p>
          </table:table-cell>
          <table:table-cell office:value-type="float" office:value="527.918">
            <text:p>527.918</text:p>
          </table:table-cell>
          <table:table-cell office:value-type="float" office:value="479.445">
            <text:p>479.445</text:p>
          </table:table-cell>
        </table:table-row>
        <table:table-row table:style-name="ro1">
          <table:table-cell table:formula="of:=[.A12]+5" office:value-type="float" office:value="25">
            <text:p>25</text:p>
          </table:table-cell>
          <table:table-cell office:value-type="float" office:value="393.385">
            <text:p>393.385</text:p>
          </table:table-cell>
          <table:table-cell office:value-type="float" office:value="396.939">
            <text:p>396.939</text:p>
          </table:table-cell>
          <table:table-cell office:value-type="float" office:value="430.517">
            <text:p>430.517</text:p>
          </table:table-cell>
          <table:table-cell office:value-type="float" office:value="377.288">
            <text:p>377.288</text:p>
          </table:table-cell>
          <table:table-cell office:value-type="float" office:value="396.459">
            <text:p>396.459</text:p>
          </table:table-cell>
          <table:table-cell office:value-type="float" office:value="340.272">
            <text:p>340.272</text:p>
          </table:table-cell>
          <table:table-cell/>
          <table:table-cell office:value-type="float" office:value="20.881">
            <text:p>20.881</text:p>
          </table:table-cell>
          <table:table-cell office:value-type="float" office:value="20.8626">
            <text:p>20.8626</text:p>
          </table:table-cell>
          <table:table-cell office:value-type="float" office:value="20.8836029375684">
            <text:p>20.8836029376</text:p>
          </table:table-cell>
          <table:table-cell office:value-type="float" office:value="20.8770260420702">
            <text:p>20.8770260421</text:p>
          </table:table-cell>
          <table:table-cell office:value-type="float" office:value="20.8685577512532">
            <text:p>20.8685577513</text:p>
          </table:table-cell>
          <table:table-cell office:value-type="float" office:value="20.9131183010483">
            <text:p>20.913118301</text:p>
          </table:table-cell>
          <table:table-cell office:value-type="float" office:value="558.404">
            <text:p>558.404</text:p>
          </table:table-cell>
          <table:table-cell office:value-type="float" office:value="543.765">
            <text:p>543.765</text:p>
          </table:table-cell>
          <table:table-cell office:value-type="float" office:value="604.266">
            <text:p>604.266</text:p>
          </table:table-cell>
          <table:table-cell office:value-type="float" office:value="540.124">
            <text:p>540.124</text:p>
          </table:table-cell>
          <table:table-cell office:value-type="float" office:value="527.971">
            <text:p>527.971</text:p>
          </table:table-cell>
          <table:table-cell office:value-type="float" office:value="479.441">
            <text:p>479.441</text:p>
          </table:table-cell>
        </table:table-row>
        <table:table-row table:style-name="ro1">
          <table:table-cell table:formula="of:=[.A13]+5" office:value-type="float" office:value="30">
            <text:p>30</text:p>
          </table:table-cell>
          <table:table-cell office:value-type="float" office:value="392.918">
            <text:p>392.918</text:p>
          </table:table-cell>
          <table:table-cell office:value-type="float" office:value="396.036">
            <text:p>396.036</text:p>
          </table:table-cell>
          <table:table-cell office:value-type="float" office:value="429.653">
            <text:p>429.653</text:p>
          </table:table-cell>
          <table:table-cell office:value-type="float" office:value="376.218">
            <text:p>376.218</text:p>
          </table:table-cell>
          <table:table-cell office:value-type="float" office:value="395.527">
            <text:p>395.527</text:p>
          </table:table-cell>
          <table:table-cell office:value-type="float" office:value="339.798">
            <text:p>339.798</text:p>
          </table:table-cell>
          <table:table-cell/>
          <table:table-cell office:value-type="float" office:value="20.9176">
            <text:p>20.9176</text:p>
          </table:table-cell>
          <table:table-cell office:value-type="float" office:value="20.9342">
            <text:p>20.9342</text:p>
          </table:table-cell>
          <table:table-cell office:value-type="float" office:value="20.9450090080617">
            <text:p>20.9450090081</text:p>
          </table:table-cell>
          <table:table-cell office:value-type="float" office:value="20.9643083598168">
            <text:p>20.9643083598</text:p>
          </table:table-cell>
          <table:table-cell office:value-type="float" office:value="20.9436736038199">
            <text:p>20.9436736038</text:p>
          </table:table-cell>
          <table:table-cell office:value-type="float" office:value="20.957084524894">
            <text:p>20.9570845249</text:p>
          </table:table-cell>
          <table:table-cell office:value-type="float" office:value="558.402">
            <text:p>558.402</text:p>
          </table:table-cell>
          <table:table-cell office:value-type="float" office:value="543.783">
            <text:p>543.783</text:p>
          </table:table-cell>
          <table:table-cell office:value-type="float" office:value="604.313">
            <text:p>604.313</text:p>
          </table:table-cell>
          <table:table-cell office:value-type="float" office:value="540.045">
            <text:p>540.045</text:p>
          </table:table-cell>
          <table:table-cell office:value-type="float" office:value="527.955">
            <text:p>527.955</text:p>
          </table:table-cell>
          <table:table-cell office:value-type="float" office:value="479.427">
            <text:p>479.427</text:p>
          </table:table-cell>
        </table:table-row>
        <table:table-row table:style-name="ro1">
          <table:table-cell table:formula="of:=[.A14]+5" office:value-type="float" office:value="35">
            <text:p>35</text:p>
          </table:table-cell>
          <table:table-cell office:value-type="float" office:value="391.649">
            <text:p>391.649</text:p>
          </table:table-cell>
          <table:table-cell office:value-type="float" office:value="395.012">
            <text:p>395.012</text:p>
          </table:table-cell>
          <table:table-cell office:value-type="float" office:value="428.883">
            <text:p>428.883</text:p>
          </table:table-cell>
          <table:table-cell office:value-type="float" office:value="375.666">
            <text:p>375.666</text:p>
          </table:table-cell>
          <table:table-cell office:value-type="float" office:value="394.704">
            <text:p>394.704</text:p>
          </table:table-cell>
          <table:table-cell office:value-type="float" office:value="339.219">
            <text:p>339.219</text:p>
          </table:table-cell>
          <table:table-cell/>
          <table:table-cell office:value-type="float" office:value="21.0174">
            <text:p>21.0174</text:p>
          </table:table-cell>
          <table:table-cell office:value-type="float" office:value="21.0159">
            <text:p>21.0159</text:p>
          </table:table-cell>
          <table:table-cell office:value-type="float" office:value="20.9999428233309">
            <text:p>20.9999428233</text:p>
          </table:table-cell>
          <table:table-cell office:value-type="float" office:value="21.0095306624431">
            <text:p>21.0095306624</text:p>
          </table:table-cell>
          <table:table-cell office:value-type="float" office:value="21.0102993793492">
            <text:p>21.0102993793</text:p>
          </table:table-cell>
          <table:table-cell office:value-type="float" office:value="21.0109568144029">
            <text:p>21.0109568144</text:p>
          </table:table-cell>
          <table:table-cell office:value-type="float" office:value="558.413">
            <text:p>558.413</text:p>
          </table:table-cell>
          <table:table-cell office:value-type="float" office:value="543.798">
            <text:p>543.798</text:p>
          </table:table-cell>
          <table:table-cell office:value-type="float" office:value="604.332">
            <text:p>604.332</text:p>
          </table:table-cell>
          <table:table-cell office:value-type="float" office:value="540.123">
            <text:p>540.123</text:p>
          </table:table-cell>
          <table:table-cell office:value-type="float" office:value="527.943">
            <text:p>527.943</text:p>
          </table:table-cell>
          <table:table-cell office:value-type="float" office:value="479.435">
            <text:p>479.435</text:p>
          </table:table-cell>
        </table:table-row>
        <table:table-row table:style-name="ro1">
          <table:table-cell table:formula="of:=[.A15]+5" office:value-type="float" office:value="40">
            <text:p>40</text:p>
          </table:table-cell>
          <table:table-cell office:value-type="float" office:value="390.924">
            <text:p>390.924</text:p>
          </table:table-cell>
          <table:table-cell office:value-type="float" office:value="394.418">
            <text:p>394.418</text:p>
          </table:table-cell>
          <table:table-cell office:value-type="float" office:value="428.047">
            <text:p>428.047</text:p>
          </table:table-cell>
          <table:table-cell office:value-type="float" office:value="375.057">
            <text:p>375.057</text:p>
          </table:table-cell>
          <table:table-cell office:value-type="float" office:value="393.967">
            <text:p>393.967</text:p>
          </table:table-cell>
          <table:table-cell office:value-type="float" office:value="338.818">
            <text:p>338.818</text:p>
          </table:table-cell>
          <table:table-cell/>
          <table:table-cell office:value-type="float" office:value="21.0747">
            <text:p>21.0747</text:p>
          </table:table-cell>
          <table:table-cell office:value-type="float" office:value="21.0635">
            <text:p>21.0635</text:p>
          </table:table-cell>
          <table:table-cell office:value-type="float" office:value="21.0598090252207">
            <text:p>21.0598090252</text:p>
          </table:table-cell>
          <table:table-cell office:value-type="float" office:value="21.0595771015096">
            <text:p>21.0595771015</text:p>
          </table:table-cell>
          <table:table-cell office:value-type="float" office:value="21.0701992962363">
            <text:p>21.0701992962</text:p>
          </table:table-cell>
          <table:table-cell office:value-type="float" office:value="21.0483752464874">
            <text:p>21.0483752465</text:p>
          </table:table-cell>
          <table:table-cell office:value-type="float" office:value="558.535">
            <text:p>558.535</text:p>
          </table:table-cell>
          <table:table-cell office:value-type="float" office:value="543.797">
            <text:p>543.797</text:p>
          </table:table-cell>
          <table:table-cell office:value-type="float" office:value="604.356">
            <text:p>604.356</text:p>
          </table:table-cell>
          <table:table-cell office:value-type="float" office:value="540.157">
            <text:p>540.157</text:p>
          </table:table-cell>
          <table:table-cell office:value-type="float" office:value="527.839">
            <text:p>527.839</text:p>
          </table:table-cell>
          <table:table-cell office:value-type="float" office:value="479.491">
            <text:p>479.491</text:p>
          </table:table-cell>
        </table:table-row>
        <table:table-row table:style-name="ro1">
          <table:table-cell table:formula="of:=[.A16]+5" office:value-type="float" office:value="45">
            <text:p>45</text:p>
          </table:table-cell>
          <table:table-cell office:value-type="float" office:value="390.472">
            <text:p>390.472</text:p>
          </table:table-cell>
          <table:table-cell office:value-type="float" office:value="393.652">
            <text:p>393.652</text:p>
          </table:table-cell>
          <table:table-cell office:value-type="float" office:value="427.311">
            <text:p>427.311</text:p>
          </table:table-cell>
          <table:table-cell office:value-type="float" office:value="374.682">
            <text:p>374.682</text:p>
          </table:table-cell>
          <table:table-cell office:value-type="float" office:value="393.498">
            <text:p>393.498</text:p>
          </table:table-cell>
          <table:table-cell office:value-type="float" office:value="338.576">
            <text:p>338.576</text:p>
          </table:table-cell>
          <table:table-cell/>
          <table:table-cell office:value-type="float" office:value="21.1106">
            <text:p>21.1106</text:p>
          </table:table-cell>
          <table:table-cell office:value-type="float" office:value="21.1251">
            <text:p>21.1251</text:p>
          </table:table-cell>
          <table:table-cell office:value-type="float" office:value="21.1127080909896">
            <text:p>21.112708091</text:p>
          </table:table-cell>
          <table:table-cell office:value-type="float" office:value="21.0904748061759">
            <text:p>21.0904748062</text:p>
          </table:table-cell>
          <table:table-cell office:value-type="float" office:value="21.1084342503161">
            <text:p>21.1084342503</text:p>
          </table:table-cell>
          <table:table-cell office:value-type="float" office:value="21.0709998292449">
            <text:p>21.0709998292</text:p>
          </table:table-cell>
          <table:table-cell office:value-type="float" office:value="558.515">
            <text:p>558.515</text:p>
          </table:table-cell>
          <table:table-cell office:value-type="float" office:value="543.69">
            <text:p>543.69</text:p>
          </table:table-cell>
          <table:table-cell office:value-type="float" office:value="604.199">
            <text:p>604.199</text:p>
          </table:table-cell>
          <table:table-cell office:value-type="float" office:value="539.905">
            <text:p>539.905</text:p>
          </table:table-cell>
          <table:table-cell office:value-type="float" office:value="527.684">
            <text:p>527.684</text:p>
          </table:table-cell>
          <table:table-cell office:value-type="float" office:value="479.3">
            <text:p>479.3</text:p>
          </table:table-cell>
        </table:table-row>
        <table:table-row table:style-name="ro1">
          <table:table-cell table:formula="of:=[.A17]+5" office:value-type="float" office:value="50">
            <text:p>50</text:p>
          </table:table-cell>
          <table:table-cell office:value-type="float" office:value="390.196">
            <text:p>390.196</text:p>
          </table:table-cell>
          <table:table-cell office:value-type="float" office:value="393.345">
            <text:p>393.345</text:p>
          </table:table-cell>
          <table:table-cell office:value-type="float" office:value="427.211">
            <text:p>427.211</text:p>
          </table:table-cell>
          <table:table-cell office:value-type="float" office:value="374.526">
            <text:p>374.526</text:p>
          </table:table-cell>
          <table:table-cell office:value-type="float" office:value="393.546">
            <text:p>393.546</text:p>
          </table:table-cell>
          <table:table-cell office:value-type="float" office:value="338.494">
            <text:p>338.494</text:p>
          </table:table-cell>
          <table:table-cell/>
          <table:table-cell office:value-type="float" office:value="21.1325">
            <text:p>21.1325</text:p>
          </table:table-cell>
          <table:table-cell office:value-type="float" office:value="21.1498">
            <text:p>21.1498</text:p>
          </table:table-cell>
          <table:table-cell office:value-type="float" office:value="21.1199095288714">
            <text:p>21.1199095289</text:p>
          </table:table-cell>
          <table:table-cell office:value-type="float" office:value="21.1033464748299">
            <text:p>21.1033464748</text:p>
          </table:table-cell>
          <table:table-cell office:value-type="float" office:value="21.1045168918861">
            <text:p>21.1045168919</text:p>
          </table:table-cell>
          <table:table-cell office:value-type="float" office:value="21.0786733481015">
            <text:p>21.0786733481</text:p>
          </table:table-cell>
          <table:table-cell table:style-name="ce1" table:formula="of:=AVERAGE([.O8:.O17])" office:value-type="float" office:value="558.2593">
            <text:p>558.2593</text:p>
          </table:table-cell>
          <table:table-cell table:style-name="ce1" table:formula="of:=AVERAGE([.P8:.P17])" office:value-type="float" office:value="543.7581">
            <text:p>543.7581</text:p>
          </table:table-cell>
          <table:table-cell table:style-name="ce1" table:formula="of:=AVERAGE([.Q8:.Q17])" office:value-type="float" office:value="604.2789">
            <text:p>604.2789</text:p>
          </table:table-cell>
          <table:table-cell table:style-name="ce1" table:formula="of:=AVERAGE([.R8:.R17])" office:value-type="float" office:value="540.0967">
            <text:p>540.0967</text:p>
          </table:table-cell>
          <table:table-cell table:style-name="ce1" table:formula="of:=AVERAGE([.S8:.S17])" office:value-type="float" office:value="527.9184">
            <text:p>527.9184</text:p>
          </table:table-cell>
          <table:table-cell table:style-name="ce1" table:formula="of:=AVERAGE([.T8:.T17])" office:value-type="float" office:value="479.4458">
            <text:p>479.4458</text:p>
          </table:table-cell>
        </table:table-row>
        <table:table-row table:style-name="ro1">
          <table:table-cell table:formula="of:=[.A18]+5" office:value-type="float" office:value="55">
            <text:p>55</text:p>
          </table:table-cell>
          <table:table-cell office:value-type="float" office:value="652.854">
            <text:p>652.854</text:p>
          </table:table-cell>
          <table:table-cell office:value-type="float" office:value="755.253">
            <text:p>755.253</text:p>
          </table:table-cell>
          <table:table-cell office:value-type="float" office:value="829.212">
            <text:p>829.212</text:p>
          </table:table-cell>
          <table:table-cell office:value-type="float" office:value="727.152">
            <text:p>727.152</text:p>
          </table:table-cell>
          <table:table-cell office:value-type="float" office:value="784.097">
            <text:p>784.097</text:p>
          </table:table-cell>
          <table:table-cell office:value-type="float" office:value="667.168">
            <text:p>667.168</text:p>
          </table:table-cell>
          <table:table-cell/>
          <table:table-cell office:value-type="float" office:value="8.65119">
            <text:p>8.65119</text:p>
          </table:table-cell>
          <table:table-cell office:value-type="float" office:value="5.94605">
            <text:p>5.94605</text:p>
          </table:table-cell>
          <table:table-cell office:value-type="float" office:value="6.2014202450959">
            <text:p>6.2014202451</text:p>
          </table:table-cell>
          <table:table-cell office:value-type="float" office:value="6.11125543822711">
            <text:p>6.1112554382</text:p>
          </table:table-cell>
          <table:table-cell office:value-type="float" office:value="5.10884215964397">
            <text:p>5.1088421596</text:p>
          </table:table-cell>
          <table:table-cell office:value-type="float" office:value="5.46996288248007">
            <text:p>5.4699628825</text:p>
          </table:table-cell>
          <table:table-cell table:number-columns-repeated="6"/>
        </table:table-row>
        <table:table-row table:style-name="ro1">
          <table:table-cell table:formula="of:=[.A19]+5" office:value-type="float" office:value="60">
            <text:p>60</text:p>
          </table:table-cell>
          <table:table-cell office:value-type="float" office:value="762.165">
            <text:p>762.165</text:p>
          </table:table-cell>
          <table:table-cell office:value-type="float" office:value="924.174">
            <text:p>924.174</text:p>
          </table:table-cell>
          <table:table-cell office:value-type="float" office:value="1014.86">
            <text:p>1014.86</text:p>
          </table:table-cell>
          <table:table-cell office:value-type="float" office:value="893.002">
            <text:p>893.002</text:p>
          </table:table-cell>
          <table:table-cell office:value-type="float" office:value="939.813">
            <text:p>939.813</text:p>
          </table:table-cell>
          <table:table-cell office:value-type="float" office:value="731.666">
            <text:p>731.666</text:p>
          </table:table-cell>
          <table:table-cell/>
          <table:table-cell office:value-type="float" office:value="5.9919">
            <text:p>5.9919</text:p>
          </table:table-cell>
          <table:table-cell office:value-type="float" office:value="2.9257">
            <text:p>2.9257</text:p>
          </table:table-cell>
          <table:table-cell office:value-type="float" office:value="3.30124474600983">
            <text:p>3.301244746</text:p>
          </table:table-cell>
          <table:table-cell office:value-type="float" office:value="3.15397237151163">
            <text:p>3.1539723715</text:p>
          </table:table-cell>
          <table:table-cell office:value-type="float" office:value="2.4382221186674">
            <text:p>2.4382221187</text:p>
          </table:table-cell>
          <table:table-cell office:value-type="float" office:value="4.05291011288652">
            <text:p>4.0529101129</text:p>
          </table:table-cell>
          <table:table-cell office:value-type="string">
            <text:p>SS calibration</text:p>
          </table:table-cell>
          <table:table-cell table:number-columns-repeated="5"/>
        </table:table-row>
        <table:table-row table:style-name="ro1">
          <table:table-cell table:formula="of:=[.A20]+5" office:value-type="float" office:value="65">
            <text:p>65</text:p>
          </table:table-cell>
          <table:table-cell office:value-type="float" office:value="781.948">
            <text:p>781.948</text:p>
          </table:table-cell>
          <table:table-cell office:value-type="float" office:value="1024.2">
            <text:p>1024.2</text:p>
          </table:table-cell>
          <table:table-cell office:value-type="float" office:value="1106.36">
            <text:p>1106.36</text:p>
          </table:table-cell>
          <table:table-cell office:value-type="float" office:value="994.561">
            <text:p>994.561</text:p>
          </table:table-cell>
          <table:table-cell office:value-type="float" office:value="1017.76">
            <text:p>1017.76</text:p>
          </table:table-cell>
          <table:table-cell office:value-type="float" office:value="736.58">
            <text:p>736.58</text:p>
          </table:table-cell>
          <table:table-cell/>
          <table:table-cell office:value-type="float" office:value="5.59007">
            <text:p>5.59007</text:p>
          </table:table-cell>
          <table:table-cell office:value-type="float" office:value="1.60685">
            <text:p>1.60685</text:p>
          </table:table-cell>
          <table:table-cell office:value-type="float" office:value="2.2299124155013">
            <text:p>2.2299124155</text:p>
          </table:table-cell>
          <table:table-cell office:value-type="float" office:value="1.82996740417644">
            <text:p>1.8299674042</text:p>
          </table:table-cell>
          <table:table-cell office:value-type="float" office:value="1.40830403561068">
            <text:p>1.4083040356</text:p>
          </table:table-cell>
          <table:table-cell office:value-type="float" office:value="3.95512106614219">
            <text:p>3.9551210661</text:p>
          </table:table-cell>
          <table:table-cell office:value-type="float" office:value="1225.45">
            <text:p>1225.45</text:p>
          </table:table-cell>
          <table:table-cell office:value-type="float" office:value="1134.49">
            <text:p>1134.49</text:p>
          </table:table-cell>
          <table:table-cell office:value-type="float" office:value="1362.21">
            <text:p>1362.21</text:p>
          </table:table-cell>
          <table:table-cell office:value-type="float" office:value="1180.04">
            <text:p>1180.04</text:p>
          </table:table-cell>
          <table:table-cell office:value-type="float" office:value="1147.11">
            <text:p>1147.11</text:p>
          </table:table-cell>
          <table:table-cell office:value-type="float" office:value="1010.91">
            <text:p>1010.91</text:p>
          </table:table-cell>
        </table:table-row>
        <table:table-row table:style-name="ro1">
          <table:table-cell table:formula="of:=[.A21]+5" office:value-type="float" office:value="70">
            <text:p>70</text:p>
          </table:table-cell>
          <table:table-cell office:value-type="float" office:value="788.975">
            <text:p>788.975</text:p>
          </table:table-cell>
          <table:table-cell office:value-type="float" office:value="1091.6">
            <text:p>1091.6</text:p>
          </table:table-cell>
          <table:table-cell office:value-type="float" office:value="1156.94">
            <text:p>1156.94</text:p>
          </table:table-cell>
          <table:table-cell office:value-type="float" office:value="1056.77">
            <text:p>1056.77</text:p>
          </table:table-cell>
          <table:table-cell office:value-type="float" office:value="1058.01">
            <text:p>1058.01</text:p>
          </table:table-cell>
          <table:table-cell office:value-type="float" office:value="734.023">
            <text:p>734.023</text:p>
          </table:table-cell>
          <table:table-cell/>
          <table:table-cell office:value-type="float" office:value="5.45219">
            <text:p>5.45219</text:p>
          </table:table-cell>
          <table:table-cell office:value-type="float" office:value="0.854481">
            <text:p>0.854481</text:p>
          </table:table-cell>
          <table:table-cell office:value-type="float" office:value="1.71042235690618">
            <text:p>1.7104223569</text:p>
          </table:table-cell>
          <table:table-cell office:value-type="float" office:value="1.14464272033789">
            <text:p>1.1446427203</text:p>
          </table:table-cell>
          <table:table-cell office:value-type="float" office:value="0.935892124759343">
            <text:p>0.9358921248</text:p>
          </table:table-cell>
          <table:table-cell office:value-type="float" office:value="4.0058422047569">
            <text:p>4.0058422048</text:p>
          </table:table-cell>
          <table:table-cell office:value-type="float" office:value="1224.18">
            <text:p>1224.18</text:p>
          </table:table-cell>
          <table:table-cell office:value-type="float" office:value="1147.03">
            <text:p>1147.03</text:p>
          </table:table-cell>
          <table:table-cell office:value-type="float" office:value="1362.26">
            <text:p>1362.26</text:p>
          </table:table-cell>
          <table:table-cell office:value-type="float" office:value="1180.25">
            <text:p>1180.25</text:p>
          </table:table-cell>
          <table:table-cell office:value-type="float" office:value="1147.96">
            <text:p>1147.96</text:p>
          </table:table-cell>
          <table:table-cell office:value-type="float" office:value="1011.02">
            <text:p>1011.02</text:p>
          </table:table-cell>
        </table:table-row>
        <table:table-row table:style-name="ro1">
          <table:table-cell table:formula="of:=[.A22]+5" office:value-type="float" office:value="75">
            <text:p>75</text:p>
          </table:table-cell>
          <table:table-cell office:value-type="float" office:value="792.873">
            <text:p>792.873</text:p>
          </table:table-cell>
          <table:table-cell office:value-type="float" office:value="1135.54">
            <text:p>1135.54</text:p>
          </table:table-cell>
          <table:table-cell office:value-type="float" office:value="1189.18">
            <text:p>1189.18</text:p>
          </table:table-cell>
          <table:table-cell office:value-type="float" office:value="1094.99">
            <text:p>1094.99</text:p>
          </table:table-cell>
          <table:table-cell office:value-type="float" office:value="1072.25">
            <text:p>1072.25</text:p>
          </table:table-cell>
          <table:table-cell office:value-type="float" office:value="733.455">
            <text:p>733.455</text:p>
          </table:table-cell>
          <table:table-cell/>
          <table:table-cell office:value-type="float" office:value="5.37677">
            <text:p>5.37677</text:p>
          </table:table-cell>
          <table:table-cell office:value-type="float" office:value="0.412083">
            <text:p>0.412083</text:p>
          </table:table-cell>
          <table:table-cell office:value-type="float" office:value="1.40235738646488">
            <text:p>1.4023573865</text:p>
          </table:table-cell>
          <table:table-cell office:value-type="float" office:value="0.762209941604283">
            <text:p>0.7622099416</text:p>
          </table:table-cell>
          <table:table-cell office:value-type="float" office:value="0.777251552871623">
            <text:p>0.7772515529</text:p>
          </table:table-cell>
          <table:table-cell office:value-type="float" office:value="4.01715716548379">
            <text:p>4.0171571655</text:p>
          </table:table-cell>
          <table:table-cell office:value-type="float" office:value="1224.09">
            <text:p>1224.09</text:p>
          </table:table-cell>
          <table:table-cell office:value-type="float" office:value="1158.59">
            <text:p>1158.59</text:p>
          </table:table-cell>
          <table:table-cell office:value-type="float" office:value="1362.22">
            <text:p>1362.22</text:p>
          </table:table-cell>
          <table:table-cell office:value-type="float" office:value="1180.37">
            <text:p>1180.37</text:p>
          </table:table-cell>
          <table:table-cell office:value-type="float" office:value="1147.87">
            <text:p>1147.87</text:p>
          </table:table-cell>
          <table:table-cell office:value-type="float" office:value="1011.36">
            <text:p>1011.36</text:p>
          </table:table-cell>
        </table:table-row>
        <table:table-row table:style-name="ro1">
          <table:table-cell table:formula="of:=[.A23]+5" office:value-type="float" office:value="80">
            <text:p>80</text:p>
          </table:table-cell>
          <table:table-cell office:value-type="float" office:value="794.746">
            <text:p>794.746</text:p>
          </table:table-cell>
          <table:table-cell office:value-type="float" office:value="1164.13">
            <text:p>1164.13</text:p>
          </table:table-cell>
          <table:table-cell office:value-type="float" office:value="1208.58">
            <text:p>1208.58</text:p>
          </table:table-cell>
          <table:table-cell office:value-type="float" office:value="1114.09">
            <text:p>1114.09</text:p>
          </table:table-cell>
          <table:table-cell office:value-type="float" office:value="1084.72">
            <text:p>1084.72</text:p>
          </table:table-cell>
          <table:table-cell office:value-type="float" office:value="737.017">
            <text:p>737.017</text:p>
          </table:table-cell>
          <table:table-cell/>
          <table:table-cell office:value-type="float" office:value="5.34078">
            <text:p>5.34078</text:p>
          </table:table-cell>
          <table:table-cell office:value-type="float" office:value="0.142166">
            <text:p>0.142166</text:p>
          </table:table-cell>
          <table:table-cell office:value-type="float" office:value="1.22490393592774">
            <text:p>1.2249039359</text:p>
          </table:table-cell>
          <table:table-cell office:value-type="float" office:value="0.58092656016416">
            <text:p>0.5809265602</text:p>
          </table:table-cell>
          <table:table-cell office:value-type="float" office:value="0.641750441963678">
            <text:p>0.641750442</text:p>
          </table:table-cell>
          <table:table-cell office:value-type="float" office:value="3.94648786486732">
            <text:p>3.9464878649</text:p>
          </table:table-cell>
          <table:table-cell office:value-type="float" office:value="1223.98">
            <text:p>1223.98</text:p>
          </table:table-cell>
          <table:table-cell office:value-type="float" office:value="1168.95">
            <text:p>1168.95</text:p>
          </table:table-cell>
          <table:table-cell office:value-type="float" office:value="1362.16">
            <text:p>1362.16</text:p>
          </table:table-cell>
          <table:table-cell office:value-type="float" office:value="1179.85">
            <text:p>1179.85</text:p>
          </table:table-cell>
          <table:table-cell office:value-type="float" office:value="1147.5">
            <text:p>1147.5</text:p>
          </table:table-cell>
          <table:table-cell office:value-type="float" office:value="1011.36">
            <text:p>1011.36</text:p>
          </table:table-cell>
        </table:table-row>
        <table:table-row table:style-name="ro1">
          <table:table-cell table:formula="of:=[.A24]+5" office:value-type="float" office:value="85">
            <text:p>85</text:p>
          </table:table-cell>
          <table:table-cell office:value-type="float" office:value="796.998">
            <text:p>796.998</text:p>
          </table:table-cell>
          <table:table-cell office:value-type="float" office:value="1184.21">
            <text:p>1184.21</text:p>
          </table:table-cell>
          <table:table-cell office:value-type="float" office:value="1239.68">
            <text:p>1239.68</text:p>
          </table:table-cell>
          <table:table-cell office:value-type="float" office:value="1142.85">
            <text:p>1142.85</text:p>
          </table:table-cell>
          <table:table-cell office:value-type="float" office:value="1040.23">
            <text:p>1040.23</text:p>
          </table:table-cell>
          <table:table-cell office:value-type="float" office:value="739.939">
            <text:p>739.939</text:p>
          </table:table-cell>
          <table:table-cell/>
          <table:table-cell office:value-type="float" office:value="5.29775">
            <text:p>5.29775</text:p>
          </table:table-cell>
          <table:table-cell office:value-type="float" office:value="-0.0396174">
            <text:p>-0.0396174</text:p>
          </table:table-cell>
          <table:table-cell office:value-type="float" office:value="0.95201802768232">
            <text:p>0.9520180277</text:p>
          </table:table-cell>
          <table:table-cell office:value-type="float" office:value="0.319388783045087">
            <text:p>0.319388783</text:p>
          </table:table-cell>
          <table:table-cell office:value-type="float" office:value="1.1400671953772">
            <text:p>1.1400671954</text:p>
          </table:table-cell>
          <table:table-cell office:value-type="float" office:value="3.88902402475997">
            <text:p>3.8890240248</text:p>
          </table:table-cell>
          <table:table-cell office:value-type="float" office:value="1223.75">
            <text:p>1223.75</text:p>
          </table:table-cell>
          <table:table-cell office:value-type="float" office:value="1178.42">
            <text:p>1178.42</text:p>
          </table:table-cell>
          <table:table-cell office:value-type="float" office:value="1362.01">
            <text:p>1362.01</text:p>
          </table:table-cell>
          <table:table-cell office:value-type="float" office:value="1180.34">
            <text:p>1180.34</text:p>
          </table:table-cell>
          <table:table-cell office:value-type="float" office:value="1147.94">
            <text:p>1147.94</text:p>
          </table:table-cell>
          <table:table-cell office:value-type="float" office:value="1011.3">
            <text:p>1011.3</text:p>
          </table:table-cell>
        </table:table-row>
        <table:table-row table:style-name="ro1">
          <table:table-cell table:formula="of:=[.A25]+5" office:value-type="float" office:value="90">
            <text:p>90</text:p>
          </table:table-cell>
          <table:table-cell office:value-type="float" office:value="796.498">
            <text:p>796.498</text:p>
          </table:table-cell>
          <table:table-cell office:value-type="float" office:value="1198.32">
            <text:p>1198.32</text:p>
          </table:table-cell>
          <table:table-cell office:value-type="float" office:value="1274.19">
            <text:p>1274.19</text:p>
          </table:table-cell>
          <table:table-cell office:value-type="float" office:value="1161.4">
            <text:p>1161.4</text:p>
          </table:table-cell>
          <table:table-cell office:value-type="float" office:value="943.759">
            <text:p>943.759</text:p>
          </table:table-cell>
          <table:table-cell office:value-type="float" office:value="755.649">
            <text:p>755.649</text:p>
          </table:table-cell>
          <table:table-cell/>
          <table:table-cell office:value-type="float" office:value="5.30728">
            <text:p>5.30728</text:p>
          </table:table-cell>
          <table:table-cell office:value-type="float" office:value="-0.16371">
            <text:p>-0.16371</text:p>
          </table:table-cell>
          <table:table-cell office:value-type="float" office:value="0.664803177853125">
            <text:p>0.6648031779</text:p>
          </table:table-cell>
          <table:table-cell office:value-type="float" office:value="0.157570378534745">
            <text:p>0.1575703785</text:p>
          </table:table-cell>
          <table:table-cell office:value-type="float" office:value="2.38199515501783">
            <text:p>2.381995155</text:p>
          </table:table-cell>
          <table:table-cell office:value-type="float" office:value="3.58769011128183">
            <text:p>3.5876901113</text:p>
          </table:table-cell>
          <table:table-cell office:value-type="float" office:value="1223.75">
            <text:p>1223.75</text:p>
          </table:table-cell>
          <table:table-cell office:value-type="float" office:value="1187.24">
            <text:p>1187.24</text:p>
          </table:table-cell>
          <table:table-cell office:value-type="float" office:value="1361.75">
            <text:p>1361.75</text:p>
          </table:table-cell>
          <table:table-cell office:value-type="float" office:value="1179.49">
            <text:p>1179.49</text:p>
          </table:table-cell>
          <table:table-cell office:value-type="float" office:value="1147.62">
            <text:p>1147.62</text:p>
          </table:table-cell>
          <table:table-cell office:value-type="float" office:value="1011.22">
            <text:p>1011.22</text:p>
          </table:table-cell>
        </table:table-row>
        <table:table-row table:style-name="ro1">
          <table:table-cell table:formula="of:=[.A26]+5" office:value-type="float" office:value="95">
            <text:p>95</text:p>
          </table:table-cell>
          <table:table-cell office:value-type="float" office:value="796.071">
            <text:p>796.071</text:p>
          </table:table-cell>
          <table:table-cell office:value-type="float" office:value="1207.75">
            <text:p>1207.75</text:p>
          </table:table-cell>
          <table:table-cell office:value-type="float" office:value="1261.04">
            <text:p>1261.04</text:p>
          </table:table-cell>
          <table:table-cell office:value-type="float" office:value="1150.92">
            <text:p>1150.92</text:p>
          </table:table-cell>
          <table:table-cell office:value-type="float" office:value="880.994">
            <text:p>880.994</text:p>
          </table:table-cell>
          <table:table-cell office:value-type="float" office:value="773.009">
            <text:p>773.009</text:p>
          </table:table-cell>
          <table:table-cell/>
          <table:table-cell office:value-type="float" office:value="5.31543">
            <text:p>5.31543</text:p>
          </table:table-cell>
          <table:table-cell office:value-type="float" office:value="-0.245027">
            <text:p>-0.245027</text:p>
          </table:table-cell>
          <table:table-cell office:value-type="float" office:value="0.772392312912526">
            <text:p>0.7723923129</text:p>
          </table:table-cell>
          <table:table-cell office:value-type="float" office:value="0.248350211458369">
            <text:p>0.2483502115</text:p>
          </table:table-cell>
          <table:table-cell office:value-type="float" office:value="3.33605052691621">
            <text:p>3.3360505269</text:p>
          </table:table-cell>
          <table:table-cell office:value-type="float" office:value="3.26895279206087">
            <text:p>3.2689527921</text:p>
          </table:table-cell>
          <table:table-cell office:value-type="float" office:value="1223.71">
            <text:p>1223.71</text:p>
          </table:table-cell>
          <table:table-cell office:value-type="float" office:value="1195.05">
            <text:p>1195.05</text:p>
          </table:table-cell>
          <table:table-cell office:value-type="float" office:value="1361.85">
            <text:p>1361.85</text:p>
          </table:table-cell>
          <table:table-cell office:value-type="float" office:value="1180.04">
            <text:p>1180.04</text:p>
          </table:table-cell>
          <table:table-cell office:value-type="float" office:value="1147.71">
            <text:p>1147.71</text:p>
          </table:table-cell>
          <table:table-cell office:value-type="float" office:value="1011.46">
            <text:p>1011.46</text:p>
          </table:table-cell>
        </table:table-row>
        <table:table-row table:style-name="ro1">
          <table:table-cell table:formula="of:=[.A27]+5" office:value-type="float" office:value="100">
            <text:p>100</text:p>
          </table:table-cell>
          <table:table-cell office:value-type="float" office:value="794.647">
            <text:p>794.647</text:p>
          </table:table-cell>
          <table:table-cell office:value-type="float" office:value="1214.57">
            <text:p>1214.57</text:p>
          </table:table-cell>
          <table:table-cell office:value-type="float" office:value="1230.22">
            <text:p>1230.22</text:p>
          </table:table-cell>
          <table:table-cell office:value-type="float" office:value="1133.99">
            <text:p>1133.99</text:p>
          </table:table-cell>
          <table:table-cell office:value-type="float" office:value="874.868">
            <text:p>874.868</text:p>
          </table:table-cell>
          <table:table-cell office:value-type="float" office:value="781.109">
            <text:p>781.109</text:p>
          </table:table-cell>
          <table:table-cell/>
          <table:table-cell office:value-type="float" office:value="5.34268">
            <text:p>5.34268</text:p>
          </table:table-cell>
          <table:table-cell office:value-type="float" office:value="-0.30305">
            <text:p>-0.30305</text:p>
          </table:table-cell>
          <table:table-cell office:value-type="float" office:value="1.03356436826416">
            <text:p>1.0335643683</text:p>
          </table:table-cell>
          <table:table-cell office:value-type="float" office:value="0.398545964091694">
            <text:p>0.3985459641</text:p>
          </table:table-cell>
          <table:table-cell office:value-type="float" office:value="3.43650091410877">
            <text:p>3.4365009141</text:p>
          </table:table-cell>
          <table:table-cell office:value-type="float" office:value="3.12508065857791">
            <text:p>3.1250806586</text:p>
          </table:table-cell>
          <table:table-cell office:value-type="float" office:value="1223.36">
            <text:p>1223.36</text:p>
          </table:table-cell>
          <table:table-cell office:value-type="float" office:value="1202.39">
            <text:p>1202.39</text:p>
          </table:table-cell>
          <table:table-cell office:value-type="float" office:value="1361.72">
            <text:p>1361.72</text:p>
          </table:table-cell>
          <table:table-cell office:value-type="float" office:value="1180.1">
            <text:p>1180.1</text:p>
          </table:table-cell>
          <table:table-cell office:value-type="float" office:value="1148.8">
            <text:p>1148.8</text:p>
          </table:table-cell>
          <table:table-cell office:value-type="float" office:value="1011.37">
            <text:p>1011.37</text:p>
          </table:table-cell>
        </table:table-row>
        <table:table-row table:style-name="ro1">
          <table:table-cell table:formula="of:=[.A28]+5" office:value-type="float" office:value="105">
            <text:p>105</text:p>
          </table:table-cell>
          <table:table-cell office:value-type="float" office:value="795.742">
            <text:p>795.742</text:p>
          </table:table-cell>
          <table:table-cell office:value-type="float" office:value="1219.61">
            <text:p>1219.61</text:p>
          </table:table-cell>
          <table:table-cell office:value-type="float" office:value="1215.86">
            <text:p>1215.86</text:p>
          </table:table-cell>
          <table:table-cell office:value-type="float" office:value="1122.03">
            <text:p>1122.03</text:p>
          </table:table-cell>
          <table:table-cell office:value-type="float" office:value="887.646">
            <text:p>887.646</text:p>
          </table:table-cell>
          <table:table-cell office:value-type="float" office:value="788.123">
            <text:p>788.123</text:p>
          </table:table-cell>
          <table:table-cell/>
          <table:table-cell office:value-type="float" office:value="5.32172">
            <text:p>5.32172</text:p>
          </table:table-cell>
          <table:table-cell office:value-type="float" office:value="-0.345513">
            <text:p>-0.345513</text:p>
          </table:table-cell>
          <table:table-cell office:value-type="float" office:value="1.15977437905497">
            <text:p>1.1597743791</text:p>
          </table:table-cell>
          <table:table-cell office:value-type="float" office:value="0.507381956366882">
            <text:p>0.5073819564</text:p>
          </table:table-cell>
          <table:table-cell office:value-type="float" office:value="3.22854529646693">
            <text:p>3.2285452965</text:p>
          </table:table-cell>
          <table:table-cell office:value-type="float" office:value="3.00288719501499">
            <text:p>3.002887195</text:p>
          </table:table-cell>
          <table:table-cell office:value-type="float" office:value="1223.3">
            <text:p>1223.3</text:p>
          </table:table-cell>
          <table:table-cell office:value-type="float" office:value="1209.39">
            <text:p>1209.39</text:p>
          </table:table-cell>
          <table:table-cell office:value-type="float" office:value="1361.6">
            <text:p>1361.6</text:p>
          </table:table-cell>
          <table:table-cell office:value-type="float" office:value="1179.82">
            <text:p>1179.82</text:p>
          </table:table-cell>
          <table:table-cell office:value-type="float" office:value="1149.01">
            <text:p>1149.01</text:p>
          </table:table-cell>
          <table:table-cell office:value-type="float" office:value="1011.46">
            <text:p>1011.46</text:p>
          </table:table-cell>
        </table:table-row>
        <table:table-row table:style-name="ro1">
          <table:table-cell table:formula="of:=[.A29]+5" office:value-type="float" office:value="110">
            <text:p>110</text:p>
          </table:table-cell>
          <table:table-cell office:value-type="float" office:value="796.458">
            <text:p>796.458</text:p>
          </table:table-cell>
          <table:table-cell office:value-type="float" office:value="1221.06">
            <text:p>1221.06</text:p>
          </table:table-cell>
          <table:table-cell office:value-type="float" office:value="1256.13">
            <text:p>1256.13</text:p>
          </table:table-cell>
          <table:table-cell office:value-type="float" office:value="1097.64">
            <text:p>1097.64</text:p>
          </table:table-cell>
          <table:table-cell office:value-type="float" office:value="957.633">
            <text:p>957.633</text:p>
          </table:table-cell>
          <table:table-cell office:value-type="float" office:value="785.919">
            <text:p>785.919</text:p>
          </table:table-cell>
          <table:table-cell/>
          <table:table-cell office:value-type="float" office:value="5.30804">
            <text:p>5.30804</text:p>
          </table:table-cell>
          <table:table-cell office:value-type="float" office:value="-0.357665">
            <text:p>-0.357665</text:p>
          </table:table-cell>
          <table:table-cell office:value-type="float" office:value="0.813141951362769">
            <text:p>0.8131419514</text:p>
          </table:table-cell>
          <table:table-cell office:value-type="float" office:value="0.736681115149397">
            <text:p>0.7366811151</text:p>
          </table:table-cell>
          <table:table-cell office:value-type="float" office:value="2.18798181805208">
            <text:p>2.1879818181</text:p>
          </table:table-cell>
          <table:table-cell office:value-type="float" office:value="3.04104889010887">
            <text:p>3.0410488901</text:p>
          </table:table-cell>
          <table:table-cell office:value-type="float" office:value="1223.4">
            <text:p>1223.4</text:p>
          </table:table-cell>
          <table:table-cell office:value-type="float" office:value="1216.2">
            <text:p>1216.2</text:p>
          </table:table-cell>
          <table:table-cell office:value-type="float" office:value="1361.69">
            <text:p>1361.69</text:p>
          </table:table-cell>
          <table:table-cell office:value-type="float" office:value="1180.21">
            <text:p>1180.21</text:p>
          </table:table-cell>
          <table:table-cell office:value-type="float" office:value="1147.97">
            <text:p>1147.97</text:p>
          </table:table-cell>
          <table:table-cell office:value-type="float" office:value="1011.38">
            <text:p>1011.38</text:p>
          </table:table-cell>
        </table:table-row>
        <table:table-row table:style-name="ro1">
          <table:table-cell table:formula="of:=[.A30]+5" office:value-type="float" office:value="115">
            <text:p>115</text:p>
          </table:table-cell>
          <table:table-cell office:value-type="float" office:value="796.738">
            <text:p>796.738</text:p>
          </table:table-cell>
          <table:table-cell office:value-type="float" office:value="1218.47">
            <text:p>1218.47</text:p>
          </table:table-cell>
          <table:table-cell office:value-type="float" office:value="1171.84">
            <text:p>1171.84</text:p>
          </table:table-cell>
          <table:table-cell office:value-type="float" office:value="1102.34">
            <text:p>1102.34</text:p>
          </table:table-cell>
          <table:table-cell office:value-type="float" office:value="1017.45">
            <text:p>1017.45</text:p>
          </table:table-cell>
          <table:table-cell office:value-type="float" office:value="783.782">
            <text:p>783.782</text:p>
          </table:table-cell>
          <table:table-cell/>
          <table:table-cell office:value-type="float" office:value="5.3027">
            <text:p>5.3027</text:p>
          </table:table-cell>
          <table:table-cell office:value-type="float" office:value="-0.335939">
            <text:p>-0.335939</text:p>
          </table:table-cell>
          <table:table-cell office:value-type="float" office:value="1.56594066066183">
            <text:p>1.5659406607</text:p>
          </table:table-cell>
          <table:table-cell office:value-type="float" office:value="0.691705467977147">
            <text:p>0.691705468</text:p>
          </table:table-cell>
          <table:table-cell office:value-type="float" office:value="1.41208753217936">
            <text:p>1.4120875322</text:p>
          </table:table-cell>
          <table:table-cell office:value-type="float" office:value="3.0782554318817">
            <text:p>3.0782554319</text:p>
          </table:table-cell>
          <table:table-cell table:style-name="ce1" table:formula="of:=AVERAGE([.O21:.O30])" office:value-type="float" office:value="1223.897">
            <text:p>1223.897</text:p>
          </table:table-cell>
          <table:table-cell table:style-name="ce1" table:formula="of:=AVERAGE([.P21:.P30])" office:value-type="float" office:value="1179.775">
            <text:p>1179.775</text:p>
          </table:table-cell>
          <table:table-cell table:style-name="ce1" table:formula="of:=AVERAGE([.Q21:.Q30])" office:value-type="float" office:value="1361.947">
            <text:p>1361.947</text:p>
          </table:table-cell>
          <table:table-cell table:style-name="ce1" table:formula="of:=AVERAGE([.R21:.R30])" office:value-type="float" office:value="1180.051">
            <text:p>1180.051</text:p>
          </table:table-cell>
          <table:table-cell table:style-name="ce1" table:formula="of:=AVERAGE([.S21:.S30])" office:value-type="float" office:value="1147.949">
            <text:p>1147.949</text:p>
          </table:table-cell>
          <table:table-cell table:style-name="ce1" table:formula="of:=AVERAGE([.T21:.T30])" office:value-type="float" office:value="1011.284">
            <text:p>1011.284</text:p>
          </table:table-cell>
        </table:table-row>
        <table:table-row table:style-name="ro1">
          <table:table-cell table:formula="of:=[.A31]+5" office:value-type="float" office:value="120">
            <text:p>120</text:p>
          </table:table-cell>
          <table:table-cell office:value-type="float" office:value="797.104">
            <text:p>797.104</text:p>
          </table:table-cell>
          <table:table-cell office:value-type="float" office:value="1207.06">
            <text:p>1207.06</text:p>
          </table:table-cell>
          <table:table-cell office:value-type="float" office:value="1039.41">
            <text:p>1039.41</text:p>
          </table:table-cell>
          <table:table-cell office:value-type="float" office:value="1107.49">
            <text:p>1107.49</text:p>
          </table:table-cell>
          <table:table-cell office:value-type="float" office:value="1068.87">
            <text:p>1068.87</text:p>
          </table:table-cell>
          <table:table-cell office:value-type="float" office:value="788.963">
            <text:p>788.963</text:p>
          </table:table-cell>
          <table:table-cell/>
          <table:table-cell office:value-type="float" office:value="5.29573">
            <text:p>5.29573</text:p>
          </table:table-cell>
          <table:table-cell office:value-type="float" office:value="-0.23912">
            <text:p>-0.23912</text:p>
          </table:table-cell>
          <table:table-cell office:value-type="float" office:value="2.99528507276725">
            <text:p>2.9952850728</text:p>
          </table:table-cell>
          <table:table-cell office:value-type="float" office:value="0.64286195366751">
            <text:p>0.6428619537</text:p>
          </table:table-cell>
          <table:table-cell office:value-type="float" office:value="0.814523824498337">
            <text:p>0.8145238245</text:p>
          </table:table-cell>
          <table:table-cell office:value-type="float" office:value="2.98839892588315">
            <text:p>2.9883989259</text:p>
          </table:table-cell>
          <table:table-cell table:number-columns-repeated="6"/>
        </table:table-row>
        <table:table-row table:style-name="ro1">
          <table:table-cell table:formula="of:=[.A32]+5" office:value-type="float" office:value="125">
            <text:p>125</text:p>
          </table:table-cell>
          <table:table-cell office:value-type="float" office:value="797.582">
            <text:p>797.582</text:p>
          </table:table-cell>
          <table:table-cell office:value-type="float" office:value="1189.49">
            <text:p>1189.49</text:p>
          </table:table-cell>
          <table:table-cell office:value-type="float" office:value="1000.75">
            <text:p>1000.75</text:p>
          </table:table-cell>
          <table:table-cell office:value-type="float" office:value="1121.7">
            <text:p>1121.7</text:p>
          </table:table-cell>
          <table:table-cell office:value-type="float" office:value="1113.58">
            <text:p>1113.58</text:p>
          </table:table-cell>
          <table:table-cell office:value-type="float" office:value="792.313">
            <text:p>792.313</text:p>
          </table:table-cell>
          <table:table-cell/>
          <table:table-cell office:value-type="float" office:value="5.28663">
            <text:p>5.28663</text:p>
          </table:table-cell>
          <table:table-cell office:value-type="float" office:value="-0.0863978">
            <text:p>-0.0863978</text:p>
          </table:table-cell>
          <table:table-cell office:value-type="float" office:value="3.48388689048486">
            <text:p>3.4838868905</text:p>
          </table:table-cell>
          <table:table-cell office:value-type="float" office:value="0.510417858772426">
            <text:p>0.5104178588</text:p>
          </table:table-cell>
          <table:table-cell office:value-type="float" office:value="0.339791870835212">
            <text:p>0.3397918708</text:p>
          </table:table-cell>
          <table:table-cell office:value-type="float" office:value="2.93092389069606">
            <text:p>2.9309238907</text:p>
          </table:table-cell>
          <table:table-cell table:number-columns-repeated="6"/>
        </table:table-row>
        <table:table-row table:style-name="ro1">
          <table:table-cell table:formula="of:=[.A33]+5" office:value-type="float" office:value="130">
            <text:p>130</text:p>
          </table:table-cell>
          <table:table-cell office:value-type="float" office:value="798.554">
            <text:p>798.554</text:p>
          </table:table-cell>
          <table:table-cell office:value-type="float" office:value="1166.74">
            <text:p>1166.74</text:p>
          </table:table-cell>
          <table:table-cell office:value-type="float" office:value="985.441">
            <text:p>985.441</text:p>
          </table:table-cell>
          <table:table-cell office:value-type="float" office:value="1136.58">
            <text:p>1136.58</text:p>
          </table:table-cell>
          <table:table-cell office:value-type="float" office:value="1151.49">
            <text:p>1151.49</text:p>
          </table:table-cell>
          <table:table-cell office:value-type="float" office:value="792.989">
            <text:p>792.989</text:p>
          </table:table-cell>
          <table:table-cell/>
          <table:table-cell office:value-type="float" office:value="5.26815">
            <text:p>5.26815</text:p>
          </table:table-cell>
          <table:table-cell office:value-type="float" office:value="0.118184">
            <text:p>0.118184</text:p>
          </table:table-cell>
          <table:table-cell office:value-type="float" office:value="3.68796494948102">
            <text:p>3.6879649495</text:p>
          </table:table-cell>
          <table:table-cell office:value-type="float" office:value="0.375278685771633">
            <text:p>0.3752786858</text:p>
          </table:table-cell>
          <table:table-cell office:value-type="float" office:value="-0.0338558145345632">
            <text:p>-0.0338558145</text:p>
          </table:table-cell>
          <table:table-cell office:value-type="float" office:value="2.91938482600069">
            <text:p>2.919384826</text:p>
          </table:table-cell>
          <table:table-cell table:number-columns-repeated="6"/>
        </table:table-row>
        <table:table-row table:style-name="ro1">
          <table:table-cell table:formula="of:=[.A34]+5" office:value-type="float" office:value="135">
            <text:p>135</text:p>
          </table:table-cell>
          <table:table-cell office:value-type="float" office:value="799.848">
            <text:p>799.848</text:p>
          </table:table-cell>
          <table:table-cell office:value-type="float" office:value="1142.48">
            <text:p>1142.48</text:p>
          </table:table-cell>
          <table:table-cell office:value-type="float" office:value="976.225">
            <text:p>976.225</text:p>
          </table:table-cell>
          <table:table-cell office:value-type="float" office:value="1148.7">
            <text:p>1148.7</text:p>
          </table:table-cell>
          <table:table-cell office:value-type="float" office:value="1180.62">
            <text:p>1180.62</text:p>
          </table:table-cell>
          <table:table-cell office:value-type="float" office:value="791.86">
            <text:p>791.86</text:p>
          </table:table-cell>
          <table:table-cell/>
          <table:table-cell office:value-type="float" office:value="5.24363">
            <text:p>5.24363</text:p>
          </table:table-cell>
          <table:table-cell office:value-type="float" office:value="0.345321">
            <text:p>0.345321</text:p>
          </table:table-cell>
          <table:table-cell office:value-type="float" office:value="3.81390609279192">
            <text:p>3.8139060928</text:p>
          </table:table-cell>
          <table:table-cell office:value-type="float" office:value="0.267792897869363">
            <text:p>0.2677928979</text:p>
          </table:table-cell>
          <table:table-cell office:value-type="float" office:value="-0.304663061933071">
            <text:p>-0.3046630619</text:p>
          </table:table-cell>
          <table:table-cell office:value-type="float" office:value="2.93866745433383">
            <text:p>2.9386674543</text:p>
          </table:table-cell>
          <table:table-cell table:number-columns-repeated="6"/>
        </table:table-row>
        <table:table-row table:style-name="ro1">
          <table:table-cell table:formula="of:=[.A35]+5" office:value-type="float" office:value="140">
            <text:p>140</text:p>
          </table:table-cell>
          <table:table-cell office:value-type="float" office:value="801.86">
            <text:p>801.86</text:p>
          </table:table-cell>
          <table:table-cell office:value-type="float" office:value="1114.16">
            <text:p>1114.16</text:p>
          </table:table-cell>
          <table:table-cell office:value-type="float" office:value="972.812">
            <text:p>972.812</text:p>
          </table:table-cell>
          <table:table-cell office:value-type="float" office:value="1159.49">
            <text:p>1159.49</text:p>
          </table:table-cell>
          <table:table-cell office:value-type="float" office:value="1197.98">
            <text:p>1197.98</text:p>
          </table:table-cell>
          <table:table-cell office:value-type="float" office:value="785.046">
            <text:p>785.046</text:p>
          </table:table-cell>
          <table:table-cell/>
          <table:table-cell office:value-type="float" office:value="5.20565">
            <text:p>5.20565</text:p>
          </table:table-cell>
          <table:table-cell office:value-type="float" office:value="0.622983">
            <text:p>0.622983</text:p>
          </table:table-cell>
          <table:table-cell office:value-type="float" office:value="3.86115188788594">
            <text:p>3.8611518879</text:p>
          </table:table-cell>
          <table:table-cell office:value-type="float" office:value="0.173992890740458">
            <text:p>0.1739928907</text:p>
          </table:table-cell>
          <table:table-cell office:value-type="float" office:value="-0.459787464577053">
            <text:p>-0.4597874646</text:p>
          </table:table-cell>
          <table:table-cell office:value-type="float" office:value="3.05622390785103">
            <text:p>3.0562239079</text:p>
          </table:table-cell>
          <table:table-cell table:number-columns-repeated="6"/>
        </table:table-row>
        <table:table-row table:style-name="ro1">
          <table:table-cell table:formula="of:=[.A36]+5" office:value-type="float" office:value="145">
            <text:p>145</text:p>
          </table:table-cell>
          <table:table-cell office:value-type="float" office:value="802.322">
            <text:p>802.322</text:p>
          </table:table-cell>
          <table:table-cell office:value-type="float" office:value="1090.84">
            <text:p>1090.84</text:p>
          </table:table-cell>
          <table:table-cell office:value-type="float" office:value="973.149">
            <text:p>973.149</text:p>
          </table:table-cell>
          <table:table-cell office:value-type="float" office:value="1167.21">
            <text:p>1167.21</text:p>
          </table:table-cell>
          <table:table-cell office:value-type="float" office:value="1198.89">
            <text:p>1198.89</text:p>
          </table:table-cell>
          <table:table-cell office:value-type="float" office:value="783.642">
            <text:p>783.642</text:p>
          </table:table-cell>
          <table:table-cell/>
          <table:table-cell office:value-type="float" office:value="5.19696">
            <text:p>5.19696</text:p>
          </table:table-cell>
          <table:table-cell office:value-type="float" office:value="0.862447">
            <text:p>0.862447</text:p>
          </table:table-cell>
          <table:table-cell office:value-type="float" office:value="3.85647208717336">
            <text:p>3.8564720872</text:p>
          </table:table-cell>
          <table:table-cell office:value-type="float" office:value="0.107945396083106">
            <text:p>0.1079453961</text:p>
          </table:table-cell>
          <table:table-cell office:value-type="float" office:value="-0.467795068651293">
            <text:p>-0.4677950687</text:p>
          </table:table-cell>
          <table:table-cell office:value-type="float" office:value="3.08070000427531">
            <text:p>3.0807000043</text:p>
          </table:table-cell>
          <table:table-cell table:number-columns-repeated="6"/>
        </table:table-row>
        <table:table-row table:style-name="ro1">
          <table:table-cell table:formula="of:=[.A37]+5" office:value-type="float" office:value="150">
            <text:p>150</text:p>
          </table:table-cell>
          <table:table-cell office:value-type="float" office:value="802.471">
            <text:p>802.471</text:p>
          </table:table-cell>
          <table:table-cell office:value-type="float" office:value="1046.99">
            <text:p>1046.99</text:p>
          </table:table-cell>
          <table:table-cell office:value-type="float" office:value="1020.19">
            <text:p>1020.19</text:p>
          </table:table-cell>
          <table:table-cell office:value-type="float" office:value="1172.06">
            <text:p>1172.06</text:p>
          </table:table-cell>
          <table:table-cell office:value-type="float" office:value="1186.98">
            <text:p>1186.98</text:p>
          </table:table-cell>
          <table:table-cell office:value-type="float" office:value="787.044">
            <text:p>787.044</text:p>
          </table:table-cell>
          <table:table-cell/>
          <table:table-cell office:value-type="float" office:value="5.19416">
            <text:p>5.19416</text:p>
          </table:table-cell>
          <table:table-cell office:value-type="float" office:value="1.34161">
            <text:p>1.34161</text:p>
          </table:table-cell>
          <table:table-cell office:value-type="float" office:value="3.2335670244092">
            <text:p>3.2335670244</text:p>
          </table:table-cell>
          <table:table-cell office:value-type="float" office:value="0.0668968339102322">
            <text:p>0.0668968339</text:p>
          </table:table-cell>
          <table:table-cell office:value-type="float" office:value="-0.362021020143772">
            <text:p>-0.3620210201</text:p>
          </table:table-cell>
          <table:table-cell office:value-type="float" office:value="3.02154309855301">
            <text:p>3.0215430986</text:p>
          </table:table-cell>
          <table:table-cell table:number-columns-repeated="6"/>
        </table:table-row>
        <table:table-row table:style-name="ro1">
          <table:table-cell table:formula="of:=[.A38]+5" office:value-type="float" office:value="155">
            <text:p>155</text:p>
          </table:table-cell>
          <table:table-cell office:value-type="float" office:value="802.642">
            <text:p>802.642</text:p>
          </table:table-cell>
          <table:table-cell office:value-type="float" office:value="988.241">
            <text:p>988.241</text:p>
          </table:table-cell>
          <table:table-cell office:value-type="float" office:value="1105.65">
            <text:p>1105.65</text:p>
          </table:table-cell>
          <table:table-cell office:value-type="float" office:value="1175.45">
            <text:p>1175.45</text:p>
          </table:table-cell>
          <table:table-cell office:value-type="float" office:value="1166.74">
            <text:p>1166.74</text:p>
          </table:table-cell>
          <table:table-cell office:value-type="float" office:value="790.348">
            <text:p>790.348</text:p>
          </table:table-cell>
          <table:table-cell/>
          <table:table-cell office:value-type="float" office:value="5.19094">
            <text:p>5.19094</text:p>
          </table:table-cell>
          <table:table-cell office:value-type="float" office:value="2.05023">
            <text:p>2.05023</text:p>
          </table:table-cell>
          <table:table-cell office:value-type="float" office:value="2.23754286163797">
            <text:p>2.2375428616</text:p>
          </table:table-cell>
          <table:table-cell office:value-type="float" office:value="0.0384062894702851">
            <text:p>0.0384062895</text:p>
          </table:table-cell>
          <table:table-cell office:value-type="float" office:value="-0.177314118016465">
            <text:p>-0.177314118</text:p>
          </table:table-cell>
          <table:table-cell office:value-type="float" office:value="2.96457778073992">
            <text:p>2.9645777807</text:p>
          </table:table-cell>
          <table:table-cell table:number-columns-repeated="6"/>
        </table:table-row>
        <table:table-row table:style-name="ro1">
          <table:table-cell table:formula="of:=[.A39]+5" office:value-type="float" office:value="160">
            <text:p>160</text:p>
          </table:table-cell>
          <table:table-cell office:value-type="float" office:value="804.78">
            <text:p>804.78</text:p>
          </table:table-cell>
          <table:table-cell office:value-type="float" office:value="984.639">
            <text:p>984.639</text:p>
          </table:table-cell>
          <table:table-cell office:value-type="float" office:value="1166.87">
            <text:p>1166.87</text:p>
          </table:table-cell>
          <table:table-cell office:value-type="float" office:value="1179.91">
            <text:p>1179.91</text:p>
          </table:table-cell>
          <table:table-cell office:value-type="float" office:value="1145.87">
            <text:p>1145.87</text:p>
          </table:table-cell>
          <table:table-cell office:value-type="float" office:value="792.884">
            <text:p>792.884</text:p>
          </table:table-cell>
          <table:table-cell/>
          <table:table-cell office:value-type="float" office:value="5.15088">
            <text:p>5.15088</text:p>
          </table:table-cell>
          <table:table-cell office:value-type="float" office:value="2.09643">
            <text:p>2.09643</text:p>
          </table:table-cell>
          <table:table-cell office:value-type="float" office:value="1.61372342975823">
            <text:p>1.6137234298</text:p>
          </table:table-cell>
          <table:table-cell office:value-type="float" office:value="0.00117253147263528">
            <text:p>0.0011725315</text:p>
          </table:table-cell>
          <table:table-cell office:value-type="float" office:value="0.0199749936949167">
            <text:p>0.0199749937</text:p>
          </table:table-cell>
          <table:table-cell office:value-type="float" office:value="2.92117584560272">
            <text:p>2.9211758456</text:p>
          </table:table-cell>
          <table:table-cell table:number-columns-repeated="6"/>
        </table:table-row>
        <table:table-row table:style-name="ro1">
          <table:table-cell table:formula="of:=[.A40]+5" office:value-type="float" office:value="165">
            <text:p>165</text:p>
          </table:table-cell>
          <table:table-cell office:value-type="float" office:value="807.195">
            <text:p>807.195</text:p>
          </table:table-cell>
          <table:table-cell office:value-type="float" office:value="970.025">
            <text:p>970.025</text:p>
          </table:table-cell>
          <table:table-cell office:value-type="float" office:value="1206.97">
            <text:p>1206.97</text:p>
          </table:table-cell>
          <table:table-cell office:value-type="float" office:value="1184.14">
            <text:p>1184.14</text:p>
          </table:table-cell>
          <table:table-cell office:value-type="float" office:value="1129.3">
            <text:p>1129.3</text:p>
          </table:table-cell>
          <table:table-cell office:value-type="float" office:value="793.85">
            <text:p>793.85</text:p>
          </table:table-cell>
          <table:table-cell/>
          <table:table-cell office:value-type="float" office:value="5.10588">
            <text:p>5.10588</text:p>
          </table:table-cell>
          <table:table-cell office:value-type="float" office:value="2.28739">
            <text:p>2.28739</text:p>
          </table:table-cell>
          <table:table-cell office:value-type="float" office:value="1.2394136787727">
            <text:p>1.2394136788</text:p>
          </table:table-cell>
          <table:table-cell office:value-type="float" office:value="-0.0338819452822403">
            <text:p>-0.0338819453</text:p>
          </table:table-cell>
          <table:table-cell office:value-type="float" office:value="0.181808310776737">
            <text:p>0.1818083108</text:p>
          </table:table-cell>
          <table:table-cell office:value-type="float" office:value="2.90471633642921">
            <text:p>2.9047163364</text:p>
          </table:table-cell>
          <table:table-cell table:number-columns-repeated="6"/>
        </table:table-row>
        <table:table-row table:style-name="ro1">
          <table:table-cell table:formula="of:=[.A41]+5" office:value-type="float" office:value="170">
            <text:p>170</text:p>
          </table:table-cell>
          <table:table-cell office:value-type="float" office:value="809.975">
            <text:p>809.975</text:p>
          </table:table-cell>
          <table:table-cell office:value-type="float" office:value="945.149">
            <text:p>945.149</text:p>
          </table:table-cell>
          <table:table-cell office:value-type="float" office:value="1234.18">
            <text:p>1234.18</text:p>
          </table:table-cell>
          <table:table-cell office:value-type="float" office:value="1188.33">
            <text:p>1188.33</text:p>
          </table:table-cell>
          <table:table-cell office:value-type="float" office:value="1119.09">
            <text:p>1119.09</text:p>
          </table:table-cell>
          <table:table-cell office:value-type="float" office:value="795.284">
            <text:p>795.284</text:p>
          </table:table-cell>
          <table:table-cell/>
          <table:table-cell office:value-type="float" office:value="5.05441">
            <text:p>5.05441</text:p>
          </table:table-cell>
          <table:table-cell office:value-type="float" office:value="2.62601">
            <text:p>2.62601</text:p>
          </table:table-cell>
          <table:table-cell office:value-type="float" office:value="0.999276568571435">
            <text:p>0.9992765686</text:p>
          </table:table-cell>
          <table:table-cell office:value-type="float" office:value="-0.0683589052960487">
            <text:p>-0.0683589053</text:p>
          </table:table-cell>
          <table:table-cell office:value-type="float" office:value="0.283912016356431">
            <text:p>0.2839120164</text:p>
          </table:table-cell>
          <table:table-cell office:value-type="float" office:value="2.88035639082554">
            <text:p>2.8803563908</text:p>
          </table:table-cell>
          <table:table-cell table:number-columns-repeated="6"/>
        </table:table-row>
        <table:table-row table:style-name="ro1">
          <table:table-cell table:formula="of:=[.A42]+5" office:value-type="float" office:value="175">
            <text:p>175</text:p>
          </table:table-cell>
          <table:table-cell office:value-type="float" office:value="814.01">
            <text:p>814.01</text:p>
          </table:table-cell>
          <table:table-cell office:value-type="float" office:value="935.961">
            <text:p>935.961</text:p>
          </table:table-cell>
          <table:table-cell office:value-type="float" office:value="1254.41">
            <text:p>1254.41</text:p>
          </table:table-cell>
          <table:table-cell office:value-type="float" office:value="1192.48">
            <text:p>1192.48</text:p>
          </table:table-cell>
          <table:table-cell office:value-type="float" office:value="1113.46">
            <text:p>1113.46</text:p>
          </table:table-cell>
          <table:table-cell office:value-type="float" office:value="796.19">
            <text:p>796.19</text:p>
          </table:table-cell>
          <table:table-cell/>
          <table:table-cell office:value-type="float" office:value="4.98032">
            <text:p>4.98032</text:p>
          </table:table-cell>
          <table:table-cell office:value-type="float" office:value="2.75563">
            <text:p>2.75563</text:p>
          </table:table-cell>
          <table:table-cell office:value-type="float" office:value="0.82749222127287">
            <text:p>0.8274922213</text:p>
          </table:table-cell>
          <table:table-cell office:value-type="float" office:value="-0.102267905643657">
            <text:p>-0.1022679056</text:p>
          </table:table-cell>
          <table:table-cell office:value-type="float" office:value="0.341015008411968">
            <text:p>0.3410150084</text:p>
          </table:table-cell>
          <table:table-cell office:value-type="float" office:value="2.86501103048499">
            <text:p>2.8650110305</text:p>
          </table:table-cell>
          <table:table-cell table:number-columns-repeated="6"/>
        </table:table-row>
        <table:table-row table:style-name="ro1">
          <table:table-cell table:formula="of:=[.A43]+5" office:value-type="float" office:value="180">
            <text:p>180</text:p>
          </table:table-cell>
          <table:table-cell office:value-type="float" office:value="823.53">
            <text:p>823.53</text:p>
          </table:table-cell>
          <table:table-cell office:value-type="float" office:value="937.776">
            <text:p>937.776</text:p>
          </table:table-cell>
          <table:table-cell office:value-type="float" office:value="1269.88">
            <text:p>1269.88</text:p>
          </table:table-cell>
          <table:table-cell office:value-type="float" office:value="1196.21">
            <text:p>1196.21</text:p>
          </table:table-cell>
          <table:table-cell office:value-type="float" office:value="1111.28">
            <text:p>1111.28</text:p>
          </table:table-cell>
          <table:table-cell office:value-type="float" office:value="796.798">
            <text:p>796.798</text:p>
          </table:table-cell>
          <table:table-cell/>
          <table:table-cell office:value-type="float" office:value="4.80842">
            <text:p>4.80842</text:p>
          </table:table-cell>
          <table:table-cell office:value-type="float" office:value="2.72983">
            <text:p>2.72983</text:p>
          </table:table-cell>
          <table:table-cell office:value-type="float" office:value="0.699820756496378">
            <text:p>0.6998207565</text:p>
          </table:table-cell>
          <table:table-cell office:value-type="float" office:value="-0.132544383730898">
            <text:p>-0.1325443837</text:p>
          </table:table-cell>
          <table:table-cell office:value-type="float" office:value="0.363281330154586">
            <text:p>0.3632813302</text:p>
          </table:table-cell>
          <table:table-cell office:value-type="float" office:value="2.85473260758705">
            <text:p>2.8547326076</text:p>
          </table:table-cell>
          <table:table-cell table:number-columns-repeated="6"/>
        </table:table-row>
        <table:table-row table:style-name="ro1">
          <table:table-cell table:formula="of:=[.A44]+5" office:value-type="float" office:value="185">
            <text:p>185</text:p>
          </table:table-cell>
          <table:table-cell office:value-type="float" office:value="848.202">
            <text:p>848.202</text:p>
          </table:table-cell>
          <table:table-cell office:value-type="float" office:value="951.86">
            <text:p>951.86</text:p>
          </table:table-cell>
          <table:table-cell office:value-type="float" office:value="1283.41">
            <text:p>1283.41</text:p>
          </table:table-cell>
          <table:table-cell office:value-type="float" office:value="1200.74">
            <text:p>1200.74</text:p>
          </table:table-cell>
          <table:table-cell office:value-type="float" office:value="1113.82">
            <text:p>1113.82</text:p>
          </table:table-cell>
          <table:table-cell office:value-type="float" office:value="799.115">
            <text:p>799.115</text:p>
          </table:table-cell>
          <table:table-cell/>
          <table:table-cell office:value-type="float" office:value="4.38086">
            <text:p>4.38086</text:p>
          </table:table-cell>
          <table:table-cell office:value-type="float" office:value="2.53291">
            <text:p>2.53291</text:p>
          </table:table-cell>
          <table:table-cell office:value-type="float" office:value="0.590682901822192">
            <text:p>0.5906829018</text:p>
          </table:table-cell>
          <table:table-cell office:value-type="float" office:value="-0.169061531599254">
            <text:p>-0.1690615316</text:p>
          </table:table-cell>
          <table:table-cell office:value-type="float" office:value="0.33734638634721">
            <text:p>0.3373463863</text:p>
          </table:table-cell>
          <table:table-cell office:value-type="float" office:value="2.81570639797932">
            <text:p>2.815706398</text:p>
          </table:table-cell>
          <table:table-cell table:number-columns-repeated="6"/>
        </table:table-row>
        <table:table-row table:style-name="ro1">
          <table:table-cell table:formula="of:=[.A45]+5" office:value-type="float" office:value="190">
            <text:p>190</text:p>
          </table:table-cell>
          <table:table-cell office:value-type="float" office:value="863.966">
            <text:p>863.966</text:p>
          </table:table-cell>
          <table:table-cell office:value-type="float" office:value="955.021">
            <text:p>955.021</text:p>
          </table:table-cell>
          <table:table-cell office:value-type="float" office:value="1296.26">
            <text:p>1296.26</text:p>
          </table:table-cell>
          <table:table-cell office:value-type="float" office:value="1206.32">
            <text:p>1206.32</text:p>
          </table:table-cell>
          <table:table-cell office:value-type="float" office:value="1122.01">
            <text:p>1122.01</text:p>
          </table:table-cell>
          <table:table-cell office:value-type="float" office:value="802.274">
            <text:p>802.274</text:p>
          </table:table-cell>
          <table:table-cell/>
          <table:table-cell office:value-type="float" office:value="4.12046">
            <text:p>4.12046</text:p>
          </table:table-cell>
          <table:table-cell office:value-type="float" office:value="2.48952">
            <text:p>2.48952</text:p>
          </table:table-cell>
          <table:table-cell office:value-type="float" office:value="0.489139593870571">
            <text:p>0.4891395939</text:p>
          </table:table-cell>
          <table:table-cell office:value-type="float" office:value="-0.213665936293026">
            <text:p>-0.2136659363</text:p>
          </table:table-cell>
          <table:table-cell office:value-type="float" office:value="0.254521229462556">
            <text:p>0.2545212295</text:p>
          </table:table-cell>
          <table:table-cell office:value-type="float" office:value="2.76286120570952">
            <text:p>2.7628612057</text:p>
          </table:table-cell>
          <table:table-cell table:number-columns-repeated="6"/>
        </table:table-row>
        <table:table-row table:style-name="ro1">
          <table:table-cell table:formula="of:=[.A46]+5" office:value-type="float" office:value="195">
            <text:p>195</text:p>
          </table:table-cell>
          <table:table-cell office:value-type="float" office:value="872.333">
            <text:p>872.333</text:p>
          </table:table-cell>
          <table:table-cell office:value-type="float" office:value="959.967">
            <text:p>959.967</text:p>
          </table:table-cell>
          <table:table-cell office:value-type="float" office:value="1305.98">
            <text:p>1305.98</text:p>
          </table:table-cell>
          <table:table-cell office:value-type="float" office:value="1209.7">
            <text:p>1209.7</text:p>
          </table:table-cell>
          <table:table-cell office:value-type="float" office:value="1126.93">
            <text:p>1126.93</text:p>
          </table:table-cell>
          <table:table-cell office:value-type="float" office:value="801.262">
            <text:p>801.262</text:p>
          </table:table-cell>
          <table:table-cell/>
          <table:table-cell office:value-type="float" office:value="3.98607">
            <text:p>3.98607</text:p>
          </table:table-cell>
          <table:table-cell office:value-type="float" office:value="2.42219">
            <text:p>2.42219</text:p>
          </table:table-cell>
          <table:table-cell office:value-type="float" office:value="0.413657604588365">
            <text:p>0.4136576046</text:p>
          </table:table-cell>
          <table:table-cell office:value-type="float" office:value="-0.240484254939961">
            <text:p>-0.2404842549</text:p>
          </table:table-cell>
          <table:table-cell office:value-type="float" office:value="0.205344285145499">
            <text:p>0.2053442851</text:p>
          </table:table-cell>
          <table:table-cell office:value-type="float" office:value="2.77974504093181">
            <text:p>2.7797450409</text:p>
          </table:table-cell>
          <table:table-cell table:number-columns-repeated="6"/>
        </table:table-row>
        <table:table-row table:style-name="ro1">
          <table:table-cell table:formula="of:=[.A47]+5" office:value-type="float" office:value="200">
            <text:p>200</text:p>
          </table:table-cell>
          <table:table-cell office:value-type="float" office:value="875.695">
            <text:p>875.695</text:p>
          </table:table-cell>
          <table:table-cell office:value-type="float" office:value="966.656">
            <text:p>966.656</text:p>
          </table:table-cell>
          <table:table-cell office:value-type="float" office:value="1313.04">
            <text:p>1313.04</text:p>
          </table:table-cell>
          <table:table-cell office:value-type="float" office:value="1211.4">
            <text:p>1211.4</text:p>
          </table:table-cell>
          <table:table-cell office:value-type="float" office:value="1126.69">
            <text:p>1126.69</text:p>
          </table:table-cell>
          <table:table-cell office:value-type="float" office:value="801.004">
            <text:p>801.004</text:p>
          </table:table-cell>
          <table:table-cell/>
          <table:table-cell office:value-type="float" office:value="3.9328">
            <text:p>3.9328</text:p>
          </table:table-cell>
          <table:table-cell office:value-type="float" office:value="2.33223">
            <text:p>2.33223</text:p>
          </table:table-cell>
          <table:table-cell office:value-type="float" office:value="0.359532850444941">
            <text:p>0.3595328504</text:p>
          </table:table-cell>
          <table:table-cell office:value-type="float" office:value="-0.253916194427867">
            <text:p>-0.2539161944</text:p>
          </table:table-cell>
          <table:table-cell office:value-type="float" office:value="0.207733196125326">
            <text:p>0.2077331961</text:p>
          </table:table-cell>
          <table:table-cell office:value-type="float" office:value="2.78405624252911">
            <text:p>2.7840562425</text:p>
          </table:table-cell>
          <table:table-cell table:number-columns-repeated="6"/>
        </table:table-row>
        <table:table-row table:style-name="ro1">
          <table:table-cell table:formula="of:=[.A48]+5" office:value-type="float" office:value="205">
            <text:p>205</text:p>
          </table:table-cell>
          <table:table-cell office:value-type="float" office:value="877.261">
            <text:p>877.261</text:p>
          </table:table-cell>
          <table:table-cell office:value-type="float" office:value="976.703">
            <text:p>976.703</text:p>
          </table:table-cell>
          <table:table-cell office:value-type="float" office:value="1319.87">
            <text:p>1319.87</text:p>
          </table:table-cell>
          <table:table-cell office:value-type="float" office:value="1212.95">
            <text:p>1212.95</text:p>
          </table:table-cell>
          <table:table-cell office:value-type="float" office:value="1125.52">
            <text:p>1125.52</text:p>
          </table:table-cell>
          <table:table-cell office:value-type="float" office:value="797.313">
            <text:p>797.313</text:p>
          </table:table-cell>
          <table:table-cell/>
          <table:table-cell office:value-type="float" office:value="3.90812">
            <text:p>3.90812</text:p>
          </table:table-cell>
          <table:table-cell office:value-type="float" office:value="2.19942">
            <text:p>2.19942</text:p>
          </table:table-cell>
          <table:table-cell office:value-type="float" office:value="0.307722407204359">
            <text:p>0.3077224072</text:p>
          </table:table-cell>
          <table:table-cell office:value-type="float" office:value="-0.266130148573546">
            <text:p>-0.2661301486</text:p>
          </table:table-cell>
          <table:table-cell office:value-type="float" office:value="0.219393726654483">
            <text:p>0.2193937267</text:p>
          </table:table-cell>
          <table:table-cell office:value-type="float" office:value="2.84603864022238">
            <text:p>2.8460386402</text:p>
          </table:table-cell>
          <table:table-cell table:number-columns-repeated="6"/>
        </table:table-row>
        <table:table-row table:style-name="ro1">
          <table:table-cell table:formula="of:=[.A49]+5" office:value-type="float" office:value="210">
            <text:p>210</text:p>
          </table:table-cell>
          <table:table-cell office:value-type="float" office:value="880.268">
            <text:p>880.268</text:p>
          </table:table-cell>
          <table:table-cell office:value-type="float" office:value="990.323">
            <text:p>990.323</text:p>
          </table:table-cell>
          <table:table-cell office:value-type="float" office:value="1326.76">
            <text:p>1326.76</text:p>
          </table:table-cell>
          <table:table-cell office:value-type="float" office:value="1214.58">
            <text:p>1214.58</text:p>
          </table:table-cell>
          <table:table-cell office:value-type="float" office:value="1124.56">
            <text:p>1124.56</text:p>
          </table:table-cell>
          <table:table-cell office:value-type="float" office:value="797.267">
            <text:p>797.267</text:p>
          </table:table-cell>
          <table:table-cell/>
          <table:table-cell office:value-type="float" office:value="3.86099">
            <text:p>3.86099</text:p>
          </table:table-cell>
          <table:table-cell office:value-type="float" office:value="2.02369">
            <text:p>2.02369</text:p>
          </table:table-cell>
          <table:table-cell office:value-type="float" office:value="0.255997298413798">
            <text:p>0.2559972984</text:p>
          </table:table-cell>
          <table:table-cell office:value-type="float" office:value="-0.278940871411963">
            <text:p>-0.2789408714</text:p>
          </table:table-cell>
          <table:table-cell office:value-type="float" office:value="0.228979463219273">
            <text:p>0.2289794632</text:p>
          </table:table-cell>
          <table:table-cell office:value-type="float" office:value="2.84681473195152">
            <text:p>2.846814732</text:p>
          </table:table-cell>
          <table:table-cell table:number-columns-repeated="6"/>
        </table:table-row>
        <table:table-row table:style-name="ro1">
          <table:table-cell table:formula="of:=[.A50]+5" office:value-type="float" office:value="215">
            <text:p>215</text:p>
          </table:table-cell>
          <table:table-cell office:value-type="float" office:value="883.231">
            <text:p>883.231</text:p>
          </table:table-cell>
          <table:table-cell office:value-type="float" office:value="1024.18">
            <text:p>1024.18</text:p>
          </table:table-cell>
          <table:table-cell office:value-type="float" office:value="1332.97">
            <text:p>1332.97</text:p>
          </table:table-cell>
          <table:table-cell office:value-type="float" office:value="1216.24">
            <text:p>1216.24</text:p>
          </table:table-cell>
          <table:table-cell office:value-type="float" office:value="1127.11">
            <text:p>1127.11</text:p>
          </table:table-cell>
          <table:table-cell office:value-type="float" office:value="799.212">
            <text:p>799.212</text:p>
          </table:table-cell>
          <table:table-cell/>
          <table:table-cell office:value-type="float" office:value="3.81485">
            <text:p>3.81485</text:p>
          </table:table-cell>
          <table:table-cell office:value-type="float" office:value="1.60709">
            <text:p>1.60709</text:p>
          </table:table-cell>
          <table:table-cell office:value-type="float" office:value="0.209835303003978">
            <text:p>0.209835303</text:p>
          </table:table-cell>
          <table:table-cell office:value-type="float" office:value="-0.291952082875206">
            <text:p>-0.2919520829</text:p>
          </table:table-cell>
          <table:table-cell office:value-type="float" office:value="0.203553269553501">
            <text:p>0.2035532696</text:p>
          </table:table-cell>
          <table:table-cell office:value-type="float" office:value="2.8140775208989">
            <text:p>2.8140775209</text:p>
          </table:table-cell>
          <table:table-cell table:number-columns-repeated="6"/>
        </table:table-row>
        <table:table-row table:style-name="ro1">
          <table:table-cell table:formula="of:=[.A51]+5" office:value-type="float" office:value="220">
            <text:p>220</text:p>
          </table:table-cell>
          <table:table-cell office:value-type="float" office:value="888.486">
            <text:p>888.486</text:p>
          </table:table-cell>
          <table:table-cell office:value-type="float" office:value="1059.07">
            <text:p>1059.07</text:p>
          </table:table-cell>
          <table:table-cell office:value-type="float" office:value="1338.25">
            <text:p>1338.25</text:p>
          </table:table-cell>
          <table:table-cell office:value-type="float" office:value="1217.17">
            <text:p>1217.17</text:p>
          </table:table-cell>
          <table:table-cell office:value-type="float" office:value="1126.35">
            <text:p>1126.35</text:p>
          </table:table-cell>
          <table:table-cell office:value-type="float" office:value="799.116">
            <text:p>799.116</text:p>
          </table:table-cell>
          <table:table-cell/>
          <table:table-cell office:value-type="float" office:value="3.73379">
            <text:p>3.73379</text:p>
          </table:table-cell>
          <table:table-cell office:value-type="float" office:value="1.20565">
            <text:p>1.20565</text:p>
          </table:table-cell>
          <table:table-cell office:value-type="float" office:value="0.170923440968896">
            <text:p>0.170923441</text:p>
          </table:table-cell>
          <table:table-cell office:value-type="float" office:value="-0.299225985479071">
            <text:p>-0.2992259855</text:p>
          </table:table-cell>
          <table:table-cell office:value-type="float" office:value="0.211119229378644">
            <text:p>0.2111192294</text:p>
          </table:table-cell>
          <table:table-cell office:value-type="float" office:value="2.81568960341477">
            <text:p>2.8156896034</text:p>
          </table:table-cell>
          <table:table-cell table:number-columns-repeated="6"/>
        </table:table-row>
        <table:table-row table:style-name="ro1">
          <table:table-cell table:formula="of:=[.A52]+5" office:value-type="float" office:value="225">
            <text:p>225</text:p>
          </table:table-cell>
          <table:table-cell office:value-type="float" office:value="894.49">
            <text:p>894.49</text:p>
          </table:table-cell>
          <table:table-cell office:value-type="float" office:value="1080.02">
            <text:p>1080.02</text:p>
          </table:table-cell>
          <table:table-cell office:value-type="float" office:value="1342.95">
            <text:p>1342.95</text:p>
          </table:table-cell>
          <table:table-cell office:value-type="float" office:value="1217.21">
            <text:p>1217.21</text:p>
          </table:table-cell>
          <table:table-cell office:value-type="float" office:value="1122.97">
            <text:p>1122.97</text:p>
          </table:table-cell>
          <table:table-cell office:value-type="float" office:value="798.822">
            <text:p>798.822</text:p>
          </table:table-cell>
          <table:table-cell/>
          <table:table-cell office:value-type="float" office:value="3.64234">
            <text:p>3.64234</text:p>
          </table:table-cell>
          <table:table-cell office:value-type="float" office:value="0.977065">
            <text:p>0.977065</text:p>
          </table:table-cell>
          <table:table-cell office:value-type="float" office:value="0.136543392824173">
            <text:p>0.1365433928</text:p>
          </table:table-cell>
          <table:table-cell office:value-type="float" office:value="-0.299538592188701">
            <text:p>-0.2995385922</text:p>
          </table:table-cell>
          <table:table-cell office:value-type="float" office:value="0.244891890910328">
            <text:p>0.2448918909</text:p>
          </table:table-cell>
          <table:table-cell office:value-type="float" office:value="2.82062901645765">
            <text:p>2.8206290165</text:p>
          </table:table-cell>
          <table:table-cell table:number-columns-repeated="6"/>
        </table:table-row>
        <table:table-row table:style-name="ro1">
          <table:table-cell table:formula="of:=[.A53]+5" office:value-type="float" office:value="230">
            <text:p>230</text:p>
          </table:table-cell>
          <table:table-cell office:value-type="float" office:value="902.05">
            <text:p>902.05</text:p>
          </table:table-cell>
          <table:table-cell office:value-type="float" office:value="1093.95">
            <text:p>1093.95</text:p>
          </table:table-cell>
          <table:table-cell office:value-type="float" office:value="1348.19">
            <text:p>1348.19</text:p>
          </table:table-cell>
          <table:table-cell office:value-type="float" office:value="1217.84">
            <text:p>1217.84</text:p>
          </table:table-cell>
          <table:table-cell office:value-type="float" office:value="1121.91">
            <text:p>1121.91</text:p>
          </table:table-cell>
          <table:table-cell office:value-type="float" office:value="800.06">
            <text:p>800.06</text:p>
          </table:table-cell>
          <table:table-cell/>
          <table:table-cell office:value-type="float" office:value="3.52892">
            <text:p>3.52892</text:p>
          </table:table-cell>
          <table:table-cell office:value-type="float" office:value="0.829921">
            <text:p>0.829921</text:p>
          </table:table-cell>
          <table:table-cell office:value-type="float" office:value="0.0984958985696238">
            <text:p>0.0984958986</text:p>
          </table:table-cell>
          <table:table-cell office:value-type="float" office:value="-0.304459439149696">
            <text:p>-0.3044594391</text:p>
          </table:table-cell>
          <table:table-cell office:value-type="float" office:value="0.255525233266521">
            <text:p>0.2555252333</text:p>
          </table:table-cell>
          <table:table-cell office:value-type="float" office:value="2.79985426068869">
            <text:p>2.7998542607</text:p>
          </table:table-cell>
          <table:table-cell table:number-columns-repeated="6"/>
        </table:table-row>
        <table:table-row table:style-name="ro1">
          <table:table-cell table:formula="of:=[.A54]+5" office:value-type="float" office:value="235">
            <text:p>235</text:p>
          </table:table-cell>
          <table:table-cell office:value-type="float" office:value="909.953">
            <text:p>909.953</text:p>
          </table:table-cell>
          <table:table-cell office:value-type="float" office:value="1107.31">
            <text:p>1107.31</text:p>
          </table:table-cell>
          <table:table-cell office:value-type="float" office:value="1354.17">
            <text:p>1354.17</text:p>
          </table:table-cell>
          <table:table-cell office:value-type="float" office:value="1219.05">
            <text:p>1219.05</text:p>
          </table:table-cell>
          <table:table-cell office:value-type="float" office:value="1123.27">
            <text:p>1123.27</text:p>
          </table:table-cell>
          <table:table-cell office:value-type="float" office:value="801.128">
            <text:p>801.128</text:p>
          </table:table-cell>
          <table:table-cell/>
          <table:table-cell office:value-type="float" office:value="3.41237">
            <text:p>3.41237</text:p>
          </table:table-cell>
          <table:table-cell office:value-type="float" office:value="0.692277">
            <text:p>0.692277</text:p>
          </table:table-cell>
          <table:table-cell office:value-type="float" office:value="0.0554350471764839">
            <text:p>0.0554350472</text:p>
          </table:table-cell>
          <table:table-cell office:value-type="float" office:value="-0.313896324359642">
            <text:p>-0.3138963244</text:p>
          </table:table-cell>
          <table:table-cell office:value-type="float" office:value="0.241886098071957">
            <text:p>0.2418860981</text:p>
          </table:table-cell>
          <table:table-cell office:value-type="float" office:value="2.78198384556925">
            <text:p>2.7819838456</text:p>
          </table:table-cell>
          <table:table-cell table:number-columns-repeated="6"/>
        </table:table-row>
        <table:table-row table:style-name="ro1">
          <table:table-cell table:formula="of:=[.A55]+5" office:value-type="float" office:value="240">
            <text:p>240</text:p>
          </table:table-cell>
          <table:table-cell office:value-type="float" office:value="913.073">
            <text:p>913.073</text:p>
          </table:table-cell>
          <table:table-cell office:value-type="float" office:value="1123.21">
            <text:p>1123.21</text:p>
          </table:table-cell>
          <table:table-cell office:value-type="float" office:value="1358.4">
            <text:p>1358.4</text:p>
          </table:table-cell>
          <table:table-cell office:value-type="float" office:value="1219.75">
            <text:p>1219.75</text:p>
          </table:table-cell>
          <table:table-cell office:value-type="float" office:value="1124.19">
            <text:p>1124.19</text:p>
          </table:table-cell>
          <table:table-cell office:value-type="float" office:value="801.695">
            <text:p>801.695</text:p>
          </table:table-cell>
          <table:table-cell/>
          <table:table-cell office:value-type="float" office:value="3.36692">
            <text:p>3.36692</text:p>
          </table:table-cell>
          <table:table-cell office:value-type="float" office:value="0.53273">
            <text:p>0.53273</text:p>
          </table:table-cell>
          <table:table-cell office:value-type="float" office:value="0.0252045545494093">
            <text:p>0.0252045545</text:p>
          </table:table-cell>
          <table:table-cell office:value-type="float" office:value="-0.319347130664862">
            <text:p>-0.3193471307</text:p>
          </table:table-cell>
          <table:table-cell office:value-type="float" office:value="0.232678336723759">
            <text:p>0.2326783367</text:p>
          </table:table-cell>
          <table:table-cell office:value-type="float" office:value="2.77251581110573">
            <text:p>2.7725158111</text:p>
          </table:table-cell>
          <table:table-cell table:number-columns-repeated="6"/>
        </table:table-row>
        <table:table-row table:style-name="ro1">
          <table:table-cell table:formula="of:=[.A56]+5" office:value-type="float" office:value="245">
            <text:p>245</text:p>
          </table:table-cell>
          <table:table-cell office:value-type="float" office:value="912.52">
            <text:p>912.52</text:p>
          </table:table-cell>
          <table:table-cell office:value-type="float" office:value="1146.2">
            <text:p>1146.2</text:p>
          </table:table-cell>
          <table:table-cell office:value-type="float" office:value="1362.47">
            <text:p>1362.47</text:p>
          </table:table-cell>
          <table:table-cell office:value-type="float" office:value="1220.38">
            <text:p>1220.38</text:p>
          </table:table-cell>
          <table:table-cell office:value-type="float" office:value="1125.16">
            <text:p>1125.16</text:p>
          </table:table-cell>
          <table:table-cell office:value-type="float" office:value="802.481">
            <text:p>802.481</text:p>
          </table:table-cell>
          <table:table-cell/>
          <table:table-cell office:value-type="float" office:value="3.37495">
            <text:p>3.37495</text:p>
          </table:table-cell>
          <table:table-cell office:value-type="float" office:value="0.309868">
            <text:p>0.309868</text:p>
          </table:table-cell>
          <table:table-cell office:value-type="float" office:value="-0.0037052733369299">
            <text:p>-0.0037052733</text:p>
          </table:table-cell>
          <table:table-cell office:value-type="float" office:value="-0.324247509959623">
            <text:p>-0.32424751</text:p>
          </table:table-cell>
          <table:table-cell office:value-type="float" office:value="0.222986460991589">
            <text:p>0.222986461</text:p>
          </table:table-cell>
          <table:table-cell office:value-type="float" office:value="2.75941293997881">
            <text:p>2.75941294</text:p>
          </table:table-cell>
          <table:table-cell table:number-columns-repeated="6"/>
        </table:table-row>
        <table:table-row table:style-name="ro1">
          <table:table-cell table:formula="of:=[.A57]+5" office:value-type="float" office:value="250">
            <text:p>250</text:p>
          </table:table-cell>
          <table:table-cell office:value-type="float" office:value="911.124">
            <text:p>911.124</text:p>
          </table:table-cell>
          <table:table-cell office:value-type="float" office:value="1164.06">
            <text:p>1164.06</text:p>
          </table:table-cell>
          <table:table-cell office:value-type="float" office:value="1366.75">
            <text:p>1366.75</text:p>
          </table:table-cell>
          <table:table-cell office:value-type="float" office:value="1220.69">
            <text:p>1220.69</text:p>
          </table:table-cell>
          <table:table-cell office:value-type="float" office:value="1125.68">
            <text:p>1125.68</text:p>
          </table:table-cell>
          <table:table-cell office:value-type="float" office:value="803.054">
            <text:p>803.054</text:p>
          </table:table-cell>
          <table:table-cell/>
          <table:table-cell office:value-type="float" office:value="3.39528">
            <text:p>3.39528</text:p>
          </table:table-cell>
          <table:table-cell office:value-type="float" office:value="0.14281">
            <text:p>0.14281</text:p>
          </table:table-cell>
          <table:table-cell office:value-type="float" office:value="-0.0339210287421669">
            <text:p>-0.0339210287</text:p>
          </table:table-cell>
          <table:table-cell office:value-type="float" office:value="-0.326656950872864">
            <text:p>-0.3266569509</text:p>
          </table:table-cell>
          <table:table-cell office:value-type="float" office:value="0.217797693455099">
            <text:p>0.2177976935</text:p>
          </table:table-cell>
          <table:table-cell office:value-type="float" office:value="2.74987701181395">
            <text:p>2.7498770118</text:p>
          </table:table-cell>
          <table:table-cell table:number-columns-repeated="6"/>
        </table:table-row>
        <table:table-row table:style-name="ro1">
          <table:table-cell table:formula="of:=[.A58]+5" office:value-type="float" office:value="255">
            <text:p>255</text:p>
          </table:table-cell>
          <table:table-cell office:value-type="float" office:value="914.827">
            <text:p>914.827</text:p>
          </table:table-cell>
          <table:table-cell office:value-type="float" office:value="1177.09">
            <text:p>1177.09</text:p>
          </table:table-cell>
          <table:table-cell office:value-type="float" office:value="1371.15">
            <text:p>1371.15</text:p>
          </table:table-cell>
          <table:table-cell office:value-type="float" office:value="1221.34">
            <text:p>1221.34</text:p>
          </table:table-cell>
          <table:table-cell office:value-type="float" office:value="1128.27">
            <text:p>1128.27</text:p>
          </table:table-cell>
          <table:table-cell office:value-type="float" office:value="804.208">
            <text:p>804.208</text:p>
          </table:table-cell>
          <table:table-cell/>
          <table:table-cell office:value-type="float" office:value="3.3415">
            <text:p>3.3415</text:p>
          </table:table-cell>
          <table:table-cell office:value-type="float" office:value="0.0241299">
            <text:p>0.0241299</text:p>
          </table:table-cell>
          <table:table-cell office:value-type="float" office:value="-0.0647873124801658">
            <text:p>-0.0647873125</text:p>
          </table:table-cell>
          <table:table-cell office:value-type="float" office:value="-0.331705033375864">
            <text:p>-0.3317050334</text:p>
          </table:table-cell>
          <table:table-cell office:value-type="float" office:value="0.192024877151048">
            <text:p>0.1920248772</text:p>
          </table:table-cell>
          <table:table-cell office:value-type="float" office:value="2.73071326046324">
            <text:p>2.7307132605</text:p>
          </table:table-cell>
          <table:table-cell table:number-columns-repeated="6"/>
        </table:table-row>
        <table:table-row table:style-name="ro1">
          <table:table-cell table:formula="of:=[.A59]+5" office:value-type="float" office:value="260">
            <text:p>260</text:p>
          </table:table-cell>
          <table:table-cell office:value-type="float" office:value="949.139">
            <text:p>949.139</text:p>
          </table:table-cell>
          <table:table-cell office:value-type="float" office:value="1186.89">
            <text:p>1186.89</text:p>
          </table:table-cell>
          <table:table-cell office:value-type="float" office:value="1375.58">
            <text:p>1375.58</text:p>
          </table:table-cell>
          <table:table-cell office:value-type="float" office:value="1222.36">
            <text:p>1222.36</text:p>
          </table:table-cell>
          <table:table-cell office:value-type="float" office:value="1130.83">
            <text:p>1130.83</text:p>
          </table:table-cell>
          <table:table-cell office:value-type="float" office:value="804.651">
            <text:p>804.651</text:p>
          </table:table-cell>
          <table:table-cell/>
          <table:table-cell office:value-type="float" office:value="2.86315">
            <text:p>2.86315</text:p>
          </table:table-cell>
          <table:table-cell office:value-type="float" office:value="-0.063414">
            <text:p>-0.063414</text:p>
          </table:table-cell>
          <table:table-cell office:value-type="float" office:value="-0.0956645631529668">
            <text:p>-0.0956645632</text:p>
          </table:table-cell>
          <table:table-cell office:value-type="float" office:value="-0.339615817190275">
            <text:p>-0.3396158172</text:p>
          </table:table-cell>
          <table:table-cell office:value-type="float" office:value="0.166666602100509">
            <text:p>0.1666666021</text:p>
          </table:table-cell>
          <table:table-cell office:value-type="float" office:value="2.72337123918247">
            <text:p>2.7233712392</text:p>
          </table:table-cell>
          <table:table-cell table:number-columns-repeated="6"/>
        </table:table-row>
        <table:table-row table:style-name="ro1">
          <table:table-cell table:formula="of:=[.A60]+5" office:value-type="float" office:value="265">
            <text:p>265</text:p>
          </table:table-cell>
          <table:table-cell office:value-type="float" office:value="993.257">
            <text:p>993.257</text:p>
          </table:table-cell>
          <table:table-cell office:value-type="float" office:value="1193.75">
            <text:p>1193.75</text:p>
          </table:table-cell>
          <table:table-cell office:value-type="float" office:value="1378.67">
            <text:p>1378.67</text:p>
          </table:table-cell>
          <table:table-cell office:value-type="float" office:value="1223.25">
            <text:p>1223.25</text:p>
          </table:table-cell>
          <table:table-cell office:value-type="float" office:value="1134.04">
            <text:p>1134.04</text:p>
          </table:table-cell>
          <table:table-cell office:value-type="float" office:value="806.237">
            <text:p>806.237</text:p>
          </table:table-cell>
          <table:table-cell/>
          <table:table-cell office:value-type="float" office:value="2.29666">
            <text:p>2.29666</text:p>
          </table:table-cell>
          <table:table-cell office:value-type="float" office:value="-0.123839">
            <text:p>-0.123839</text:p>
          </table:table-cell>
          <table:table-cell office:value-type="float" office:value="-0.117084491778758">
            <text:p>-0.1170844918</text:p>
          </table:table-cell>
          <table:table-cell office:value-type="float" office:value="-0.346507586117047">
            <text:p>-0.3465075861</text:p>
          </table:table-cell>
          <table:table-cell office:value-type="float" office:value="0.135031485276072">
            <text:p>0.1350314853</text:p>
          </table:table-cell>
          <table:table-cell office:value-type="float" office:value="2.69715195928859">
            <text:p>2.6971519593</text:p>
          </table:table-cell>
          <table:table-cell table:number-columns-repeated="6"/>
        </table:table-row>
        <table:table-row table:style-name="ro1">
          <table:table-cell table:formula="of:=[.A61]+5" office:value-type="float" office:value="270">
            <text:p>270</text:p>
          </table:table-cell>
          <table:table-cell office:value-type="float" office:value="1023.87">
            <text:p>1023.87</text:p>
          </table:table-cell>
          <table:table-cell office:value-type="float" office:value="1201.81">
            <text:p>1201.81</text:p>
          </table:table-cell>
          <table:table-cell office:value-type="float" office:value="1382.32">
            <text:p>1382.32</text:p>
          </table:table-cell>
          <table:table-cell office:value-type="float" office:value="1225.7">
            <text:p>1225.7</text:p>
          </table:table-cell>
          <table:table-cell office:value-type="float" office:value="1141.04">
            <text:p>1141.04</text:p>
          </table:table-cell>
          <table:table-cell office:value-type="float" office:value="809.539">
            <text:p>809.539</text:p>
          </table:table-cell>
          <table:table-cell/>
          <table:table-cell office:value-type="float" office:value="1.93227">
            <text:p>1.93227</text:p>
          </table:table-cell>
          <table:table-cell office:value-type="float" office:value="-0.193954">
            <text:p>-0.193954</text:p>
          </table:table-cell>
          <table:table-cell office:value-type="float" office:value="-0.142262980880327">
            <text:p>-0.1422629809</text:p>
          </table:table-cell>
          <table:table-cell office:value-type="float" office:value="-0.365427612123788">
            <text:p>-0.3654276121</text:p>
          </table:table-cell>
          <table:table-cell office:value-type="float" office:value="0.0666625364835355">
            <text:p>0.0666625365</text:p>
          </table:table-cell>
          <table:table-cell office:value-type="float" office:value="2.64289387885369">
            <text:p>2.6428938789</text:p>
          </table:table-cell>
          <table:table-cell table:number-columns-repeated="6"/>
        </table:table-row>
        <table:table-row table:style-name="ro1">
          <table:table-cell table:formula="of:=[.A62]+5" office:value-type="float" office:value="275">
            <text:p>275</text:p>
          </table:table-cell>
          <table:table-cell office:value-type="float" office:value="1040.6">
            <text:p>1040.6</text:p>
          </table:table-cell>
          <table:table-cell office:value-type="float" office:value="1207.86">
            <text:p>1207.86</text:p>
          </table:table-cell>
          <table:table-cell office:value-type="float" office:value="1385.78">
            <text:p>1385.78</text:p>
          </table:table-cell>
          <table:table-cell office:value-type="float" office:value="1228.32">
            <text:p>1228.32</text:p>
          </table:table-cell>
          <table:table-cell office:value-type="float" office:value="1147.57">
            <text:p>1147.57</text:p>
          </table:table-cell>
          <table:table-cell office:value-type="float" office:value="808.662">
            <text:p>808.662</text:p>
          </table:table-cell>
          <table:table-cell/>
          <table:table-cell office:value-type="float" office:value="1.74219">
            <text:p>1.74219</text:p>
          </table:table-cell>
          <table:table-cell office:value-type="float" office:value="-0.245968">
            <text:p>-0.245968</text:p>
          </table:table-cell>
          <table:table-cell office:value-type="float" office:value="-0.166008350609502">
            <text:p>-0.1660083506</text:p>
          </table:table-cell>
          <table:table-cell office:value-type="float" office:value="-0.385576943398689">
            <text:p>-0.3855769434</text:p>
          </table:table-cell>
          <table:table-cell office:value-type="float" office:value="0.00363603064235398">
            <text:p>0.0036360306</text:p>
          </table:table-cell>
          <table:table-cell office:value-type="float" office:value="2.65726142626474">
            <text:p>2.6572614263</text:p>
          </table:table-cell>
          <table:table-cell table:number-columns-repeated="6"/>
        </table:table-row>
        <table:table-row table:style-name="ro1">
          <table:table-cell table:formula="of:=[.A63]+5" office:value-type="float" office:value="280">
            <text:p>280</text:p>
          </table:table-cell>
          <table:table-cell office:value-type="float" office:value="1049.2">
            <text:p>1049.2</text:p>
          </table:table-cell>
          <table:table-cell office:value-type="float" office:value="1210.83">
            <text:p>1210.83</text:p>
          </table:table-cell>
          <table:table-cell office:value-type="float" office:value="1387.28">
            <text:p>1387.28</text:p>
          </table:table-cell>
          <table:table-cell office:value-type="float" office:value="1229.4">
            <text:p>1229.4</text:p>
          </table:table-cell>
          <table:table-cell office:value-type="float" office:value="1149.72">
            <text:p>1149.72</text:p>
          </table:table-cell>
          <table:table-cell office:value-type="float" office:value="807.411">
            <text:p>807.411</text:p>
          </table:table-cell>
          <table:table-cell/>
          <table:table-cell office:value-type="float" office:value="1.64684">
            <text:p>1.64684</text:p>
          </table:table-cell>
          <table:table-cell office:value-type="float" office:value="-0.271312">
            <text:p>-0.271312</text:p>
          </table:table-cell>
          <table:table-cell office:value-type="float" office:value="-0.176265780632266">
            <text:p>-0.1762657806</text:p>
          </table:table-cell>
          <table:table-cell office:value-type="float" office:value="-0.393857777396762">
            <text:p>-0.3938577774</text:p>
          </table:table-cell>
          <table:table-cell office:value-type="float" office:value="-0.0169587557736884">
            <text:p>-0.0169587558</text:p>
          </table:table-cell>
          <table:table-cell office:value-type="float" office:value="2.6778100845162">
            <text:p>2.6778100845</text:p>
          </table:table-cell>
          <table:table-cell table:number-columns-repeated="6"/>
        </table:table-row>
        <table:table-row table:style-name="ro1">
          <table:table-cell table:formula="of:=[.A64]+5" office:value-type="float" office:value="285">
            <text:p>285</text:p>
          </table:table-cell>
          <table:table-cell office:value-type="float" office:value="1054.55">
            <text:p>1054.55</text:p>
          </table:table-cell>
          <table:table-cell office:value-type="float" office:value="1212.95">
            <text:p>1212.95</text:p>
          </table:table-cell>
          <table:table-cell office:value-type="float" office:value="1388.47">
            <text:p>1388.47</text:p>
          </table:table-cell>
          <table:table-cell office:value-type="float" office:value="1230.03">
            <text:p>1230.03</text:p>
          </table:table-cell>
          <table:table-cell office:value-type="float" office:value="1149.03">
            <text:p>1149.03</text:p>
          </table:table-cell>
          <table:table-cell office:value-type="float" office:value="806.502">
            <text:p>806.502</text:p>
          </table:table-cell>
          <table:table-cell/>
          <table:table-cell office:value-type="float" office:value="1.5883">
            <text:p>1.5883</text:p>
          </table:table-cell>
          <table:table-cell office:value-type="float" office:value="-0.289327">
            <text:p>-0.289327</text:p>
          </table:table-cell>
          <table:table-cell office:value-type="float" office:value="-0.184387576200321">
            <text:p>-0.1843875762</text:p>
          </table:table-cell>
          <table:table-cell office:value-type="float" office:value="-0.398681548505025">
            <text:p>-0.3986815485</text:p>
          </table:table-cell>
          <table:table-cell office:value-type="float" office:value="-0.0103576644415472">
            <text:p>-0.0103576644</text:p>
          </table:table-cell>
          <table:table-cell office:value-type="float" office:value="2.69278111276266">
            <text:p>2.6927811128</text:p>
          </table:table-cell>
          <table:table-cell table:number-columns-repeated="6"/>
        </table:table-row>
        <table:table-row table:style-name="ro1">
          <table:table-cell table:formula="of:=[.A65]+5" office:value-type="float" office:value="290">
            <text:p>290</text:p>
          </table:table-cell>
          <table:table-cell office:value-type="float" office:value="1057.51">
            <text:p>1057.51</text:p>
          </table:table-cell>
          <table:table-cell office:value-type="float" office:value="1214.58">
            <text:p>1214.58</text:p>
          </table:table-cell>
          <table:table-cell office:value-type="float" office:value="1389.26">
            <text:p>1389.26</text:p>
          </table:table-cell>
          <table:table-cell office:value-type="float" office:value="1230">
            <text:p>1230</text:p>
          </table:table-cell>
          <table:table-cell office:value-type="float" office:value="1146.78">
            <text:p>1146.78</text:p>
          </table:table-cell>
          <table:table-cell office:value-type="float" office:value="807.207">
            <text:p>807.207</text:p>
          </table:table-cell>
          <table:table-cell/>
          <table:table-cell office:value-type="float" office:value="1.55617">
            <text:p>1.55617</text:p>
          </table:table-cell>
          <table:table-cell office:value-type="float" office:value="-0.303135">
            <text:p>-0.303135</text:p>
          </table:table-cell>
          <table:table-cell office:value-type="float" office:value="-0.189771671982746">
            <text:p>-0.189771672</text:p>
          </table:table-cell>
          <table:table-cell office:value-type="float" office:value="-0.39845195716935">
            <text:p>-0.3984519572</text:p>
          </table:table-cell>
          <table:table-cell office:value-type="float" office:value="0.0112228177888207">
            <text:p>0.0112228178</text:p>
          </table:table-cell>
          <table:table-cell office:value-type="float" office:value="2.68116698481927">
            <text:p>2.6811669848</text:p>
          </table:table-cell>
          <table:table-cell table:number-columns-repeated="6"/>
        </table:table-row>
        <table:table-row table:style-name="ro1">
          <table:table-cell table:formula="of:=[.A66]+5" office:value-type="float" office:value="295">
            <text:p>295</text:p>
          </table:table-cell>
          <table:table-cell office:value-type="float" office:value="1056.59">
            <text:p>1056.59</text:p>
          </table:table-cell>
          <table:table-cell office:value-type="float" office:value="1213.71">
            <text:p>1213.71</text:p>
          </table:table-cell>
          <table:table-cell office:value-type="float" office:value="1389.13">
            <text:p>1389.13</text:p>
          </table:table-cell>
          <table:table-cell office:value-type="float" office:value="1229.39">
            <text:p>1229.39</text:p>
          </table:table-cell>
          <table:table-cell office:value-type="float" office:value="1144.22">
            <text:p>1144.22</text:p>
          </table:table-cell>
          <table:table-cell office:value-type="float" office:value="808.93">
            <text:p>808.93</text:p>
          </table:table-cell>
          <table:table-cell/>
          <table:table-cell office:value-type="float" office:value="1.56614">
            <text:p>1.56614</text:p>
          </table:table-cell>
          <table:table-cell office:value-type="float" office:value="-0.29577">
            <text:p>-0.29577</text:p>
          </table:table-cell>
          <table:table-cell office:value-type="float" office:value="-0.18888610248712">
            <text:p>-0.1888861025</text:p>
          </table:table-cell>
          <table:table-cell office:value-type="float" office:value="-0.393781169741471">
            <text:p>-0.3937811697</text:p>
          </table:table-cell>
          <table:table-cell office:value-type="float" office:value="0.0358798285939381">
            <text:p>0.0358798286</text:p>
          </table:table-cell>
          <table:table-cell office:value-type="float" office:value="2.65286758185986">
            <text:p>2.6528675819</text:p>
          </table:table-cell>
          <table:table-cell table:number-columns-repeated="6"/>
        </table:table-row>
        <table:table-row table:style-name="ro1">
          <table:table-cell table:formula="of:=[.A67]+5" office:value-type="float" office:value="300">
            <text:p>300</text:p>
          </table:table-cell>
          <table:table-cell office:value-type="float" office:value="1055.52">
            <text:p>1055.52</text:p>
          </table:table-cell>
          <table:table-cell office:value-type="float" office:value="1212.98">
            <text:p>1212.98</text:p>
          </table:table-cell>
          <table:table-cell office:value-type="float" office:value="1389.58">
            <text:p>1389.58</text:p>
          </table:table-cell>
          <table:table-cell office:value-type="float" office:value="1229.63">
            <text:p>1229.63</text:p>
          </table:table-cell>
          <table:table-cell office:value-type="float" office:value="1142.02">
            <text:p>1142.02</text:p>
          </table:table-cell>
          <table:table-cell office:value-type="float" office:value="809.622">
            <text:p>809.622</text:p>
          </table:table-cell>
          <table:table-cell/>
          <table:table-cell office:value-type="float" office:value="1.57775">
            <text:p>1.57775</text:p>
          </table:table-cell>
          <table:table-cell office:value-type="float" office:value="-0.289581">
            <text:p>-0.289581</text:p>
          </table:table-cell>
          <table:table-cell office:value-type="float" office:value="-0.19195082943213">
            <text:p>-0.1919508294</text:p>
          </table:table-cell>
          <table:table-cell office:value-type="float" office:value="-0.395619409564792">
            <text:p>-0.3956194096</text:p>
          </table:table-cell>
          <table:table-cell office:value-type="float" office:value="0.0571577667103113">
            <text:p>0.0571577667</text:p>
          </table:table-cell>
          <table:table-cell office:value-type="float" office:value="2.64153573468689">
            <text:p>2.6415357347</text:p>
          </table:table-cell>
          <table:table-cell table:number-columns-repeated="6"/>
        </table:table-row>
        <table:table-row table:style-name="ro1">
          <table:table-cell table:formula="of:=[.A68]+5" office:value-type="float" office:value="305">
            <text:p>305</text:p>
          </table:table-cell>
          <table:table-cell office:value-type="float" office:value="1056.96">
            <text:p>1056.96</text:p>
          </table:table-cell>
          <table:table-cell office:value-type="float" office:value="1213.75">
            <text:p>1213.75</text:p>
          </table:table-cell>
          <table:table-cell office:value-type="float" office:value="1391.54">
            <text:p>1391.54</text:p>
          </table:table-cell>
          <table:table-cell office:value-type="float" office:value="1230.63">
            <text:p>1230.63</text:p>
          </table:table-cell>
          <table:table-cell office:value-type="float" office:value="1140.82">
            <text:p>1140.82</text:p>
          </table:table-cell>
          <table:table-cell office:value-type="float" office:value="810.536">
            <text:p>810.536</text:p>
          </table:table-cell>
          <table:table-cell/>
          <table:table-cell office:value-type="float" office:value="1.56213">
            <text:p>1.56213</text:p>
          </table:table-cell>
          <table:table-cell office:value-type="float" office:value="-0.296108">
            <text:p>-0.296108</text:p>
          </table:table-cell>
          <table:table-cell office:value-type="float" office:value="-0.205276299561311">
            <text:p>-0.2052762996</text:p>
          </table:table-cell>
          <table:table-cell office:value-type="float" office:value="-0.403271024511315">
            <text:p>-0.4032710245</text:p>
          </table:table-cell>
          <table:table-cell office:value-type="float" office:value="0.0687985047208567">
            <text:p>0.0687985047</text:p>
          </table:table-cell>
          <table:table-cell office:value-type="float" office:value="2.62659818223794">
            <text:p>2.6265981822</text:p>
          </table:table-cell>
          <table:table-cell table:number-columns-repeated="6"/>
        </table:table-row>
        <table:table-row table:style-name="ro1">
          <table:table-cell table:formula="of:=[.A69]+5" office:value-type="float" office:value="310">
            <text:p>310</text:p>
          </table:table-cell>
          <table:table-cell office:value-type="float" office:value="1058.02">
            <text:p>1058.02</text:p>
          </table:table-cell>
          <table:table-cell office:value-type="float" office:value="1214.6">
            <text:p>1214.6</text:p>
          </table:table-cell>
          <table:table-cell office:value-type="float" office:value="1393.24">
            <text:p>1393.24</text:p>
          </table:table-cell>
          <table:table-cell office:value-type="float" office:value="1230.65">
            <text:p>1230.65</text:p>
          </table:table-cell>
          <table:table-cell office:value-type="float" office:value="1138.33">
            <text:p>1138.33</text:p>
          </table:table-cell>
          <table:table-cell office:value-type="float" office:value="810.904">
            <text:p>810.904</text:p>
          </table:table-cell>
          <table:table-cell/>
          <table:table-cell office:value-type="float" office:value="1.55066">
            <text:p>1.55066</text:p>
          </table:table-cell>
          <table:table-cell office:value-type="float" office:value="-0.303304">
            <text:p>-0.303304</text:p>
          </table:table-cell>
          <table:table-cell office:value-type="float" office:value="-0.216803743274068">
            <text:p>-0.2168037433</text:p>
          </table:table-cell>
          <table:table-cell office:value-type="float" office:value="-0.40342392997244">
            <text:p>-0.40342393</text:p>
          </table:table-cell>
          <table:table-cell office:value-type="float" office:value="0.0930313351982378">
            <text:p>0.0930313352</text:p>
          </table:table-cell>
          <table:table-cell office:value-type="float" office:value="2.62059344615523">
            <text:p>2.6205934462</text:p>
          </table:table-cell>
          <table:table-cell table:number-columns-repeated="6"/>
        </table:table-row>
        <table:table-row table:style-name="ro1">
          <table:table-cell table:formula="of:=[.A70]+5" office:value-type="float" office:value="315">
            <text:p>315</text:p>
          </table:table-cell>
          <table:table-cell office:value-type="float" office:value="1057.74">
            <text:p>1057.74</text:p>
          </table:table-cell>
          <table:table-cell office:value-type="float" office:value="1214.68">
            <text:p>1214.68</text:p>
          </table:table-cell>
          <table:table-cell office:value-type="float" office:value="1393.35">
            <text:p>1393.35</text:p>
          </table:table-cell>
          <table:table-cell office:value-type="float" office:value="1230.04">
            <text:p>1230.04</text:p>
          </table:table-cell>
          <table:table-cell office:value-type="float" office:value="1135.05">
            <text:p>1135.05</text:p>
          </table:table-cell>
          <table:table-cell office:value-type="float" office:value="811.2">
            <text:p>811.2</text:p>
          </table:table-cell>
          <table:table-cell/>
          <table:table-cell office:value-type="float" office:value="1.55368">
            <text:p>1.55368</text:p>
          </table:table-cell>
          <table:table-cell office:value-type="float" office:value="-0.303981">
            <text:p>-0.303981</text:p>
          </table:table-cell>
          <table:table-cell office:value-type="float" office:value="-0.217548667754696">
            <text:p>-0.2175486678</text:p>
          </table:table-cell>
          <table:table-cell office:value-type="float" office:value="-0.398758076461537">
            <text:p>-0.3987580765</text:p>
          </table:table-cell>
          <table:table-cell office:value-type="float" office:value="0.12511476387506">
            <text:p>0.1251147639</text:p>
          </table:table-cell>
          <table:table-cell office:value-type="float" office:value="2.61576750320639">
            <text:p>2.6157675032</text:p>
          </table:table-cell>
          <table:table-cell table:number-columns-repeated="6"/>
        </table:table-row>
        <table:table-row table:style-name="ro1">
          <table:table-cell table:formula="of:=[.A71]+5" office:value-type="float" office:value="320">
            <text:p>320</text:p>
          </table:table-cell>
          <table:table-cell office:value-type="float" office:value="1058.47">
            <text:p>1058.47</text:p>
          </table:table-cell>
          <table:table-cell office:value-type="float" office:value="1215.33">
            <text:p>1215.33</text:p>
          </table:table-cell>
          <table:table-cell office:value-type="float" office:value="1394.43">
            <text:p>1394.43</text:p>
          </table:table-cell>
          <table:table-cell office:value-type="float" office:value="1230.36">
            <text:p>1230.36</text:p>
          </table:table-cell>
          <table:table-cell office:value-type="float" office:value="1133.67">
            <text:p>1133.67</text:p>
          </table:table-cell>
          <table:table-cell office:value-type="float" office:value="811.648">
            <text:p>811.648</text:p>
          </table:table-cell>
          <table:table-cell/>
          <table:table-cell office:value-type="float" office:value="1.54579">
            <text:p>1.54579</text:p>
          </table:table-cell>
          <table:table-cell office:value-type="float" office:value="-0.309476">
            <text:p>-0.309476</text:p>
          </table:table-cell>
          <table:table-cell office:value-type="float" office:value="-0.224856230180425">
            <text:p>-0.2248562302</text:p>
          </table:table-cell>
          <table:table-cell office:value-type="float" office:value="-0.40120631424163">
            <text:p>-0.4012063142</text:p>
          </table:table-cell>
          <table:table-cell office:value-type="float" office:value="0.138668765836701">
            <text:p>0.1386687658</text:p>
          </table:table-cell>
          <table:table-cell office:value-type="float" office:value="2.60847006869425">
            <text:p>2.6084700687</text:p>
          </table:table-cell>
          <table:table-cell table:number-columns-repeated="6"/>
        </table:table-row>
        <table:table-row table:style-name="ro1">
          <table:table-cell table:formula="of:=[.A72]+5" office:value-type="float" office:value="325">
            <text:p>325</text:p>
          </table:table-cell>
          <table:table-cell office:value-type="float" office:value="1061.21">
            <text:p>1061.21</text:p>
          </table:table-cell>
          <table:table-cell office:value-type="float" office:value="1217.53">
            <text:p>1217.53</text:p>
          </table:table-cell>
          <table:table-cell office:value-type="float" office:value="1396.49">
            <text:p>1396.49</text:p>
          </table:table-cell>
          <table:table-cell office:value-type="float" office:value="1230.83">
            <text:p>1230.83</text:p>
          </table:table-cell>
          <table:table-cell office:value-type="float" office:value="1133.78">
            <text:p>1133.78</text:p>
          </table:table-cell>
          <table:table-cell office:value-type="float" office:value="813.051">
            <text:p>813.051</text:p>
          </table:table-cell>
          <table:table-cell/>
          <table:table-cell office:value-type="float" office:value="1.51626">
            <text:p>1.51626</text:p>
          </table:table-cell>
          <table:table-cell office:value-type="float" office:value="-0.328031">
            <text:p>-0.328031</text:p>
          </table:table-cell>
          <table:table-cell office:value-type="float" office:value="-0.238763388244525">
            <text:p>-0.2387633882</text:p>
          </table:table-cell>
          <table:table-cell office:value-type="float" office:value="-0.404799855509371">
            <text:p>-0.4047998555</text:p>
          </table:table-cell>
          <table:table-cell office:value-type="float" office:value="0.137587164178989">
            <text:p>0.1375871642</text:p>
          </table:table-cell>
          <table:table-cell office:value-type="float" office:value="2.58566874725806">
            <text:p>2.5856687473</text:p>
          </table:table-cell>
          <table:table-cell table:number-columns-repeated="6"/>
        </table:table-row>
        <table:table-row table:style-name="ro1">
          <table:table-cell table:formula="of:=[.A73]+5" office:value-type="float" office:value="330">
            <text:p>330</text:p>
          </table:table-cell>
          <table:table-cell office:value-type="float" office:value="1061.74">
            <text:p>1061.74</text:p>
          </table:table-cell>
          <table:table-cell office:value-type="float" office:value="1217.76">
            <text:p>1217.76</text:p>
          </table:table-cell>
          <table:table-cell office:value-type="float" office:value="1396.42">
            <text:p>1396.42</text:p>
          </table:table-cell>
          <table:table-cell office:value-type="float" office:value="1229.89">
            <text:p>1229.89</text:p>
          </table:table-cell>
          <table:table-cell office:value-type="float" office:value="1130.05">
            <text:p>1130.05</text:p>
          </table:table-cell>
          <table:table-cell office:value-type="float" office:value="813.28">
            <text:p>813.28</text:p>
          </table:table-cell>
          <table:table-cell/>
          <table:table-cell office:value-type="float" office:value="1.51057">
            <text:p>1.51057</text:p>
          </table:table-cell>
          <table:table-cell office:value-type="float" office:value="-0.329967">
            <text:p>-0.329967</text:p>
          </table:table-cell>
          <table:table-cell office:value-type="float" office:value="-0.238291488363599">
            <text:p>-0.2382914884</text:p>
          </table:table-cell>
          <table:table-cell office:value-type="float" office:value="-0.397610026444697">
            <text:p>-0.3976100264</text:p>
          </table:table-cell>
          <table:table-cell office:value-type="float" office:value="0.174380781358754">
            <text:p>0.1743807814</text:p>
          </table:table-cell>
          <table:table-cell office:value-type="float" office:value="2.5819545457775">
            <text:p>2.5819545458</text:p>
          </table:table-cell>
          <table:table-cell table:number-columns-repeated="6"/>
        </table:table-row>
        <table:table-row table:style-name="ro1">
          <table:table-cell table:formula="of:=[.A74]+5" office:value-type="float" office:value="335">
            <text:p>335</text:p>
          </table:table-cell>
          <table:table-cell office:value-type="float" office:value="1061.1">
            <text:p>1061.1</text:p>
          </table:table-cell>
          <table:table-cell office:value-type="float" office:value="1218.04">
            <text:p>1218.04</text:p>
          </table:table-cell>
          <table:table-cell office:value-type="float" office:value="1396.52">
            <text:p>1396.52</text:p>
          </table:table-cell>
          <table:table-cell office:value-type="float" office:value="1229.55">
            <text:p>1229.55</text:p>
          </table:table-cell>
          <table:table-cell office:value-type="float" office:value="1128.4">
            <text:p>1128.4</text:p>
          </table:table-cell>
          <table:table-cell office:value-type="float" office:value="814.661">
            <text:p>814.661</text:p>
          </table:table-cell>
          <table:table-cell/>
          <table:table-cell office:value-type="float" office:value="1.51745">
            <text:p>1.51745</text:p>
          </table:table-cell>
          <table:table-cell office:value-type="float" office:value="-0.332323">
            <text:p>-0.332323</text:p>
          </table:table-cell>
          <table:table-cell office:value-type="float" office:value="-0.238965616568724">
            <text:p>-0.2389656166</text:p>
          </table:table-cell>
          <table:table-cell office:value-type="float" office:value="-0.395006742693065">
            <text:p>-0.3950067427</text:p>
          </table:table-cell>
          <table:table-cell office:value-type="float" office:value="0.190734379141282">
            <text:p>0.1907343791</text:p>
          </table:table-cell>
          <table:table-cell office:value-type="float" office:value="2.55960006858807">
            <text:p>2.5596000686</text:p>
          </table:table-cell>
          <table:table-cell table:number-columns-repeated="6"/>
        </table:table-row>
        <table:table-row table:style-name="ro1">
          <table:table-cell table:formula="of:=[.A75]+5" office:value-type="float" office:value="340">
            <text:p>340</text:p>
          </table:table-cell>
          <table:table-cell office:value-type="float" office:value="1061.51">
            <text:p>1061.51</text:p>
          </table:table-cell>
          <table:table-cell office:value-type="float" office:value="1219.31">
            <text:p>1219.31</text:p>
          </table:table-cell>
          <table:table-cell office:value-type="float" office:value="1397.01">
            <text:p>1397.01</text:p>
          </table:table-cell>
          <table:table-cell office:value-type="float" office:value="1230.03">
            <text:p>1230.03</text:p>
          </table:table-cell>
          <table:table-cell office:value-type="float" office:value="1128.26">
            <text:p>1128.26</text:p>
          </table:table-cell>
          <table:table-cell office:value-type="float" office:value="815.669">
            <text:p>815.669</text:p>
          </table:table-cell>
          <table:table-cell/>
          <table:table-cell office:value-type="float" office:value="1.51304">
            <text:p>1.51304</text:p>
          </table:table-cell>
          <table:table-cell office:value-type="float" office:value="-0.342995">
            <text:p>-0.342995</text:p>
          </table:table-cell>
          <table:table-cell office:value-type="float" office:value="-0.242267449719664">
            <text:p>-0.2422674497</text:p>
          </table:table-cell>
          <table:table-cell office:value-type="float" office:value="-0.398681548505025">
            <text:p>-0.3986815485</text:p>
          </table:table-cell>
          <table:table-cell office:value-type="float" office:value="0.192124158546513">
            <text:p>0.1921241585</text:p>
          </table:table-cell>
          <table:table-cell office:value-type="float" office:value="2.54333119418995">
            <text:p>2.5433311942</text:p>
          </table:table-cell>
          <table:table-cell table:number-columns-repeated="6"/>
        </table:table-row>
        <table:table-row table:style-name="ro1">
          <table:table-cell table:formula="of:=[.A76]+5" office:value-type="float" office:value="345">
            <text:p>345</text:p>
          </table:table-cell>
          <table:table-cell office:value-type="float" office:value="1063.5">
            <text:p>1063.5</text:p>
          </table:table-cell>
          <table:table-cell office:value-type="float" office:value="1220.29">
            <text:p>1220.29</text:p>
          </table:table-cell>
          <table:table-cell office:value-type="float" office:value="1397.91">
            <text:p>1397.91</text:p>
          </table:table-cell>
          <table:table-cell office:value-type="float" office:value="1231.98">
            <text:p>1231.98</text:p>
          </table:table-cell>
          <table:table-cell office:value-type="float" office:value="1129.54">
            <text:p>1129.54</text:p>
          </table:table-cell>
          <table:table-cell office:value-type="float" office:value="816.688">
            <text:p>816.688</text:p>
          </table:table-cell>
          <table:table-cell/>
          <table:table-cell office:value-type="float" office:value="1.4917">
            <text:p>1.4917</text:p>
          </table:table-cell>
          <table:table-cell office:value-type="float" office:value="-0.351215">
            <text:p>-0.351215</text:p>
          </table:table-cell>
          <table:table-cell office:value-type="float" office:value="-0.248326010946059">
            <text:p>-0.2483260109</text:p>
          </table:table-cell>
          <table:table-cell office:value-type="float" office:value="-0.413581000839691">
            <text:p>-0.4135810008</text:p>
          </table:table-cell>
          <table:table-cell office:value-type="float" office:value="0.17943042820683">
            <text:p>0.1794304282</text:p>
          </table:table-cell>
          <table:table-cell office:value-type="float" office:value="2.52692560207087">
            <text:p>2.5269256021</text:p>
          </table:table-cell>
          <table:table-cell table:number-columns-repeated="6"/>
        </table:table-row>
        <table:table-row table:style-name="ro1">
          <table:table-cell table:formula="of:=[.A77]+5" office:value-type="float" office:value="350">
            <text:p>350</text:p>
          </table:table-cell>
          <table:table-cell office:value-type="float" office:value="1064.61">
            <text:p>1064.61</text:p>
          </table:table-cell>
          <table:table-cell office:value-type="float" office:value="1221.04">
            <text:p>1221.04</text:p>
          </table:table-cell>
          <table:table-cell office:value-type="float" office:value="1399.49">
            <text:p>1399.49</text:p>
          </table:table-cell>
          <table:table-cell office:value-type="float" office:value="1234.36">
            <text:p>1234.36</text:p>
          </table:table-cell>
          <table:table-cell office:value-type="float" office:value="1131.28">
            <text:p>1131.28</text:p>
          </table:table-cell>
          <table:table-cell office:value-type="float" office:value="817.178">
            <text:p>817.178</text:p>
          </table:table-cell>
          <table:table-cell/>
          <table:table-cell office:value-type="float" office:value="1.47983">
            <text:p>1.47983</text:p>
          </table:table-cell>
          <table:table-cell office:value-type="float" office:value="-0.357497">
            <text:p>-0.357497</text:p>
          </table:table-cell>
          <table:table-cell office:value-type="float" office:value="-0.258943303735922">
            <text:p>-0.2589433037</text:p>
          </table:table-cell>
          <table:table-cell office:value-type="float" office:value="-0.431702182536008">
            <text:p>-0.4317021825</text:p>
          </table:table-cell>
          <table:table-cell office:value-type="float" office:value="0.162220952922259">
            <text:p>0.1622209529</text:p>
          </table:table-cell>
          <table:table-cell office:value-type="float" office:value="2.51905131766497">
            <text:p>2.5190513177</text:p>
          </table:table-cell>
          <table:table-cell table:number-columns-repeated="6"/>
        </table:table-row>
        <table:table-row table:style-name="ro1">
          <table:table-cell table:formula="of:=[.A78]+5" office:value-type="float" office:value="355">
            <text:p>355</text:p>
          </table:table-cell>
          <table:table-cell office:value-type="float" office:value="1066.13">
            <text:p>1066.13</text:p>
          </table:table-cell>
          <table:table-cell office:value-type="float" office:value="1222.29">
            <text:p>1222.29</text:p>
          </table:table-cell>
          <table:table-cell office:value-type="float" office:value="1400.87">
            <text:p>1400.87</text:p>
          </table:table-cell>
          <table:table-cell office:value-type="float" office:value="1236.4">
            <text:p>1236.4</text:p>
          </table:table-cell>
          <table:table-cell office:value-type="float" office:value="1133.18">
            <text:p>1133.18</text:p>
          </table:table-cell>
          <table:table-cell office:value-type="float" office:value="818.512">
            <text:p>818.512</text:p>
          </table:table-cell>
          <table:table-cell/>
          <table:table-cell office:value-type="float" office:value="1.46362">
            <text:p>1.46362</text:p>
          </table:table-cell>
          <table:table-cell office:value-type="float" office:value="-0.36795">
            <text:p>-0.36795</text:p>
          </table:table-cell>
          <table:table-cell office:value-type="float" office:value="-0.268197041116911">
            <text:p>-0.2681970411</text:p>
          </table:table-cell>
          <table:table-cell office:value-type="float" office:value="-0.44717909714494">
            <text:p>-0.4471790971</text:p>
          </table:table-cell>
          <table:table-cell office:value-type="float" office:value="0.143489360658874">
            <text:p>0.1434893607</text:p>
          </table:table-cell>
          <table:table-cell office:value-type="float" office:value="2.49766175181176">
            <text:p>2.4976617518</text:p>
          </table:table-cell>
          <table:table-cell table:number-columns-repeated="6"/>
        </table:table-row>
        <table:table-row table:style-name="ro1">
          <table:table-cell table:formula="of:=[.A79]+5" office:value-type="float" office:value="360">
            <text:p>360</text:p>
          </table:table-cell>
          <table:table-cell office:value-type="float" office:value="1067.68">
            <text:p>1067.68</text:p>
          </table:table-cell>
          <table:table-cell office:value-type="float" office:value="1224.22">
            <text:p>1224.22</text:p>
          </table:table-cell>
          <table:table-cell office:value-type="float" office:value="1402.01">
            <text:p>1402.01</text:p>
          </table:table-cell>
          <table:table-cell office:value-type="float" office:value="1237.12">
            <text:p>1237.12</text:p>
          </table:table-cell>
          <table:table-cell office:value-type="float" office:value="1134.28">
            <text:p>1134.28</text:p>
          </table:table-cell>
          <table:table-cell office:value-type="float" office:value="820.105">
            <text:p>820.105</text:p>
          </table:table-cell>
          <table:table-cell/>
          <table:table-cell office:value-type="float" office:value="1.44714">
            <text:p>1.44714</text:p>
          </table:table-cell>
          <table:table-cell office:value-type="float" office:value="-0.384047">
            <text:p>-0.384047</text:p>
          </table:table-cell>
          <table:table-cell office:value-type="float" office:value="-0.275827692688245">
            <text:p>-0.2758276927</text:p>
          </table:table-cell>
          <table:table-cell office:value-type="float" office:value="-0.4526293509555">
            <text:p>-0.452629351</text:p>
          </table:table-cell>
          <table:table-cell office:value-type="float" office:value="0.13267343696358">
            <text:p>0.132673437</text:p>
          </table:table-cell>
          <table:table-cell office:value-type="float" office:value="2.47221050149496">
            <text:p>2.4722105015</text:p>
          </table:table-cell>
          <table:table-cell table:number-columns-repeated="6"/>
        </table:table-row>
        <table:table-row table:style-name="ro1">
          <table:table-cell table:formula="of:=[.A80]+5" office:value-type="float" office:value="365">
            <text:p>365</text:p>
          </table:table-cell>
          <table:table-cell office:value-type="float" office:value="1067.21">
            <text:p>1067.21</text:p>
          </table:table-cell>
          <table:table-cell office:value-type="float" office:value="1224.57">
            <text:p>1224.57</text:p>
          </table:table-cell>
          <table:table-cell office:value-type="float" office:value="1401.44">
            <text:p>1401.44</text:p>
          </table:table-cell>
          <table:table-cell office:value-type="float" office:value="1236.82">
            <text:p>1236.82</text:p>
          </table:table-cell>
          <table:table-cell office:value-type="float" office:value="1133.71">
            <text:p>1133.71</text:p>
          </table:table-cell>
          <table:table-cell office:value-type="float" office:value="820.62">
            <text:p>820.62</text:p>
          </table:table-cell>
          <table:table-cell/>
          <table:table-cell office:value-type="float" office:value="1.45213">
            <text:p>1.45213</text:p>
          </table:table-cell>
          <table:table-cell office:value-type="float" office:value="-0.38696">
            <text:p>-0.38696</text:p>
          </table:table-cell>
          <table:table-cell office:value-type="float" office:value="-0.272013918689097">
            <text:p>-0.2720139187</text:p>
          </table:table-cell>
          <table:table-cell office:value-type="float" office:value="-0.450359183034481">
            <text:p>-0.450359183</text:p>
          </table:table-cell>
          <table:table-cell office:value-type="float" office:value="0.138275431858401">
            <text:p>0.1382754319</text:p>
          </table:table-cell>
          <table:table-cell office:value-type="float" office:value="2.46400351858352">
            <text:p>2.4640035186</text:p>
          </table:table-cell>
          <table:table-cell table:number-columns-repeated="6"/>
        </table:table-row>
        <table:table-row table:style-name="ro1">
          <table:table-cell table:formula="of:=[.A81]+5" office:value-type="float" office:value="370">
            <text:p>370</text:p>
          </table:table-cell>
          <table:table-cell office:value-type="float" office:value="1067.32">
            <text:p>1067.32</text:p>
          </table:table-cell>
          <table:table-cell office:value-type="float" office:value="1225.33">
            <text:p>1225.33</text:p>
          </table:table-cell>
          <table:table-cell office:value-type="float" office:value="1402.56">
            <text:p>1402.56</text:p>
          </table:table-cell>
          <table:table-cell office:value-type="float" office:value="1237.4">
            <text:p>1237.4</text:p>
          </table:table-cell>
          <table:table-cell office:value-type="float" office:value="1134.76">
            <text:p>1134.76</text:p>
          </table:table-cell>
          <table:table-cell office:value-type="float" office:value="823.328">
            <text:p>823.328</text:p>
          </table:table-cell>
          <table:table-cell/>
          <table:table-cell office:value-type="float" office:value="1.45096">
            <text:p>1.45096</text:p>
          </table:table-cell>
          <table:table-cell office:value-type="float" office:value="-0.393282">
            <text:p>-0.393282</text:p>
          </table:table-cell>
          <table:table-cell office:value-type="float" office:value="-0.279504711463377">
            <text:p>-0.2795047115</text:p>
          </table:table-cell>
          <table:table-cell office:value-type="float" office:value="-0.454747181203497">
            <text:p>-0.4547471812</text:p>
          </table:table-cell>
          <table:table-cell office:value-type="float" office:value="0.127960332680207">
            <text:p>0.1279603327</text:p>
          </table:table-cell>
          <table:table-cell office:value-type="float" office:value="2.42101806294719">
            <text:p>2.4210180629</text:p>
          </table:table-cell>
          <table:table-cell table:number-columns-repeated="6"/>
        </table:table-row>
        <table:table-row table:style-name="ro1">
          <table:table-cell table:formula="of:=[.A82]+5" office:value-type="float" office:value="375">
            <text:p>375</text:p>
          </table:table-cell>
          <table:table-cell office:value-type="float" office:value="1068.29">
            <text:p>1068.29</text:p>
          </table:table-cell>
          <table:table-cell office:value-type="float" office:value="1227.26">
            <text:p>1227.26</text:p>
          </table:table-cell>
          <table:table-cell office:value-type="float" office:value="1404.82">
            <text:p>1404.82</text:p>
          </table:table-cell>
          <table:table-cell office:value-type="float" office:value="1239.46">
            <text:p>1239.46</text:p>
          </table:table-cell>
          <table:table-cell office:value-type="float" office:value="1140.13">
            <text:p>1140.13</text:p>
          </table:table-cell>
          <table:table-cell office:value-type="float" office:value="827.518">
            <text:p>827.518</text:p>
          </table:table-cell>
          <table:table-cell/>
          <table:table-cell office:value-type="float" office:value="1.44067">
            <text:p>1.44067</text:p>
          </table:table-cell>
          <table:table-cell office:value-type="float" office:value="-0.409299">
            <text:p>-0.409299</text:p>
          </table:table-cell>
          <table:table-cell office:value-type="float" office:value="-0.294583693604092">
            <text:p>-0.2945836936</text:p>
          </table:table-cell>
          <table:table-cell office:value-type="float" office:value="-0.470298944881065">
            <text:p>-0.4702989449</text:p>
          </table:table-cell>
          <table:table-cell office:value-type="float" office:value="0.0755030248046277">
            <text:p>0.0755030248</text:p>
          </table:table-cell>
          <table:table-cell office:value-type="float" office:value="2.35506248268007">
            <text:p>2.3550624827</text:p>
          </table:table-cell>
          <table:table-cell table:number-columns-repeated="6"/>
        </table:table-row>
        <table:table-row table:style-name="ro1">
          <table:table-cell table:formula="of:=[.A83]+5" office:value-type="float" office:value="380">
            <text:p>380</text:p>
          </table:table-cell>
          <table:table-cell office:value-type="float" office:value="1069.6">
            <text:p>1069.6</text:p>
          </table:table-cell>
          <table:table-cell office:value-type="float" office:value="1230.12">
            <text:p>1230.12</text:p>
          </table:table-cell>
          <table:table-cell office:value-type="float" office:value="1408.6">
            <text:p>1408.6</text:p>
          </table:table-cell>
          <table:table-cell office:value-type="float" office:value="1242.25">
            <text:p>1242.25</text:p>
          </table:table-cell>
          <table:table-cell office:value-type="float" office:value="1148.31">
            <text:p>1148.31</text:p>
          </table:table-cell>
          <table:table-cell office:value-type="float" office:value="829.434">
            <text:p>829.434</text:p>
          </table:table-cell>
          <table:table-cell/>
          <table:table-cell office:value-type="float" office:value="1.42679">
            <text:p>1.42679</text:p>
          </table:table-cell>
          <table:table-cell office:value-type="float" office:value="-0.432942">
            <text:p>-0.432942</text:p>
          </table:table-cell>
          <table:table-cell office:value-type="float" office:value="-0.319696147500776">
            <text:p>-0.3196961475</text:p>
          </table:table-cell>
          <table:table-cell office:value-type="float" office:value="-0.491279536832797">
            <text:p>-0.4912795368</text:p>
          </table:table-cell>
          <table:table-cell office:value-type="float" office:value="-0.00346111130529908">
            <text:p>-0.0034611113</text:p>
          </table:table-cell>
          <table:table-cell office:value-type="float" office:value="2.32512439343335">
            <text:p>2.3251243934</text:p>
          </table:table-cell>
          <table:table-cell table:number-columns-repeated="6"/>
        </table:table-row>
        <table:table-row table:style-name="ro1">
          <table:table-cell table:formula="of:=[.A84]+5" office:value-type="float" office:value="385">
            <text:p>385</text:p>
          </table:table-cell>
          <table:table-cell office:value-type="float" office:value="1071.48">
            <text:p>1071.48</text:p>
          </table:table-cell>
          <table:table-cell office:value-type="float" office:value="1234.15">
            <text:p>1234.15</text:p>
          </table:table-cell>
          <table:table-cell office:value-type="float" office:value="1412.97">
            <text:p>1412.97</text:p>
          </table:table-cell>
          <table:table-cell office:value-type="float" office:value="1245.57">
            <text:p>1245.57</text:p>
          </table:table-cell>
          <table:table-cell office:value-type="float" office:value="1155.28">
            <text:p>1155.28</text:p>
          </table:table-cell>
          <table:table-cell office:value-type="float" office:value="830.536">
            <text:p>830.536</text:p>
          </table:table-cell>
          <table:table-cell/>
          <table:table-cell office:value-type="float" office:value="1.40693">
            <text:p>1.40693</text:p>
          </table:table-cell>
          <table:table-cell office:value-type="float" office:value="-0.466071">
            <text:p>-0.466071</text:p>
          </table:table-cell>
          <table:table-cell office:value-type="float" office:value="-0.348560813069249">
            <text:p>-0.3485608131</text:p>
          </table:table-cell>
          <table:table-cell office:value-type="float" office:value="-0.516123220681083">
            <text:p>-0.5161232207</text:p>
          </table:table-cell>
          <table:table-cell office:value-type="float" office:value="-0.0698623958874592">
            <text:p>-0.0698623959</text:p>
          </table:table-cell>
          <table:table-cell office:value-type="float" office:value="2.30796787521391">
            <text:p>2.3079678752</text:p>
          </table:table-cell>
          <table:table-cell table:number-columns-repeated="6"/>
        </table:table-row>
        <table:table-row table:style-name="ro1">
          <table:table-cell table:formula="of:=[.A85]+5" office:value-type="float" office:value="390">
            <text:p>390</text:p>
          </table:table-cell>
          <table:table-cell office:value-type="float" office:value="1073.24">
            <text:p>1073.24</text:p>
          </table:table-cell>
          <table:table-cell office:value-type="float" office:value="1237.95">
            <text:p>1237.95</text:p>
          </table:table-cell>
          <table:table-cell office:value-type="float" office:value="1417.22">
            <text:p>1417.22</text:p>
          </table:table-cell>
          <table:table-cell office:value-type="float" office:value="1248.47">
            <text:p>1248.47</text:p>
          </table:table-cell>
          <table:table-cell office:value-type="float" office:value="1161.59">
            <text:p>1161.59</text:p>
          </table:table-cell>
          <table:table-cell office:value-type="float" office:value="832.97">
            <text:p>832.97</text:p>
          </table:table-cell>
          <table:table-cell/>
          <table:table-cell office:value-type="float" office:value="1.3884">
            <text:p>1.3884</text:p>
          </table:table-cell>
          <table:table-cell office:value-type="float" office:value="-0.497112">
            <text:p>-0.497112</text:p>
          </table:table-cell>
          <table:table-cell office:value-type="float" office:value="-0.376462112806403">
            <text:p>-0.3764621128</text:p>
          </table:table-cell>
          <table:table-cell office:value-type="float" office:value="-0.537715913306869">
            <text:p>-0.5377159133</text:p>
          </table:table-cell>
          <table:table-cell office:value-type="float" office:value="-0.12928878531953">
            <text:p>-0.1292887853</text:p>
          </table:table-cell>
          <table:table-cell office:value-type="float" office:value="2.27023493835809">
            <text:p>2.2702349384</text:p>
          </table:table-cell>
          <table:table-cell table:number-columns-repeated="6"/>
        </table:table-row>
        <table:table-row table:style-name="ro1">
          <table:table-cell table:formula="of:=[.A86]+5" office:value-type="float" office:value="395">
            <text:p>395</text:p>
          </table:table-cell>
          <table:table-cell office:value-type="float" office:value="1075.65">
            <text:p>1075.65</text:p>
          </table:table-cell>
          <table:table-cell office:value-type="float" office:value="1241.19">
            <text:p>1241.19</text:p>
          </table:table-cell>
          <table:table-cell office:value-type="float" office:value="1420.85">
            <text:p>1420.85</text:p>
          </table:table-cell>
          <table:table-cell office:value-type="float" office:value="1251.03">
            <text:p>1251.03</text:p>
          </table:table-cell>
          <table:table-cell office:value-type="float" office:value="1168.6">
            <text:p>1168.6</text:p>
          </table:table-cell>
          <table:table-cell office:value-type="float" office:value="835.107">
            <text:p>835.107</text:p>
          </table:table-cell>
          <table:table-cell/>
          <table:table-cell office:value-type="float" office:value="1.36313">
            <text:p>1.36313</text:p>
          </table:table-cell>
          <table:table-cell office:value-type="float" office:value="-0.523428">
            <text:p>-0.523428</text:p>
          </table:table-cell>
          <table:table-cell office:value-type="float" office:value="-0.400160939175417">
            <text:p>-0.4001609392</text:p>
          </table:table-cell>
          <table:table-cell office:value-type="float" office:value="-0.556693858375026">
            <text:p>-0.5566938584</text:p>
          </table:table-cell>
          <table:table-cell office:value-type="float" office:value="-0.194555142949762">
            <text:p>-0.1945551429</text:p>
          </table:table-cell>
          <table:table-cell office:value-type="float" office:value="2.23728755759263">
            <text:p>2.2372875576</text:p>
          </table:table-cell>
          <table:table-cell table:number-columns-repeated="6"/>
        </table:table-row>
        <table:table-row table:style-name="ro1">
          <table:table-cell table:formula="of:=[.A87]+5" office:value-type="float" office:value="400">
            <text:p>400</text:p>
          </table:table-cell>
          <table:table-cell office:value-type="float" office:value="1078.42">
            <text:p>1078.42</text:p>
          </table:table-cell>
          <table:table-cell office:value-type="float" office:value="1244.33">
            <text:p>1244.33</text:p>
          </table:table-cell>
          <table:table-cell office:value-type="float" office:value="1424.41">
            <text:p>1424.41</text:p>
          </table:table-cell>
          <table:table-cell office:value-type="float" office:value="1253.63">
            <text:p>1253.63</text:p>
          </table:table-cell>
          <table:table-cell office:value-type="float" office:value="1173.69">
            <text:p>1173.69</text:p>
          </table:table-cell>
          <table:table-cell office:value-type="float" office:value="834.608">
            <text:p>834.608</text:p>
          </table:table-cell>
          <table:table-cell/>
          <table:table-cell office:value-type="float" office:value="1.33423">
            <text:p>1.33423</text:p>
          </table:table-cell>
          <table:table-cell office:value-type="float" office:value="-0.548801">
            <text:p>-0.548801</text:p>
          </table:table-cell>
          <table:table-cell office:value-type="float" office:value="-0.423285445534919">
            <text:p>-0.4232854455</text:p>
          </table:table-cell>
          <table:table-cell office:value-type="float" office:value="-0.575888999187988">
            <text:p>-0.5758889992</text:p>
          </table:table-cell>
          <table:table-cell office:value-type="float" office:value="-0.241456844733664">
            <text:p>-0.2414568447</text:p>
          </table:table-cell>
          <table:table-cell office:value-type="float" office:value="2.24496583388298">
            <text:p>2.2449658339</text:p>
          </table:table-cell>
          <table:table-cell table:number-columns-repeated="6"/>
        </table:table-row>
        <table:table-row table:style-name="ro1">
          <table:table-cell table:formula="of:=[.A88]+5" office:value-type="float" office:value="405">
            <text:p>405</text:p>
          </table:table-cell>
          <table:table-cell office:value-type="float" office:value="1080.25">
            <text:p>1080.25</text:p>
          </table:table-cell>
          <table:table-cell office:value-type="float" office:value="1246.62">
            <text:p>1246.62</text:p>
          </table:table-cell>
          <table:table-cell office:value-type="float" office:value="1426.87">
            <text:p>1426.87</text:p>
          </table:table-cell>
          <table:table-cell office:value-type="float" office:value="1255.06">
            <text:p>1255.06</text:p>
          </table:table-cell>
          <table:table-cell office:value-type="float" office:value="1175.55">
            <text:p>1175.55</text:p>
          </table:table-cell>
          <table:table-cell office:value-type="float" office:value="834.742">
            <text:p>834.742</text:p>
          </table:table-cell>
          <table:table-cell/>
          <table:table-cell office:value-type="float" office:value="1.31521">
            <text:p>1.31521</text:p>
          </table:table-cell>
          <table:table-cell office:value-type="float" office:value="-0.567225">
            <text:p>-0.567225</text:p>
          </table:table-cell>
          <table:table-cell office:value-type="float" office:value="-0.439197322217818">
            <text:p>-0.4391973222</text:p>
          </table:table-cell>
          <table:table-cell office:value-type="float" office:value="-0.586412427037001">
            <text:p>-0.586412427</text:p>
          </table:table-cell>
          <table:table-cell office:value-type="float" office:value="-0.258494449484936">
            <text:p>-0.2584944495</text:p>
          </table:table-cell>
          <table:table-cell office:value-type="float" office:value="2.2429030304445">
            <text:p>2.2429030304</text:p>
          </table:table-cell>
          <table:table-cell table:number-columns-repeated="6"/>
        </table:table-row>
        <table:table-row table:style-name="ro1">
          <table:table-cell table:formula="of:=[.A89]+5" office:value-type="float" office:value="410">
            <text:p>410</text:p>
          </table:table-cell>
          <table:table-cell office:value-type="float" office:value="1082.81">
            <text:p>1082.81</text:p>
          </table:table-cell>
          <table:table-cell office:value-type="float" office:value="1248.1">
            <text:p>1248.1</text:p>
          </table:table-cell>
          <table:table-cell office:value-type="float" office:value="1428.26">
            <text:p>1428.26</text:p>
          </table:table-cell>
          <table:table-cell office:value-type="float" office:value="1254.88">
            <text:p>1254.88</text:p>
          </table:table-cell>
          <table:table-cell office:value-type="float" office:value="1172.79">
            <text:p>1172.79</text:p>
          </table:table-cell>
          <table:table-cell office:value-type="float" office:value="834.979">
            <text:p>834.979</text:p>
          </table:table-cell>
          <table:table-cell/>
          <table:table-cell office:value-type="float" office:value="1.28872">
            <text:p>1.28872</text:p>
          </table:table-cell>
          <table:table-cell office:value-type="float" office:value="-0.579096">
            <text:p>-0.579096</text:p>
          </table:table-cell>
          <table:table-cell office:value-type="float" office:value="-0.448163943724523">
            <text:p>-0.4481639437</text:p>
          </table:table-cell>
          <table:table-cell office:value-type="float" office:value="-0.585089119231355">
            <text:p>-0.5850891192</text:p>
          </table:table-cell>
          <table:table-cell office:value-type="float" office:value="-0.233193441308844">
            <text:p>-0.2331934413</text:p>
          </table:table-cell>
          <table:table-cell office:value-type="float" office:value="2.23925626035086">
            <text:p>2.2392562604</text:p>
          </table:table-cell>
          <table:table-cell table:number-columns-repeated="6"/>
        </table:table-row>
        <table:table-row table:style-name="ro1">
          <table:table-cell table:formula="of:=[.A90]+5" office:value-type="float" office:value="415">
            <text:p>415</text:p>
          </table:table-cell>
          <table:table-cell office:value-type="float" office:value="1085.21">
            <text:p>1085.21</text:p>
          </table:table-cell>
          <table:table-cell office:value-type="float" office:value="1249.19">
            <text:p>1249.19</text:p>
          </table:table-cell>
          <table:table-cell office:value-type="float" office:value="1428.8">
            <text:p>1428.8</text:p>
          </table:table-cell>
          <table:table-cell office:value-type="float" office:value="1254.5">
            <text:p>1254.5</text:p>
          </table:table-cell>
          <table:table-cell office:value-type="float" office:value="1170.49">
            <text:p>1170.49</text:p>
          </table:table-cell>
          <table:table-cell office:value-type="float" office:value="837.709">
            <text:p>837.709</text:p>
          </table:table-cell>
          <table:table-cell/>
          <table:table-cell office:value-type="float" office:value="1.26399">
            <text:p>1.26399</text:p>
          </table:table-cell>
          <table:table-cell office:value-type="float" office:value="-0.587821">
            <text:p>-0.587821</text:p>
          </table:table-cell>
          <table:table-cell office:value-type="float" office:value="-0.451642674049012">
            <text:p>-0.451642674</text:p>
          </table:table-cell>
          <table:table-cell office:value-type="float" office:value="-0.582294222353753">
            <text:p>-0.5822942224</text:p>
          </table:table-cell>
          <table:table-cell office:value-type="float" office:value="-0.212018121456044">
            <text:p>-0.2120181215</text:p>
          </table:table-cell>
          <table:table-cell office:value-type="float" office:value="2.19739794265901">
            <text:p>2.1973979427</text:p>
          </table:table-cell>
          <table:table-cell table:number-columns-repeated="6"/>
        </table:table-row>
        <table:table-row table:style-name="ro1">
          <table:table-cell table:formula="of:=[.A91]+5" office:value-type="float" office:value="420">
            <text:p>420</text:p>
          </table:table-cell>
          <table:table-cell office:value-type="float" office:value="1087.66">
            <text:p>1087.66</text:p>
          </table:table-cell>
          <table:table-cell office:value-type="float" office:value="1250.22">
            <text:p>1250.22</text:p>
          </table:table-cell>
          <table:table-cell office:value-type="float" office:value="1429.64">
            <text:p>1429.64</text:p>
          </table:table-cell>
          <table:table-cell office:value-type="float" office:value="1254.74">
            <text:p>1254.74</text:p>
          </table:table-cell>
          <table:table-cell office:value-type="float" office:value="1171.72">
            <text:p>1171.72</text:p>
          </table:table-cell>
          <table:table-cell office:value-type="float" office:value="839.756">
            <text:p>839.756</text:p>
          </table:table-cell>
          <table:table-cell/>
          <table:table-cell office:value-type="float" office:value="1.23887">
            <text:p>1.23887</text:p>
          </table:table-cell>
          <table:table-cell office:value-type="float" office:value="-0.596052">
            <text:p>-0.596052</text:p>
          </table:table-cell>
          <table:table-cell office:value-type="float" office:value="-0.457048808866604">
            <text:p>-0.4570488089</text:p>
          </table:table-cell>
          <table:table-cell office:value-type="float" office:value="-0.584059617337036">
            <text:p>-0.5840596173</text:p>
          </table:table-cell>
          <table:table-cell office:value-type="float" office:value="-0.223352655357638">
            <text:p>-0.2233526554</text:p>
          </table:table-cell>
          <table:table-cell office:value-type="float" office:value="2.16619041221253">
            <text:p>2.1661904122</text:p>
          </table:table-cell>
          <table:table-cell table:number-columns-repeated="6"/>
        </table:table-row>
        <table:table-row table:style-name="ro1">
          <table:table-cell table:formula="of:=[.A92]+5" office:value-type="float" office:value="425">
            <text:p>425</text:p>
          </table:table-cell>
          <table:table-cell office:value-type="float" office:value="1089.76">
            <text:p>1089.76</text:p>
          </table:table-cell>
          <table:table-cell office:value-type="float" office:value="1252.23">
            <text:p>1252.23</text:p>
          </table:table-cell>
          <table:table-cell office:value-type="float" office:value="1432.08">
            <text:p>1432.08</text:p>
          </table:table-cell>
          <table:table-cell office:value-type="float" office:value="1256.9">
            <text:p>1256.9</text:p>
          </table:table-cell>
          <table:table-cell office:value-type="float" office:value="1177.24">
            <text:p>1177.24</text:p>
          </table:table-cell>
          <table:table-cell office:value-type="float" office:value="842.826">
            <text:p>842.826</text:p>
          </table:table-cell>
          <table:table-cell/>
          <table:table-cell office:value-type="float" office:value="1.21742">
            <text:p>1.21742</text:p>
          </table:table-cell>
          <table:table-cell office:value-type="float" office:value="-0.612075">
            <text:p>-0.612075</text:p>
          </table:table-cell>
          <table:table-cell office:value-type="float" office:value="-0.472716376356505">
            <text:p>-0.4727163764</text:p>
          </table:table-cell>
          <table:table-cell office:value-type="float" office:value="-0.5999178336301">
            <text:p>-0.5999178336</text:p>
          </table:table-cell>
          <table:table-cell office:value-type="float" office:value="-0.273928172211687">
            <text:p>-0.2739281722</text:p>
          </table:table-cell>
          <table:table-cell office:value-type="float" office:value="2.11967089568176">
            <text:p>2.1196708957</text:p>
          </table:table-cell>
          <table:table-cell table:number-columns-repeated="6"/>
        </table:table-row>
        <table:table-row table:style-name="ro1">
          <table:table-cell table:formula="of:=[.A93]+5" office:value-type="float" office:value="430">
            <text:p>430</text:p>
          </table:table-cell>
          <table:table-cell office:value-type="float" office:value="1090.94">
            <text:p>1090.94</text:p>
          </table:table-cell>
          <table:table-cell office:value-type="float" office:value="1254.65">
            <text:p>1254.65</text:p>
          </table:table-cell>
          <table:table-cell office:value-type="float" office:value="1434.74">
            <text:p>1434.74</text:p>
          </table:table-cell>
          <table:table-cell office:value-type="float" office:value="1259.15">
            <text:p>1259.15</text:p>
          </table:table-cell>
          <table:table-cell office:value-type="float" office:value="1183.58">
            <text:p>1183.58</text:p>
          </table:table-cell>
          <table:table-cell office:value-type="float" office:value="844.129">
            <text:p>844.129</text:p>
          </table:table-cell>
          <table:table-cell/>
          <table:table-cell office:value-type="float" office:value="1.20541">
            <text:p>1.20541</text:p>
          </table:table-cell>
          <table:table-cell office:value-type="float" office:value="-0.631299">
            <text:p>-0.631299</text:p>
          </table:table-cell>
          <table:table-cell office:value-type="float" office:value="-0.489735879163395">
            <text:p>-0.4897358792</text:p>
          </table:table-cell>
          <table:table-cell office:value-type="float" office:value="-0.616378953492341">
            <text:p>-0.6163789535</text:p>
          </table:table-cell>
          <table:table-cell office:value-type="float" office:value="-0.331434645573906">
            <text:p>-0.3314346456</text:p>
          </table:table-cell>
          <table:table-cell office:value-type="float" office:value="2.10002890378176">
            <text:p>2.1000289038</text:p>
          </table:table-cell>
          <table:table-cell table:number-columns-repeated="6"/>
        </table:table-row>
        <table:table-row table:style-name="ro1">
          <table:table-cell table:formula="of:=[.A94]+5" office:value-type="float" office:value="435">
            <text:p>435</text:p>
          </table:table-cell>
          <table:table-cell office:value-type="float" office:value="1091.12">
            <text:p>1091.12</text:p>
          </table:table-cell>
          <table:table-cell office:value-type="float" office:value="1255.71">
            <text:p>1255.71</text:p>
          </table:table-cell>
          <table:table-cell office:value-type="float" office:value="1435.83">
            <text:p>1435.83</text:p>
          </table:table-cell>
          <table:table-cell office:value-type="float" office:value="1260.18">
            <text:p>1260.18</text:p>
          </table:table-cell>
          <table:table-cell office:value-type="float" office:value="1186.53">
            <text:p>1186.53</text:p>
          </table:table-cell>
          <table:table-cell office:value-type="float" office:value="844.088">
            <text:p>844.088</text:p>
          </table:table-cell>
          <table:table-cell/>
          <table:table-cell office:value-type="float" office:value="1.20358">
            <text:p>1.20358</text:p>
          </table:table-cell>
          <table:table-cell office:value-type="float" office:value="-0.639695">
            <text:p>-0.639695</text:p>
          </table:table-cell>
          <table:table-cell office:value-type="float" office:value="-0.496691821714519">
            <text:p>-0.4966918217</text:p>
          </table:table-cell>
          <table:table-cell office:value-type="float" office:value="-0.623894874851545">
            <text:p>-0.6238948749</text:p>
          </table:table-cell>
          <table:table-cell office:value-type="float" office:value="-0.357982888303564">
            <text:p>-0.3579828883</text:p>
          </table:table-cell>
          <table:table-cell office:value-type="float" office:value="2.10064603166175">
            <text:p>2.1006460317</text:p>
          </table:table-cell>
          <table:table-cell table:number-columns-repeated="6"/>
        </table:table-row>
        <table:table-row table:style-name="ro1">
          <table:table-cell table:formula="of:=[.A95]+5" office:value-type="float" office:value="440">
            <text:p>440</text:p>
          </table:table-cell>
          <table:table-cell office:value-type="float" office:value="1090.7">
            <text:p>1090.7</text:p>
          </table:table-cell>
          <table:table-cell office:value-type="float" office:value="1256.62">
            <text:p>1256.62</text:p>
          </table:table-cell>
          <table:table-cell office:value-type="float" office:value="1436.76">
            <text:p>1436.76</text:p>
          </table:table-cell>
          <table:table-cell office:value-type="float" office:value="1260.87">
            <text:p>1260.87</text:p>
          </table:table-cell>
          <table:table-cell office:value-type="float" office:value="1186.89">
            <text:p>1186.89</text:p>
          </table:table-cell>
          <table:table-cell office:value-type="float" office:value="843.643">
            <text:p>843.643</text:p>
          </table:table-cell>
          <table:table-cell/>
          <table:table-cell office:value-type="float" office:value="1.20785">
            <text:p>1.20785</text:p>
          </table:table-cell>
          <table:table-cell office:value-type="float" office:value="-0.646893">
            <text:p>-0.646893</text:p>
          </table:table-cell>
          <table:table-cell office:value-type="float" office:value="-0.502618364376829">
            <text:p>-0.5026183644</text:p>
          </table:table-cell>
          <table:table-cell office:value-type="float" office:value="-0.628922944114102">
            <text:p>-0.6289229441</text:p>
          </table:table-cell>
          <table:table-cell office:value-type="float" office:value="-0.361213638739875">
            <text:p>-0.3612136387</text:p>
          </table:table-cell>
          <table:table-cell office:value-type="float" office:value="2.10734798553679">
            <text:p>2.1073479855</text:p>
          </table:table-cell>
          <table:table-cell table:number-columns-repeated="6"/>
        </table:table-row>
        <table:table-row table:style-name="ro1">
          <table:table-cell table:formula="of:=[.A96]+5" office:value-type="float" office:value="445">
            <text:p>445</text:p>
          </table:table-cell>
          <table:table-cell office:value-type="float" office:value="1090.8">
            <text:p>1090.8</text:p>
          </table:table-cell>
          <table:table-cell office:value-type="float" office:value="1256.69">
            <text:p>1256.69</text:p>
          </table:table-cell>
          <table:table-cell office:value-type="float" office:value="1436.78">
            <text:p>1436.78</text:p>
          </table:table-cell>
          <table:table-cell office:value-type="float" office:value="1261.23">
            <text:p>1261.23</text:p>
          </table:table-cell>
          <table:table-cell office:value-type="float" office:value="1188.23">
            <text:p>1188.23</text:p>
          </table:table-cell>
          <table:table-cell office:value-type="float" office:value="846.314">
            <text:p>846.314</text:p>
          </table:table-cell>
          <table:table-cell/>
          <table:table-cell office:value-type="float" office:value="1.20683">
            <text:p>1.20683</text:p>
          </table:table-cell>
          <table:table-cell office:value-type="float" office:value="-0.647446">
            <text:p>-0.647446</text:p>
          </table:table-cell>
          <table:table-cell office:value-type="float" office:value="-0.502745732635493">
            <text:p>-0.5027457326</text:p>
          </table:table-cell>
          <table:table-cell office:value-type="float" office:value="-0.631544100613831">
            <text:p>-0.6315441006</text:p>
          </table:table-cell>
          <table:table-cell office:value-type="float" office:value="-0.373222004830523">
            <text:p>-0.3732220048</text:p>
          </table:table-cell>
          <table:table-cell office:value-type="float" office:value="2.0672270073872">
            <text:p>2.0672270074</text:p>
          </table:table-cell>
          <table:table-cell table:number-columns-repeated="6"/>
        </table:table-row>
        <table:table-row table:style-name="ro1">
          <table:table-cell table:formula="of:=[.A97]+5" office:value-type="float" office:value="450">
            <text:p>450</text:p>
          </table:table-cell>
          <table:table-cell office:value-type="float" office:value="1091.58">
            <text:p>1091.58</text:p>
          </table:table-cell>
          <table:table-cell office:value-type="float" office:value="1257.43">
            <text:p>1257.43</text:p>
          </table:table-cell>
          <table:table-cell office:value-type="float" office:value="1437.61">
            <text:p>1437.61</text:p>
          </table:table-cell>
          <table:table-cell office:value-type="float" office:value="1262.56">
            <text:p>1262.56</text:p>
          </table:table-cell>
          <table:table-cell office:value-type="float" office:value="1192.41">
            <text:p>1192.41</text:p>
          </table:table-cell>
          <table:table-cell office:value-type="float" office:value="848.994">
            <text:p>848.994</text:p>
          </table:table-cell>
          <table:table-cell/>
          <table:table-cell office:value-type="float" office:value="1.1989">
            <text:p>1.1989</text:p>
          </table:table-cell>
          <table:table-cell office:value-type="float" office:value="-0.65329">
            <text:p>-0.65329</text:p>
          </table:table-cell>
          <table:table-cell office:value-type="float" office:value="-0.50802839010292">
            <text:p>-0.5080283901</text:p>
          </table:table-cell>
          <table:table-cell office:value-type="float" office:value="-0.641214855540397">
            <text:p>-0.6412148555</text:p>
          </table:table-cell>
          <table:table-cell office:value-type="float" office:value="-0.410507529962684">
            <text:p>-0.41050753</text:p>
          </table:table-cell>
          <table:table-cell office:value-type="float" office:value="2.02722456531837">
            <text:p>2.0272245653</text:p>
          </table:table-cell>
          <table:table-cell table:number-columns-repeated="6"/>
        </table:table-row>
        <table:table-row table:style-name="ro1">
          <table:table-cell table:formula="of:=[.A98]+5" office:value-type="float" office:value="455">
            <text:p>455</text:p>
          </table:table-cell>
          <table:table-cell office:value-type="float" office:value="1093.4">
            <text:p>1093.4</text:p>
          </table:table-cell>
          <table:table-cell office:value-type="float" office:value="1258.14">
            <text:p>1258.14</text:p>
          </table:table-cell>
          <table:table-cell office:value-type="float" office:value="1438.42">
            <text:p>1438.42</text:p>
          </table:table-cell>
          <table:table-cell office:value-type="float" office:value="1263.77">
            <text:p>1263.77</text:p>
          </table:table-cell>
          <table:table-cell office:value-type="float" office:value="1196.76">
            <text:p>1196.76</text:p>
          </table:table-cell>
          <table:table-cell office:value-type="float" office:value="849.775">
            <text:p>849.775</text:p>
          </table:table-cell>
          <table:table-cell/>
          <table:table-cell office:value-type="float" office:value="1.18044">
            <text:p>1.18044</text:p>
          </table:table-cell>
          <table:table-cell office:value-type="float" office:value="-0.658891">
            <text:p>-0.658891</text:p>
          </table:table-cell>
          <table:table-cell office:value-type="float" office:value="-0.513177876782666">
            <text:p>-0.5131778768</text:p>
          </table:table-cell>
          <table:table-cell office:value-type="float" office:value="-0.649995377994128">
            <text:p>-0.649995378</text:p>
          </table:table-cell>
          <table:table-cell office:value-type="float" office:value="-0.449032888331769">
            <text:p>-0.4490328883</text:p>
          </table:table-cell>
          <table:table-cell office:value-type="float" office:value="2.01561461611002">
            <text:p>2.0156146161</text:p>
          </table:table-cell>
          <table:table-cell table:number-columns-repeated="6"/>
        </table:table-row>
        <table:table-row table:style-name="ro1">
          <table:table-cell table:formula="of:=[.A99]+5" office:value-type="float" office:value="460">
            <text:p>460</text:p>
          </table:table-cell>
          <table:table-cell office:value-type="float" office:value="1094.95">
            <text:p>1094.95</text:p>
          </table:table-cell>
          <table:table-cell office:value-type="float" office:value="1258.55">
            <text:p>1258.55</text:p>
          </table:table-cell>
          <table:table-cell office:value-type="float" office:value="1438.61">
            <text:p>1438.61</text:p>
          </table:table-cell>
          <table:table-cell office:value-type="float" office:value="1264.12">
            <text:p>1264.12</text:p>
          </table:table-cell>
          <table:table-cell office:value-type="float" office:value="1195.34">
            <text:p>1195.34</text:p>
          </table:table-cell>
          <table:table-cell office:value-type="float" office:value="847.482">
            <text:p>847.482</text:p>
          </table:table-cell>
          <table:table-cell/>
          <table:table-cell office:value-type="float" office:value="1.16477">
            <text:p>1.16477</text:p>
          </table:table-cell>
          <table:table-cell office:value-type="float" office:value="-0.662123">
            <text:p>-0.662123</text:p>
          </table:table-cell>
          <table:table-cell office:value-type="float" office:value="-0.51438494143267">
            <text:p>-0.5143849414</text:p>
          </table:table-cell>
          <table:table-cell office:value-type="float" office:value="-0.652532064247508">
            <text:p>-0.6525320642</text:p>
          </table:table-cell>
          <table:table-cell office:value-type="float" office:value="-0.436487620673878">
            <text:p>-0.4364876207</text:p>
          </table:table-cell>
          <table:table-cell office:value-type="float" office:value="2.04976200328898">
            <text:p>2.0497620033</text:p>
          </table:table-cell>
          <table:table-cell table:number-columns-repeated="6"/>
        </table:table-row>
        <table:table-row table:style-name="ro1">
          <table:table-cell table:formula="of:=[.A100]+5" office:value-type="float" office:value="465">
            <text:p>465</text:p>
          </table:table-cell>
          <table:table-cell office:value-type="float" office:value="1095.48">
            <text:p>1095.48</text:p>
          </table:table-cell>
          <table:table-cell office:value-type="float" office:value="1258.26">
            <text:p>1258.26</text:p>
          </table:table-cell>
          <table:table-cell office:value-type="float" office:value="1437.84">
            <text:p>1437.84</text:p>
          </table:table-cell>
          <table:table-cell office:value-type="float" office:value="1263.11">
            <text:p>1263.11</text:p>
          </table:table-cell>
          <table:table-cell office:value-type="float" office:value="1189.03">
            <text:p>1189.03</text:p>
          </table:table-cell>
          <table:table-cell office:value-type="float" office:value="846.867">
            <text:p>846.867</text:p>
          </table:table-cell>
          <table:table-cell/>
          <table:table-cell office:value-type="float" office:value="1.15942">
            <text:p>1.15942</text:p>
          </table:table-cell>
          <table:table-cell office:value-type="float" office:value="-0.659837">
            <text:p>-0.659837</text:p>
          </table:table-cell>
          <table:table-cell office:value-type="float" office:value="-0.509491179850704">
            <text:p>-0.5094911799</text:p>
          </table:table-cell>
          <table:table-cell office:value-type="float" office:value="-0.64520808756343">
            <text:p>-0.6452080876</text:p>
          </table:table-cell>
          <table:table-cell office:value-type="float" office:value="-0.380378275634648">
            <text:p>-0.3803782756</text:p>
          </table:table-cell>
          <table:table-cell office:value-type="float" office:value="2.05895204071598">
            <text:p>2.0589520407</text:p>
          </table:table-cell>
          <table:table-cell table:number-columns-repeated="6"/>
        </table:table-row>
        <table:table-row table:style-name="ro1">
          <table:table-cell table:formula="of:=[.A101]+5" office:value-type="float" office:value="470">
            <text:p>470</text:p>
          </table:table-cell>
          <table:table-cell office:value-type="float" office:value="1095.03">
            <text:p>1095.03</text:p>
          </table:table-cell>
          <table:table-cell office:value-type="float" office:value="1257.68">
            <text:p>1257.68</text:p>
          </table:table-cell>
          <table:table-cell office:value-type="float" office:value="1437.31">
            <text:p>1437.31</text:p>
          </table:table-cell>
          <table:table-cell office:value-type="float" office:value="1262.39">
            <text:p>1262.39</text:p>
          </table:table-cell>
          <table:table-cell office:value-type="float" office:value="1184.68">
            <text:p>1184.68</text:p>
          </table:table-cell>
          <table:table-cell office:value-type="float" office:value="849.945">
            <text:p>849.945</text:p>
          </table:table-cell>
          <table:table-cell/>
          <table:table-cell office:value-type="float" office:value="1.16396">
            <text:p>1.16396</text:p>
          </table:table-cell>
          <table:table-cell office:value-type="float" office:value="-0.655263">
            <text:p>-0.655263</text:p>
          </table:table-cell>
          <table:table-cell office:value-type="float" office:value="-0.50611969991601">
            <text:p>-0.5061196999</text:p>
          </table:table-cell>
          <table:table-cell office:value-type="float" office:value="-0.639979879861358">
            <text:p>-0.6399798799</text:p>
          </table:table-cell>
          <table:table-cell office:value-type="float" office:value="-0.341349449168333">
            <text:p>-0.3413494492</text:p>
          </table:table-cell>
          <table:table-cell office:value-type="float" office:value="2.01309031007905">
            <text:p>2.0130903101</text:p>
          </table:table-cell>
          <table:table-cell table:number-columns-repeated="6"/>
        </table:table-row>
        <table:table-row table:style-name="ro1">
          <table:table-cell table:formula="of:=[.A102]+5" office:value-type="float" office:value="475">
            <text:p>475</text:p>
          </table:table-cell>
          <table:table-cell office:value-type="float" office:value="1095.58">
            <text:p>1095.58</text:p>
          </table:table-cell>
          <table:table-cell office:value-type="float" office:value="1257.88">
            <text:p>1257.88</text:p>
          </table:table-cell>
          <table:table-cell office:value-type="float" office:value="1437.33">
            <text:p>1437.33</text:p>
          </table:table-cell>
          <table:table-cell office:value-type="float" office:value="1262.28">
            <text:p>1262.28</text:p>
          </table:table-cell>
          <table:table-cell office:value-type="float" office:value="1184.96">
            <text:p>1184.96</text:p>
          </table:table-cell>
          <table:table-cell office:value-type="float" office:value="852.792">
            <text:p>852.792</text:p>
          </table:table-cell>
          <table:table-cell/>
          <table:table-cell office:value-type="float" office:value="1.15841">
            <text:p>1.15841</text:p>
          </table:table-cell>
          <table:table-cell office:value-type="float" office:value="-0.656841">
            <text:p>-0.656841</text:p>
          </table:table-cell>
          <table:table-cell office:value-type="float" office:value="-0.506246970716712">
            <text:p>-0.5062469707</text:p>
          </table:table-cell>
          <table:table-cell office:value-type="float" office:value="-0.63918060069394">
            <text:p>-0.6391806007</text:p>
          </table:table-cell>
          <table:table-cell office:value-type="float" office:value="-0.343870278184978">
            <text:p>-0.3438702782</text:p>
          </table:table-cell>
          <table:table-cell office:value-type="float" office:value="1.97096516755546">
            <text:p>1.9709651676</text:p>
          </table:table-cell>
          <table:table-cell table:number-columns-repeated="6"/>
        </table:table-row>
        <table:table-row table:style-name="ro1">
          <table:table-cell table:formula="of:=[.A103]+5" office:value-type="float" office:value="480">
            <text:p>480</text:p>
          </table:table-cell>
          <table:table-cell office:value-type="float" office:value="1095.7">
            <text:p>1095.7</text:p>
          </table:table-cell>
          <table:table-cell office:value-type="float" office:value="1258.62">
            <text:p>1258.62</text:p>
          </table:table-cell>
          <table:table-cell office:value-type="float" office:value="1437.99">
            <text:p>1437.99</text:p>
          </table:table-cell>
          <table:table-cell office:value-type="float" office:value="1263.07">
            <text:p>1263.07</text:p>
          </table:table-cell>
          <table:table-cell office:value-type="float" office:value="1186.24">
            <text:p>1186.24</text:p>
          </table:table-cell>
          <table:table-cell office:value-type="float" office:value="854.18">
            <text:p>854.18</text:p>
          </table:table-cell>
          <table:table-cell/>
          <table:table-cell office:value-type="float" office:value="1.1572">
            <text:p>1.1572</text:p>
          </table:table-cell>
          <table:table-cell office:value-type="float" office:value="-0.662674">
            <text:p>-0.662674</text:p>
          </table:table-cell>
          <table:table-cell office:value-type="float" office:value="-0.510444921064351">
            <text:p>-0.5104449211</text:p>
          </table:table-cell>
          <table:table-cell office:value-type="float" office:value="-0.644917787953">
            <text:p>-0.644917788</text:p>
          </table:table-cell>
          <table:table-cell office:value-type="float" office:value="-0.355378913274733">
            <text:p>-0.3553789133</text:p>
          </table:table-cell>
          <table:table-cell office:value-type="float" office:value="1.95052968925061">
            <text:p>1.9505296893</text:p>
          </table:table-cell>
          <table:table-cell table:number-columns-repeated="6"/>
        </table:table-row>
        <table:table-row table:style-name="ro1">
          <table:table-cell table:formula="of:=[.A104]+5" office:value-type="float" office:value="485">
            <text:p>485</text:p>
          </table:table-cell>
          <table:table-cell office:value-type="float" office:value="1095.89">
            <text:p>1095.89</text:p>
          </table:table-cell>
          <table:table-cell office:value-type="float" office:value="1260.12">
            <text:p>1260.12</text:p>
          </table:table-cell>
          <table:table-cell office:value-type="float" office:value="1439.13">
            <text:p>1439.13</text:p>
          </table:table-cell>
          <table:table-cell office:value-type="float" office:value="1264.09">
            <text:p>1264.09</text:p>
          </table:table-cell>
          <table:table-cell office:value-type="float" office:value="1189.63">
            <text:p>1189.63</text:p>
          </table:table-cell>
          <table:table-cell office:value-type="float" office:value="857.611">
            <text:p>857.611</text:p>
          </table:table-cell>
          <table:table-cell/>
          <table:table-cell office:value-type="float" office:value="1.15529">
            <text:p>1.15529</text:p>
          </table:table-cell>
          <table:table-cell office:value-type="float" office:value="-0.674478">
            <text:p>-0.674478</text:p>
          </table:table-cell>
          <table:table-cell office:value-type="float" office:value="-0.517686856974509">
            <text:p>-0.517686857</text:p>
          </table:table-cell>
          <table:table-cell office:value-type="float" office:value="-0.652314689038932">
            <text:p>-0.652314689</text:p>
          </table:table-cell>
          <table:table-cell office:value-type="float" office:value="-0.385739162417252">
            <text:p>-0.3857391624</text:p>
          </table:table-cell>
          <table:table-cell office:value-type="float" office:value="1.90029903511573">
            <text:p>1.9002990351</text:p>
          </table:table-cell>
          <table:table-cell table:number-columns-repeated="6"/>
        </table:table-row>
        <table:table-row table:style-name="ro1">
          <table:table-cell table:formula="of:=[.A105]+5" office:value-type="float" office:value="490">
            <text:p>490</text:p>
          </table:table-cell>
          <table:table-cell office:value-type="float" office:value="1095.49">
            <text:p>1095.49</text:p>
          </table:table-cell>
          <table:table-cell office:value-type="float" office:value="1261.05">
            <text:p>1261.05</text:p>
          </table:table-cell>
          <table:table-cell office:value-type="float" office:value="1440">
            <text:p>1440</text:p>
          </table:table-cell>
          <table:table-cell office:value-type="float" office:value="1265.21">
            <text:p>1265.21</text:p>
          </table:table-cell>
          <table:table-cell office:value-type="float" office:value="1194.68">
            <text:p>1194.68</text:p>
          </table:table-cell>
          <table:table-cell office:value-type="float" office:value="859.446">
            <text:p>859.446</text:p>
          </table:table-cell>
          <table:table-cell/>
          <table:table-cell office:value-type="float" office:value="1.15932">
            <text:p>1.15932</text:p>
          </table:table-cell>
          <table:table-cell office:value-type="float" office:value="-0.681782">
            <text:p>-0.681782</text:p>
          </table:table-cell>
          <table:table-cell office:value-type="float" office:value="-0.523205883128822">
            <text:p>-0.5232058831</text:p>
          </table:table-cell>
          <table:table-cell office:value-type="float" office:value="-0.660423038654273">
            <text:p>-0.6604230387</text:p>
          </table:table-cell>
          <table:table-cell office:value-type="float" office:value="-0.430646569723181">
            <text:p>-0.4306465697</text:p>
          </table:table-cell>
          <table:table-cell office:value-type="float" office:value="1.87359880598916">
            <text:p>1.873598806</text:p>
          </table:table-cell>
          <table:table-cell table:number-columns-repeated="6"/>
        </table:table-row>
        <table:table-row table:style-name="ro1">
          <table:table-cell table:formula="of:=[.A106]+5" office:value-type="float" office:value="495">
            <text:p>495</text:p>
          </table:table-cell>
          <table:table-cell office:value-type="float" office:value="1095.36">
            <text:p>1095.36</text:p>
          </table:table-cell>
          <table:table-cell office:value-type="float" office:value="1262.61">
            <text:p>1262.61</text:p>
          </table:table-cell>
          <table:table-cell office:value-type="float" office:value="1440.99">
            <text:p>1440.99</text:p>
          </table:table-cell>
          <table:table-cell office:value-type="float" office:value="1266.55">
            <text:p>1266.55</text:p>
          </table:table-cell>
          <table:table-cell office:value-type="float" office:value="1200.7">
            <text:p>1200.7</text:p>
          </table:table-cell>
          <table:table-cell office:value-type="float" office:value="861.368">
            <text:p>861.368</text:p>
          </table:table-cell>
          <table:table-cell/>
          <table:table-cell office:value-type="float" office:value="1.16063">
            <text:p>1.16063</text:p>
          </table:table-cell>
          <table:table-cell office:value-type="float" office:value="-0.694009">
            <text:p>-0.694009</text:p>
          </table:table-cell>
          <table:table-cell office:value-type="float" office:value="-0.529478047826226">
            <text:p>-0.5294780478</text:p>
          </table:table-cell>
          <table:table-cell office:value-type="float" office:value="-0.670105257583818">
            <text:p>-0.6701052576</text:p>
          </table:table-cell>
          <table:table-cell office:value-type="float" office:value="-0.483686200515975">
            <text:p>-0.4836862005</text:p>
          </table:table-cell>
          <table:table-cell office:value-type="float" office:value="1.84575465935535">
            <text:p>1.8457546594</text:p>
          </table:table-cell>
          <table:table-cell table:number-columns-repeated="6"/>
        </table:table-row>
        <table:table-row table:style-name="ro1">
          <table:table-cell table:formula="of:=[.A107]+5" office:value-type="float" office:value="500">
            <text:p>500</text:p>
          </table:table-cell>
          <table:table-cell office:value-type="float" office:value="1095.51">
            <text:p>1095.51</text:p>
          </table:table-cell>
          <table:table-cell office:value-type="float" office:value="1263.23">
            <text:p>1263.23</text:p>
          </table:table-cell>
          <table:table-cell office:value-type="float" office:value="1441.43">
            <text:p>1441.43</text:p>
          </table:table-cell>
          <table:table-cell office:value-type="float" office:value="1267.42">
            <text:p>1267.42</text:p>
          </table:table-cell>
          <table:table-cell office:value-type="float" office:value="1205.74">
            <text:p>1205.74</text:p>
          </table:table-cell>
          <table:table-cell office:value-type="float" office:value="862.187">
            <text:p>862.187</text:p>
          </table:table-cell>
          <table:table-cell/>
          <table:table-cell office:value-type="float" office:value="1.15912">
            <text:p>1.15912</text:p>
          </table:table-cell>
          <table:table-cell office:value-type="float" office:value="-0.698861">
            <text:p>-0.698861</text:p>
          </table:table-cell>
          <table:table-cell office:value-type="float" office:value="-0.532262911056726">
            <text:p>-0.5322629111</text:p>
          </table:table-cell>
          <table:table-cell office:value-type="float" office:value="-0.676380513076591">
            <text:p>-0.6763805131</text:p>
          </table:table-cell>
          <table:table-cell office:value-type="float" office:value="-0.527684152563164">
            <text:p>-0.5276841526</text:p>
          </table:table-cell>
          <table:table-cell office:value-type="float" office:value="1.83392746986469">
            <text:p>1.8339274699</text:p>
          </table:table-cell>
          <table:table-cell table:number-columns-repeated="6"/>
        </table:table-row>
        <table:table-row table:style-name="ro1">
          <table:table-cell table:formula="of:=[.A108]+5" office:value-type="float" office:value="505">
            <text:p>505</text:p>
          </table:table-cell>
          <table:table-cell office:value-type="float" office:value="1095.41">
            <text:p>1095.41</text:p>
          </table:table-cell>
          <table:table-cell office:value-type="float" office:value="1264.74">
            <text:p>1264.74</text:p>
          </table:table-cell>
          <table:table-cell office:value-type="float" office:value="1442.47">
            <text:p>1442.47</text:p>
          </table:table-cell>
          <table:table-cell office:value-type="float" office:value="1268.37">
            <text:p>1268.37</text:p>
          </table:table-cell>
          <table:table-cell office:value-type="float" office:value="1208.92">
            <text:p>1208.92</text:p>
          </table:table-cell>
          <table:table-cell office:value-type="float" office:value="863.425">
            <text:p>863.425</text:p>
          </table:table-cell>
          <table:table-cell/>
          <table:table-cell office:value-type="float" office:value="1.16013">
            <text:p>1.16013</text:p>
          </table:table-cell>
          <table:table-cell office:value-type="float" office:value="-0.710656">
            <text:p>-0.710656</text:p>
          </table:table-cell>
          <table:table-cell office:value-type="float" office:value="-0.538838561391943">
            <text:p>-0.5388385614</text:p>
          </table:table-cell>
          <table:table-cell office:value-type="float" office:value="-0.683222971119763">
            <text:p>-0.6832229711</text:p>
          </table:table-cell>
          <table:table-cell office:value-type="float" office:value="-0.555256008062506">
            <text:p>-0.5552560081</text:p>
          </table:table-cell>
          <table:table-cell office:value-type="float" office:value="1.8160920880008">
            <text:p>1.816092088</text:p>
          </table:table-cell>
          <table:table-cell table:number-columns-repeated="6"/>
        </table:table-row>
        <table:table-row table:style-name="ro1">
          <table:table-cell table:formula="of:=[.A109]+5" office:value-type="float" office:value="510">
            <text:p>510</text:p>
          </table:table-cell>
          <table:table-cell office:value-type="float" office:value="1096.09">
            <text:p>1096.09</text:p>
          </table:table-cell>
          <table:table-cell office:value-type="float" office:value="1265.33">
            <text:p>1265.33</text:p>
          </table:table-cell>
          <table:table-cell office:value-type="float" office:value="1443.13">
            <text:p>1443.13</text:p>
          </table:table-cell>
          <table:table-cell office:value-type="float" office:value="1268.96">
            <text:p>1268.96</text:p>
          </table:table-cell>
          <table:table-cell office:value-type="float" office:value="1208.77">
            <text:p>1208.77</text:p>
          </table:table-cell>
          <table:table-cell office:value-type="float" office:value="864.156">
            <text:p>864.156</text:p>
          </table:table-cell>
          <table:table-cell/>
          <table:table-cell office:value-type="float" office:value="1.15327">
            <text:p>1.15327</text:p>
          </table:table-cell>
          <table:table-cell office:value-type="float" office:value="-0.715257">
            <text:p>-0.715257</text:p>
          </table:table-cell>
          <table:table-cell office:value-type="float" office:value="-0.543006654474724">
            <text:p>-0.5430066545</text:p>
          </table:table-cell>
          <table:table-cell office:value-type="float" office:value="-0.687467340501502">
            <text:p>-0.6874673405</text:p>
          </table:table-cell>
          <table:table-cell office:value-type="float" office:value="-0.553958708927077">
            <text:p>-0.5539587089</text:p>
          </table:table-cell>
          <table:table-cell office:value-type="float" office:value="1.80558485252854">
            <text:p>1.8055848525</text:p>
          </table:table-cell>
          <table:table-cell table:number-columns-repeated="6"/>
        </table:table-row>
        <table:table-row table:style-name="ro1">
          <table:table-cell table:formula="of:=[.A110]+5" office:value-type="float" office:value="515">
            <text:p>515</text:p>
          </table:table-cell>
          <table:table-cell office:value-type="float" office:value="1096.05">
            <text:p>1096.05</text:p>
          </table:table-cell>
          <table:table-cell office:value-type="float" office:value="1265.59">
            <text:p>1265.59</text:p>
          </table:table-cell>
          <table:table-cell office:value-type="float" office:value="1443.19">
            <text:p>1443.19</text:p>
          </table:table-cell>
          <table:table-cell office:value-type="float" office:value="1268.69">
            <text:p>1268.69</text:p>
          </table:table-cell>
          <table:table-cell office:value-type="float" office:value="1207.11">
            <text:p>1207.11</text:p>
          </table:table-cell>
          <table:table-cell office:value-type="float" office:value="864.314">
            <text:p>864.314</text:p>
          </table:table-cell>
          <table:table-cell/>
          <table:table-cell office:value-type="float" office:value="1.15367">
            <text:p>1.15367</text:p>
          </table:table-cell>
          <table:table-cell office:value-type="float" office:value="-0.717283">
            <text:p>-0.717283</text:p>
          </table:table-cell>
          <table:table-cell office:value-type="float" office:value="-0.543385382987704">
            <text:p>-0.543385383</text:p>
          </table:table-cell>
          <table:table-cell office:value-type="float" office:value="-0.685525491884354">
            <text:p>-0.6855254919</text:p>
          </table:table-cell>
          <table:table-cell office:value-type="float" office:value="-0.539580404571862">
            <text:p>-0.5395804046</text:p>
          </table:table-cell>
          <table:table-cell office:value-type="float" office:value="1.80331613071536">
            <text:p>1.8033161307</text:p>
          </table:table-cell>
          <table:table-cell table:number-columns-repeated="6"/>
        </table:table-row>
        <table:table-row table:style-name="ro1">
          <table:table-cell table:formula="of:=[.A111]+5" office:value-type="float" office:value="520">
            <text:p>520</text:p>
          </table:table-cell>
          <table:table-cell office:value-type="float" office:value="1096.24">
            <text:p>1096.24</text:p>
          </table:table-cell>
          <table:table-cell office:value-type="float" office:value="1266.15">
            <text:p>1266.15</text:p>
          </table:table-cell>
          <table:table-cell office:value-type="float" office:value="1443.47">
            <text:p>1443.47</text:p>
          </table:table-cell>
          <table:table-cell office:value-type="float" office:value="1268.85">
            <text:p>1268.85</text:p>
          </table:table-cell>
          <table:table-cell office:value-type="float" office:value="1206.1">
            <text:p>1206.1</text:p>
          </table:table-cell>
          <table:table-cell office:value-type="float" office:value="866.141">
            <text:p>866.141</text:p>
          </table:table-cell>
          <table:table-cell/>
          <table:table-cell office:value-type="float" office:value="1.15176">
            <text:p>1.15176</text:p>
          </table:table-cell>
          <table:table-cell office:value-type="float" office:value="-0.721645">
            <text:p>-0.721645</text:p>
          </table:table-cell>
          <table:table-cell office:value-type="float" office:value="-0.545152366415395">
            <text:p>-0.5451523664</text:p>
          </table:table-cell>
          <table:table-cell office:value-type="float" office:value="-0.686676316750248">
            <text:p>-0.6866763168</text:p>
          </table:table-cell>
          <table:table-cell office:value-type="float" office:value="-0.530812792750725">
            <text:p>-0.5308127928</text:p>
          </table:table-cell>
          <table:table-cell office:value-type="float" office:value="1.77714236204203">
            <text:p>1.777142362</text:p>
          </table:table-cell>
          <table:table-cell table:number-columns-repeated="6"/>
        </table:table-row>
        <table:table-row table:style-name="ro1">
          <table:table-cell table:formula="of:=[.A112]+5" office:value-type="float" office:value="525">
            <text:p>525</text:p>
          </table:table-cell>
          <table:table-cell office:value-type="float" office:value="1096.22">
            <text:p>1096.22</text:p>
          </table:table-cell>
          <table:table-cell office:value-type="float" office:value="1267.31">
            <text:p>1267.31</text:p>
          </table:table-cell>
          <table:table-cell office:value-type="float" office:value="1444.69">
            <text:p>1444.69</text:p>
          </table:table-cell>
          <table:table-cell office:value-type="float" office:value="1269.88">
            <text:p>1269.88</text:p>
          </table:table-cell>
          <table:table-cell office:value-type="float" office:value="1209.96">
            <text:p>1209.96</text:p>
          </table:table-cell>
          <table:table-cell office:value-type="float" office:value="870.546">
            <text:p>870.546</text:p>
          </table:table-cell>
          <table:table-cell/>
          <table:table-cell office:value-type="float" office:value="1.15196">
            <text:p>1.15196</text:p>
          </table:table-cell>
          <table:table-cell office:value-type="float" office:value="-0.730667">
            <text:p>-0.730667</text:p>
          </table:table-cell>
          <table:table-cell office:value-type="float" office:value="-0.552843371880416">
            <text:p>-0.5528433719</text:p>
          </table:table-cell>
          <table:table-cell office:value-type="float" office:value="-0.694077809406474">
            <text:p>-0.6940778094</text:p>
          </table:table-cell>
          <table:table-cell office:value-type="float" office:value="-0.564241769172901">
            <text:p>-0.5642417692</text:p>
          </table:table-cell>
          <table:table-cell office:value-type="float" office:value="1.71448769181714">
            <text:p>1.7144876918</text:p>
          </table:table-cell>
          <table:table-cell table:number-columns-repeated="6"/>
        </table:table-row>
        <table:table-row table:style-name="ro1">
          <table:table-cell table:formula="of:=[.A113]+5" office:value-type="float" office:value="530">
            <text:p>530</text:p>
          </table:table-cell>
          <table:table-cell office:value-type="float" office:value="1097.07">
            <text:p>1097.07</text:p>
          </table:table-cell>
          <table:table-cell office:value-type="float" office:value="1269.16">
            <text:p>1269.16</text:p>
          </table:table-cell>
          <table:table-cell office:value-type="float" office:value="1446.21">
            <text:p>1446.21</text:p>
          </table:table-cell>
          <table:table-cell office:value-type="float" office:value="1271.95">
            <text:p>1271.95</text:p>
          </table:table-cell>
          <table:table-cell office:value-type="float" office:value="1217.73">
            <text:p>1217.73</text:p>
          </table:table-cell>
          <table:table-cell office:value-type="float" office:value="876.305">
            <text:p>876.305</text:p>
          </table:table-cell>
          <table:table-cell/>
          <table:table-cell office:value-type="float" office:value="1.14341">
            <text:p>1.14341</text:p>
          </table:table-cell>
          <table:table-cell office:value-type="float" office:value="-0.745022">
            <text:p>-0.745022</text:p>
          </table:table-cell>
          <table:table-cell office:value-type="float" office:value="-0.562407453622768">
            <text:p>-0.5624074536</text:p>
          </table:table-cell>
          <table:table-cell office:value-type="float" office:value="-0.708916400859534">
            <text:p>-0.7089164009</text:p>
          </table:table-cell>
          <table:table-cell office:value-type="float" office:value="-0.630890073583151">
            <text:p>-0.6308900736</text:p>
          </table:table-cell>
          <table:table-cell office:value-type="float" office:value="1.63352444397205">
            <text:p>1.633524444</text:p>
          </table:table-cell>
          <table:table-cell table:number-columns-repeated="6"/>
        </table:table-row>
        <table:table-row table:style-name="ro1">
          <table:table-cell table:formula="of:=[.A114]+5" office:value-type="float" office:value="535">
            <text:p>535</text:p>
          </table:table-cell>
          <table:table-cell office:value-type="float" office:value="1098.48">
            <text:p>1098.48</text:p>
          </table:table-cell>
          <table:table-cell office:value-type="float" office:value="1271.08">
            <text:p>1271.08</text:p>
          </table:table-cell>
          <table:table-cell office:value-type="float" office:value="1447.9">
            <text:p>1447.9</text:p>
          </table:table-cell>
          <table:table-cell office:value-type="float" office:value="1273.88">
            <text:p>1273.88</text:p>
          </table:table-cell>
          <table:table-cell office:value-type="float" office:value="1224.84">
            <text:p>1224.84</text:p>
          </table:table-cell>
          <table:table-cell office:value-type="float" office:value="877.734">
            <text:p>877.734</text:p>
          </table:table-cell>
          <table:table-cell/>
          <table:table-cell office:value-type="float" office:value="1.12924">
            <text:p>1.12924</text:p>
          </table:table-cell>
          <table:table-cell office:value-type="float" office:value="-0.759875">
            <text:p>-0.759875</text:p>
          </table:table-cell>
          <table:table-cell office:value-type="float" office:value="-0.573017627339188">
            <text:p>-0.5730176273</text:p>
          </table:table-cell>
          <table:table-cell office:value-type="float" office:value="-0.722707973948808">
            <text:p>-0.7227079739</text:p>
          </table:table-cell>
          <table:table-cell office:value-type="float" office:value="-0.691136229222552">
            <text:p>-0.6911362292</text:p>
          </table:table-cell>
          <table:table-cell office:value-type="float" office:value="1.61359928134965">
            <text:p>1.6135992813</text:p>
          </table:table-cell>
          <table:table-cell table:number-columns-repeated="6"/>
        </table:table-row>
        <table:table-row table:style-name="ro1">
          <table:table-cell table:formula="of:=[.A115]+5" office:value-type="float" office:value="540">
            <text:p>540</text:p>
          </table:table-cell>
          <table:table-cell office:value-type="float" office:value="1099.64">
            <text:p>1099.64</text:p>
          </table:table-cell>
          <table:table-cell office:value-type="float" office:value="1272.81">
            <text:p>1272.81</text:p>
          </table:table-cell>
          <table:table-cell office:value-type="float" office:value="1449.04">
            <text:p>1449.04</text:p>
          </table:table-cell>
          <table:table-cell office:value-type="float" office:value="1274.82">
            <text:p>1274.82</text:p>
          </table:table-cell>
          <table:table-cell office:value-type="float" office:value="1230.4">
            <text:p>1230.4</text:p>
          </table:table-cell>
          <table:table-cell office:value-type="float" office:value="879.97">
            <text:p>879.97</text:p>
          </table:table-cell>
          <table:table-cell/>
          <table:table-cell office:value-type="float" office:value="1.11762">
            <text:p>1.11762</text:p>
          </table:table-cell>
          <table:table-cell office:value-type="float" office:value="-0.773221">
            <text:p>-0.773221</text:p>
          </table:table-cell>
          <table:table-cell office:value-type="float" office:value="-0.58016080788716">
            <text:p>-0.5801608079</text:p>
          </table:table-cell>
          <table:table-cell office:value-type="float" office:value="-0.729409990890037">
            <text:p>-0.7294099909</text:p>
          </table:table-cell>
          <table:table-cell office:value-type="float" office:value="-0.737763415989671">
            <text:p>-0.737763416</text:p>
          </table:table-cell>
          <table:table-cell office:value-type="float" office:value="1.58255162174191">
            <text:p>1.5825516217</text:p>
          </table:table-cell>
          <table:table-cell table:number-columns-repeated="6"/>
        </table:table-row>
        <table:table-row table:style-name="ro1">
          <table:table-cell table:formula="of:=[.A116]+5" office:value-type="float" office:value="545">
            <text:p>545</text:p>
          </table:table-cell>
          <table:table-cell office:value-type="float" office:value="1098.98">
            <text:p>1098.98</text:p>
          </table:table-cell>
          <table:table-cell office:value-type="float" office:value="1273.8">
            <text:p>1273.8</text:p>
          </table:table-cell>
          <table:table-cell office:value-type="float" office:value="1449.81">
            <text:p>1449.81</text:p>
          </table:table-cell>
          <table:table-cell office:value-type="float" office:value="1275.74">
            <text:p>1275.74</text:p>
          </table:table-cell>
          <table:table-cell office:value-type="float" office:value="1233.19">
            <text:p>1233.19</text:p>
          </table:table-cell>
          <table:table-cell office:value-type="float" office:value="879.561">
            <text:p>879.561</text:p>
          </table:table-cell>
          <table:table-cell/>
          <table:table-cell office:value-type="float" office:value="1.12423">
            <text:p>1.12423</text:p>
          </table:table-cell>
          <table:table-cell office:value-type="float" office:value="-0.780841">
            <text:p>-0.780841</text:p>
          </table:table-cell>
          <table:table-cell office:value-type="float" office:value="-0.584979231498423">
            <text:p>-0.5849792315</text:p>
          </table:table-cell>
          <table:table-cell office:value-type="float" office:value="-0.735959848239253">
            <text:p>-0.7359598482</text:p>
          </table:table-cell>
          <table:table-cell office:value-type="float" office:value="-0.761002445712775">
            <text:p>-0.7610024457</text:p>
          </table:table-cell>
          <table:table-cell office:value-type="float" office:value="1.58821893650865">
            <text:p>1.5882189365</text:p>
          </table:table-cell>
          <table:table-cell table:number-columns-repeated="6"/>
        </table:table-row>
        <table:table-row table:style-name="ro1">
          <table:table-cell table:formula="of:=[.A117]+5" office:value-type="float" office:value="550">
            <text:p>550</text:p>
          </table:table-cell>
          <table:table-cell office:value-type="float" office:value="1099.02">
            <text:p>1099.02</text:p>
          </table:table-cell>
          <table:table-cell office:value-type="float" office:value="1274">
            <text:p>1274</text:p>
          </table:table-cell>
          <table:table-cell office:value-type="float" office:value="1449.63">
            <text:p>1449.63</text:p>
          </table:table-cell>
          <table:table-cell office:value-type="float" office:value="1275.15">
            <text:p>1275.15</text:p>
          </table:table-cell>
          <table:table-cell office:value-type="float" office:value="1230.44">
            <text:p>1230.44</text:p>
          </table:table-cell>
          <table:table-cell office:value-type="float" office:value="875.879">
            <text:p>875.879</text:p>
          </table:table-cell>
          <table:table-cell/>
          <table:table-cell office:value-type="float" office:value="1.12383">
            <text:p>1.12383</text:p>
          </table:table-cell>
          <table:table-cell office:value-type="float" office:value="-0.782379">
            <text:p>-0.782379</text:p>
          </table:table-cell>
          <table:table-cell office:value-type="float" office:value="-0.583853305197176">
            <text:p>-0.5838533052</text:p>
          </table:table-cell>
          <table:table-cell office:value-type="float" office:value="-0.731760483291484">
            <text:p>-0.7317604833</text:p>
          </table:table-cell>
          <table:table-cell office:value-type="float" office:value="-0.738097336682485">
            <text:p>-0.7380973367</text:p>
          </table:table-cell>
          <table:table-cell office:value-type="float" office:value="1.63947692544936">
            <text:p>1.6394769254</text:p>
          </table:table-cell>
          <table:table-cell table:number-columns-repeated="6"/>
        </table:table-row>
        <table:table-row table:style-name="ro1">
          <table:table-cell table:formula="of:=[.A118]+5" office:value-type="float" office:value="555">
            <text:p>555</text:p>
          </table:table-cell>
          <table:table-cell office:value-type="float" office:value="1100.24">
            <text:p>1100.24</text:p>
          </table:table-cell>
          <table:table-cell office:value-type="float" office:value="1273.95">
            <text:p>1273.95</text:p>
          </table:table-cell>
          <table:table-cell office:value-type="float" office:value="1449.69">
            <text:p>1449.69</text:p>
          </table:table-cell>
          <table:table-cell office:value-type="float" office:value="1274.87">
            <text:p>1274.87</text:p>
          </table:table-cell>
          <table:table-cell office:value-type="float" office:value="1226.37">
            <text:p>1226.37</text:p>
          </table:table-cell>
          <table:table-cell office:value-type="float" office:value="876.163">
            <text:p>876.163</text:p>
          </table:table-cell>
          <table:table-cell/>
          <table:table-cell office:value-type="float" office:value="1.11162">
            <text:p>1.11162</text:p>
          </table:table-cell>
          <table:table-cell office:value-type="float" office:value="-0.781995">
            <text:p>-0.781995</text:p>
          </table:table-cell>
          <table:table-cell office:value-type="float" office:value="-0.584228645030936">
            <text:p>-0.584228645</text:p>
          </table:table-cell>
          <table:table-cell office:value-type="float" office:value="-0.729766204320438">
            <text:p>-0.7297662043</text:p>
          </table:table-cell>
          <table:table-cell office:value-type="float" office:value="-0.704009255532835">
            <text:p>-0.7040092555</text:p>
          </table:table-cell>
          <table:table-cell office:value-type="float" office:value="1.63550796131752">
            <text:p>1.6355079613</text:p>
          </table:table-cell>
          <table:table-cell table:number-columns-repeated="6"/>
        </table:table-row>
        <table:table-row table:style-name="ro1">
          <table:table-cell table:formula="of:=[.A119]+5" office:value-type="float" office:value="560">
            <text:p>560</text:p>
          </table:table-cell>
          <table:table-cell office:value-type="float" office:value="1101.33">
            <text:p>1101.33</text:p>
          </table:table-cell>
          <table:table-cell office:value-type="float" office:value="1274.02">
            <text:p>1274.02</text:p>
          </table:table-cell>
          <table:table-cell office:value-type="float" office:value="1449.45">
            <text:p>1449.45</text:p>
          </table:table-cell>
          <table:table-cell office:value-type="float" office:value="1275.05">
            <text:p>1275.05</text:p>
          </table:table-cell>
          <table:table-cell office:value-type="float" office:value="1226.51">
            <text:p>1226.51</text:p>
          </table:table-cell>
          <table:table-cell office:value-type="float" office:value="881.659">
            <text:p>881.659</text:p>
          </table:table-cell>
          <table:table-cell/>
          <table:table-cell office:value-type="float" office:value="1.10073">
            <text:p>1.10073</text:p>
          </table:table-cell>
          <table:table-cell office:value-type="float" office:value="-0.782533">
            <text:p>-0.782533</text:p>
          </table:table-cell>
          <table:table-cell office:value-type="float" office:value="-0.582727099249532">
            <text:p>-0.5827270992</text:p>
          </table:table-cell>
          <table:table-cell office:value-type="float" office:value="-0.731048341349762">
            <text:p>-0.7310483413</text:p>
          </table:table-cell>
          <table:table-cell office:value-type="float" office:value="-0.705185575663036">
            <text:p>-0.7051855757</text:p>
          </table:table-cell>
          <table:table-cell office:value-type="float" office:value="1.55920365881147">
            <text:p>1.5592036588</text:p>
          </table:table-cell>
          <table:table-cell table:number-columns-repeated="6"/>
        </table:table-row>
        <table:table-row table:style-name="ro1">
          <table:table-cell table:formula="of:=[.A120]+5" office:value-type="float" office:value="565">
            <text:p>565</text:p>
          </table:table-cell>
          <table:table-cell office:value-type="float" office:value="1101.69">
            <text:p>1101.69</text:p>
          </table:table-cell>
          <table:table-cell office:value-type="float" office:value="1274.26">
            <text:p>1274.26</text:p>
          </table:table-cell>
          <table:table-cell office:value-type="float" office:value="1449.47">
            <text:p>1449.47</text:p>
          </table:table-cell>
          <table:table-cell office:value-type="float" office:value="1275.54">
            <text:p>1275.54</text:p>
          </table:table-cell>
          <table:table-cell office:value-type="float" office:value="1229.93">
            <text:p>1229.93</text:p>
          </table:table-cell>
          <table:table-cell office:value-type="float" office:value="886.193">
            <text:p>886.193</text:p>
          </table:table-cell>
          <table:table-cell/>
          <table:table-cell office:value-type="float" office:value="1.09713">
            <text:p>1.09713</text:p>
          </table:table-cell>
          <table:table-cell office:value-type="float" office:value="-0.784378">
            <text:p>-0.784378</text:p>
          </table:table-cell>
          <table:table-cell office:value-type="float" office:value="-0.582852247056653">
            <text:p>-0.5828522471</text:p>
          </table:table-cell>
          <table:table-cell office:value-type="float" office:value="-0.734536769940969">
            <text:p>-0.7345367699</text:p>
          </table:table-cell>
          <table:table-cell office:value-type="float" office:value="-0.7338382209112">
            <text:p>-0.7338382209</text:p>
          </table:table-cell>
          <table:table-cell office:value-type="float" office:value="1.49696783932103">
            <text:p>1.4969678393</text:p>
          </table:table-cell>
          <table:table-cell table:number-columns-repeated="6"/>
        </table:table-row>
        <table:table-row table:style-name="ro1">
          <table:table-cell table:formula="of:=[.A121]+5" office:value-type="float" office:value="570">
            <text:p>570</text:p>
          </table:table-cell>
          <table:table-cell office:value-type="float" office:value="1101.1">
            <text:p>1101.1</text:p>
          </table:table-cell>
          <table:table-cell office:value-type="float" office:value="1274.92">
            <text:p>1274.92</text:p>
          </table:table-cell>
          <table:table-cell office:value-type="float" office:value="1450.01">
            <text:p>1450.01</text:p>
          </table:table-cell>
          <table:table-cell office:value-type="float" office:value="1276.29">
            <text:p>1276.29</text:p>
          </table:table-cell>
          <table:table-cell office:value-type="float" office:value="1233.6">
            <text:p>1233.6</text:p>
          </table:table-cell>
          <table:table-cell office:value-type="float" office:value="888.941">
            <text:p>888.941</text:p>
          </table:table-cell>
          <table:table-cell/>
          <table:table-cell office:value-type="float" office:value="1.10302">
            <text:p>1.10302</text:p>
          </table:table-cell>
          <table:table-cell office:value-type="float" office:value="-0.789448">
            <text:p>-0.789448</text:p>
          </table:table-cell>
          <table:table-cell office:value-type="float" office:value="-0.586229932868357">
            <text:p>-0.5862299329</text:p>
          </table:table-cell>
          <table:table-cell office:value-type="float" office:value="-0.739871013847877">
            <text:p>-0.7398710138</text:p>
          </table:table-cell>
          <table:table-cell office:value-type="float" office:value="-0.764408641493237">
            <text:p>-0.7644086415</text:p>
          </table:table-cell>
          <table:table-cell office:value-type="float" office:value="1.45955649338655">
            <text:p>1.4595564934</text:p>
          </table:table-cell>
          <table:table-cell table:number-columns-repeated="6"/>
        </table:table-row>
        <table:table-row table:style-name="ro1">
          <table:table-cell table:formula="of:=[.A122]+5" office:value-type="float" office:value="575">
            <text:p>575</text:p>
          </table:table-cell>
          <table:table-cell office:value-type="float" office:value="1100.75">
            <text:p>1100.75</text:p>
          </table:table-cell>
          <table:table-cell office:value-type="float" office:value="1275.17">
            <text:p>1275.17</text:p>
          </table:table-cell>
          <table:table-cell office:value-type="float" office:value="1450.1">
            <text:p>1450.1</text:p>
          </table:table-cell>
          <table:table-cell office:value-type="float" office:value="1276.79">
            <text:p>1276.79</text:p>
          </table:table-cell>
          <table:table-cell office:value-type="float" office:value="1236.89">
            <text:p>1236.89</text:p>
          </table:table-cell>
          <table:table-cell office:value-type="float" office:value="889.894">
            <text:p>889.894</text:p>
          </table:table-cell>
          <table:table-cell/>
          <table:table-cell office:value-type="float" office:value="1.10652">
            <text:p>1.10652</text:p>
          </table:table-cell>
          <table:table-cell office:value-type="float" office:value="-0.791367">
            <text:p>-0.791367</text:p>
          </table:table-cell>
          <table:table-cell office:value-type="float" office:value="-0.586792635929467">
            <text:p>-0.5867926359</text:p>
          </table:table-cell>
          <table:table-cell office:value-type="float" office:value="-0.743423694906373">
            <text:p>-0.7434236949</text:p>
          </table:table-cell>
          <table:table-cell office:value-type="float" office:value="-0.791659523534601">
            <text:p>-0.7916595235</text:p>
          </table:table-cell>
          <table:table-cell office:value-type="float" office:value="1.44663628430135">
            <text:p>1.4466362843</text:p>
          </table:table-cell>
          <table:table-cell table:number-columns-repeated="6"/>
        </table:table-row>
        <table:table-row table:style-name="ro1">
          <table:table-cell table:formula="of:=[.A123]+5" office:value-type="float" office:value="580">
            <text:p>580</text:p>
          </table:table-cell>
          <table:table-cell office:value-type="float" office:value="1100.78">
            <text:p>1100.78</text:p>
          </table:table-cell>
          <table:table-cell office:value-type="float" office:value="1276.71">
            <text:p>1276.71</text:p>
          </table:table-cell>
          <table:table-cell office:value-type="float" office:value="1451.22">
            <text:p>1451.22</text:p>
          </table:table-cell>
          <table:table-cell office:value-type="float" office:value="1278.01">
            <text:p>1278.01</text:p>
          </table:table-cell>
          <table:table-cell office:value-type="float" office:value="1240.68">
            <text:p>1240.68</text:p>
          </table:table-cell>
          <table:table-cell office:value-type="float" office:value="893.818">
            <text:p>893.818</text:p>
          </table:table-cell>
          <table:table-cell/>
          <table:table-cell office:value-type="float" office:value="1.10622">
            <text:p>1.10622</text:p>
          </table:table-cell>
          <table:table-cell office:value-type="float" office:value="-0.803173">
            <text:p>-0.803173</text:p>
          </table:table-cell>
          <table:table-cell office:value-type="float" office:value="-0.593789324336592">
            <text:p>-0.5937893243</text:p>
          </table:table-cell>
          <table:table-cell office:value-type="float" office:value="-0.752080570198337">
            <text:p>-0.7520805702</text:p>
          </table:table-cell>
          <table:table-cell office:value-type="float" office:value="-0.822872735038182">
            <text:p>-0.822872735</text:p>
          </table:table-cell>
          <table:table-cell office:value-type="float" office:value="1.39372729312772">
            <text:p>1.3937272931</text:p>
          </table:table-cell>
          <table:table-cell table:number-columns-repeated="6"/>
        </table:table-row>
        <table:table-row table:style-name="ro1">
          <table:table-cell table:formula="of:=[.A124]+5" office:value-type="float" office:value="585">
            <text:p>585</text:p>
          </table:table-cell>
          <table:table-cell office:value-type="float" office:value="1101.18">
            <text:p>1101.18</text:p>
          </table:table-cell>
          <table:table-cell office:value-type="float" office:value="1277.75">
            <text:p>1277.75</text:p>
          </table:table-cell>
          <table:table-cell office:value-type="float" office:value="1451.94">
            <text:p>1451.94</text:p>
          </table:table-cell>
          <table:table-cell office:value-type="float" office:value="1278.19">
            <text:p>1278.19</text:p>
          </table:table-cell>
          <table:table-cell office:value-type="float" office:value="1239.11">
            <text:p>1239.11</text:p>
          </table:table-cell>
          <table:table-cell office:value-type="float" office:value="890.762">
            <text:p>890.762</text:p>
          </table:table-cell>
          <table:table-cell/>
          <table:table-cell office:value-type="float" office:value="1.10222">
            <text:p>1.10222</text:p>
          </table:table-cell>
          <table:table-cell office:value-type="float" office:value="-0.811129">
            <text:p>-0.811129</text:p>
          </table:table-cell>
          <table:table-cell office:value-type="float" office:value="-0.598281495438336">
            <text:p>-0.5982814954</text:p>
          </table:table-cell>
          <table:table-cell office:value-type="float" office:value="-0.753356415130139">
            <text:p>-0.7533564151</text:p>
          </table:table-cell>
          <table:table-cell office:value-type="float" office:value="-0.809965889458091">
            <text:p>-0.8099658895</text:p>
          </table:table-cell>
          <table:table-cell office:value-type="float" office:value="1.43489251200542">
            <text:p>1.434892512</text:p>
          </table:table-cell>
          <table:table-cell table:number-columns-repeated="6"/>
        </table:table-row>
        <table:table-row table:style-name="ro1">
          <table:table-cell table:formula="of:=[.A125]+5" office:value-type="float" office:value="590">
            <text:p>590</text:p>
          </table:table-cell>
          <table:table-cell office:value-type="float" office:value="1101.79">
            <text:p>1101.79</text:p>
          </table:table-cell>
          <table:table-cell office:value-type="float" office:value="1277.58">
            <text:p>1277.58</text:p>
          </table:table-cell>
          <table:table-cell office:value-type="float" office:value="1451.59">
            <text:p>1451.59</text:p>
          </table:table-cell>
          <table:table-cell office:value-type="float" office:value="1277.57">
            <text:p>1277.57</text:p>
          </table:table-cell>
          <table:table-cell office:value-type="float" office:value="1232.28">
            <text:p>1232.28</text:p>
          </table:table-cell>
          <table:table-cell office:value-type="float" office:value="888.175">
            <text:p>888.175</text:p>
          </table:table-cell>
          <table:table-cell/>
          <table:table-cell office:value-type="float" office:value="1.09614">
            <text:p>1.09614</text:p>
          </table:table-cell>
          <table:table-cell office:value-type="float" office:value="-0.809829">
            <text:p>-0.809829</text:p>
          </table:table-cell>
          <table:table-cell office:value-type="float" office:value="-0.596098357760958">
            <text:p>-0.5960983578</text:p>
          </table:table-cell>
          <table:table-cell office:value-type="float" office:value="-0.748960324633677">
            <text:p>-0.7489603246</text:p>
          </table:table-cell>
          <table:table-cell office:value-type="float" office:value="-0.753434254379855">
            <text:p>-0.7534342544</text:p>
          </table:table-cell>
          <table:table-cell office:value-type="float" office:value="1.4699615667045">
            <text:p>1.4699615667</text:p>
          </table:table-cell>
          <table:table-cell table:number-columns-repeated="6"/>
        </table:table-row>
        <table:table-row table:style-name="ro1">
          <table:table-cell table:formula="of:=[.A126]+5" office:value-type="float" office:value="595">
            <text:p>595</text:p>
          </table:table-cell>
          <table:table-cell office:value-type="float" office:value="1102.95">
            <text:p>1102.95</text:p>
          </table:table-cell>
          <table:table-cell office:value-type="float" office:value="1277.4">
            <text:p>1277.4</text:p>
          </table:table-cell>
          <table:table-cell office:value-type="float" office:value="1451.43">
            <text:p>1451.43</text:p>
          </table:table-cell>
          <table:table-cell office:value-type="float" office:value="1277.28">
            <text:p>1277.28</text:p>
          </table:table-cell>
          <table:table-cell office:value-type="float" office:value="1230.01">
            <text:p>1230.01</text:p>
          </table:table-cell>
          <table:table-cell office:value-type="float" office:value="892.554">
            <text:p>892.554</text:p>
          </table:table-cell>
          <table:table-cell/>
          <table:table-cell office:value-type="float" office:value="1.08458">
            <text:p>1.08458</text:p>
          </table:table-cell>
          <table:table-cell office:value-type="float" office:value="-0.808453">
            <text:p>-0.808453</text:p>
          </table:table-cell>
          <table:table-cell office:value-type="float" office:value="-0.595100001288697">
            <text:p>-0.5951000013</text:p>
          </table:table-cell>
          <table:table-cell office:value-type="float" office:value="-0.746902623788048">
            <text:p>-0.7469026238</text:p>
          </table:table-cell>
          <table:table-cell office:value-type="float" office:value="-0.734506551063098">
            <text:p>-0.7345065511</text:p>
          </table:table-cell>
          <table:table-cell office:value-type="float" office:value="1.41071956053876">
            <text:p>1.4107195605</text:p>
          </table:table-cell>
          <table:table-cell table:number-columns-repeated="6"/>
        </table:table-row>
        <table:table-row table:style-name="ro1">
          <table:table-cell table:formula="of:=[.A127]+5" office:value-type="float" office:value="600">
            <text:p>600</text:p>
          </table:table-cell>
          <table:table-cell office:value-type="float" office:value="1103.7">
            <text:p>1103.7</text:p>
          </table:table-cell>
          <table:table-cell office:value-type="float" office:value="1277.71">
            <text:p>1277.71</text:p>
          </table:table-cell>
          <table:table-cell office:value-type="float" office:value="1451.68">
            <text:p>1451.68</text:p>
          </table:table-cell>
          <table:table-cell office:value-type="float" office:value="1277.69">
            <text:p>1277.69</text:p>
          </table:table-cell>
          <table:table-cell office:value-type="float" office:value="1231.49">
            <text:p>1231.49</text:p>
          </table:table-cell>
          <table:table-cell office:value-type="float" office:value="896.614">
            <text:p>896.614</text:p>
          </table:table-cell>
          <table:table-cell/>
          <table:table-cell office:value-type="float" office:value="1.07712">
            <text:p>1.07712</text:p>
          </table:table-cell>
          <table:table-cell office:value-type="float" office:value="-0.810823">
            <text:p>-0.810823</text:p>
          </table:table-cell>
          <table:table-cell office:value-type="float" office:value="-0.596659836565292">
            <text:p>-0.5966598366</text:p>
          </table:table-cell>
          <table:table-cell office:value-type="float" office:value="-0.749811513825412">
            <text:p>-0.7498115138</text:p>
          </table:table-cell>
          <table:table-cell office:value-type="float" office:value="-0.74685499653882">
            <text:p>-0.7468549965</text:p>
          </table:table-cell>
          <table:table-cell office:value-type="float" office:value="1.35631016836684">
            <text:p>1.3563101684</text:p>
          </table:table-cell>
          <table:table-cell table:number-columns-repeated="6"/>
        </table:table-row>
        <table:table-row table:style-name="ro1">
          <table:table-cell table:formula="of:=[.A128]+5" office:value-type="float" office:value="605">
            <text:p>605</text:p>
          </table:table-cell>
          <table:table-cell office:value-type="float" office:value="1104.02">
            <text:p>1104.02</text:p>
          </table:table-cell>
          <table:table-cell office:value-type="float" office:value="1277.98">
            <text:p>1277.98</text:p>
          </table:table-cell>
          <table:table-cell office:value-type="float" office:value="1452.43">
            <text:p>1452.43</text:p>
          </table:table-cell>
          <table:table-cell office:value-type="float" office:value="1278.46">
            <text:p>1278.46</text:p>
          </table:table-cell>
          <table:table-cell office:value-type="float" office:value="1234.11">
            <text:p>1234.11</text:p>
          </table:table-cell>
          <table:table-cell office:value-type="float" office:value="899.427">
            <text:p>899.427</text:p>
          </table:table-cell>
          <table:table-cell/>
          <table:table-cell office:value-type="float" office:value="1.07395">
            <text:p>1.07395</text:p>
          </table:table-cell>
          <table:table-cell office:value-type="float" office:value="-0.812887">
            <text:p>-0.812887</text:p>
          </table:table-cell>
          <table:table-cell office:value-type="float" office:value="-0.601336120549045">
            <text:p>-0.6013361205</text:p>
          </table:table-cell>
          <table:table-cell office:value-type="float" office:value="-0.755269508908545">
            <text:p>-0.7552695089</text:p>
          </table:table-cell>
          <table:table-cell office:value-type="float" office:value="-0.768642458166891">
            <text:p>-0.7686424582</text:p>
          </table:table-cell>
          <table:table-cell office:value-type="float" office:value="1.31890030233786">
            <text:p>1.3189003023</text:p>
          </table:table-cell>
          <table:table-cell table:number-columns-repeated="6"/>
        </table:table-row>
        <table:table-row table:style-name="ro1">
          <table:table-cell table:formula="of:=[.A129]+5" office:value-type="float" office:value="610">
            <text:p>610</text:p>
          </table:table-cell>
          <table:table-cell office:value-type="float" office:value="1104.46">
            <text:p>1104.46</text:p>
          </table:table-cell>
          <table:table-cell office:value-type="float" office:value="1279.03">
            <text:p>1279.03</text:p>
          </table:table-cell>
          <table:table-cell office:value-type="float" office:value="1453.28">
            <text:p>1453.28</text:p>
          </table:table-cell>
          <table:table-cell office:value-type="float" office:value="1279.52">
            <text:p>1279.52</text:p>
          </table:table-cell>
          <table:table-cell office:value-type="float" office:value="1238.76">
            <text:p>1238.76</text:p>
          </table:table-cell>
          <table:table-cell office:value-type="float" office:value="903.845">
            <text:p>903.845</text:p>
          </table:table-cell>
          <table:table-cell/>
          <table:table-cell office:value-type="float" office:value="1.06958">
            <text:p>1.06958</text:p>
          </table:table-cell>
          <table:table-cell office:value-type="float" office:value="-0.820904">
            <text:p>-0.820904</text:p>
          </table:table-cell>
          <table:table-cell office:value-type="float" office:value="-0.606630074220286">
            <text:p>-0.6066300742</text:p>
          </table:table-cell>
          <table:table-cell office:value-type="float" office:value="-0.762772366394502">
            <text:p>-0.7627723664</text:p>
          </table:table-cell>
          <table:table-cell office:value-type="float" office:value="-0.807084107526682">
            <text:p>-0.8070841075</text:p>
          </table:table-cell>
          <table:table-cell office:value-type="float" office:value="1.26061572006811">
            <text:p>1.2606157201</text:p>
          </table:table-cell>
          <table:table-cell table:number-columns-repeated="6"/>
        </table:table-row>
        <table:table-row table:style-name="ro1">
          <table:table-cell table:formula="of:=[.A130]+5" office:value-type="float" office:value="615">
            <text:p>615</text:p>
          </table:table-cell>
          <table:table-cell office:value-type="float" office:value="1104.46">
            <text:p>1104.46</text:p>
          </table:table-cell>
          <table:table-cell office:value-type="float" office:value="1280.33">
            <text:p>1280.33</text:p>
          </table:table-cell>
          <table:table-cell office:value-type="float" office:value="1453.87">
            <text:p>1453.87</text:p>
          </table:table-cell>
          <table:table-cell office:value-type="float" office:value="1280.32">
            <text:p>1280.32</text:p>
          </table:table-cell>
          <table:table-cell office:value-type="float" office:value="1242.45">
            <text:p>1242.45</text:p>
          </table:table-cell>
          <table:table-cell office:value-type="float" office:value="905.247">
            <text:p>905.247</text:p>
          </table:table-cell>
          <table:table-cell/>
          <table:table-cell office:value-type="float" office:value="1.06958">
            <text:p>1.06958</text:p>
          </table:table-cell>
          <table:table-cell office:value-type="float" office:value="-0.830811">
            <text:p>-0.830811</text:p>
          </table:table-cell>
          <table:table-cell office:value-type="float" office:value="-0.610301061315679">
            <text:p>-0.6103010613</text:p>
          </table:table-cell>
          <table:table-cell office:value-type="float" office:value="-0.768426674033098">
            <text:p>-0.768426674</text:p>
          </table:table-cell>
          <table:table-cell office:value-type="float" office:value="-0.837384648152803">
            <text:p>-0.8373846482</text:p>
          </table:table-cell>
          <table:table-cell office:value-type="float" office:value="1.24223871155075">
            <text:p>1.2422387116</text:p>
          </table:table-cell>
          <table:table-cell table:number-columns-repeated="6"/>
        </table:table-row>
        <table:table-row table:style-name="ro1">
          <table:table-cell table:formula="of:=[.A131]+5" office:value-type="float" office:value="620">
            <text:p>620</text:p>
          </table:table-cell>
          <table:table-cell office:value-type="float" office:value="1103.73">
            <text:p>1103.73</text:p>
          </table:table-cell>
          <table:table-cell office:value-type="float" office:value="1280.51">
            <text:p>1280.51</text:p>
          </table:table-cell>
          <table:table-cell office:value-type="float" office:value="1453.26">
            <text:p>1453.26</text:p>
          </table:table-cell>
          <table:table-cell office:value-type="float" office:value="1280.35">
            <text:p>1280.35</text:p>
          </table:table-cell>
          <table:table-cell office:value-type="float" office:value="1239.87">
            <text:p>1239.87</text:p>
          </table:table-cell>
          <table:table-cell office:value-type="float" office:value="901.86">
            <text:p>901.86</text:p>
          </table:table-cell>
          <table:table-cell/>
          <table:table-cell office:value-type="float" office:value="1.07683">
            <text:p>1.07683</text:p>
          </table:table-cell>
          <table:table-cell office:value-type="float" office:value="-0.832181">
            <text:p>-0.832181</text:p>
          </table:table-cell>
          <table:table-cell office:value-type="float" office:value="-0.606505581746476">
            <text:p>-0.6065055817</text:p>
          </table:table-cell>
          <table:table-cell office:value-type="float" office:value="-0.768638573114689">
            <text:p>-0.7686385731</text:p>
          </table:table-cell>
          <table:table-cell office:value-type="float" office:value="-0.816217870946633">
            <text:p>-0.8162178709</text:p>
          </table:table-cell>
          <table:table-cell office:value-type="float" office:value="1.2867322386237">
            <text:p>1.2867322386</text:p>
          </table:table-cell>
          <table:table-cell table:number-columns-repeated="6"/>
        </table:table-row>
        <table:table-row table:style-name="ro1">
          <table:table-cell table:formula="of:=[.A132]+5" office:value-type="float" office:value="625">
            <text:p>625</text:p>
          </table:table-cell>
          <table:table-cell office:value-type="float" office:value="1103.91">
            <text:p>1103.91</text:p>
          </table:table-cell>
          <table:table-cell office:value-type="float" office:value="1280.08">
            <text:p>1280.08</text:p>
          </table:table-cell>
          <table:table-cell office:value-type="float" office:value="1453.18">
            <text:p>1453.18</text:p>
          </table:table-cell>
          <table:table-cell office:value-type="float" office:value="1279.64">
            <text:p>1279.64</text:p>
          </table:table-cell>
          <table:table-cell office:value-type="float" office:value="1233.62">
            <text:p>1233.62</text:p>
          </table:table-cell>
          <table:table-cell office:value-type="float" office:value="901.117">
            <text:p>901.117</text:p>
          </table:table-cell>
          <table:table-cell/>
          <table:table-cell office:value-type="float" office:value="1.07504">
            <text:p>1.07504</text:p>
          </table:table-cell>
          <table:table-cell office:value-type="float" office:value="-0.828908">
            <text:p>-0.828908</text:p>
          </table:table-cell>
          <table:table-cell office:value-type="float" office:value="-0.606007577583642">
            <text:p>-0.6060075776</text:p>
          </table:table-cell>
          <table:table-cell office:value-type="float" office:value="-0.763620963244693">
            <text:p>-0.7636209632</text:p>
          </table:table-cell>
          <table:table-cell office:value-type="float" office:value="-0.764574739468402">
            <text:p>-0.7645747395</text:p>
          </table:table-cell>
          <table:table-cell office:value-type="float" office:value="1.29653743650583">
            <text:p>1.2965374365</text:p>
          </table:table-cell>
          <table:table-cell table:number-columns-repeated="6"/>
        </table:table-row>
        <table:table-row table:style-name="ro1">
          <table:table-cell table:formula="of:=[.A133]+5" office:value-type="float" office:value="630">
            <text:p>630</text:p>
          </table:table-cell>
          <table:table-cell office:value-type="float" office:value="1104.85">
            <text:p>1104.85</text:p>
          </table:table-cell>
          <table:table-cell office:value-type="float" office:value="1279.66">
            <text:p>1279.66</text:p>
          </table:table-cell>
          <table:table-cell office:value-type="float" office:value="1452.56">
            <text:p>1452.56</text:p>
          </table:table-cell>
          <table:table-cell office:value-type="float" office:value="1278.5">
            <text:p>1278.5</text:p>
          </table:table-cell>
          <table:table-cell office:value-type="float" office:value="1230.07">
            <text:p>1230.07</text:p>
          </table:table-cell>
          <table:table-cell office:value-type="float" office:value="904.04">
            <text:p>904.04</text:p>
          </table:table-cell>
          <table:table-cell/>
          <table:table-cell office:value-type="float" office:value="1.06571">
            <text:p>1.06571</text:p>
          </table:table-cell>
          <table:table-cell office:value-type="float" office:value="-0.825708">
            <text:p>-0.825708</text:p>
          </table:table-cell>
          <table:table-cell office:value-type="float" office:value="-0.602146185382957">
            <text:p>-0.6021461854</text:p>
          </table:table-cell>
          <table:table-cell office:value-type="float" office:value="-0.75555286148742">
            <text:p>-0.7555528615</text:p>
          </table:table-cell>
          <table:table-cell office:value-type="float" office:value="-0.735007741627694">
            <text:p>-0.7350077416</text:p>
          </table:table-cell>
          <table:table-cell office:value-type="float" office:value="1.25805630417783">
            <text:p>1.2580563042</text:p>
          </table:table-cell>
          <table:table-cell table:number-columns-repeated="6"/>
        </table:table-row>
        <table:table-row table:style-name="ro1">
          <table:table-cell table:formula="of:=[.A134]+5" office:value-type="float" office:value="635">
            <text:p>635</text:p>
          </table:table-cell>
          <table:table-cell office:value-type="float" office:value="1106">
            <text:p>1106</text:p>
          </table:table-cell>
          <table:table-cell office:value-type="float" office:value="1279.65">
            <text:p>1279.65</text:p>
          </table:table-cell>
          <table:table-cell office:value-type="float" office:value="1452.74">
            <text:p>1452.74</text:p>
          </table:table-cell>
          <table:table-cell office:value-type="float" office:value="1279.35">
            <text:p>1279.35</text:p>
          </table:table-cell>
          <table:table-cell office:value-type="float" office:value="1232.3">
            <text:p>1232.3</text:p>
          </table:table-cell>
          <table:table-cell office:value-type="float" office:value="908.148">
            <text:p>908.148</text:p>
          </table:table-cell>
          <table:table-cell/>
          <table:table-cell office:value-type="float" office:value="1.05432">
            <text:p>1.05432</text:p>
          </table:table-cell>
          <table:table-cell office:value-type="float" office:value="-0.825631">
            <text:p>-0.825631</text:p>
          </table:table-cell>
          <table:table-cell office:value-type="float" office:value="-0.603267574270423">
            <text:p>-0.6032675743</text:p>
          </table:table-cell>
          <table:table-cell office:value-type="float" office:value="-0.761569915016366">
            <text:p>-0.761569915</text:p>
          </table:table-cell>
          <table:table-cell office:value-type="float" office:value="-0.753600708386074">
            <text:p>-0.7536007084</text:p>
          </table:table-cell>
          <table:table-cell office:value-type="float" office:value="1.20439341951644">
            <text:p>1.2043934195</text:p>
          </table:table-cell>
          <table:table-cell table:number-columns-repeated="6"/>
        </table:table-row>
        <table:table-row table:style-name="ro1">
          <table:table-cell table:formula="of:=[.A135]+5" office:value-type="float" office:value="640">
            <text:p>640</text:p>
          </table:table-cell>
          <table:table-cell office:value-type="float" office:value="1105.67">
            <text:p>1105.67</text:p>
          </table:table-cell>
          <table:table-cell office:value-type="float" office:value="1279.96">
            <text:p>1279.96</text:p>
          </table:table-cell>
          <table:table-cell office:value-type="float" office:value="1452.86">
            <text:p>1452.86</text:p>
          </table:table-cell>
          <table:table-cell office:value-type="float" office:value="1279.55">
            <text:p>1279.55</text:p>
          </table:table-cell>
          <table:table-cell office:value-type="float" office:value="1234.23">
            <text:p>1234.23</text:p>
          </table:table-cell>
          <table:table-cell office:value-type="float" office:value="909.664">
            <text:p>909.664</text:p>
          </table:table-cell>
          <table:table-cell/>
          <table:table-cell office:value-type="float" office:value="1.05758">
            <text:p>1.05758</text:p>
          </table:table-cell>
          <table:table-cell office:value-type="float" office:value="-0.827993">
            <text:p>-0.827993</text:p>
          </table:table-cell>
          <table:table-cell office:value-type="float" office:value="-0.604015012492218">
            <text:p>-0.6040150125</text:p>
          </table:table-cell>
          <table:table-cell office:value-type="float" office:value="-0.762984530529037">
            <text:p>-0.7629845305</text:p>
          </table:table-cell>
          <table:table-cell office:value-type="float" office:value="-0.769638141829364">
            <text:p>-0.7696381418</text:p>
          </table:table-cell>
          <table:table-cell office:value-type="float" office:value="1.18471231717223">
            <text:p>1.1847123172</text:p>
          </table:table-cell>
          <table:table-cell table:number-columns-repeated="6"/>
        </table:table-row>
        <table:table-row table:style-name="ro1">
          <table:table-cell table:formula="of:=[.A136]+5" office:value-type="float" office:value="645">
            <text:p>645</text:p>
          </table:table-cell>
          <table:table-cell office:value-type="float" office:value="1107.17">
            <text:p>1107.17</text:p>
          </table:table-cell>
          <table:table-cell office:value-type="float" office:value="1281.42">
            <text:p>1281.42</text:p>
          </table:table-cell>
          <table:table-cell office:value-type="float" office:value="1454.29">
            <text:p>1454.29</text:p>
          </table:table-cell>
          <table:table-cell office:value-type="float" office:value="1280.94">
            <text:p>1280.94</text:p>
          </table:table-cell>
          <table:table-cell office:value-type="float" office:value="1237.29">
            <text:p>1237.29</text:p>
          </table:table-cell>
          <table:table-cell office:value-type="float" office:value="918.639">
            <text:p>918.639</text:p>
          </table:table-cell>
          <table:table-cell/>
          <table:table-cell office:value-type="float" office:value="1.04275">
            <text:p>1.04275</text:p>
          </table:table-cell>
          <table:table-cell office:value-type="float" office:value="-0.839103">
            <text:p>-0.839103</text:p>
          </table:table-cell>
          <table:table-cell office:value-type="float" office:value="-0.612912491475867">
            <text:p>-0.6129124915</text:p>
          </table:table-cell>
          <table:table-cell office:value-type="float" office:value="-0.772803904641125">
            <text:p>-0.7728039046</text:p>
          </table:table-cell>
          <table:table-cell office:value-type="float" office:value="-0.794962819713856">
            <text:p>-0.7949628197</text:p>
          </table:table-cell>
          <table:table-cell office:value-type="float" office:value="1.06952718434125">
            <text:p>1.0695271843</text:p>
          </table:table-cell>
          <table:table-cell table:number-columns-repeated="6"/>
        </table:table-row>
        <table:table-row table:style-name="ro1">
          <table:table-cell table:formula="of:=[.A137]+5" office:value-type="float" office:value="650">
            <text:p>650</text:p>
          </table:table-cell>
          <table:table-cell office:value-type="float" office:value="1115.29">
            <text:p>1115.29</text:p>
          </table:table-cell>
          <table:table-cell office:value-type="float" office:value="1285.1">
            <text:p>1285.1</text:p>
          </table:table-cell>
          <table:table-cell office:value-type="float" office:value="1456.23">
            <text:p>1456.23</text:p>
          </table:table-cell>
          <table:table-cell office:value-type="float" office:value="1283.49">
            <text:p>1283.49</text:p>
          </table:table-cell>
          <table:table-cell office:value-type="float" office:value="1244.49">
            <text:p>1244.49</text:p>
          </table:table-cell>
          <table:table-cell office:value-type="float" office:value="934.052">
            <text:p>934.052</text:p>
          </table:table-cell>
          <table:table-cell/>
          <table:table-cell office:value-type="float" office:value="0.963148">
            <text:p>0.963148</text:p>
          </table:table-cell>
          <table:table-cell office:value-type="float" office:value="-0.866992">
            <text:p>-0.866992</text:p>
          </table:table-cell>
          <table:table-cell office:value-type="float" office:value="-0.624955263264536">
            <text:p>-0.6249552633</text:p>
          </table:table-cell>
          <table:table-cell office:value-type="float" office:value="-0.790762565898114">
            <text:p>-0.7907625659</text:p>
          </table:table-cell>
          <table:table-cell office:value-type="float" office:value="-0.854059037603022">
            <text:p>-0.8540590376</text:p>
          </table:table-cell>
          <table:table-cell office:value-type="float" office:value="0.876881581002002">
            <text:p>0.876881581</text:p>
          </table:table-cell>
          <table:table-cell table:number-columns-repeated="6"/>
        </table:table-row>
        <table:table-row table:style-name="ro1">
          <table:table-cell table:formula="of:=[.A138]+5" office:value-type="float" office:value="655">
            <text:p>655</text:p>
          </table:table-cell>
          <table:table-cell office:value-type="float" office:value="1125.06">
            <text:p>1125.06</text:p>
          </table:table-cell>
          <table:table-cell office:value-type="float" office:value="1289.33">
            <text:p>1289.33</text:p>
          </table:table-cell>
          <table:table-cell office:value-type="float" office:value="1459.6">
            <text:p>1459.6</text:p>
          </table:table-cell>
          <table:table-cell office:value-type="float" office:value="1287.4">
            <text:p>1287.4</text:p>
          </table:table-cell>
          <table:table-cell office:value-type="float" office:value="1255.08">
            <text:p>1255.08</text:p>
          </table:table-cell>
          <table:table-cell office:value-type="float" office:value="941.563">
            <text:p>941.563</text:p>
          </table:table-cell>
          <table:table-cell/>
          <table:table-cell office:value-type="float" office:value="0.868895">
            <text:p>0.868895</text:p>
          </table:table-cell>
          <table:table-cell office:value-type="float" office:value="-0.898853">
            <text:p>-0.898853</text:p>
          </table:table-cell>
          <table:table-cell office:value-type="float" office:value="-0.645798818167978">
            <text:p>-0.6457988182</text:p>
          </table:table-cell>
          <table:table-cell office:value-type="float" office:value="-0.818161004801443">
            <text:p>-0.8181610048</text:p>
          </table:table-cell>
          <table:table-cell office:value-type="float" office:value="-0.939747676572669">
            <text:p>-0.9397476766</text:p>
          </table:table-cell>
          <table:table-cell office:value-type="float" office:value="0.785287970135358">
            <text:p>0.7852879701</text:p>
          </table:table-cell>
          <table:table-cell table:number-columns-repeated="6"/>
        </table:table-row>
        <table:table-row table:style-name="ro1">
          <table:table-cell table:formula="of:=[.A139]+5" office:value-type="float" office:value="660">
            <text:p>660</text:p>
          </table:table-cell>
          <table:table-cell office:value-type="float" office:value="1130.08">
            <text:p>1130.08</text:p>
          </table:table-cell>
          <table:table-cell office:value-type="float" office:value="1291.86">
            <text:p>1291.86</text:p>
          </table:table-cell>
          <table:table-cell office:value-type="float" office:value="1462.97">
            <text:p>1462.97</text:p>
          </table:table-cell>
          <table:table-cell office:value-type="float" office:value="1291.17">
            <text:p>1291.17</text:p>
          </table:table-cell>
          <table:table-cell office:value-type="float" office:value="1268.95">
            <text:p>1268.95</text:p>
          </table:table-cell>
          <table:table-cell office:value-type="float" office:value="946.892">
            <text:p>946.892</text:p>
          </table:table-cell>
          <table:table-cell/>
          <table:table-cell office:value-type="float" office:value="0.821099">
            <text:p>0.821099</text:p>
          </table:table-cell>
          <table:table-cell office:value-type="float" office:value="-0.91781">
            <text:p>-0.91781</text:p>
          </table:table-cell>
          <table:table-cell office:value-type="float" office:value="-0.66654634542899">
            <text:p>-0.6665463454</text:p>
          </table:table-cell>
          <table:table-cell office:value-type="float" office:value="-0.844421292141712">
            <text:p>-0.8444212921</text:p>
          </table:table-cell>
          <table:table-cell office:value-type="float" office:value="-1.04981303365715">
            <text:p>-1.0498130337</text:p>
          </table:table-cell>
          <table:table-cell office:value-type="float" office:value="0.721184174377839">
            <text:p>0.7211841744</text:p>
          </table:table-cell>
          <table:table-cell table:number-columns-repeated="6"/>
        </table:table-row>
        <table:table-row table:style-name="ro1">
          <table:table-cell table:formula="of:=[.A140]+5" office:value-type="float" office:value="665">
            <text:p>665</text:p>
          </table:table-cell>
          <table:table-cell office:value-type="float" office:value="1133.47">
            <text:p>1133.47</text:p>
          </table:table-cell>
          <table:table-cell office:value-type="float" office:value="1293.72">
            <text:p>1293.72</text:p>
          </table:table-cell>
          <table:table-cell office:value-type="float" office:value="1465.65">
            <text:p>1465.65</text:p>
          </table:table-cell>
          <table:table-cell office:value-type="float" office:value="1295.1">
            <text:p>1295.1</text:p>
          </table:table-cell>
          <table:table-cell office:value-type="float" office:value="1282.16">
            <text:p>1282.16</text:p>
          </table:table-cell>
          <table:table-cell office:value-type="float" office:value="951.165">
            <text:p>951.165</text:p>
          </table:table-cell>
          <table:table-cell/>
          <table:table-cell office:value-type="float" office:value="0.789062">
            <text:p>0.789062</text:p>
          </table:table-cell>
          <table:table-cell office:value-type="float" office:value="-0.931699">
            <text:p>-0.931699</text:p>
          </table:table-cell>
          <table:table-cell office:value-type="float" office:value="-0.682977754937733">
            <text:p>-0.6829777549</text:p>
          </table:table-cell>
          <table:table-cell office:value-type="float" office:value="-0.871633318027675">
            <text:p>-0.871633318</text:p>
          </table:table-cell>
          <table:table-cell office:value-type="float" office:value="-1.1524269323846">
            <text:p>-1.1524269324</text:p>
          </table:table-cell>
          <table:table-cell office:value-type="float" office:value="0.670302143006288">
            <text:p>0.670302143</text:p>
          </table:table-cell>
          <table:table-cell table:number-columns-repeated="6"/>
        </table:table-row>
        <table:table-row table:style-name="ro1">
          <table:table-cell table:formula="of:=[.A141]+5" office:value-type="float" office:value="670">
            <text:p>670</text:p>
          </table:table-cell>
          <table:table-cell office:value-type="float" office:value="1140.75">
            <text:p>1140.75</text:p>
          </table:table-cell>
          <table:table-cell office:value-type="float" office:value="1296.7">
            <text:p>1296.7</text:p>
          </table:table-cell>
          <table:table-cell office:value-type="float" office:value="1468.26">
            <text:p>1468.26</text:p>
          </table:table-cell>
          <table:table-cell office:value-type="float" office:value="1297.62">
            <text:p>1297.62</text:p>
          </table:table-cell>
          <table:table-cell office:value-type="float" office:value="1288.28">
            <text:p>1288.28</text:p>
          </table:table-cell>
          <table:table-cell office:value-type="float" office:value="947.154">
            <text:p>947.154</text:p>
          </table:table-cell>
          <table:table-cell/>
          <table:table-cell office:value-type="float" office:value="0.720907">
            <text:p>0.720907</text:p>
          </table:table-cell>
          <table:table-cell office:value-type="float" office:value="-0.953868">
            <text:p>-0.953868</text:p>
          </table:table-cell>
          <table:table-cell office:value-type="float" office:value="-0.69892233133629">
            <text:p>-0.6989223313</text:p>
          </table:table-cell>
          <table:table-cell office:value-type="float" office:value="-0.888995518319596">
            <text:p>-0.8889955183</text:p>
          </table:table-cell>
          <table:table-cell office:value-type="float" office:value="-1.1992531456311">
            <text:p>-1.1992531456</text:p>
          </table:table-cell>
          <table:table-cell office:value-type="float" office:value="0.718051118768322">
            <text:p>0.7180511188</text:p>
          </table:table-cell>
          <table:table-cell table:number-columns-repeated="6"/>
        </table:table-row>
        <table:table-row table:style-name="ro1">
          <table:table-cell table:formula="of:=[.A142]+5" office:value-type="float" office:value="675">
            <text:p>675</text:p>
          </table:table-cell>
          <table:table-cell office:value-type="float" office:value="1145.78">
            <text:p>1145.78</text:p>
          </table:table-cell>
          <table:table-cell office:value-type="float" office:value="1297.38">
            <text:p>1297.38</text:p>
          </table:table-cell>
          <table:table-cell office:value-type="float" office:value="1468.47">
            <text:p>1468.47</text:p>
          </table:table-cell>
          <table:table-cell office:value-type="float" office:value="1298.13">
            <text:p>1298.13</text:p>
          </table:table-cell>
          <table:table-cell office:value-type="float" office:value="1287.1">
            <text:p>1287.1</text:p>
          </table:table-cell>
          <table:table-cell office:value-type="float" office:value="942.275">
            <text:p>942.275</text:p>
          </table:table-cell>
          <table:table-cell/>
          <table:table-cell office:value-type="float" office:value="0.674322">
            <text:p>0.674322</text:p>
          </table:table-cell>
          <table:table-cell office:value-type="float" office:value="-0.958913">
            <text:p>-0.958913</text:p>
          </table:table-cell>
          <table:table-cell office:value-type="float" office:value="-0.700202764656089">
            <text:p>-0.7002027647</text:p>
          </table:table-cell>
          <table:table-cell office:value-type="float" office:value="-0.892501095345297">
            <text:p>-0.8925010953</text:p>
          </table:table-cell>
          <table:table-cell office:value-type="float" office:value="-1.19025921450816">
            <text:p>-1.1902592145</text:p>
          </table:table-cell>
          <table:table-cell office:value-type="float" office:value="0.776681188233052">
            <text:p>0.7766811882</text:p>
          </table:table-cell>
          <table:table-cell table:number-columns-repeated="6"/>
        </table:table-row>
        <table:table-row table:style-name="ro1">
          <table:table-cell table:formula="of:=[.A143]+5" office:value-type="float" office:value="680">
            <text:p>680</text:p>
          </table:table-cell>
          <table:table-cell office:value-type="float" office:value="1147.89">
            <text:p>1147.89</text:p>
          </table:table-cell>
          <table:table-cell office:value-type="float" office:value="1299">
            <text:p>1299</text:p>
          </table:table-cell>
          <table:table-cell office:value-type="float" office:value="1469.89">
            <text:p>1469.89</text:p>
          </table:table-cell>
          <table:table-cell office:value-type="float" office:value="1299.51">
            <text:p>1299.51</text:p>
          </table:table-cell>
          <table:table-cell office:value-type="float" office:value="1290.01">
            <text:p>1290.01</text:p>
          </table:table-cell>
          <table:table-cell office:value-type="float" office:value="949.649">
            <text:p>949.649</text:p>
          </table:table-cell>
          <table:table-cell/>
          <table:table-cell office:value-type="float" office:value="0.654902">
            <text:p>0.654902</text:p>
          </table:table-cell>
          <table:table-cell office:value-type="float" office:value="-0.97091">
            <text:p>-0.97091</text:p>
          </table:table-cell>
          <table:table-cell office:value-type="float" office:value="-0.708851331546262">
            <text:p>-0.7088513315</text:p>
          </table:table-cell>
          <table:table-cell office:value-type="float" office:value="-0.901972978438065">
            <text:p>-0.9019729784</text:p>
          </table:table-cell>
          <table:table-cell office:value-type="float" office:value="-1.21240941832235">
            <text:p>-1.2124094183</text:p>
          </table:table-cell>
          <table:table-cell office:value-type="float" office:value="0.688301959683453">
            <text:p>0.6883019597</text:p>
          </table:table-cell>
          <table:table-cell table:number-columns-repeated="6"/>
        </table:table-row>
        <table:table-row table:style-name="ro1">
          <table:table-cell table:formula="of:=[.A144]+5" office:value-type="float" office:value="685">
            <text:p>685</text:p>
          </table:table-cell>
          <table:table-cell office:value-type="float" office:value="1147.22">
            <text:p>1147.22</text:p>
          </table:table-cell>
          <table:table-cell office:value-type="float" office:value="1301.1">
            <text:p>1301.1</text:p>
          </table:table-cell>
          <table:table-cell office:value-type="float" office:value="1472.27">
            <text:p>1472.27</text:p>
          </table:table-cell>
          <table:table-cell office:value-type="float" office:value="1301.93">
            <text:p>1301.93</text:p>
          </table:table-cell>
          <table:table-cell office:value-type="float" office:value="1296.54">
            <text:p>1296.54</text:p>
          </table:table-cell>
          <table:table-cell office:value-type="float" office:value="956.277">
            <text:p>956.277</text:p>
          </table:table-cell>
          <table:table-cell/>
          <table:table-cell office:value-type="float" office:value="0.661061">
            <text:p>0.661061</text:p>
          </table:table-cell>
          <table:table-cell office:value-type="float" office:value="-0.986416">
            <text:p>-0.986416</text:p>
          </table:table-cell>
          <table:table-cell office:value-type="float" office:value="-0.72330940334938">
            <text:p>-0.7233094033</text:p>
          </table:table-cell>
          <table:table-cell office:value-type="float" office:value="-0.918534611602131">
            <text:p>-0.9185346116</text:p>
          </table:table-cell>
          <table:table-cell office:value-type="float" office:value="-1.26175227503582">
            <text:p>-1.261752275</text:p>
          </table:table-cell>
          <table:table-cell office:value-type="float" office:value="0.610026877697333">
            <text:p>0.6100268777</text:p>
          </table:table-cell>
          <table:table-cell table:number-columns-repeated="6"/>
        </table:table-row>
        <table:table-row table:style-name="ro1">
          <table:table-cell table:formula="of:=[.A145]+5" office:value-type="float" office:value="690">
            <text:p>690</text:p>
          </table:table-cell>
          <table:table-cell office:value-type="float" office:value="1147.25">
            <text:p>1147.25</text:p>
          </table:table-cell>
          <table:table-cell office:value-type="float" office:value="1302.71">
            <text:p>1302.71</text:p>
          </table:table-cell>
          <table:table-cell office:value-type="float" office:value="1474.12">
            <text:p>1474.12</text:p>
          </table:table-cell>
          <table:table-cell office:value-type="float" office:value="1303.59">
            <text:p>1303.59</text:p>
          </table:table-cell>
          <table:table-cell office:value-type="float" office:value="1303.23">
            <text:p>1303.23</text:p>
          </table:table-cell>
          <table:table-cell office:value-type="float" office:value="960.632">
            <text:p>960.632</text:p>
          </table:table-cell>
          <table:table-cell/>
          <table:table-cell office:value-type="float" office:value="0.660785">
            <text:p>0.660785</text:p>
          </table:table-cell>
          <table:table-cell office:value-type="float" office:value="-0.998271">
            <text:p>-0.998271</text:p>
          </table:table-cell>
          <table:table-cell office:value-type="float" office:value="-0.734515571772713">
            <text:p>-0.7345155718</text:p>
          </table:table-cell>
          <table:table-cell office:value-type="float" office:value="-0.92985951454043">
            <text:p>-0.9298595145</text:p>
          </table:table-cell>
          <table:table-cell office:value-type="float" office:value="-1.31179134556102">
            <text:p>-1.3117913456</text:p>
          </table:table-cell>
          <table:table-cell office:value-type="float" office:value="0.559183399080548">
            <text:p>0.5591833991</text:p>
          </table:table-cell>
          <table:table-cell table:number-columns-repeated="6"/>
        </table:table-row>
        <table:table-row table:style-name="ro1">
          <table:table-cell table:formula="of:=[.A146]+5" office:value-type="float" office:value="695">
            <text:p>695</text:p>
          </table:table-cell>
          <table:table-cell office:value-type="float" office:value="1151.31">
            <text:p>1151.31</text:p>
          </table:table-cell>
          <table:table-cell office:value-type="float" office:value="1305.08">
            <text:p>1305.08</text:p>
          </table:table-cell>
          <table:table-cell office:value-type="float" office:value="1475.3">
            <text:p>1475.3</text:p>
          </table:table-cell>
          <table:table-cell office:value-type="float" office:value="1304.97">
            <text:p>1304.97</text:p>
          </table:table-cell>
          <table:table-cell office:value-type="float" office:value="1304.03">
            <text:p>1304.03</text:p>
          </table:table-cell>
          <table:table-cell office:value-type="float" office:value="955.453">
            <text:p>955.453</text:p>
          </table:table-cell>
          <table:table-cell/>
          <table:table-cell office:value-type="float" office:value="0.623577">
            <text:p>0.623577</text:p>
          </table:table-cell>
          <table:table-cell office:value-type="float" office:value="-1.01567">
            <text:p>-1.01567</text:p>
          </table:table-cell>
          <table:table-cell office:value-type="float" office:value="-0.741648609886759">
            <text:p>-0.7416486099</text:p>
          </table:table-cell>
          <table:table-cell office:value-type="float" office:value="-0.9392522608713">
            <text:p>-0.9392522609</text:p>
          </table:table-cell>
          <table:table-cell office:value-type="float" office:value="-1.3177407218803">
            <text:p>-1.3177407219</text:p>
          </table:table-cell>
          <table:table-cell office:value-type="float" office:value="0.619699005578921">
            <text:p>0.6196990056</text:p>
          </table:table-cell>
          <table:table-cell table:number-columns-repeated="6"/>
        </table:table-row>
        <table:table-row table:style-name="ro1">
          <table:table-cell table:formula="of:=[.A147]+5" office:value-type="float" office:value="700">
            <text:p>700</text:p>
          </table:table-cell>
          <table:table-cell office:value-type="float" office:value="1153.19">
            <text:p>1153.19</text:p>
          </table:table-cell>
          <table:table-cell office:value-type="float" office:value="1305.91">
            <text:p>1305.91</text:p>
          </table:table-cell>
          <table:table-cell office:value-type="float" office:value="1475.74">
            <text:p>1475.74</text:p>
          </table:table-cell>
          <table:table-cell office:value-type="float" office:value="1305.25">
            <text:p>1305.25</text:p>
          </table:table-cell>
          <table:table-cell office:value-type="float" office:value="1300.18">
            <text:p>1300.18</text:p>
          </table:table-cell>
          <table:table-cell office:value-type="float" office:value="952.369">
            <text:p>952.369</text:p>
          </table:table-cell>
          <table:table-cell/>
          <table:table-cell office:value-type="float" office:value="0.606436">
            <text:p>0.606436</text:p>
          </table:table-cell>
          <table:table-cell office:value-type="float" office:value="-1.02175">
            <text:p>-1.02175</text:p>
          </table:table-cell>
          <table:table-cell office:value-type="float" office:value="-0.744305467028961">
            <text:p>-0.744305467</text:p>
          </table:table-cell>
          <table:table-cell office:value-type="float" office:value="-0.941155611749747">
            <text:p>-0.9411556117</text:p>
          </table:table-cell>
          <table:table-cell office:value-type="float" office:value="-1.28904218403625">
            <text:p>-1.289042184</text:p>
          </table:table-cell>
          <table:table-cell office:value-type="float" office:value="0.656047602174561">
            <text:p>0.6560476022</text:p>
          </table:table-cell>
          <table:table-cell table:number-columns-repeated="6"/>
        </table:table-row>
        <table:table-row table:style-name="ro1">
          <table:table-cell table:formula="of:=[.A148]+5" office:value-type="float" office:value="705">
            <text:p>705</text:p>
          </table:table-cell>
          <table:table-cell office:value-type="float" office:value="1153.54">
            <text:p>1153.54</text:p>
          </table:table-cell>
          <table:table-cell office:value-type="float" office:value="1306.76">
            <text:p>1306.76</text:p>
          </table:table-cell>
          <table:table-cell office:value-type="float" office:value="1476.21">
            <text:p>1476.21</text:p>
          </table:table-cell>
          <table:table-cell office:value-type="float" office:value="1305.61">
            <text:p>1305.61</text:p>
          </table:table-cell>
          <table:table-cell office:value-type="float" office:value="1299.71">
            <text:p>1299.71</text:p>
          </table:table-cell>
          <table:table-cell office:value-type="float" office:value="958.024">
            <text:p>958.024</text:p>
          </table:table-cell>
          <table:table-cell/>
          <table:table-cell office:value-type="float" office:value="0.603251">
            <text:p>0.603251</text:p>
          </table:table-cell>
          <table:table-cell office:value-type="float" office:value="-1.02796">
            <text:p>-1.02796</text:p>
          </table:table-cell>
          <table:table-cell office:value-type="float" office:value="-0.747141724051225">
            <text:p>-0.7471417241</text:p>
          </table:table-cell>
          <table:table-cell office:value-type="float" office:value="-0.943601577583191">
            <text:p>-0.9436015776</text:p>
          </table:table-cell>
          <table:table-cell office:value-type="float" office:value="-1.28552708131189">
            <text:p>-1.2855270813</text:p>
          </table:table-cell>
          <table:table-cell office:value-type="float" office:value="0.589575589787127">
            <text:p>0.5895755898</text:p>
          </table:table-cell>
          <table:table-cell table:number-columns-repeated="6"/>
        </table:table-row>
        <table:table-row table:style-name="ro1">
          <table:table-cell table:formula="of:=[.A149]+5" office:value-type="float" office:value="710">
            <text:p>710</text:p>
          </table:table-cell>
          <table:table-cell office:value-type="float" office:value="1152.03">
            <text:p>1152.03</text:p>
          </table:table-cell>
          <table:table-cell office:value-type="float" office:value="1307.76">
            <text:p>1307.76</text:p>
          </table:table-cell>
          <table:table-cell office:value-type="float" office:value="1477.92">
            <text:p>1477.92</text:p>
          </table:table-cell>
          <table:table-cell office:value-type="float" office:value="1307.23">
            <text:p>1307.23</text:p>
          </table:table-cell>
          <table:table-cell office:value-type="float" office:value="1304.98">
            <text:p>1304.98</text:p>
          </table:table-cell>
          <table:table-cell office:value-type="float" office:value="964.567">
            <text:p>964.567</text:p>
          </table:table-cell>
          <table:table-cell/>
          <table:table-cell office:value-type="float" office:value="0.617005">
            <text:p>0.617005</text:p>
          </table:table-cell>
          <table:table-cell office:value-type="float" office:value="-1.03527">
            <text:p>-1.03527</text:p>
          </table:table-cell>
          <table:table-cell office:value-type="float" office:value="-0.757445650722812">
            <text:p>-0.7574456507</text:p>
          </table:table-cell>
          <table:table-cell office:value-type="float" office:value="-0.95459175227966">
            <text:p>-0.9545917523</text:p>
          </table:table-cell>
          <table:table-cell office:value-type="float" office:value="-1.32479613213138">
            <text:p>-1.3247961321</text:p>
          </table:table-cell>
          <table:table-cell office:value-type="float" office:value="0.513638143379299">
            <text:p>0.5136381434</text:p>
          </table:table-cell>
          <table:table-cell table:number-columns-repeated="6"/>
        </table:table-row>
        <table:table-row table:style-name="ro1">
          <table:table-cell table:formula="of:=[.A150]+5" office:value-type="float" office:value="715">
            <text:p>715</text:p>
          </table:table-cell>
          <table:table-cell office:value-type="float" office:value="1151.76">
            <text:p>1151.76</text:p>
          </table:table-cell>
          <table:table-cell office:value-type="float" office:value="1308.84">
            <text:p>1308.84</text:p>
          </table:table-cell>
          <table:table-cell office:value-type="float" office:value="1479.28">
            <text:p>1479.28</text:p>
          </table:table-cell>
          <table:table-cell office:value-type="float" office:value="1308.53">
            <text:p>1308.53</text:p>
          </table:table-cell>
          <table:table-cell office:value-type="float" office:value="1310.75">
            <text:p>1310.75</text:p>
          </table:table-cell>
          <table:table-cell office:value-type="float" office:value="969.482">
            <text:p>969.482</text:p>
          </table:table-cell>
          <table:table-cell/>
          <table:table-cell office:value-type="float" office:value="0.619469">
            <text:p>0.619469</text:p>
          </table:table-cell>
          <table:table-cell office:value-type="float" office:value="-1.04314">
            <text:p>-1.04314</text:p>
          </table:table-cell>
          <table:table-cell office:value-type="float" office:value="-0.765623579326664">
            <text:p>-0.7656235793</text:p>
          </table:table-cell>
          <table:table-cell office:value-type="float" office:value="-0.963391347953126">
            <text:p>-0.963391348</text:p>
          </table:table-cell>
          <table:table-cell office:value-type="float" office:value="-1.36742876909368">
            <text:p>-1.3674287691</text:p>
          </table:table-cell>
          <table:table-cell office:value-type="float" office:value="0.457269286268214">
            <text:p>0.4572692863</text:p>
          </table:table-cell>
          <table:table-cell table:number-columns-repeated="6"/>
        </table:table-row>
        <table:table-row table:style-name="ro1">
          <table:table-cell table:formula="of:=[.A151]+5" office:value-type="float" office:value="720">
            <text:p>720</text:p>
          </table:table-cell>
          <table:table-cell office:value-type="float" office:value="1157">
            <text:p>1157</text:p>
          </table:table-cell>
          <table:table-cell office:value-type="float" office:value="1311.86">
            <text:p>1311.86</text:p>
          </table:table-cell>
          <table:table-cell office:value-type="float" office:value="1481.16">
            <text:p>1481.16</text:p>
          </table:table-cell>
          <table:table-cell office:value-type="float" office:value="1309.83">
            <text:p>1309.83</text:p>
          </table:table-cell>
          <table:table-cell office:value-type="float" office:value="1311.61">
            <text:p>1311.61</text:p>
          </table:table-cell>
          <table:table-cell office:value-type="float" office:value="967.636">
            <text:p>967.636</text:p>
          </table:table-cell>
          <table:table-cell/>
          <table:table-cell office:value-type="float" office:value="0.571869">
            <text:p>0.571869</text:p>
          </table:table-cell>
          <table:table-cell office:value-type="float" office:value="-1.06509">
            <text:p>-1.06509</text:p>
          </table:table-cell>
          <table:table-cell office:value-type="float" office:value="-0.776903634056894">
            <text:p>-0.7769036341</text:p>
          </table:table-cell>
          <table:table-cell office:value-type="float" office:value="-0.972173476513493">
            <text:p>-0.9721734765</text:p>
          </table:table-cell>
          <table:table-cell office:value-type="float" office:value="-1.37375090708251">
            <text:p>-1.3737509071</text:p>
          </table:table-cell>
          <table:table-cell office:value-type="float" office:value="0.478373432437121">
            <text:p>0.4783734324</text:p>
          </table:table-cell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Time (min)</text:p>
          </table:table-cell>
          <table:table-cell office:value-type="float" office:value="20.3248">
            <text:p>20.3248</text:p>
          </table:table-cell>
          <table:table-cell office:value-type="float" office:value="20.1729">
            <text:p>20.1729</text:p>
          </table:table-cell>
          <table:table-cell office:value-type="float" office:value="20.4272178366222">
            <text:p>20.4272178366</text:p>
          </table:table-cell>
          <table:table-cell office:value-type="float" office:value="20.0072397707551">
            <text:p>20.0072397708</text:p>
          </table:table-cell>
          <table:table-cell office:value-type="float" office:value="20.0065129423459">
            <text:p>20.0065129423</text:p>
          </table:table-cell>
          <table:table-cell office:value-type="float" office:value="19.7453805038732">
            <text:p>19.7453805039</text:p>
          </table:table-cell>
        </table:table-row>
        <table:table-row table:style-name="ro1">
          <table:table-cell office:value-type="string">
            <text:p>SS cal</text:p>
          </table:table-cell>
          <table:table-cell office:value-type="float" office:value="20.5418">
            <text:p>20.5418</text:p>
          </table:table-cell>
          <table:table-cell office:value-type="float" office:value="20.335">
            <text:p>20.335</text:p>
          </table:table-cell>
          <table:table-cell office:value-type="float" office:value="20.5645279991664">
            <text:p>20.5645279992</text:p>
          </table:table-cell>
          <table:table-cell office:value-type="float" office:value="20.1752109252422">
            <text:p>20.1752109252</text:p>
          </table:table-cell>
          <table:table-cell office:value-type="float" office:value="20.1458210547843">
            <text:p>20.1458210548</text:p>
          </table:table-cell>
          <table:table-cell office:value-type="float" office:value="19.9270019363224">
            <text:p>19.9270019363</text:p>
          </table:table-cell>
        </table:table-row>
        <table:table-row table:style-name="ro1">
          <table:table-cell office:value-type="string">
            <text:p>percent oxygen</text:p>
          </table:table-cell>
          <table:table-cell office:value-type="float" office:value="20.6269">
            <text:p>20.6269</text:p>
          </table:table-cell>
          <table:table-cell office:value-type="float" office:value="20.3723">
            <text:p>20.3723</text:p>
          </table:table-cell>
          <table:table-cell office:value-type="float" office:value="20.5566122415883">
            <text:p>20.5566122416</text:p>
          </table:table-cell>
          <table:table-cell office:value-type="float" office:value="20.2429304446056">
            <text:p>20.2429304446</text:p>
          </table:table-cell>
          <table:table-cell office:value-type="float" office:value="20.1877346261309">
            <text:p>20.1877346261</text:p>
          </table:table-cell>
          <table:table-cell office:value-type="float" office:value="20.0551377075377">
            <text:p>20.0551377075</text:p>
          </table:table-cell>
        </table:table-row>
        <table:table-row table:style-name="ro1">
          <table:table-cell office:value-type="string">
            <text:p>vacuum cal</text:p>
          </table:table-cell>
          <table:table-cell office:value-type="float" office:value="20.68">
            <text:p>20.68</text:p>
          </table:table-cell>
          <table:table-cell office:value-type="float" office:value="20.4296">
            <text:p>20.4296</text:p>
          </table:table-cell>
          <table:table-cell office:value-type="float" office:value="20.5317809248386">
            <text:p>20.5317809248</text:p>
          </table:table-cell>
          <table:table-cell office:value-type="float" office:value="20.2982662707436">
            <text:p>20.2982662707</text:p>
          </table:table-cell>
          <table:table-cell office:value-type="float" office:value="20.2113172230281">
            <text:p>20.211317223</text:p>
          </table:table-cell>
          <table:table-cell office:value-type="float" office:value="20.1362547919156">
            <text:p>20.1362547919</text:p>
          </table:table-cell>
        </table:table-row>
        <table:table-row table:style-name="ro1">
          <table:table-cell office:value-type="string">
            <text:p>percent oxygen</text:p>
          </table:table-cell>
          <table:table-cell office:value-type="float" office:value="20.5388">
            <text:p>20.5388</text:p>
          </table:table-cell>
          <table:table-cell office:value-type="float" office:value="20.2548">
            <text:p>20.2548</text:p>
          </table:table-cell>
          <table:table-cell office:value-type="float" office:value="20.3567003913897">
            <text:p>20.3567003914</text:p>
          </table:table-cell>
          <table:table-cell office:value-type="float" office:value="19.8944712428787">
            <text:p>19.8944712429</text:p>
          </table:table-cell>
          <table:table-cell office:value-type="float" office:value="19.8337059825974">
            <text:p>19.8337059826</text:p>
          </table:table-cell>
          <table:table-cell office:value-type="float" office:value="19.6167492354848">
            <text:p>19.616749235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81">
            <text:p>20.881</text:p>
          </table:table-cell>
          <table:table-cell office:value-type="float" office:value="20.8626">
            <text:p>20.8626</text:p>
          </table:table-cell>
          <table:table-cell office:value-type="float" office:value="20.8836029375684">
            <text:p>20.8836029376</text:p>
          </table:table-cell>
          <table:table-cell office:value-type="float" office:value="20.8770260420702">
            <text:p>20.8770260421</text:p>
          </table:table-cell>
          <table:table-cell office:value-type="float" office:value="20.8685577512532">
            <text:p>20.8685577513</text:p>
          </table:table-cell>
          <table:table-cell office:value-type="float" office:value="20.9131183010483">
            <text:p>20.913118301</text:p>
          </table:table-cell>
        </table:table-row>
        <table:table-row table:style-name="ro1">
          <table:table-cell table:formula="of:=[.A8]+5" office:value-type="float" office:value="5">
            <text:p>5</text:p>
          </table:table-cell>
          <table:table-cell office:value-type="float" office:value="20.9176">
            <text:p>20.9176</text:p>
          </table:table-cell>
          <table:table-cell office:value-type="float" office:value="20.9342">
            <text:p>20.9342</text:p>
          </table:table-cell>
          <table:table-cell office:value-type="float" office:value="20.9450090080617">
            <text:p>20.9450090081</text:p>
          </table:table-cell>
          <table:table-cell office:value-type="float" office:value="20.9643083598168">
            <text:p>20.9643083598</text:p>
          </table:table-cell>
          <table:table-cell office:value-type="float" office:value="20.9436736038199">
            <text:p>20.9436736038</text:p>
          </table:table-cell>
          <table:table-cell office:value-type="float" office:value="20.957084524894">
            <text:p>20.9570845249</text:p>
          </table:table-cell>
        </table:table-row>
        <table:table-row table:style-name="ro1">
          <table:table-cell table:formula="of:=[.A9]+5" office:value-type="float" office:value="10">
            <text:p>10</text:p>
          </table:table-cell>
          <table:table-cell office:value-type="float" office:value="21.0174">
            <text:p>21.0174</text:p>
          </table:table-cell>
          <table:table-cell office:value-type="float" office:value="21.0159">
            <text:p>21.0159</text:p>
          </table:table-cell>
          <table:table-cell office:value-type="float" office:value="20.9999428233309">
            <text:p>20.9999428233</text:p>
          </table:table-cell>
          <table:table-cell office:value-type="float" office:value="21.0095306624431">
            <text:p>21.0095306624</text:p>
          </table:table-cell>
          <table:table-cell office:value-type="float" office:value="21.0102993793492">
            <text:p>21.0102993793</text:p>
          </table:table-cell>
          <table:table-cell office:value-type="float" office:value="21.0109568144029">
            <text:p>21.0109568144</text:p>
          </table:table-cell>
        </table:table-row>
        <table:table-row table:style-name="ro1">
          <table:table-cell table:formula="of:=[.A10]+5" office:value-type="float" office:value="15">
            <text:p>15</text:p>
          </table:table-cell>
          <table:table-cell office:value-type="float" office:value="21.0747">
            <text:p>21.0747</text:p>
          </table:table-cell>
          <table:table-cell office:value-type="float" office:value="21.0635">
            <text:p>21.0635</text:p>
          </table:table-cell>
          <table:table-cell office:value-type="float" office:value="21.0598090252207">
            <text:p>21.0598090252</text:p>
          </table:table-cell>
          <table:table-cell office:value-type="float" office:value="21.0595771015096">
            <text:p>21.0595771015</text:p>
          </table:table-cell>
          <table:table-cell office:value-type="float" office:value="21.0701992962363">
            <text:p>21.0701992962</text:p>
          </table:table-cell>
          <table:table-cell office:value-type="float" office:value="21.0483752464874">
            <text:p>21.0483752465</text:p>
          </table:table-cell>
        </table:table-row>
        <table:table-row table:style-name="ro1">
          <table:table-cell table:formula="of:=[.A11]+5" office:value-type="float" office:value="20">
            <text:p>20</text:p>
          </table:table-cell>
          <table:table-cell office:value-type="float" office:value="21.1106">
            <text:p>21.1106</text:p>
          </table:table-cell>
          <table:table-cell office:value-type="float" office:value="21.1251">
            <text:p>21.1251</text:p>
          </table:table-cell>
          <table:table-cell office:value-type="float" office:value="21.1127080909896">
            <text:p>21.112708091</text:p>
          </table:table-cell>
          <table:table-cell office:value-type="float" office:value="21.0904748061759">
            <text:p>21.0904748062</text:p>
          </table:table-cell>
          <table:table-cell office:value-type="float" office:value="21.1084342503161">
            <text:p>21.1084342503</text:p>
          </table:table-cell>
          <table:table-cell office:value-type="float" office:value="21.0709998292449">
            <text:p>21.0709998292</text:p>
          </table:table-cell>
        </table:table-row>
        <table:table-row table:style-name="ro1">
          <table:table-cell table:formula="of:=[.A12]+5" office:value-type="float" office:value="25">
            <text:p>25</text:p>
          </table:table-cell>
          <table:table-cell office:value-type="float" office:value="21.1325">
            <text:p>21.1325</text:p>
          </table:table-cell>
          <table:table-cell office:value-type="float" office:value="21.1498">
            <text:p>21.1498</text:p>
          </table:table-cell>
          <table:table-cell office:value-type="float" office:value="21.1199095288714">
            <text:p>21.1199095289</text:p>
          </table:table-cell>
          <table:table-cell office:value-type="float" office:value="21.1033464748299">
            <text:p>21.1033464748</text:p>
          </table:table-cell>
          <table:table-cell office:value-type="float" office:value="21.1045168918861">
            <text:p>21.1045168919</text:p>
          </table:table-cell>
          <table:table-cell office:value-type="float" office:value="21.0786733481015">
            <text:p>21.0786733481</text:p>
          </table:table-cell>
        </table:table-row>
        <table:table-row table:style-name="ro1">
          <table:table-cell table:formula="of:=[.A13]+5" office:value-type="float" office:value="30">
            <text:p>30</text:p>
          </table:table-cell>
          <table:table-cell office:value-type="float" office:value="8.65119">
            <text:p>8.65119</text:p>
          </table:table-cell>
          <table:table-cell office:value-type="float" office:value="5.94605">
            <text:p>5.94605</text:p>
          </table:table-cell>
          <table:table-cell office:value-type="float" office:value="6.2014202450959">
            <text:p>6.2014202451</text:p>
          </table:table-cell>
          <table:table-cell office:value-type="float" office:value="6.11125543822711">
            <text:p>6.1112554382</text:p>
          </table:table-cell>
          <table:table-cell office:value-type="float" office:value="5.10884215964397">
            <text:p>5.1088421596</text:p>
          </table:table-cell>
          <table:table-cell office:value-type="float" office:value="5.46996288248007">
            <text:p>5.4699628825</text:p>
          </table:table-cell>
        </table:table-row>
        <table:table-row table:style-name="ro1">
          <table:table-cell table:formula="of:=[.A14]+5" office:value-type="float" office:value="35">
            <text:p>35</text:p>
          </table:table-cell>
          <table:table-cell office:value-type="float" office:value="5.9919">
            <text:p>5.9919</text:p>
          </table:table-cell>
          <table:table-cell office:value-type="float" office:value="2.9257">
            <text:p>2.9257</text:p>
          </table:table-cell>
          <table:table-cell office:value-type="float" office:value="3.30124474600983">
            <text:p>3.301244746</text:p>
          </table:table-cell>
          <table:table-cell office:value-type="float" office:value="3.15397237151163">
            <text:p>3.1539723715</text:p>
          </table:table-cell>
          <table:table-cell office:value-type="float" office:value="2.4382221186674">
            <text:p>2.4382221187</text:p>
          </table:table-cell>
          <table:table-cell office:value-type="float" office:value="4.05291011288652">
            <text:p>4.0529101129</text:p>
          </table:table-cell>
        </table:table-row>
        <table:table-row table:style-name="ro1">
          <table:table-cell table:formula="of:=[.A15]+5" office:value-type="float" office:value="40">
            <text:p>40</text:p>
          </table:table-cell>
          <table:table-cell office:value-type="float" office:value="5.59007">
            <text:p>5.59007</text:p>
          </table:table-cell>
          <table:table-cell office:value-type="float" office:value="1.60685">
            <text:p>1.60685</text:p>
          </table:table-cell>
          <table:table-cell office:value-type="float" office:value="2.2299124155013">
            <text:p>2.2299124155</text:p>
          </table:table-cell>
          <table:table-cell office:value-type="float" office:value="1.82996740417644">
            <text:p>1.8299674042</text:p>
          </table:table-cell>
          <table:table-cell office:value-type="float" office:value="1.40830403561068">
            <text:p>1.4083040356</text:p>
          </table:table-cell>
          <table:table-cell office:value-type="float" office:value="3.95512106614219">
            <text:p>3.9551210661</text:p>
          </table:table-cell>
        </table:table-row>
        <table:table-row table:style-name="ro1">
          <table:table-cell table:formula="of:=[.A16]+5" office:value-type="float" office:value="45">
            <text:p>45</text:p>
          </table:table-cell>
          <table:table-cell office:value-type="float" office:value="5.45219">
            <text:p>5.45219</text:p>
          </table:table-cell>
          <table:table-cell office:value-type="float" office:value="0.854481">
            <text:p>0.854481</text:p>
          </table:table-cell>
          <table:table-cell office:value-type="float" office:value="1.71042235690618">
            <text:p>1.7104223569</text:p>
          </table:table-cell>
          <table:table-cell office:value-type="float" office:value="1.14464272033789">
            <text:p>1.1446427203</text:p>
          </table:table-cell>
          <table:table-cell office:value-type="float" office:value="0.935892124759343">
            <text:p>0.9358921248</text:p>
          </table:table-cell>
          <table:table-cell office:value-type="float" office:value="4.0058422047569">
            <text:p>4.0058422048</text:p>
          </table:table-cell>
        </table:table-row>
        <table:table-row table:style-name="ro1">
          <table:table-cell table:formula="of:=[.A17]+5" office:value-type="float" office:value="50">
            <text:p>50</text:p>
          </table:table-cell>
          <table:table-cell office:value-type="float" office:value="5.37677">
            <text:p>5.37677</text:p>
          </table:table-cell>
          <table:table-cell office:value-type="float" office:value="0.412083">
            <text:p>0.412083</text:p>
          </table:table-cell>
          <table:table-cell office:value-type="float" office:value="1.40235738646488">
            <text:p>1.4023573865</text:p>
          </table:table-cell>
          <table:table-cell office:value-type="float" office:value="0.762209941604283">
            <text:p>0.7622099416</text:p>
          </table:table-cell>
          <table:table-cell office:value-type="float" office:value="0.777251552871623">
            <text:p>0.7772515529</text:p>
          </table:table-cell>
          <table:table-cell office:value-type="float" office:value="4.01715716548379">
            <text:p>4.0171571655</text:p>
          </table:table-cell>
        </table:table-row>
        <table:table-row table:style-name="ro1">
          <table:table-cell table:formula="of:=[.A18]+5" office:value-type="float" office:value="55">
            <text:p>55</text:p>
          </table:table-cell>
          <table:table-cell office:value-type="float" office:value="5.34078">
            <text:p>5.34078</text:p>
          </table:table-cell>
          <table:table-cell office:value-type="float" office:value="0.142166">
            <text:p>0.142166</text:p>
          </table:table-cell>
          <table:table-cell office:value-type="float" office:value="1.22490393592774">
            <text:p>1.2249039359</text:p>
          </table:table-cell>
          <table:table-cell office:value-type="float" office:value="0.58092656016416">
            <text:p>0.5809265602</text:p>
          </table:table-cell>
          <table:table-cell office:value-type="float" office:value="0.641750441963678">
            <text:p>0.641750442</text:p>
          </table:table-cell>
          <table:table-cell office:value-type="float" office:value="3.94648786486732">
            <text:p>3.9464878649</text:p>
          </table:table-cell>
        </table:table-row>
        <table:table-row table:style-name="ro1">
          <table:table-cell table:formula="of:=[.A19]+5" office:value-type="float" office:value="60">
            <text:p>60</text:p>
          </table:table-cell>
          <table:table-cell office:value-type="float" office:value="5.29775">
            <text:p>5.29775</text:p>
          </table:table-cell>
          <table:table-cell office:value-type="float" office:value="-0.0396174">
            <text:p>-0.0396174</text:p>
          </table:table-cell>
          <table:table-cell office:value-type="float" office:value="0.95201802768232">
            <text:p>0.9520180277</text:p>
          </table:table-cell>
          <table:table-cell office:value-type="float" office:value="0.319388783045087">
            <text:p>0.319388783</text:p>
          </table:table-cell>
          <table:table-cell office:value-type="float" office:value="1.1400671953772">
            <text:p>1.1400671954</text:p>
          </table:table-cell>
          <table:table-cell office:value-type="float" office:value="3.88902402475997">
            <text:p>3.8890240248</text:p>
          </table:table-cell>
        </table:table-row>
        <table:table-row table:style-name="ro1">
          <table:table-cell table:formula="of:=[.A20]+5" office:value-type="float" office:value="65">
            <text:p>65</text:p>
          </table:table-cell>
          <table:table-cell office:value-type="float" office:value="5.30728">
            <text:p>5.30728</text:p>
          </table:table-cell>
          <table:table-cell office:value-type="float" office:value="-0.16371">
            <text:p>-0.16371</text:p>
          </table:table-cell>
          <table:table-cell office:value-type="float" office:value="0.664803177853125">
            <text:p>0.6648031779</text:p>
          </table:table-cell>
          <table:table-cell office:value-type="float" office:value="0.157570378534745">
            <text:p>0.1575703785</text:p>
          </table:table-cell>
          <table:table-cell office:value-type="float" office:value="2.38199515501783">
            <text:p>2.381995155</text:p>
          </table:table-cell>
          <table:table-cell office:value-type="float" office:value="3.58769011128183">
            <text:p>3.5876901113</text:p>
          </table:table-cell>
        </table:table-row>
        <table:table-row table:style-name="ro1">
          <table:table-cell table:formula="of:=[.A21]+5" office:value-type="float" office:value="70">
            <text:p>70</text:p>
          </table:table-cell>
          <table:table-cell office:value-type="float" office:value="5.31543">
            <text:p>5.31543</text:p>
          </table:table-cell>
          <table:table-cell office:value-type="float" office:value="-0.245027">
            <text:p>-0.245027</text:p>
          </table:table-cell>
          <table:table-cell office:value-type="float" office:value="0.772392312912526">
            <text:p>0.7723923129</text:p>
          </table:table-cell>
          <table:table-cell office:value-type="float" office:value="0.248350211458369">
            <text:p>0.2483502115</text:p>
          </table:table-cell>
          <table:table-cell office:value-type="float" office:value="3.33605052691621">
            <text:p>3.3360505269</text:p>
          </table:table-cell>
          <table:table-cell office:value-type="float" office:value="3.26895279206087">
            <text:p>3.2689527921</text:p>
          </table:table-cell>
        </table:table-row>
        <table:table-row table:style-name="ro1">
          <table:table-cell table:formula="of:=[.A22]+5" office:value-type="float" office:value="75">
            <text:p>75</text:p>
          </table:table-cell>
          <table:table-cell office:value-type="float" office:value="5.34268">
            <text:p>5.34268</text:p>
          </table:table-cell>
          <table:table-cell office:value-type="float" office:value="-0.30305">
            <text:p>-0.30305</text:p>
          </table:table-cell>
          <table:table-cell office:value-type="float" office:value="1.03356436826416">
            <text:p>1.0335643683</text:p>
          </table:table-cell>
          <table:table-cell office:value-type="float" office:value="0.398545964091694">
            <text:p>0.3985459641</text:p>
          </table:table-cell>
          <table:table-cell office:value-type="float" office:value="3.43650091410877">
            <text:p>3.4365009141</text:p>
          </table:table-cell>
          <table:table-cell office:value-type="float" office:value="3.12508065857791">
            <text:p>3.1250806586</text:p>
          </table:table-cell>
        </table:table-row>
        <table:table-row table:style-name="ro1">
          <table:table-cell table:formula="of:=[.A23]+5" office:value-type="float" office:value="80">
            <text:p>80</text:p>
          </table:table-cell>
          <table:table-cell office:value-type="float" office:value="5.32172">
            <text:p>5.32172</text:p>
          </table:table-cell>
          <table:table-cell office:value-type="float" office:value="-0.345513">
            <text:p>-0.345513</text:p>
          </table:table-cell>
          <table:table-cell office:value-type="float" office:value="1.15977437905497">
            <text:p>1.1597743791</text:p>
          </table:table-cell>
          <table:table-cell office:value-type="float" office:value="0.507381956366882">
            <text:p>0.5073819564</text:p>
          </table:table-cell>
          <table:table-cell office:value-type="float" office:value="3.22854529646693">
            <text:p>3.2285452965</text:p>
          </table:table-cell>
          <table:table-cell office:value-type="float" office:value="3.00288719501499">
            <text:p>3.002887195</text:p>
          </table:table-cell>
        </table:table-row>
        <table:table-row table:style-name="ro1">
          <table:table-cell table:formula="of:=[.A24]+5" office:value-type="float" office:value="85">
            <text:p>85</text:p>
          </table:table-cell>
          <table:table-cell office:value-type="float" office:value="5.30804">
            <text:p>5.30804</text:p>
          </table:table-cell>
          <table:table-cell office:value-type="float" office:value="-0.357665">
            <text:p>-0.357665</text:p>
          </table:table-cell>
          <table:table-cell office:value-type="float" office:value="0.813141951362769">
            <text:p>0.8131419514</text:p>
          </table:table-cell>
          <table:table-cell office:value-type="float" office:value="0.736681115149397">
            <text:p>0.7366811151</text:p>
          </table:table-cell>
          <table:table-cell office:value-type="float" office:value="2.18798181805208">
            <text:p>2.1879818181</text:p>
          </table:table-cell>
          <table:table-cell office:value-type="float" office:value="3.04104889010887">
            <text:p>3.0410488901</text:p>
          </table:table-cell>
        </table:table-row>
        <table:table-row table:style-name="ro1">
          <table:table-cell table:formula="of:=[.A25]+5" office:value-type="float" office:value="90">
            <text:p>90</text:p>
          </table:table-cell>
          <table:table-cell office:value-type="float" office:value="5.3027">
            <text:p>5.3027</text:p>
          </table:table-cell>
          <table:table-cell office:value-type="float" office:value="-0.335939">
            <text:p>-0.335939</text:p>
          </table:table-cell>
          <table:table-cell office:value-type="float" office:value="1.56594066066183">
            <text:p>1.5659406607</text:p>
          </table:table-cell>
          <table:table-cell office:value-type="float" office:value="0.691705467977147">
            <text:p>0.691705468</text:p>
          </table:table-cell>
          <table:table-cell office:value-type="float" office:value="1.41208753217936">
            <text:p>1.4120875322</text:p>
          </table:table-cell>
          <table:table-cell office:value-type="float" office:value="3.0782554318817">
            <text:p>3.0782554319</text:p>
          </table:table-cell>
        </table:table-row>
        <table:table-row table:style-name="ro1">
          <table:table-cell table:formula="of:=[.A26]+5" office:value-type="float" office:value="95">
            <text:p>95</text:p>
          </table:table-cell>
          <table:table-cell office:value-type="float" office:value="5.29573">
            <text:p>5.29573</text:p>
          </table:table-cell>
          <table:table-cell office:value-type="float" office:value="-0.23912">
            <text:p>-0.23912</text:p>
          </table:table-cell>
          <table:table-cell office:value-type="float" office:value="2.99528507276725">
            <text:p>2.9952850728</text:p>
          </table:table-cell>
          <table:table-cell office:value-type="float" office:value="0.64286195366751">
            <text:p>0.6428619537</text:p>
          </table:table-cell>
          <table:table-cell office:value-type="float" office:value="0.814523824498337">
            <text:p>0.8145238245</text:p>
          </table:table-cell>
          <table:table-cell office:value-type="float" office:value="2.98839892588315">
            <text:p>2.9883989259</text:p>
          </table:table-cell>
        </table:table-row>
        <table:table-row table:style-name="ro1">
          <table:table-cell table:formula="of:=[.A27]+5" office:value-type="float" office:value="100">
            <text:p>100</text:p>
          </table:table-cell>
          <table:table-cell office:value-type="float" office:value="5.28663">
            <text:p>5.28663</text:p>
          </table:table-cell>
          <table:table-cell office:value-type="float" office:value="-0.0863978">
            <text:p>-0.0863978</text:p>
          </table:table-cell>
          <table:table-cell office:value-type="float" office:value="3.48388689048486">
            <text:p>3.4838868905</text:p>
          </table:table-cell>
          <table:table-cell office:value-type="float" office:value="0.510417858772426">
            <text:p>0.5104178588</text:p>
          </table:table-cell>
          <table:table-cell office:value-type="float" office:value="0.339791870835212">
            <text:p>0.3397918708</text:p>
          </table:table-cell>
          <table:table-cell office:value-type="float" office:value="2.93092389069606">
            <text:p>2.9309238907</text:p>
          </table:table-cell>
        </table:table-row>
        <table:table-row table:style-name="ro1">
          <table:table-cell table:formula="of:=[.A28]+5" office:value-type="float" office:value="105">
            <text:p>105</text:p>
          </table:table-cell>
          <table:table-cell office:value-type="float" office:value="5.26815">
            <text:p>5.26815</text:p>
          </table:table-cell>
          <table:table-cell office:value-type="float" office:value="0.118184">
            <text:p>0.118184</text:p>
          </table:table-cell>
          <table:table-cell office:value-type="float" office:value="3.68796494948102">
            <text:p>3.6879649495</text:p>
          </table:table-cell>
          <table:table-cell office:value-type="float" office:value="0.375278685771633">
            <text:p>0.3752786858</text:p>
          </table:table-cell>
          <table:table-cell office:value-type="float" office:value="-0.0338558145345632">
            <text:p>-0.0338558145</text:p>
          </table:table-cell>
          <table:table-cell office:value-type="float" office:value="2.91938482600069">
            <text:p>2.919384826</text:p>
          </table:table-cell>
        </table:table-row>
        <table:table-row table:style-name="ro1">
          <table:table-cell table:formula="of:=[.A29]+5" office:value-type="float" office:value="110">
            <text:p>110</text:p>
          </table:table-cell>
          <table:table-cell office:value-type="float" office:value="5.24363">
            <text:p>5.24363</text:p>
          </table:table-cell>
          <table:table-cell office:value-type="float" office:value="0.345321">
            <text:p>0.345321</text:p>
          </table:table-cell>
          <table:table-cell office:value-type="float" office:value="3.81390609279192">
            <text:p>3.8139060928</text:p>
          </table:table-cell>
          <table:table-cell office:value-type="float" office:value="0.267792897869363">
            <text:p>0.2677928979</text:p>
          </table:table-cell>
          <table:table-cell office:value-type="float" office:value="-0.304663061933071">
            <text:p>-0.3046630619</text:p>
          </table:table-cell>
          <table:table-cell office:value-type="float" office:value="2.93866745433383">
            <text:p>2.9386674543</text:p>
          </table:table-cell>
        </table:table-row>
        <table:table-row table:style-name="ro1">
          <table:table-cell table:formula="of:=[.A30]+5" office:value-type="float" office:value="115">
            <text:p>115</text:p>
          </table:table-cell>
          <table:table-cell office:value-type="float" office:value="5.20565">
            <text:p>5.20565</text:p>
          </table:table-cell>
          <table:table-cell office:value-type="float" office:value="0.622983">
            <text:p>0.622983</text:p>
          </table:table-cell>
          <table:table-cell office:value-type="float" office:value="3.86115188788594">
            <text:p>3.8611518879</text:p>
          </table:table-cell>
          <table:table-cell office:value-type="float" office:value="0.173992890740458">
            <text:p>0.1739928907</text:p>
          </table:table-cell>
          <table:table-cell office:value-type="float" office:value="-0.459787464577053">
            <text:p>-0.4597874646</text:p>
          </table:table-cell>
          <table:table-cell office:value-type="float" office:value="3.05622390785103">
            <text:p>3.0562239079</text:p>
          </table:table-cell>
        </table:table-row>
        <table:table-row table:style-name="ro1">
          <table:table-cell table:formula="of:=[.A31]+5" office:value-type="float" office:value="120">
            <text:p>120</text:p>
          </table:table-cell>
          <table:table-cell office:value-type="float" office:value="5.19696">
            <text:p>5.19696</text:p>
          </table:table-cell>
          <table:table-cell office:value-type="float" office:value="0.862447">
            <text:p>0.862447</text:p>
          </table:table-cell>
          <table:table-cell office:value-type="float" office:value="3.85647208717336">
            <text:p>3.8564720872</text:p>
          </table:table-cell>
          <table:table-cell office:value-type="float" office:value="0.107945396083106">
            <text:p>0.1079453961</text:p>
          </table:table-cell>
          <table:table-cell office:value-type="float" office:value="-0.467795068651293">
            <text:p>-0.4677950687</text:p>
          </table:table-cell>
          <table:table-cell office:value-type="float" office:value="3.08070000427531">
            <text:p>3.0807000043</text:p>
          </table:table-cell>
        </table:table-row>
        <table:table-row table:style-name="ro1">
          <table:table-cell table:formula="of:=[.A32]+5" office:value-type="float" office:value="125">
            <text:p>125</text:p>
          </table:table-cell>
          <table:table-cell office:value-type="float" office:value="5.19416">
            <text:p>5.19416</text:p>
          </table:table-cell>
          <table:table-cell office:value-type="float" office:value="1.34161">
            <text:p>1.34161</text:p>
          </table:table-cell>
          <table:table-cell office:value-type="float" office:value="3.2335670244092">
            <text:p>3.2335670244</text:p>
          </table:table-cell>
          <table:table-cell office:value-type="float" office:value="0.0668968339102322">
            <text:p>0.0668968339</text:p>
          </table:table-cell>
          <table:table-cell office:value-type="float" office:value="-0.362021020143772">
            <text:p>-0.3620210201</text:p>
          </table:table-cell>
          <table:table-cell office:value-type="float" office:value="3.02154309855301">
            <text:p>3.0215430986</text:p>
          </table:table-cell>
        </table:table-row>
        <table:table-row table:style-name="ro1">
          <table:table-cell table:formula="of:=[.A33]+5" office:value-type="float" office:value="130">
            <text:p>130</text:p>
          </table:table-cell>
          <table:table-cell office:value-type="float" office:value="5.19094">
            <text:p>5.19094</text:p>
          </table:table-cell>
          <table:table-cell office:value-type="float" office:value="2.05023">
            <text:p>2.05023</text:p>
          </table:table-cell>
          <table:table-cell office:value-type="float" office:value="2.23754286163797">
            <text:p>2.2375428616</text:p>
          </table:table-cell>
          <table:table-cell office:value-type="float" office:value="0.0384062894702851">
            <text:p>0.0384062895</text:p>
          </table:table-cell>
          <table:table-cell office:value-type="float" office:value="-0.177314118016465">
            <text:p>-0.177314118</text:p>
          </table:table-cell>
          <table:table-cell office:value-type="float" office:value="2.96457778073992">
            <text:p>2.9645777807</text:p>
          </table:table-cell>
        </table:table-row>
        <table:table-row table:style-name="ro1">
          <table:table-cell table:formula="of:=[.A34]+5" office:value-type="float" office:value="135">
            <text:p>135</text:p>
          </table:table-cell>
          <table:table-cell office:value-type="float" office:value="5.15088">
            <text:p>5.15088</text:p>
          </table:table-cell>
          <table:table-cell office:value-type="float" office:value="2.09643">
            <text:p>2.09643</text:p>
          </table:table-cell>
          <table:table-cell office:value-type="float" office:value="1.61372342975823">
            <text:p>1.6137234298</text:p>
          </table:table-cell>
          <table:table-cell office:value-type="float" office:value="0.00117253147263528">
            <text:p>0.0011725315</text:p>
          </table:table-cell>
          <table:table-cell office:value-type="float" office:value="0.0199749936949167">
            <text:p>0.0199749937</text:p>
          </table:table-cell>
          <table:table-cell office:value-type="float" office:value="2.92117584560272">
            <text:p>2.9211758456</text:p>
          </table:table-cell>
        </table:table-row>
        <table:table-row table:style-name="ro1">
          <table:table-cell table:formula="of:=[.A35]+5" office:value-type="float" office:value="140">
            <text:p>140</text:p>
          </table:table-cell>
          <table:table-cell office:value-type="float" office:value="5.10588">
            <text:p>5.10588</text:p>
          </table:table-cell>
          <table:table-cell office:value-type="float" office:value="2.28739">
            <text:p>2.28739</text:p>
          </table:table-cell>
          <table:table-cell office:value-type="float" office:value="1.2394136787727">
            <text:p>1.2394136788</text:p>
          </table:table-cell>
          <table:table-cell office:value-type="float" office:value="-0.0338819452822403">
            <text:p>-0.0338819453</text:p>
          </table:table-cell>
          <table:table-cell office:value-type="float" office:value="0.181808310776737">
            <text:p>0.1818083108</text:p>
          </table:table-cell>
          <table:table-cell office:value-type="float" office:value="2.90471633642921">
            <text:p>2.9047163364</text:p>
          </table:table-cell>
        </table:table-row>
        <table:table-row table:style-name="ro1">
          <table:table-cell table:formula="of:=[.A36]+5" office:value-type="float" office:value="145">
            <text:p>145</text:p>
          </table:table-cell>
          <table:table-cell office:value-type="float" office:value="5.05441">
            <text:p>5.05441</text:p>
          </table:table-cell>
          <table:table-cell office:value-type="float" office:value="2.62601">
            <text:p>2.62601</text:p>
          </table:table-cell>
          <table:table-cell office:value-type="float" office:value="0.999276568571435">
            <text:p>0.9992765686</text:p>
          </table:table-cell>
          <table:table-cell office:value-type="float" office:value="-0.0683589052960487">
            <text:p>-0.0683589053</text:p>
          </table:table-cell>
          <table:table-cell office:value-type="float" office:value="0.283912016356431">
            <text:p>0.2839120164</text:p>
          </table:table-cell>
          <table:table-cell office:value-type="float" office:value="2.88035639082554">
            <text:p>2.8803563908</text:p>
          </table:table-cell>
        </table:table-row>
        <table:table-row table:style-name="ro1">
          <table:table-cell table:formula="of:=[.A37]+5" office:value-type="float" office:value="150">
            <text:p>150</text:p>
          </table:table-cell>
          <table:table-cell office:value-type="float" office:value="4.98032">
            <text:p>4.98032</text:p>
          </table:table-cell>
          <table:table-cell office:value-type="float" office:value="2.75563">
            <text:p>2.75563</text:p>
          </table:table-cell>
          <table:table-cell office:value-type="float" office:value="0.82749222127287">
            <text:p>0.8274922213</text:p>
          </table:table-cell>
          <table:table-cell office:value-type="float" office:value="-0.102267905643657">
            <text:p>-0.1022679056</text:p>
          </table:table-cell>
          <table:table-cell office:value-type="float" office:value="0.341015008411968">
            <text:p>0.3410150084</text:p>
          </table:table-cell>
          <table:table-cell office:value-type="float" office:value="2.86501103048499">
            <text:p>2.8650110305</text:p>
          </table:table-cell>
        </table:table-row>
        <table:table-row table:style-name="ro1">
          <table:table-cell table:formula="of:=[.A38]+5" office:value-type="float" office:value="155">
            <text:p>155</text:p>
          </table:table-cell>
          <table:table-cell office:value-type="float" office:value="4.80842">
            <text:p>4.80842</text:p>
          </table:table-cell>
          <table:table-cell office:value-type="float" office:value="2.72983">
            <text:p>2.72983</text:p>
          </table:table-cell>
          <table:table-cell office:value-type="float" office:value="0.699820756496378">
            <text:p>0.6998207565</text:p>
          </table:table-cell>
          <table:table-cell office:value-type="float" office:value="-0.132544383730898">
            <text:p>-0.1325443837</text:p>
          </table:table-cell>
          <table:table-cell office:value-type="float" office:value="0.363281330154586">
            <text:p>0.3632813302</text:p>
          </table:table-cell>
          <table:table-cell office:value-type="float" office:value="2.85473260758705">
            <text:p>2.8547326076</text:p>
          </table:table-cell>
        </table:table-row>
        <table:table-row table:style-name="ro1">
          <table:table-cell table:formula="of:=[.A39]+5" office:value-type="float" office:value="160">
            <text:p>160</text:p>
          </table:table-cell>
          <table:table-cell office:value-type="float" office:value="4.38086">
            <text:p>4.38086</text:p>
          </table:table-cell>
          <table:table-cell office:value-type="float" office:value="2.53291">
            <text:p>2.53291</text:p>
          </table:table-cell>
          <table:table-cell office:value-type="float" office:value="0.590682901822192">
            <text:p>0.5906829018</text:p>
          </table:table-cell>
          <table:table-cell office:value-type="float" office:value="-0.169061531599254">
            <text:p>-0.1690615316</text:p>
          </table:table-cell>
          <table:table-cell office:value-type="float" office:value="0.33734638634721">
            <text:p>0.3373463863</text:p>
          </table:table-cell>
          <table:table-cell office:value-type="float" office:value="2.81570639797932">
            <text:p>2.815706398</text:p>
          </table:table-cell>
        </table:table-row>
        <table:table-row table:style-name="ro1">
          <table:table-cell table:formula="of:=[.A40]+5" office:value-type="float" office:value="165">
            <text:p>165</text:p>
          </table:table-cell>
          <table:table-cell office:value-type="float" office:value="4.12046">
            <text:p>4.12046</text:p>
          </table:table-cell>
          <table:table-cell office:value-type="float" office:value="2.48952">
            <text:p>2.48952</text:p>
          </table:table-cell>
          <table:table-cell office:value-type="float" office:value="0.489139593870571">
            <text:p>0.4891395939</text:p>
          </table:table-cell>
          <table:table-cell office:value-type="float" office:value="-0.213665936293026">
            <text:p>-0.2136659363</text:p>
          </table:table-cell>
          <table:table-cell office:value-type="float" office:value="0.254521229462556">
            <text:p>0.2545212295</text:p>
          </table:table-cell>
          <table:table-cell office:value-type="float" office:value="2.76286120570952">
            <text:p>2.7628612057</text:p>
          </table:table-cell>
        </table:table-row>
        <table:table-row table:style-name="ro1">
          <table:table-cell table:formula="of:=[.A41]+5" office:value-type="float" office:value="170">
            <text:p>170</text:p>
          </table:table-cell>
          <table:table-cell office:value-type="float" office:value="3.98607">
            <text:p>3.98607</text:p>
          </table:table-cell>
          <table:table-cell office:value-type="float" office:value="2.42219">
            <text:p>2.42219</text:p>
          </table:table-cell>
          <table:table-cell office:value-type="float" office:value="0.413657604588365">
            <text:p>0.4136576046</text:p>
          </table:table-cell>
          <table:table-cell office:value-type="float" office:value="-0.240484254939961">
            <text:p>-0.2404842549</text:p>
          </table:table-cell>
          <table:table-cell office:value-type="float" office:value="0.205344285145499">
            <text:p>0.2053442851</text:p>
          </table:table-cell>
          <table:table-cell office:value-type="float" office:value="2.77974504093181">
            <text:p>2.7797450409</text:p>
          </table:table-cell>
        </table:table-row>
        <table:table-row table:style-name="ro1">
          <table:table-cell table:formula="of:=[.A42]+5" office:value-type="float" office:value="175">
            <text:p>175</text:p>
          </table:table-cell>
          <table:table-cell office:value-type="float" office:value="3.9328">
            <text:p>3.9328</text:p>
          </table:table-cell>
          <table:table-cell office:value-type="float" office:value="2.33223">
            <text:p>2.33223</text:p>
          </table:table-cell>
          <table:table-cell office:value-type="float" office:value="0.359532850444941">
            <text:p>0.3595328504</text:p>
          </table:table-cell>
          <table:table-cell office:value-type="float" office:value="-0.253916194427867">
            <text:p>-0.2539161944</text:p>
          </table:table-cell>
          <table:table-cell office:value-type="float" office:value="0.207733196125326">
            <text:p>0.2077331961</text:p>
          </table:table-cell>
          <table:table-cell office:value-type="float" office:value="2.78405624252911">
            <text:p>2.7840562425</text:p>
          </table:table-cell>
        </table:table-row>
        <table:table-row table:style-name="ro1">
          <table:table-cell table:formula="of:=[.A43]+5" office:value-type="float" office:value="180">
            <text:p>180</text:p>
          </table:table-cell>
          <table:table-cell office:value-type="float" office:value="3.90812">
            <text:p>3.90812</text:p>
          </table:table-cell>
          <table:table-cell office:value-type="float" office:value="2.19942">
            <text:p>2.19942</text:p>
          </table:table-cell>
          <table:table-cell office:value-type="float" office:value="0.307722407204359">
            <text:p>0.3077224072</text:p>
          </table:table-cell>
          <table:table-cell office:value-type="float" office:value="-0.266130148573546">
            <text:p>-0.2661301486</text:p>
          </table:table-cell>
          <table:table-cell office:value-type="float" office:value="0.219393726654483">
            <text:p>0.2193937267</text:p>
          </table:table-cell>
          <table:table-cell office:value-type="float" office:value="2.84603864022238">
            <text:p>2.8460386402</text:p>
          </table:table-cell>
        </table:table-row>
        <table:table-row table:style-name="ro1">
          <table:table-cell table:formula="of:=[.A44]+5" office:value-type="float" office:value="185">
            <text:p>185</text:p>
          </table:table-cell>
          <table:table-cell office:value-type="float" office:value="3.86099">
            <text:p>3.86099</text:p>
          </table:table-cell>
          <table:table-cell office:value-type="float" office:value="2.02369">
            <text:p>2.02369</text:p>
          </table:table-cell>
          <table:table-cell office:value-type="float" office:value="0.255997298413798">
            <text:p>0.2559972984</text:p>
          </table:table-cell>
          <table:table-cell office:value-type="float" office:value="-0.278940871411963">
            <text:p>-0.2789408714</text:p>
          </table:table-cell>
          <table:table-cell office:value-type="float" office:value="0.228979463219273">
            <text:p>0.2289794632</text:p>
          </table:table-cell>
          <table:table-cell office:value-type="float" office:value="2.84681473195152">
            <text:p>2.846814732</text:p>
          </table:table-cell>
        </table:table-row>
        <table:table-row table:style-name="ro1">
          <table:table-cell table:formula="of:=[.A45]+5" office:value-type="float" office:value="190">
            <text:p>190</text:p>
          </table:table-cell>
          <table:table-cell office:value-type="float" office:value="3.81485">
            <text:p>3.81485</text:p>
          </table:table-cell>
          <table:table-cell office:value-type="float" office:value="1.60709">
            <text:p>1.60709</text:p>
          </table:table-cell>
          <table:table-cell office:value-type="float" office:value="0.209835303003978">
            <text:p>0.209835303</text:p>
          </table:table-cell>
          <table:table-cell office:value-type="float" office:value="-0.291952082875206">
            <text:p>-0.2919520829</text:p>
          </table:table-cell>
          <table:table-cell office:value-type="float" office:value="0.203553269553501">
            <text:p>0.2035532696</text:p>
          </table:table-cell>
          <table:table-cell office:value-type="float" office:value="2.8140775208989">
            <text:p>2.8140775209</text:p>
          </table:table-cell>
        </table:table-row>
        <table:table-row table:style-name="ro1">
          <table:table-cell table:formula="of:=[.A46]+5" office:value-type="float" office:value="195">
            <text:p>195</text:p>
          </table:table-cell>
          <table:table-cell office:value-type="float" office:value="3.73379">
            <text:p>3.73379</text:p>
          </table:table-cell>
          <table:table-cell office:value-type="float" office:value="1.20565">
            <text:p>1.20565</text:p>
          </table:table-cell>
          <table:table-cell office:value-type="float" office:value="0.170923440968896">
            <text:p>0.170923441</text:p>
          </table:table-cell>
          <table:table-cell office:value-type="float" office:value="-0.299225985479071">
            <text:p>-0.2992259855</text:p>
          </table:table-cell>
          <table:table-cell office:value-type="float" office:value="0.211119229378644">
            <text:p>0.2111192294</text:p>
          </table:table-cell>
          <table:table-cell office:value-type="float" office:value="2.81568960341477">
            <text:p>2.8156896034</text:p>
          </table:table-cell>
        </table:table-row>
        <table:table-row table:style-name="ro1">
          <table:table-cell table:formula="of:=[.A47]+5" office:value-type="float" office:value="200">
            <text:p>200</text:p>
          </table:table-cell>
          <table:table-cell office:value-type="float" office:value="3.64234">
            <text:p>3.64234</text:p>
          </table:table-cell>
          <table:table-cell office:value-type="float" office:value="0.977065">
            <text:p>0.977065</text:p>
          </table:table-cell>
          <table:table-cell office:value-type="float" office:value="0.136543392824173">
            <text:p>0.1365433928</text:p>
          </table:table-cell>
          <table:table-cell office:value-type="float" office:value="-0.299538592188701">
            <text:p>-0.2995385922</text:p>
          </table:table-cell>
          <table:table-cell office:value-type="float" office:value="0.244891890910328">
            <text:p>0.2448918909</text:p>
          </table:table-cell>
          <table:table-cell office:value-type="float" office:value="2.82062901645765">
            <text:p>2.8206290165</text:p>
          </table:table-cell>
        </table:table-row>
        <table:table-row table:style-name="ro1">
          <table:table-cell table:formula="of:=[.A48]+5" office:value-type="float" office:value="205">
            <text:p>205</text:p>
          </table:table-cell>
          <table:table-cell office:value-type="float" office:value="3.52892">
            <text:p>3.52892</text:p>
          </table:table-cell>
          <table:table-cell office:value-type="float" office:value="0.829921">
            <text:p>0.829921</text:p>
          </table:table-cell>
          <table:table-cell office:value-type="float" office:value="0.0984958985696238">
            <text:p>0.0984958986</text:p>
          </table:table-cell>
          <table:table-cell office:value-type="float" office:value="-0.304459439149696">
            <text:p>-0.3044594391</text:p>
          </table:table-cell>
          <table:table-cell office:value-type="float" office:value="0.255525233266521">
            <text:p>0.2555252333</text:p>
          </table:table-cell>
          <table:table-cell office:value-type="float" office:value="2.79985426068869">
            <text:p>2.7998542607</text:p>
          </table:table-cell>
        </table:table-row>
        <table:table-row table:style-name="ro1">
          <table:table-cell table:formula="of:=[.A49]+5" office:value-type="float" office:value="210">
            <text:p>210</text:p>
          </table:table-cell>
          <table:table-cell office:value-type="float" office:value="3.41237">
            <text:p>3.41237</text:p>
          </table:table-cell>
          <table:table-cell office:value-type="float" office:value="0.692277">
            <text:p>0.692277</text:p>
          </table:table-cell>
          <table:table-cell office:value-type="float" office:value="0.0554350471764839">
            <text:p>0.0554350472</text:p>
          </table:table-cell>
          <table:table-cell office:value-type="float" office:value="-0.313896324359642">
            <text:p>-0.3138963244</text:p>
          </table:table-cell>
          <table:table-cell office:value-type="float" office:value="0.241886098071957">
            <text:p>0.2418860981</text:p>
          </table:table-cell>
          <table:table-cell office:value-type="float" office:value="2.78198384556925">
            <text:p>2.7819838456</text:p>
          </table:table-cell>
        </table:table-row>
        <table:table-row table:style-name="ro1">
          <table:table-cell table:formula="of:=[.A50]+5" office:value-type="float" office:value="215">
            <text:p>215</text:p>
          </table:table-cell>
          <table:table-cell office:value-type="float" office:value="3.36692">
            <text:p>3.36692</text:p>
          </table:table-cell>
          <table:table-cell office:value-type="float" office:value="0.53273">
            <text:p>0.53273</text:p>
          </table:table-cell>
          <table:table-cell office:value-type="float" office:value="0.0252045545494093">
            <text:p>0.0252045545</text:p>
          </table:table-cell>
          <table:table-cell office:value-type="float" office:value="-0.319347130664862">
            <text:p>-0.3193471307</text:p>
          </table:table-cell>
          <table:table-cell office:value-type="float" office:value="0.232678336723759">
            <text:p>0.2326783367</text:p>
          </table:table-cell>
          <table:table-cell office:value-type="float" office:value="2.77251581110573">
            <text:p>2.7725158111</text:p>
          </table:table-cell>
        </table:table-row>
        <table:table-row table:style-name="ro1">
          <table:table-cell table:formula="of:=[.A51]+5" office:value-type="float" office:value="220">
            <text:p>220</text:p>
          </table:table-cell>
          <table:table-cell office:value-type="float" office:value="3.37495">
            <text:p>3.37495</text:p>
          </table:table-cell>
          <table:table-cell office:value-type="float" office:value="0.309868">
            <text:p>0.309868</text:p>
          </table:table-cell>
          <table:table-cell office:value-type="float" office:value="-0.0037052733369299">
            <text:p>-0.0037052733</text:p>
          </table:table-cell>
          <table:table-cell office:value-type="float" office:value="-0.324247509959623">
            <text:p>-0.32424751</text:p>
          </table:table-cell>
          <table:table-cell office:value-type="float" office:value="0.222986460991589">
            <text:p>0.222986461</text:p>
          </table:table-cell>
          <table:table-cell office:value-type="float" office:value="2.75941293997881">
            <text:p>2.75941294</text:p>
          </table:table-cell>
        </table:table-row>
        <table:table-row table:style-name="ro1">
          <table:table-cell table:formula="of:=[.A52]+5" office:value-type="float" office:value="225">
            <text:p>225</text:p>
          </table:table-cell>
          <table:table-cell office:value-type="float" office:value="3.39528">
            <text:p>3.39528</text:p>
          </table:table-cell>
          <table:table-cell office:value-type="float" office:value="0.14281">
            <text:p>0.14281</text:p>
          </table:table-cell>
          <table:table-cell office:value-type="float" office:value="-0.0339210287421669">
            <text:p>-0.0339210287</text:p>
          </table:table-cell>
          <table:table-cell office:value-type="float" office:value="-0.326656950872864">
            <text:p>-0.3266569509</text:p>
          </table:table-cell>
          <table:table-cell office:value-type="float" office:value="0.217797693455099">
            <text:p>0.2177976935</text:p>
          </table:table-cell>
          <table:table-cell office:value-type="float" office:value="2.74987701181395">
            <text:p>2.7498770118</text:p>
          </table:table-cell>
        </table:table-row>
        <table:table-row table:style-name="ro1">
          <table:table-cell table:formula="of:=[.A53]+5" office:value-type="float" office:value="230">
            <text:p>230</text:p>
          </table:table-cell>
          <table:table-cell office:value-type="float" office:value="3.3415">
            <text:p>3.3415</text:p>
          </table:table-cell>
          <table:table-cell office:value-type="float" office:value="0.0241299">
            <text:p>0.0241299</text:p>
          </table:table-cell>
          <table:table-cell office:value-type="float" office:value="-0.0647873124801658">
            <text:p>-0.0647873125</text:p>
          </table:table-cell>
          <table:table-cell office:value-type="float" office:value="-0.331705033375864">
            <text:p>-0.3317050334</text:p>
          </table:table-cell>
          <table:table-cell office:value-type="float" office:value="0.192024877151048">
            <text:p>0.1920248772</text:p>
          </table:table-cell>
          <table:table-cell office:value-type="float" office:value="2.73071326046324">
            <text:p>2.7307132605</text:p>
          </table:table-cell>
        </table:table-row>
        <table:table-row table:style-name="ro1">
          <table:table-cell table:formula="of:=[.A54]+5" office:value-type="float" office:value="235">
            <text:p>235</text:p>
          </table:table-cell>
          <table:table-cell office:value-type="float" office:value="2.86315">
            <text:p>2.86315</text:p>
          </table:table-cell>
          <table:table-cell office:value-type="float" office:value="-0.063414">
            <text:p>-0.063414</text:p>
          </table:table-cell>
          <table:table-cell office:value-type="float" office:value="-0.0956645631529668">
            <text:p>-0.0956645632</text:p>
          </table:table-cell>
          <table:table-cell office:value-type="float" office:value="-0.339615817190275">
            <text:p>-0.3396158172</text:p>
          </table:table-cell>
          <table:table-cell office:value-type="float" office:value="0.166666602100509">
            <text:p>0.1666666021</text:p>
          </table:table-cell>
          <table:table-cell office:value-type="float" office:value="2.72337123918247">
            <text:p>2.7233712392</text:p>
          </table:table-cell>
        </table:table-row>
        <table:table-row table:style-name="ro1">
          <table:table-cell table:formula="of:=[.A55]+5" office:value-type="float" office:value="240">
            <text:p>240</text:p>
          </table:table-cell>
          <table:table-cell office:value-type="float" office:value="2.29666">
            <text:p>2.29666</text:p>
          </table:table-cell>
          <table:table-cell office:value-type="float" office:value="-0.123839">
            <text:p>-0.123839</text:p>
          </table:table-cell>
          <table:table-cell office:value-type="float" office:value="-0.117084491778758">
            <text:p>-0.1170844918</text:p>
          </table:table-cell>
          <table:table-cell office:value-type="float" office:value="-0.346507586117047">
            <text:p>-0.3465075861</text:p>
          </table:table-cell>
          <table:table-cell office:value-type="float" office:value="0.135031485276072">
            <text:p>0.1350314853</text:p>
          </table:table-cell>
          <table:table-cell office:value-type="float" office:value="2.69715195928859">
            <text:p>2.6971519593</text:p>
          </table:table-cell>
        </table:table-row>
        <table:table-row table:style-name="ro1">
          <table:table-cell table:formula="of:=[.A56]+5" office:value-type="float" office:value="245">
            <text:p>245</text:p>
          </table:table-cell>
          <table:table-cell office:value-type="float" office:value="1.93227">
            <text:p>1.93227</text:p>
          </table:table-cell>
          <table:table-cell office:value-type="float" office:value="-0.193954">
            <text:p>-0.193954</text:p>
          </table:table-cell>
          <table:table-cell office:value-type="float" office:value="-0.142262980880327">
            <text:p>-0.1422629809</text:p>
          </table:table-cell>
          <table:table-cell office:value-type="float" office:value="-0.365427612123788">
            <text:p>-0.3654276121</text:p>
          </table:table-cell>
          <table:table-cell office:value-type="float" office:value="0.0666625364835355">
            <text:p>0.0666625365</text:p>
          </table:table-cell>
          <table:table-cell office:value-type="float" office:value="2.64289387885369">
            <text:p>2.6428938789</text:p>
          </table:table-cell>
        </table:table-row>
        <table:table-row table:style-name="ro1">
          <table:table-cell table:formula="of:=[.A57]+5" office:value-type="float" office:value="250">
            <text:p>250</text:p>
          </table:table-cell>
          <table:table-cell office:value-type="float" office:value="1.74219">
            <text:p>1.74219</text:p>
          </table:table-cell>
          <table:table-cell office:value-type="float" office:value="-0.245968">
            <text:p>-0.245968</text:p>
          </table:table-cell>
          <table:table-cell office:value-type="float" office:value="-0.166008350609502">
            <text:p>-0.1660083506</text:p>
          </table:table-cell>
          <table:table-cell office:value-type="float" office:value="-0.385576943398689">
            <text:p>-0.3855769434</text:p>
          </table:table-cell>
          <table:table-cell office:value-type="float" office:value="0.00363603064235398">
            <text:p>0.0036360306</text:p>
          </table:table-cell>
          <table:table-cell office:value-type="float" office:value="2.65726142626474">
            <text:p>2.6572614263</text:p>
          </table:table-cell>
        </table:table-row>
        <table:table-row table:style-name="ro1">
          <table:table-cell table:formula="of:=[.A58]+5" office:value-type="float" office:value="255">
            <text:p>255</text:p>
          </table:table-cell>
          <table:table-cell office:value-type="float" office:value="1.64684">
            <text:p>1.64684</text:p>
          </table:table-cell>
          <table:table-cell office:value-type="float" office:value="-0.271312">
            <text:p>-0.271312</text:p>
          </table:table-cell>
          <table:table-cell office:value-type="float" office:value="-0.176265780632266">
            <text:p>-0.1762657806</text:p>
          </table:table-cell>
          <table:table-cell office:value-type="float" office:value="-0.393857777396762">
            <text:p>-0.3938577774</text:p>
          </table:table-cell>
          <table:table-cell office:value-type="float" office:value="-0.0169587557736884">
            <text:p>-0.0169587558</text:p>
          </table:table-cell>
          <table:table-cell office:value-type="float" office:value="2.6778100845162">
            <text:p>2.6778100845</text:p>
          </table:table-cell>
        </table:table-row>
        <table:table-row table:style-name="ro1">
          <table:table-cell table:formula="of:=[.A59]+5" office:value-type="float" office:value="260">
            <text:p>260</text:p>
          </table:table-cell>
          <table:table-cell office:value-type="float" office:value="1.5883">
            <text:p>1.5883</text:p>
          </table:table-cell>
          <table:table-cell office:value-type="float" office:value="-0.289327">
            <text:p>-0.289327</text:p>
          </table:table-cell>
          <table:table-cell office:value-type="float" office:value="-0.184387576200321">
            <text:p>-0.1843875762</text:p>
          </table:table-cell>
          <table:table-cell office:value-type="float" office:value="-0.398681548505025">
            <text:p>-0.3986815485</text:p>
          </table:table-cell>
          <table:table-cell office:value-type="float" office:value="-0.0103576644415472">
            <text:p>-0.0103576644</text:p>
          </table:table-cell>
          <table:table-cell office:value-type="float" office:value="2.69278111276266">
            <text:p>2.6927811128</text:p>
          </table:table-cell>
        </table:table-row>
        <table:table-row table:style-name="ro1">
          <table:table-cell table:formula="of:=[.A60]+5" office:value-type="float" office:value="265">
            <text:p>265</text:p>
          </table:table-cell>
          <table:table-cell office:value-type="float" office:value="1.55617">
            <text:p>1.55617</text:p>
          </table:table-cell>
          <table:table-cell office:value-type="float" office:value="-0.303135">
            <text:p>-0.303135</text:p>
          </table:table-cell>
          <table:table-cell office:value-type="float" office:value="-0.189771671982746">
            <text:p>-0.189771672</text:p>
          </table:table-cell>
          <table:table-cell office:value-type="float" office:value="-0.39845195716935">
            <text:p>-0.3984519572</text:p>
          </table:table-cell>
          <table:table-cell office:value-type="float" office:value="0.0112228177888207">
            <text:p>0.0112228178</text:p>
          </table:table-cell>
          <table:table-cell office:value-type="float" office:value="2.68116698481927">
            <text:p>2.6811669848</text:p>
          </table:table-cell>
        </table:table-row>
        <table:table-row table:style-name="ro1">
          <table:table-cell table:formula="of:=[.A61]+5" office:value-type="float" office:value="270">
            <text:p>270</text:p>
          </table:table-cell>
          <table:table-cell office:value-type="float" office:value="1.56614">
            <text:p>1.56614</text:p>
          </table:table-cell>
          <table:table-cell office:value-type="float" office:value="-0.29577">
            <text:p>-0.29577</text:p>
          </table:table-cell>
          <table:table-cell office:value-type="float" office:value="-0.18888610248712">
            <text:p>-0.1888861025</text:p>
          </table:table-cell>
          <table:table-cell office:value-type="float" office:value="-0.393781169741471">
            <text:p>-0.3937811697</text:p>
          </table:table-cell>
          <table:table-cell office:value-type="float" office:value="0.0358798285939381">
            <text:p>0.0358798286</text:p>
          </table:table-cell>
          <table:table-cell office:value-type="float" office:value="2.65286758185986">
            <text:p>2.6528675819</text:p>
          </table:table-cell>
        </table:table-row>
        <table:table-row table:style-name="ro1">
          <table:table-cell table:formula="of:=[.A62]+5" office:value-type="float" office:value="275">
            <text:p>275</text:p>
          </table:table-cell>
          <table:table-cell office:value-type="float" office:value="1.57775">
            <text:p>1.57775</text:p>
          </table:table-cell>
          <table:table-cell office:value-type="float" office:value="-0.289581">
            <text:p>-0.289581</text:p>
          </table:table-cell>
          <table:table-cell office:value-type="float" office:value="-0.19195082943213">
            <text:p>-0.1919508294</text:p>
          </table:table-cell>
          <table:table-cell office:value-type="float" office:value="-0.395619409564792">
            <text:p>-0.3956194096</text:p>
          </table:table-cell>
          <table:table-cell office:value-type="float" office:value="0.0571577667103113">
            <text:p>0.0571577667</text:p>
          </table:table-cell>
          <table:table-cell office:value-type="float" office:value="2.64153573468689">
            <text:p>2.6415357347</text:p>
          </table:table-cell>
        </table:table-row>
        <table:table-row table:style-name="ro1">
          <table:table-cell table:formula="of:=[.A63]+5" office:value-type="float" office:value="280">
            <text:p>280</text:p>
          </table:table-cell>
          <table:table-cell office:value-type="float" office:value="1.56213">
            <text:p>1.56213</text:p>
          </table:table-cell>
          <table:table-cell office:value-type="float" office:value="-0.296108">
            <text:p>-0.296108</text:p>
          </table:table-cell>
          <table:table-cell office:value-type="float" office:value="-0.205276299561311">
            <text:p>-0.2052762996</text:p>
          </table:table-cell>
          <table:table-cell office:value-type="float" office:value="-0.403271024511315">
            <text:p>-0.4032710245</text:p>
          </table:table-cell>
          <table:table-cell office:value-type="float" office:value="0.0687985047208567">
            <text:p>0.0687985047</text:p>
          </table:table-cell>
          <table:table-cell office:value-type="float" office:value="2.62659818223794">
            <text:p>2.6265981822</text:p>
          </table:table-cell>
        </table:table-row>
        <table:table-row table:style-name="ro1">
          <table:table-cell table:formula="of:=[.A64]+5" office:value-type="float" office:value="285">
            <text:p>285</text:p>
          </table:table-cell>
          <table:table-cell office:value-type="float" office:value="1.55066">
            <text:p>1.55066</text:p>
          </table:table-cell>
          <table:table-cell office:value-type="float" office:value="-0.303304">
            <text:p>-0.303304</text:p>
          </table:table-cell>
          <table:table-cell office:value-type="float" office:value="-0.216803743274068">
            <text:p>-0.2168037433</text:p>
          </table:table-cell>
          <table:table-cell office:value-type="float" office:value="-0.40342392997244">
            <text:p>-0.40342393</text:p>
          </table:table-cell>
          <table:table-cell office:value-type="float" office:value="0.0930313351982378">
            <text:p>0.0930313352</text:p>
          </table:table-cell>
          <table:table-cell office:value-type="float" office:value="2.62059344615523">
            <text:p>2.6205934462</text:p>
          </table:table-cell>
        </table:table-row>
        <table:table-row table:style-name="ro1">
          <table:table-cell table:formula="of:=[.A65]+5" office:value-type="float" office:value="290">
            <text:p>290</text:p>
          </table:table-cell>
          <table:table-cell office:value-type="float" office:value="1.55368">
            <text:p>1.55368</text:p>
          </table:table-cell>
          <table:table-cell office:value-type="float" office:value="-0.303981">
            <text:p>-0.303981</text:p>
          </table:table-cell>
          <table:table-cell office:value-type="float" office:value="-0.217548667754696">
            <text:p>-0.2175486678</text:p>
          </table:table-cell>
          <table:table-cell office:value-type="float" office:value="-0.398758076461537">
            <text:p>-0.3987580765</text:p>
          </table:table-cell>
          <table:table-cell office:value-type="float" office:value="0.12511476387506">
            <text:p>0.1251147639</text:p>
          </table:table-cell>
          <table:table-cell office:value-type="float" office:value="2.61576750320639">
            <text:p>2.6157675032</text:p>
          </table:table-cell>
        </table:table-row>
        <table:table-row table:style-name="ro1">
          <table:table-cell table:formula="of:=[.A66]+5" office:value-type="float" office:value="295">
            <text:p>295</text:p>
          </table:table-cell>
          <table:table-cell office:value-type="float" office:value="1.54579">
            <text:p>1.54579</text:p>
          </table:table-cell>
          <table:table-cell office:value-type="float" office:value="-0.309476">
            <text:p>-0.309476</text:p>
          </table:table-cell>
          <table:table-cell office:value-type="float" office:value="-0.224856230180425">
            <text:p>-0.2248562302</text:p>
          </table:table-cell>
          <table:table-cell office:value-type="float" office:value="-0.40120631424163">
            <text:p>-0.4012063142</text:p>
          </table:table-cell>
          <table:table-cell office:value-type="float" office:value="0.138668765836701">
            <text:p>0.1386687658</text:p>
          </table:table-cell>
          <table:table-cell office:value-type="float" office:value="2.60847006869425">
            <text:p>2.6084700687</text:p>
          </table:table-cell>
        </table:table-row>
        <table:table-row table:style-name="ro1">
          <table:table-cell table:formula="of:=[.A67]+5" office:value-type="float" office:value="300">
            <text:p>300</text:p>
          </table:table-cell>
          <table:table-cell office:value-type="float" office:value="1.51626">
            <text:p>1.51626</text:p>
          </table:table-cell>
          <table:table-cell office:value-type="float" office:value="-0.328031">
            <text:p>-0.328031</text:p>
          </table:table-cell>
          <table:table-cell office:value-type="float" office:value="-0.238763388244525">
            <text:p>-0.2387633882</text:p>
          </table:table-cell>
          <table:table-cell office:value-type="float" office:value="-0.404799855509371">
            <text:p>-0.4047998555</text:p>
          </table:table-cell>
          <table:table-cell office:value-type="float" office:value="0.137587164178989">
            <text:p>0.1375871642</text:p>
          </table:table-cell>
          <table:table-cell office:value-type="float" office:value="2.58566874725806">
            <text:p>2.5856687473</text:p>
          </table:table-cell>
        </table:table-row>
        <table:table-row table:style-name="ro1">
          <table:table-cell table:formula="of:=[.A68]+5" office:value-type="float" office:value="305">
            <text:p>305</text:p>
          </table:table-cell>
          <table:table-cell office:value-type="float" office:value="1.51057">
            <text:p>1.51057</text:p>
          </table:table-cell>
          <table:table-cell office:value-type="float" office:value="-0.329967">
            <text:p>-0.329967</text:p>
          </table:table-cell>
          <table:table-cell office:value-type="float" office:value="-0.238291488363599">
            <text:p>-0.2382914884</text:p>
          </table:table-cell>
          <table:table-cell office:value-type="float" office:value="-0.397610026444697">
            <text:p>-0.3976100264</text:p>
          </table:table-cell>
          <table:table-cell office:value-type="float" office:value="0.174380781358754">
            <text:p>0.1743807814</text:p>
          </table:table-cell>
          <table:table-cell office:value-type="float" office:value="2.5819545457775">
            <text:p>2.5819545458</text:p>
          </table:table-cell>
        </table:table-row>
        <table:table-row table:style-name="ro1">
          <table:table-cell table:formula="of:=[.A69]+5" office:value-type="float" office:value="310">
            <text:p>310</text:p>
          </table:table-cell>
          <table:table-cell office:value-type="float" office:value="1.51745">
            <text:p>1.51745</text:p>
          </table:table-cell>
          <table:table-cell office:value-type="float" office:value="-0.332323">
            <text:p>-0.332323</text:p>
          </table:table-cell>
          <table:table-cell office:value-type="float" office:value="-0.238965616568724">
            <text:p>-0.2389656166</text:p>
          </table:table-cell>
          <table:table-cell office:value-type="float" office:value="-0.395006742693065">
            <text:p>-0.3950067427</text:p>
          </table:table-cell>
          <table:table-cell office:value-type="float" office:value="0.190734379141282">
            <text:p>0.1907343791</text:p>
          </table:table-cell>
          <table:table-cell office:value-type="float" office:value="2.55960006858807">
            <text:p>2.5596000686</text:p>
          </table:table-cell>
        </table:table-row>
        <table:table-row table:style-name="ro1">
          <table:table-cell table:formula="of:=[.A70]+5" office:value-type="float" office:value="315">
            <text:p>315</text:p>
          </table:table-cell>
          <table:table-cell office:value-type="float" office:value="1.51304">
            <text:p>1.51304</text:p>
          </table:table-cell>
          <table:table-cell office:value-type="float" office:value="-0.342995">
            <text:p>-0.342995</text:p>
          </table:table-cell>
          <table:table-cell office:value-type="float" office:value="-0.242267449719664">
            <text:p>-0.2422674497</text:p>
          </table:table-cell>
          <table:table-cell office:value-type="float" office:value="-0.398681548505025">
            <text:p>-0.3986815485</text:p>
          </table:table-cell>
          <table:table-cell office:value-type="float" office:value="0.192124158546513">
            <text:p>0.1921241585</text:p>
          </table:table-cell>
          <table:table-cell office:value-type="float" office:value="2.54333119418995">
            <text:p>2.5433311942</text:p>
          </table:table-cell>
        </table:table-row>
        <table:table-row table:style-name="ro1">
          <table:table-cell table:formula="of:=[.A71]+5" office:value-type="float" office:value="320">
            <text:p>320</text:p>
          </table:table-cell>
          <table:table-cell office:value-type="float" office:value="1.4917">
            <text:p>1.4917</text:p>
          </table:table-cell>
          <table:table-cell office:value-type="float" office:value="-0.351215">
            <text:p>-0.351215</text:p>
          </table:table-cell>
          <table:table-cell office:value-type="float" office:value="-0.248326010946059">
            <text:p>-0.2483260109</text:p>
          </table:table-cell>
          <table:table-cell office:value-type="float" office:value="-0.413581000839691">
            <text:p>-0.4135810008</text:p>
          </table:table-cell>
          <table:table-cell office:value-type="float" office:value="0.17943042820683">
            <text:p>0.1794304282</text:p>
          </table:table-cell>
          <table:table-cell office:value-type="float" office:value="2.52692560207087">
            <text:p>2.5269256021</text:p>
          </table:table-cell>
        </table:table-row>
        <table:table-row table:style-name="ro1">
          <table:table-cell table:formula="of:=[.A72]+5" office:value-type="float" office:value="325">
            <text:p>325</text:p>
          </table:table-cell>
          <table:table-cell office:value-type="float" office:value="1.47983">
            <text:p>1.47983</text:p>
          </table:table-cell>
          <table:table-cell office:value-type="float" office:value="-0.357497">
            <text:p>-0.357497</text:p>
          </table:table-cell>
          <table:table-cell office:value-type="float" office:value="-0.258943303735922">
            <text:p>-0.2589433037</text:p>
          </table:table-cell>
          <table:table-cell office:value-type="float" office:value="-0.431702182536008">
            <text:p>-0.4317021825</text:p>
          </table:table-cell>
          <table:table-cell office:value-type="float" office:value="0.162220952922259">
            <text:p>0.1622209529</text:p>
          </table:table-cell>
          <table:table-cell office:value-type="float" office:value="2.51905131766497">
            <text:p>2.5190513177</text:p>
          </table:table-cell>
        </table:table-row>
        <table:table-row table:style-name="ro1">
          <table:table-cell table:formula="of:=[.A73]+5" office:value-type="float" office:value="330">
            <text:p>330</text:p>
          </table:table-cell>
          <table:table-cell office:value-type="float" office:value="1.46362">
            <text:p>1.46362</text:p>
          </table:table-cell>
          <table:table-cell office:value-type="float" office:value="-0.36795">
            <text:p>-0.36795</text:p>
          </table:table-cell>
          <table:table-cell office:value-type="float" office:value="-0.268197041116911">
            <text:p>-0.2681970411</text:p>
          </table:table-cell>
          <table:table-cell office:value-type="float" office:value="-0.44717909714494">
            <text:p>-0.4471790971</text:p>
          </table:table-cell>
          <table:table-cell office:value-type="float" office:value="0.143489360658874">
            <text:p>0.1434893607</text:p>
          </table:table-cell>
          <table:table-cell office:value-type="float" office:value="2.49766175181176">
            <text:p>2.4976617518</text:p>
          </table:table-cell>
        </table:table-row>
        <table:table-row table:style-name="ro1">
          <table:table-cell table:formula="of:=[.A74]+5" office:value-type="float" office:value="335">
            <text:p>335</text:p>
          </table:table-cell>
          <table:table-cell office:value-type="float" office:value="1.44714">
            <text:p>1.44714</text:p>
          </table:table-cell>
          <table:table-cell office:value-type="float" office:value="-0.384047">
            <text:p>-0.384047</text:p>
          </table:table-cell>
          <table:table-cell office:value-type="float" office:value="-0.275827692688245">
            <text:p>-0.2758276927</text:p>
          </table:table-cell>
          <table:table-cell office:value-type="float" office:value="-0.4526293509555">
            <text:p>-0.452629351</text:p>
          </table:table-cell>
          <table:table-cell office:value-type="float" office:value="0.13267343696358">
            <text:p>0.132673437</text:p>
          </table:table-cell>
          <table:table-cell office:value-type="float" office:value="2.47221050149496">
            <text:p>2.4722105015</text:p>
          </table:table-cell>
        </table:table-row>
        <table:table-row table:style-name="ro1">
          <table:table-cell table:formula="of:=[.A75]+5" office:value-type="float" office:value="340">
            <text:p>340</text:p>
          </table:table-cell>
          <table:table-cell office:value-type="float" office:value="1.45213">
            <text:p>1.45213</text:p>
          </table:table-cell>
          <table:table-cell office:value-type="float" office:value="-0.38696">
            <text:p>-0.38696</text:p>
          </table:table-cell>
          <table:table-cell office:value-type="float" office:value="-0.272013918689097">
            <text:p>-0.2720139187</text:p>
          </table:table-cell>
          <table:table-cell office:value-type="float" office:value="-0.450359183034481">
            <text:p>-0.450359183</text:p>
          </table:table-cell>
          <table:table-cell office:value-type="float" office:value="0.138275431858401">
            <text:p>0.1382754319</text:p>
          </table:table-cell>
          <table:table-cell office:value-type="float" office:value="2.46400351858352">
            <text:p>2.4640035186</text:p>
          </table:table-cell>
        </table:table-row>
        <table:table-row table:style-name="ro1">
          <table:table-cell table:formula="of:=[.A76]+5" office:value-type="float" office:value="345">
            <text:p>345</text:p>
          </table:table-cell>
          <table:table-cell office:value-type="float" office:value="1.45096">
            <text:p>1.45096</text:p>
          </table:table-cell>
          <table:table-cell office:value-type="float" office:value="-0.393282">
            <text:p>-0.393282</text:p>
          </table:table-cell>
          <table:table-cell office:value-type="float" office:value="-0.279504711463377">
            <text:p>-0.2795047115</text:p>
          </table:table-cell>
          <table:table-cell office:value-type="float" office:value="-0.454747181203497">
            <text:p>-0.4547471812</text:p>
          </table:table-cell>
          <table:table-cell office:value-type="float" office:value="0.127960332680207">
            <text:p>0.1279603327</text:p>
          </table:table-cell>
          <table:table-cell office:value-type="float" office:value="2.42101806294719">
            <text:p>2.4210180629</text:p>
          </table:table-cell>
        </table:table-row>
        <table:table-row table:style-name="ro1">
          <table:table-cell table:formula="of:=[.A77]+5" office:value-type="float" office:value="350">
            <text:p>350</text:p>
          </table:table-cell>
          <table:table-cell office:value-type="float" office:value="1.44067">
            <text:p>1.44067</text:p>
          </table:table-cell>
          <table:table-cell office:value-type="float" office:value="-0.409299">
            <text:p>-0.409299</text:p>
          </table:table-cell>
          <table:table-cell office:value-type="float" office:value="-0.294583693604092">
            <text:p>-0.2945836936</text:p>
          </table:table-cell>
          <table:table-cell office:value-type="float" office:value="-0.470298944881065">
            <text:p>-0.4702989449</text:p>
          </table:table-cell>
          <table:table-cell office:value-type="float" office:value="0.0755030248046277">
            <text:p>0.0755030248</text:p>
          </table:table-cell>
          <table:table-cell office:value-type="float" office:value="2.35506248268007">
            <text:p>2.3550624827</text:p>
          </table:table-cell>
        </table:table-row>
        <table:table-row table:style-name="ro1">
          <table:table-cell table:formula="of:=[.A78]+5" office:value-type="float" office:value="355">
            <text:p>355</text:p>
          </table:table-cell>
          <table:table-cell office:value-type="float" office:value="1.42679">
            <text:p>1.42679</text:p>
          </table:table-cell>
          <table:table-cell office:value-type="float" office:value="-0.432942">
            <text:p>-0.432942</text:p>
          </table:table-cell>
          <table:table-cell office:value-type="float" office:value="-0.319696147500776">
            <text:p>-0.3196961475</text:p>
          </table:table-cell>
          <table:table-cell office:value-type="float" office:value="-0.491279536832797">
            <text:p>-0.4912795368</text:p>
          </table:table-cell>
          <table:table-cell office:value-type="float" office:value="-0.00346111130529908">
            <text:p>-0.0034611113</text:p>
          </table:table-cell>
          <table:table-cell office:value-type="float" office:value="2.32512439343335">
            <text:p>2.3251243934</text:p>
          </table:table-cell>
        </table:table-row>
        <table:table-row table:style-name="ro1">
          <table:table-cell table:formula="of:=[.A79]+5" office:value-type="float" office:value="360">
            <text:p>360</text:p>
          </table:table-cell>
          <table:table-cell office:value-type="float" office:value="1.40693">
            <text:p>1.40693</text:p>
          </table:table-cell>
          <table:table-cell office:value-type="float" office:value="-0.466071">
            <text:p>-0.466071</text:p>
          </table:table-cell>
          <table:table-cell office:value-type="float" office:value="-0.348560813069249">
            <text:p>-0.3485608131</text:p>
          </table:table-cell>
          <table:table-cell office:value-type="float" office:value="-0.516123220681083">
            <text:p>-0.5161232207</text:p>
          </table:table-cell>
          <table:table-cell office:value-type="float" office:value="-0.0698623958874592">
            <text:p>-0.0698623959</text:p>
          </table:table-cell>
          <table:table-cell office:value-type="float" office:value="2.30796787521391">
            <text:p>2.3079678752</text:p>
          </table:table-cell>
        </table:table-row>
        <table:table-row table:style-name="ro1">
          <table:table-cell table:formula="of:=[.A80]+5" office:value-type="float" office:value="365">
            <text:p>365</text:p>
          </table:table-cell>
          <table:table-cell office:value-type="float" office:value="1.3884">
            <text:p>1.3884</text:p>
          </table:table-cell>
          <table:table-cell office:value-type="float" office:value="-0.497112">
            <text:p>-0.497112</text:p>
          </table:table-cell>
          <table:table-cell office:value-type="float" office:value="-0.376462112806403">
            <text:p>-0.3764621128</text:p>
          </table:table-cell>
          <table:table-cell office:value-type="float" office:value="-0.537715913306869">
            <text:p>-0.5377159133</text:p>
          </table:table-cell>
          <table:table-cell office:value-type="float" office:value="-0.12928878531953">
            <text:p>-0.1292887853</text:p>
          </table:table-cell>
          <table:table-cell office:value-type="float" office:value="2.27023493835809">
            <text:p>2.2702349384</text:p>
          </table:table-cell>
        </table:table-row>
        <table:table-row table:style-name="ro1">
          <table:table-cell table:formula="of:=[.A81]+5" office:value-type="float" office:value="370">
            <text:p>370</text:p>
          </table:table-cell>
          <table:table-cell office:value-type="float" office:value="1.36313">
            <text:p>1.36313</text:p>
          </table:table-cell>
          <table:table-cell office:value-type="float" office:value="-0.523428">
            <text:p>-0.523428</text:p>
          </table:table-cell>
          <table:table-cell office:value-type="float" office:value="-0.400160939175417">
            <text:p>-0.4001609392</text:p>
          </table:table-cell>
          <table:table-cell office:value-type="float" office:value="-0.556693858375026">
            <text:p>-0.5566938584</text:p>
          </table:table-cell>
          <table:table-cell office:value-type="float" office:value="-0.194555142949762">
            <text:p>-0.1945551429</text:p>
          </table:table-cell>
          <table:table-cell office:value-type="float" office:value="2.23728755759263">
            <text:p>2.2372875576</text:p>
          </table:table-cell>
        </table:table-row>
        <table:table-row table:style-name="ro1">
          <table:table-cell table:formula="of:=[.A82]+5" office:value-type="float" office:value="375">
            <text:p>375</text:p>
          </table:table-cell>
          <table:table-cell office:value-type="float" office:value="1.33423">
            <text:p>1.33423</text:p>
          </table:table-cell>
          <table:table-cell office:value-type="float" office:value="-0.548801">
            <text:p>-0.548801</text:p>
          </table:table-cell>
          <table:table-cell office:value-type="float" office:value="-0.423285445534919">
            <text:p>-0.4232854455</text:p>
          </table:table-cell>
          <table:table-cell office:value-type="float" office:value="-0.575888999187988">
            <text:p>-0.5758889992</text:p>
          </table:table-cell>
          <table:table-cell office:value-type="float" office:value="-0.241456844733664">
            <text:p>-0.2414568447</text:p>
          </table:table-cell>
          <table:table-cell office:value-type="float" office:value="2.24496583388298">
            <text:p>2.2449658339</text:p>
          </table:table-cell>
        </table:table-row>
        <table:table-row table:style-name="ro1">
          <table:table-cell table:formula="of:=[.A83]+5" office:value-type="float" office:value="380">
            <text:p>380</text:p>
          </table:table-cell>
          <table:table-cell office:value-type="float" office:value="1.31521">
            <text:p>1.31521</text:p>
          </table:table-cell>
          <table:table-cell office:value-type="float" office:value="-0.567225">
            <text:p>-0.567225</text:p>
          </table:table-cell>
          <table:table-cell office:value-type="float" office:value="-0.439197322217818">
            <text:p>-0.4391973222</text:p>
          </table:table-cell>
          <table:table-cell office:value-type="float" office:value="-0.586412427037001">
            <text:p>-0.586412427</text:p>
          </table:table-cell>
          <table:table-cell office:value-type="float" office:value="-0.258494449484936">
            <text:p>-0.2584944495</text:p>
          </table:table-cell>
          <table:table-cell office:value-type="float" office:value="2.2429030304445">
            <text:p>2.2429030304</text:p>
          </table:table-cell>
        </table:table-row>
        <table:table-row table:style-name="ro1">
          <table:table-cell table:formula="of:=[.A84]+5" office:value-type="float" office:value="385">
            <text:p>385</text:p>
          </table:table-cell>
          <table:table-cell office:value-type="float" office:value="1.28872">
            <text:p>1.28872</text:p>
          </table:table-cell>
          <table:table-cell office:value-type="float" office:value="-0.579096">
            <text:p>-0.579096</text:p>
          </table:table-cell>
          <table:table-cell office:value-type="float" office:value="-0.448163943724523">
            <text:p>-0.4481639437</text:p>
          </table:table-cell>
          <table:table-cell office:value-type="float" office:value="-0.585089119231355">
            <text:p>-0.5850891192</text:p>
          </table:table-cell>
          <table:table-cell office:value-type="float" office:value="-0.233193441308844">
            <text:p>-0.2331934413</text:p>
          </table:table-cell>
          <table:table-cell office:value-type="float" office:value="2.23925626035086">
            <text:p>2.2392562604</text:p>
          </table:table-cell>
        </table:table-row>
        <table:table-row table:style-name="ro1">
          <table:table-cell table:formula="of:=[.A85]+5" office:value-type="float" office:value="390">
            <text:p>390</text:p>
          </table:table-cell>
          <table:table-cell office:value-type="float" office:value="1.26399">
            <text:p>1.26399</text:p>
          </table:table-cell>
          <table:table-cell office:value-type="float" office:value="-0.587821">
            <text:p>-0.587821</text:p>
          </table:table-cell>
          <table:table-cell office:value-type="float" office:value="-0.451642674049012">
            <text:p>-0.451642674</text:p>
          </table:table-cell>
          <table:table-cell office:value-type="float" office:value="-0.582294222353753">
            <text:p>-0.5822942224</text:p>
          </table:table-cell>
          <table:table-cell office:value-type="float" office:value="-0.212018121456044">
            <text:p>-0.2120181215</text:p>
          </table:table-cell>
          <table:table-cell office:value-type="float" office:value="2.19739794265901">
            <text:p>2.1973979427</text:p>
          </table:table-cell>
        </table:table-row>
        <table:table-row table:style-name="ro1">
          <table:table-cell table:formula="of:=[.A86]+5" office:value-type="float" office:value="395">
            <text:p>395</text:p>
          </table:table-cell>
          <table:table-cell office:value-type="float" office:value="1.23887">
            <text:p>1.23887</text:p>
          </table:table-cell>
          <table:table-cell office:value-type="float" office:value="-0.596052">
            <text:p>-0.596052</text:p>
          </table:table-cell>
          <table:table-cell office:value-type="float" office:value="-0.457048808866604">
            <text:p>-0.4570488089</text:p>
          </table:table-cell>
          <table:table-cell office:value-type="float" office:value="-0.584059617337036">
            <text:p>-0.5840596173</text:p>
          </table:table-cell>
          <table:table-cell office:value-type="float" office:value="-0.223352655357638">
            <text:p>-0.2233526554</text:p>
          </table:table-cell>
          <table:table-cell office:value-type="float" office:value="2.16619041221253">
            <text:p>2.1661904122</text:p>
          </table:table-cell>
        </table:table-row>
        <table:table-row table:style-name="ro1">
          <table:table-cell table:formula="of:=[.A87]+5" office:value-type="float" office:value="400">
            <text:p>400</text:p>
          </table:table-cell>
          <table:table-cell office:value-type="float" office:value="1.21742">
            <text:p>1.21742</text:p>
          </table:table-cell>
          <table:table-cell office:value-type="float" office:value="-0.612075">
            <text:p>-0.612075</text:p>
          </table:table-cell>
          <table:table-cell office:value-type="float" office:value="-0.472716376356505">
            <text:p>-0.4727163764</text:p>
          </table:table-cell>
          <table:table-cell office:value-type="float" office:value="-0.5999178336301">
            <text:p>-0.5999178336</text:p>
          </table:table-cell>
          <table:table-cell office:value-type="float" office:value="-0.273928172211687">
            <text:p>-0.2739281722</text:p>
          </table:table-cell>
          <table:table-cell office:value-type="float" office:value="2.11967089568176">
            <text:p>2.1196708957</text:p>
          </table:table-cell>
        </table:table-row>
        <table:table-row table:style-name="ro1">
          <table:table-cell table:formula="of:=[.A88]+5" office:value-type="float" office:value="405">
            <text:p>405</text:p>
          </table:table-cell>
          <table:table-cell office:value-type="float" office:value="1.20541">
            <text:p>1.20541</text:p>
          </table:table-cell>
          <table:table-cell office:value-type="float" office:value="-0.631299">
            <text:p>-0.631299</text:p>
          </table:table-cell>
          <table:table-cell office:value-type="float" office:value="-0.489735879163395">
            <text:p>-0.4897358792</text:p>
          </table:table-cell>
          <table:table-cell office:value-type="float" office:value="-0.616378953492341">
            <text:p>-0.6163789535</text:p>
          </table:table-cell>
          <table:table-cell office:value-type="float" office:value="-0.331434645573906">
            <text:p>-0.3314346456</text:p>
          </table:table-cell>
          <table:table-cell office:value-type="float" office:value="2.10002890378176">
            <text:p>2.1000289038</text:p>
          </table:table-cell>
        </table:table-row>
        <table:table-row table:style-name="ro1">
          <table:table-cell table:formula="of:=[.A89]+5" office:value-type="float" office:value="410">
            <text:p>410</text:p>
          </table:table-cell>
          <table:table-cell office:value-type="float" office:value="1.20358">
            <text:p>1.20358</text:p>
          </table:table-cell>
          <table:table-cell office:value-type="float" office:value="-0.639695">
            <text:p>-0.639695</text:p>
          </table:table-cell>
          <table:table-cell office:value-type="float" office:value="-0.496691821714519">
            <text:p>-0.4966918217</text:p>
          </table:table-cell>
          <table:table-cell office:value-type="float" office:value="-0.623894874851545">
            <text:p>-0.6238948749</text:p>
          </table:table-cell>
          <table:table-cell office:value-type="float" office:value="-0.357982888303564">
            <text:p>-0.3579828883</text:p>
          </table:table-cell>
          <table:table-cell office:value-type="float" office:value="2.10064603166175">
            <text:p>2.1006460317</text:p>
          </table:table-cell>
        </table:table-row>
        <table:table-row table:style-name="ro1">
          <table:table-cell table:formula="of:=[.A90]+5" office:value-type="float" office:value="415">
            <text:p>415</text:p>
          </table:table-cell>
          <table:table-cell office:value-type="float" office:value="1.20785">
            <text:p>1.20785</text:p>
          </table:table-cell>
          <table:table-cell office:value-type="float" office:value="-0.646893">
            <text:p>-0.646893</text:p>
          </table:table-cell>
          <table:table-cell office:value-type="float" office:value="-0.502618364376829">
            <text:p>-0.5026183644</text:p>
          </table:table-cell>
          <table:table-cell office:value-type="float" office:value="-0.628922944114102">
            <text:p>-0.6289229441</text:p>
          </table:table-cell>
          <table:table-cell office:value-type="float" office:value="-0.361213638739875">
            <text:p>-0.3612136387</text:p>
          </table:table-cell>
          <table:table-cell office:value-type="float" office:value="2.10734798553679">
            <text:p>2.1073479855</text:p>
          </table:table-cell>
        </table:table-row>
        <table:table-row table:style-name="ro1">
          <table:table-cell table:formula="of:=[.A91]+5" office:value-type="float" office:value="420">
            <text:p>420</text:p>
          </table:table-cell>
          <table:table-cell office:value-type="float" office:value="1.20683">
            <text:p>1.20683</text:p>
          </table:table-cell>
          <table:table-cell office:value-type="float" office:value="-0.647446">
            <text:p>-0.647446</text:p>
          </table:table-cell>
          <table:table-cell office:value-type="float" office:value="-0.502745732635493">
            <text:p>-0.5027457326</text:p>
          </table:table-cell>
          <table:table-cell office:value-type="float" office:value="-0.631544100613831">
            <text:p>-0.6315441006</text:p>
          </table:table-cell>
          <table:table-cell office:value-type="float" office:value="-0.373222004830523">
            <text:p>-0.3732220048</text:p>
          </table:table-cell>
          <table:table-cell office:value-type="float" office:value="2.0672270073872">
            <text:p>2.0672270074</text:p>
          </table:table-cell>
        </table:table-row>
        <table:table-row table:style-name="ro1">
          <table:table-cell table:formula="of:=[.A92]+5" office:value-type="float" office:value="425">
            <text:p>425</text:p>
          </table:table-cell>
          <table:table-cell office:value-type="float" office:value="1.1989">
            <text:p>1.1989</text:p>
          </table:table-cell>
          <table:table-cell office:value-type="float" office:value="-0.65329">
            <text:p>-0.65329</text:p>
          </table:table-cell>
          <table:table-cell office:value-type="float" office:value="-0.50802839010292">
            <text:p>-0.5080283901</text:p>
          </table:table-cell>
          <table:table-cell office:value-type="float" office:value="-0.641214855540397">
            <text:p>-0.6412148555</text:p>
          </table:table-cell>
          <table:table-cell office:value-type="float" office:value="-0.410507529962684">
            <text:p>-0.41050753</text:p>
          </table:table-cell>
          <table:table-cell office:value-type="float" office:value="2.02722456531837">
            <text:p>2.0272245653</text:p>
          </table:table-cell>
        </table:table-row>
        <table:table-row table:style-name="ro1">
          <table:table-cell table:formula="of:=[.A93]+5" office:value-type="float" office:value="430">
            <text:p>430</text:p>
          </table:table-cell>
          <table:table-cell office:value-type="float" office:value="1.18044">
            <text:p>1.18044</text:p>
          </table:table-cell>
          <table:table-cell office:value-type="float" office:value="-0.658891">
            <text:p>-0.658891</text:p>
          </table:table-cell>
          <table:table-cell office:value-type="float" office:value="-0.513177876782666">
            <text:p>-0.5131778768</text:p>
          </table:table-cell>
          <table:table-cell office:value-type="float" office:value="-0.649995377994128">
            <text:p>-0.649995378</text:p>
          </table:table-cell>
          <table:table-cell office:value-type="float" office:value="-0.449032888331769">
            <text:p>-0.4490328883</text:p>
          </table:table-cell>
          <table:table-cell office:value-type="float" office:value="2.01561461611002">
            <text:p>2.0156146161</text:p>
          </table:table-cell>
        </table:table-row>
        <table:table-row table:style-name="ro1">
          <table:table-cell table:formula="of:=[.A94]+5" office:value-type="float" office:value="435">
            <text:p>435</text:p>
          </table:table-cell>
          <table:table-cell office:value-type="float" office:value="1.16477">
            <text:p>1.16477</text:p>
          </table:table-cell>
          <table:table-cell office:value-type="float" office:value="-0.662123">
            <text:p>-0.662123</text:p>
          </table:table-cell>
          <table:table-cell office:value-type="float" office:value="-0.51438494143267">
            <text:p>-0.5143849414</text:p>
          </table:table-cell>
          <table:table-cell office:value-type="float" office:value="-0.652532064247508">
            <text:p>-0.6525320642</text:p>
          </table:table-cell>
          <table:table-cell office:value-type="float" office:value="-0.436487620673878">
            <text:p>-0.4364876207</text:p>
          </table:table-cell>
          <table:table-cell office:value-type="float" office:value="2.04976200328898">
            <text:p>2.0497620033</text:p>
          </table:table-cell>
        </table:table-row>
        <table:table-row table:style-name="ro1">
          <table:table-cell table:formula="of:=[.A95]+5" office:value-type="float" office:value="440">
            <text:p>440</text:p>
          </table:table-cell>
          <table:table-cell office:value-type="float" office:value="1.15942">
            <text:p>1.15942</text:p>
          </table:table-cell>
          <table:table-cell office:value-type="float" office:value="-0.659837">
            <text:p>-0.659837</text:p>
          </table:table-cell>
          <table:table-cell office:value-type="float" office:value="-0.509491179850704">
            <text:p>-0.5094911799</text:p>
          </table:table-cell>
          <table:table-cell office:value-type="float" office:value="-0.64520808756343">
            <text:p>-0.6452080876</text:p>
          </table:table-cell>
          <table:table-cell office:value-type="float" office:value="-0.380378275634648">
            <text:p>-0.3803782756</text:p>
          </table:table-cell>
          <table:table-cell office:value-type="float" office:value="2.05895204071598">
            <text:p>2.0589520407</text:p>
          </table:table-cell>
        </table:table-row>
        <table:table-row table:style-name="ro1">
          <table:table-cell table:formula="of:=[.A96]+5" office:value-type="float" office:value="445">
            <text:p>445</text:p>
          </table:table-cell>
          <table:table-cell office:value-type="float" office:value="1.16396">
            <text:p>1.16396</text:p>
          </table:table-cell>
          <table:table-cell office:value-type="float" office:value="-0.655263">
            <text:p>-0.655263</text:p>
          </table:table-cell>
          <table:table-cell office:value-type="float" office:value="-0.50611969991601">
            <text:p>-0.5061196999</text:p>
          </table:table-cell>
          <table:table-cell office:value-type="float" office:value="-0.639979879861358">
            <text:p>-0.6399798799</text:p>
          </table:table-cell>
          <table:table-cell office:value-type="float" office:value="-0.341349449168333">
            <text:p>-0.3413494492</text:p>
          </table:table-cell>
          <table:table-cell office:value-type="float" office:value="2.01309031007905">
            <text:p>2.0130903101</text:p>
          </table:table-cell>
        </table:table-row>
        <table:table-row table:style-name="ro1">
          <table:table-cell table:formula="of:=[.A97]+5" office:value-type="float" office:value="450">
            <text:p>450</text:p>
          </table:table-cell>
          <table:table-cell office:value-type="float" office:value="1.15841">
            <text:p>1.15841</text:p>
          </table:table-cell>
          <table:table-cell office:value-type="float" office:value="-0.656841">
            <text:p>-0.656841</text:p>
          </table:table-cell>
          <table:table-cell office:value-type="float" office:value="-0.506246970716712">
            <text:p>-0.5062469707</text:p>
          </table:table-cell>
          <table:table-cell office:value-type="float" office:value="-0.63918060069394">
            <text:p>-0.6391806007</text:p>
          </table:table-cell>
          <table:table-cell office:value-type="float" office:value="-0.343870278184978">
            <text:p>-0.3438702782</text:p>
          </table:table-cell>
          <table:table-cell office:value-type="float" office:value="1.97096516755546">
            <text:p>1.9709651676</text:p>
          </table:table-cell>
        </table:table-row>
        <table:table-row table:style-name="ro1">
          <table:table-cell table:formula="of:=[.A98]+5" office:value-type="float" office:value="455">
            <text:p>455</text:p>
          </table:table-cell>
          <table:table-cell office:value-type="float" office:value="1.1572">
            <text:p>1.1572</text:p>
          </table:table-cell>
          <table:table-cell office:value-type="float" office:value="-0.662674">
            <text:p>-0.662674</text:p>
          </table:table-cell>
          <table:table-cell office:value-type="float" office:value="-0.510444921064351">
            <text:p>-0.5104449211</text:p>
          </table:table-cell>
          <table:table-cell office:value-type="float" office:value="-0.644917787953">
            <text:p>-0.644917788</text:p>
          </table:table-cell>
          <table:table-cell office:value-type="float" office:value="-0.355378913274733">
            <text:p>-0.3553789133</text:p>
          </table:table-cell>
          <table:table-cell office:value-type="float" office:value="1.95052968925061">
            <text:p>1.9505296893</text:p>
          </table:table-cell>
        </table:table-row>
        <table:table-row table:style-name="ro1">
          <table:table-cell table:formula="of:=[.A99]+5" office:value-type="float" office:value="460">
            <text:p>460</text:p>
          </table:table-cell>
          <table:table-cell office:value-type="float" office:value="1.15529">
            <text:p>1.15529</text:p>
          </table:table-cell>
          <table:table-cell office:value-type="float" office:value="-0.674478">
            <text:p>-0.674478</text:p>
          </table:table-cell>
          <table:table-cell office:value-type="float" office:value="-0.517686856974509">
            <text:p>-0.517686857</text:p>
          </table:table-cell>
          <table:table-cell office:value-type="float" office:value="-0.652314689038932">
            <text:p>-0.652314689</text:p>
          </table:table-cell>
          <table:table-cell office:value-type="float" office:value="-0.385739162417252">
            <text:p>-0.3857391624</text:p>
          </table:table-cell>
          <table:table-cell office:value-type="float" office:value="1.90029903511573">
            <text:p>1.9002990351</text:p>
          </table:table-cell>
        </table:table-row>
        <table:table-row table:style-name="ro1">
          <table:table-cell table:formula="of:=[.A100]+5" office:value-type="float" office:value="465">
            <text:p>465</text:p>
          </table:table-cell>
          <table:table-cell office:value-type="float" office:value="1.15932">
            <text:p>1.15932</text:p>
          </table:table-cell>
          <table:table-cell office:value-type="float" office:value="-0.681782">
            <text:p>-0.681782</text:p>
          </table:table-cell>
          <table:table-cell office:value-type="float" office:value="-0.523205883128822">
            <text:p>-0.5232058831</text:p>
          </table:table-cell>
          <table:table-cell office:value-type="float" office:value="-0.660423038654273">
            <text:p>-0.6604230387</text:p>
          </table:table-cell>
          <table:table-cell office:value-type="float" office:value="-0.430646569723181">
            <text:p>-0.4306465697</text:p>
          </table:table-cell>
          <table:table-cell office:value-type="float" office:value="1.87359880598916">
            <text:p>1.873598806</text:p>
          </table:table-cell>
        </table:table-row>
        <table:table-row table:style-name="ro1">
          <table:table-cell table:formula="of:=[.A101]+5" office:value-type="float" office:value="470">
            <text:p>470</text:p>
          </table:table-cell>
          <table:table-cell office:value-type="float" office:value="1.16063">
            <text:p>1.16063</text:p>
          </table:table-cell>
          <table:table-cell office:value-type="float" office:value="-0.694009">
            <text:p>-0.694009</text:p>
          </table:table-cell>
          <table:table-cell office:value-type="float" office:value="-0.529478047826226">
            <text:p>-0.5294780478</text:p>
          </table:table-cell>
          <table:table-cell office:value-type="float" office:value="-0.670105257583818">
            <text:p>-0.6701052576</text:p>
          </table:table-cell>
          <table:table-cell office:value-type="float" office:value="-0.483686200515975">
            <text:p>-0.4836862005</text:p>
          </table:table-cell>
          <table:table-cell office:value-type="float" office:value="1.84575465935535">
            <text:p>1.8457546594</text:p>
          </table:table-cell>
        </table:table-row>
        <table:table-row table:style-name="ro1">
          <table:table-cell table:formula="of:=[.A102]+5" office:value-type="float" office:value="475">
            <text:p>475</text:p>
          </table:table-cell>
          <table:table-cell office:value-type="float" office:value="1.15912">
            <text:p>1.15912</text:p>
          </table:table-cell>
          <table:table-cell office:value-type="float" office:value="-0.698861">
            <text:p>-0.698861</text:p>
          </table:table-cell>
          <table:table-cell office:value-type="float" office:value="-0.532262911056726">
            <text:p>-0.5322629111</text:p>
          </table:table-cell>
          <table:table-cell office:value-type="float" office:value="-0.676380513076591">
            <text:p>-0.6763805131</text:p>
          </table:table-cell>
          <table:table-cell office:value-type="float" office:value="-0.527684152563164">
            <text:p>-0.5276841526</text:p>
          </table:table-cell>
          <table:table-cell office:value-type="float" office:value="1.83392746986469">
            <text:p>1.8339274699</text:p>
          </table:table-cell>
        </table:table-row>
        <table:table-row table:style-name="ro1">
          <table:table-cell table:formula="of:=[.A103]+5" office:value-type="float" office:value="480">
            <text:p>480</text:p>
          </table:table-cell>
          <table:table-cell office:value-type="float" office:value="1.16013">
            <text:p>1.16013</text:p>
          </table:table-cell>
          <table:table-cell office:value-type="float" office:value="-0.710656">
            <text:p>-0.710656</text:p>
          </table:table-cell>
          <table:table-cell office:value-type="float" office:value="-0.538838561391943">
            <text:p>-0.5388385614</text:p>
          </table:table-cell>
          <table:table-cell office:value-type="float" office:value="-0.683222971119763">
            <text:p>-0.6832229711</text:p>
          </table:table-cell>
          <table:table-cell office:value-type="float" office:value="-0.555256008062506">
            <text:p>-0.5552560081</text:p>
          </table:table-cell>
          <table:table-cell office:value-type="float" office:value="1.8160920880008">
            <text:p>1.816092088</text:p>
          </table:table-cell>
        </table:table-row>
        <table:table-row table:style-name="ro1">
          <table:table-cell table:formula="of:=[.A104]+5" office:value-type="float" office:value="485">
            <text:p>485</text:p>
          </table:table-cell>
          <table:table-cell office:value-type="float" office:value="1.15327">
            <text:p>1.15327</text:p>
          </table:table-cell>
          <table:table-cell office:value-type="float" office:value="-0.715257">
            <text:p>-0.715257</text:p>
          </table:table-cell>
          <table:table-cell office:value-type="float" office:value="-0.543006654474724">
            <text:p>-0.5430066545</text:p>
          </table:table-cell>
          <table:table-cell office:value-type="float" office:value="-0.687467340501502">
            <text:p>-0.6874673405</text:p>
          </table:table-cell>
          <table:table-cell office:value-type="float" office:value="-0.553958708927077">
            <text:p>-0.5539587089</text:p>
          </table:table-cell>
          <table:table-cell office:value-type="float" office:value="1.80558485252854">
            <text:p>1.8055848525</text:p>
          </table:table-cell>
        </table:table-row>
        <table:table-row table:style-name="ro1">
          <table:table-cell table:formula="of:=[.A105]+5" office:value-type="float" office:value="490">
            <text:p>490</text:p>
          </table:table-cell>
          <table:table-cell office:value-type="float" office:value="1.15367">
            <text:p>1.15367</text:p>
          </table:table-cell>
          <table:table-cell office:value-type="float" office:value="-0.717283">
            <text:p>-0.717283</text:p>
          </table:table-cell>
          <table:table-cell office:value-type="float" office:value="-0.543385382987704">
            <text:p>-0.543385383</text:p>
          </table:table-cell>
          <table:table-cell office:value-type="float" office:value="-0.685525491884354">
            <text:p>-0.6855254919</text:p>
          </table:table-cell>
          <table:table-cell office:value-type="float" office:value="-0.539580404571862">
            <text:p>-0.5395804046</text:p>
          </table:table-cell>
          <table:table-cell office:value-type="float" office:value="1.80331613071536">
            <text:p>1.8033161307</text:p>
          </table:table-cell>
        </table:table-row>
        <table:table-row table:style-name="ro1">
          <table:table-cell table:formula="of:=[.A106]+5" office:value-type="float" office:value="495">
            <text:p>495</text:p>
          </table:table-cell>
          <table:table-cell office:value-type="float" office:value="1.15176">
            <text:p>1.15176</text:p>
          </table:table-cell>
          <table:table-cell office:value-type="float" office:value="-0.721645">
            <text:p>-0.721645</text:p>
          </table:table-cell>
          <table:table-cell office:value-type="float" office:value="-0.545152366415395">
            <text:p>-0.5451523664</text:p>
          </table:table-cell>
          <table:table-cell office:value-type="float" office:value="-0.686676316750248">
            <text:p>-0.6866763168</text:p>
          </table:table-cell>
          <table:table-cell office:value-type="float" office:value="-0.530812792750725">
            <text:p>-0.5308127928</text:p>
          </table:table-cell>
          <table:table-cell office:value-type="float" office:value="1.77714236204203">
            <text:p>1.777142362</text:p>
          </table:table-cell>
        </table:table-row>
        <table:table-row table:style-name="ro1">
          <table:table-cell table:formula="of:=[.A107]+5" office:value-type="float" office:value="500">
            <text:p>500</text:p>
          </table:table-cell>
          <table:table-cell office:value-type="float" office:value="1.15196">
            <text:p>1.15196</text:p>
          </table:table-cell>
          <table:table-cell office:value-type="float" office:value="-0.730667">
            <text:p>-0.730667</text:p>
          </table:table-cell>
          <table:table-cell office:value-type="float" office:value="-0.552843371880416">
            <text:p>-0.5528433719</text:p>
          </table:table-cell>
          <table:table-cell office:value-type="float" office:value="-0.694077809406474">
            <text:p>-0.6940778094</text:p>
          </table:table-cell>
          <table:table-cell office:value-type="float" office:value="-0.564241769172901">
            <text:p>-0.5642417692</text:p>
          </table:table-cell>
          <table:table-cell office:value-type="float" office:value="1.71448769181714">
            <text:p>1.7144876918</text:p>
          </table:table-cell>
        </table:table-row>
        <table:table-row table:style-name="ro1">
          <table:table-cell table:formula="of:=[.A108]+5" office:value-type="float" office:value="505">
            <text:p>505</text:p>
          </table:table-cell>
          <table:table-cell office:value-type="float" office:value="1.14341">
            <text:p>1.14341</text:p>
          </table:table-cell>
          <table:table-cell office:value-type="float" office:value="-0.745022">
            <text:p>-0.745022</text:p>
          </table:table-cell>
          <table:table-cell office:value-type="float" office:value="-0.562407453622768">
            <text:p>-0.5624074536</text:p>
          </table:table-cell>
          <table:table-cell office:value-type="float" office:value="-0.708916400859534">
            <text:p>-0.7089164009</text:p>
          </table:table-cell>
          <table:table-cell office:value-type="float" office:value="-0.630890073583151">
            <text:p>-0.6308900736</text:p>
          </table:table-cell>
          <table:table-cell office:value-type="float" office:value="1.63352444397205">
            <text:p>1.633524444</text:p>
          </table:table-cell>
        </table:table-row>
        <table:table-row table:style-name="ro1">
          <table:table-cell table:formula="of:=[.A109]+5" office:value-type="float" office:value="510">
            <text:p>510</text:p>
          </table:table-cell>
          <table:table-cell office:value-type="float" office:value="1.12924">
            <text:p>1.12924</text:p>
          </table:table-cell>
          <table:table-cell office:value-type="float" office:value="-0.759875">
            <text:p>-0.759875</text:p>
          </table:table-cell>
          <table:table-cell office:value-type="float" office:value="-0.573017627339188">
            <text:p>-0.5730176273</text:p>
          </table:table-cell>
          <table:table-cell office:value-type="float" office:value="-0.722707973948808">
            <text:p>-0.7227079739</text:p>
          </table:table-cell>
          <table:table-cell office:value-type="float" office:value="-0.691136229222552">
            <text:p>-0.6911362292</text:p>
          </table:table-cell>
          <table:table-cell office:value-type="float" office:value="1.61359928134965">
            <text:p>1.6135992813</text:p>
          </table:table-cell>
        </table:table-row>
        <table:table-row table:style-name="ro1">
          <table:table-cell table:formula="of:=[.A110]+5" office:value-type="float" office:value="515">
            <text:p>515</text:p>
          </table:table-cell>
          <table:table-cell office:value-type="float" office:value="1.11762">
            <text:p>1.11762</text:p>
          </table:table-cell>
          <table:table-cell office:value-type="float" office:value="-0.773221">
            <text:p>-0.773221</text:p>
          </table:table-cell>
          <table:table-cell office:value-type="float" office:value="-0.58016080788716">
            <text:p>-0.5801608079</text:p>
          </table:table-cell>
          <table:table-cell office:value-type="float" office:value="-0.729409990890037">
            <text:p>-0.7294099909</text:p>
          </table:table-cell>
          <table:table-cell office:value-type="float" office:value="-0.737763415989671">
            <text:p>-0.737763416</text:p>
          </table:table-cell>
          <table:table-cell office:value-type="float" office:value="1.58255162174191">
            <text:p>1.5825516217</text:p>
          </table:table-cell>
        </table:table-row>
        <table:table-row table:style-name="ro1">
          <table:table-cell table:formula="of:=[.A111]+5" office:value-type="float" office:value="520">
            <text:p>520</text:p>
          </table:table-cell>
          <table:table-cell office:value-type="float" office:value="1.12423">
            <text:p>1.12423</text:p>
          </table:table-cell>
          <table:table-cell office:value-type="float" office:value="-0.780841">
            <text:p>-0.780841</text:p>
          </table:table-cell>
          <table:table-cell office:value-type="float" office:value="-0.584979231498423">
            <text:p>-0.5849792315</text:p>
          </table:table-cell>
          <table:table-cell office:value-type="float" office:value="-0.735959848239253">
            <text:p>-0.7359598482</text:p>
          </table:table-cell>
          <table:table-cell office:value-type="float" office:value="-0.761002445712775">
            <text:p>-0.7610024457</text:p>
          </table:table-cell>
          <table:table-cell office:value-type="float" office:value="1.58821893650865">
            <text:p>1.5882189365</text:p>
          </table:table-cell>
        </table:table-row>
        <table:table-row table:style-name="ro1">
          <table:table-cell table:formula="of:=[.A112]+5" office:value-type="float" office:value="525">
            <text:p>525</text:p>
          </table:table-cell>
          <table:table-cell office:value-type="float" office:value="1.12383">
            <text:p>1.12383</text:p>
          </table:table-cell>
          <table:table-cell office:value-type="float" office:value="-0.782379">
            <text:p>-0.782379</text:p>
          </table:table-cell>
          <table:table-cell office:value-type="float" office:value="-0.583853305197176">
            <text:p>-0.5838533052</text:p>
          </table:table-cell>
          <table:table-cell office:value-type="float" office:value="-0.731760483291484">
            <text:p>-0.7317604833</text:p>
          </table:table-cell>
          <table:table-cell office:value-type="float" office:value="-0.738097336682485">
            <text:p>-0.7380973367</text:p>
          </table:table-cell>
          <table:table-cell office:value-type="float" office:value="1.63947692544936">
            <text:p>1.6394769254</text:p>
          </table:table-cell>
        </table:table-row>
        <table:table-row table:style-name="ro1">
          <table:table-cell table:formula="of:=[.A113]+5" office:value-type="float" office:value="530">
            <text:p>530</text:p>
          </table:table-cell>
          <table:table-cell office:value-type="float" office:value="1.11162">
            <text:p>1.11162</text:p>
          </table:table-cell>
          <table:table-cell office:value-type="float" office:value="-0.781995">
            <text:p>-0.781995</text:p>
          </table:table-cell>
          <table:table-cell office:value-type="float" office:value="-0.584228645030936">
            <text:p>-0.584228645</text:p>
          </table:table-cell>
          <table:table-cell office:value-type="float" office:value="-0.729766204320438">
            <text:p>-0.7297662043</text:p>
          </table:table-cell>
          <table:table-cell office:value-type="float" office:value="-0.704009255532835">
            <text:p>-0.7040092555</text:p>
          </table:table-cell>
          <table:table-cell office:value-type="float" office:value="1.63550796131752">
            <text:p>1.6355079613</text:p>
          </table:table-cell>
        </table:table-row>
        <table:table-row table:style-name="ro1">
          <table:table-cell table:formula="of:=[.A114]+5" office:value-type="float" office:value="535">
            <text:p>535</text:p>
          </table:table-cell>
          <table:table-cell office:value-type="float" office:value="1.10073">
            <text:p>1.10073</text:p>
          </table:table-cell>
          <table:table-cell office:value-type="float" office:value="-0.782533">
            <text:p>-0.782533</text:p>
          </table:table-cell>
          <table:table-cell office:value-type="float" office:value="-0.582727099249532">
            <text:p>-0.5827270992</text:p>
          </table:table-cell>
          <table:table-cell office:value-type="float" office:value="-0.731048341349762">
            <text:p>-0.7310483413</text:p>
          </table:table-cell>
          <table:table-cell office:value-type="float" office:value="-0.705185575663036">
            <text:p>-0.7051855757</text:p>
          </table:table-cell>
          <table:table-cell office:value-type="float" office:value="1.55920365881147">
            <text:p>1.5592036588</text:p>
          </table:table-cell>
        </table:table-row>
        <table:table-row table:style-name="ro1">
          <table:table-cell table:formula="of:=[.A115]+5" office:value-type="float" office:value="540">
            <text:p>540</text:p>
          </table:table-cell>
          <table:table-cell office:value-type="float" office:value="1.09713">
            <text:p>1.09713</text:p>
          </table:table-cell>
          <table:table-cell office:value-type="float" office:value="-0.784378">
            <text:p>-0.784378</text:p>
          </table:table-cell>
          <table:table-cell office:value-type="float" office:value="-0.582852247056653">
            <text:p>-0.5828522471</text:p>
          </table:table-cell>
          <table:table-cell office:value-type="float" office:value="-0.734536769940969">
            <text:p>-0.7345367699</text:p>
          </table:table-cell>
          <table:table-cell office:value-type="float" office:value="-0.7338382209112">
            <text:p>-0.7338382209</text:p>
          </table:table-cell>
          <table:table-cell office:value-type="float" office:value="1.49696783932103">
            <text:p>1.4969678393</text:p>
          </table:table-cell>
        </table:table-row>
        <table:table-row table:style-name="ro1">
          <table:table-cell table:formula="of:=[.A116]+5" office:value-type="float" office:value="545">
            <text:p>545</text:p>
          </table:table-cell>
          <table:table-cell office:value-type="float" office:value="1.10302">
            <text:p>1.10302</text:p>
          </table:table-cell>
          <table:table-cell office:value-type="float" office:value="-0.789448">
            <text:p>-0.789448</text:p>
          </table:table-cell>
          <table:table-cell office:value-type="float" office:value="-0.586229932868357">
            <text:p>-0.5862299329</text:p>
          </table:table-cell>
          <table:table-cell office:value-type="float" office:value="-0.739871013847877">
            <text:p>-0.7398710138</text:p>
          </table:table-cell>
          <table:table-cell office:value-type="float" office:value="-0.764408641493237">
            <text:p>-0.7644086415</text:p>
          </table:table-cell>
          <table:table-cell office:value-type="float" office:value="1.45955649338655">
            <text:p>1.4595564934</text:p>
          </table:table-cell>
        </table:table-row>
        <table:table-row table:style-name="ro1">
          <table:table-cell table:formula="of:=[.A117]+5" office:value-type="float" office:value="550">
            <text:p>550</text:p>
          </table:table-cell>
          <table:table-cell office:value-type="float" office:value="1.10652">
            <text:p>1.10652</text:p>
          </table:table-cell>
          <table:table-cell office:value-type="float" office:value="-0.791367">
            <text:p>-0.791367</text:p>
          </table:table-cell>
          <table:table-cell office:value-type="float" office:value="-0.586792635929467">
            <text:p>-0.5867926359</text:p>
          </table:table-cell>
          <table:table-cell office:value-type="float" office:value="-0.743423694906373">
            <text:p>-0.7434236949</text:p>
          </table:table-cell>
          <table:table-cell office:value-type="float" office:value="-0.791659523534601">
            <text:p>-0.7916595235</text:p>
          </table:table-cell>
          <table:table-cell office:value-type="float" office:value="1.44663628430135">
            <text:p>1.4466362843</text:p>
          </table:table-cell>
        </table:table-row>
        <table:table-row table:style-name="ro1">
          <table:table-cell table:formula="of:=[.A118]+5" office:value-type="float" office:value="555">
            <text:p>555</text:p>
          </table:table-cell>
          <table:table-cell office:value-type="float" office:value="1.10622">
            <text:p>1.10622</text:p>
          </table:table-cell>
          <table:table-cell office:value-type="float" office:value="-0.803173">
            <text:p>-0.803173</text:p>
          </table:table-cell>
          <table:table-cell office:value-type="float" office:value="-0.593789324336592">
            <text:p>-0.5937893243</text:p>
          </table:table-cell>
          <table:table-cell office:value-type="float" office:value="-0.752080570198337">
            <text:p>-0.7520805702</text:p>
          </table:table-cell>
          <table:table-cell office:value-type="float" office:value="-0.822872735038182">
            <text:p>-0.822872735</text:p>
          </table:table-cell>
          <table:table-cell office:value-type="float" office:value="1.39372729312772">
            <text:p>1.3937272931</text:p>
          </table:table-cell>
        </table:table-row>
        <table:table-row table:style-name="ro1">
          <table:table-cell table:formula="of:=[.A119]+5" office:value-type="float" office:value="560">
            <text:p>560</text:p>
          </table:table-cell>
          <table:table-cell office:value-type="float" office:value="1.10222">
            <text:p>1.10222</text:p>
          </table:table-cell>
          <table:table-cell office:value-type="float" office:value="-0.811129">
            <text:p>-0.811129</text:p>
          </table:table-cell>
          <table:table-cell office:value-type="float" office:value="-0.598281495438336">
            <text:p>-0.5982814954</text:p>
          </table:table-cell>
          <table:table-cell office:value-type="float" office:value="-0.753356415130139">
            <text:p>-0.7533564151</text:p>
          </table:table-cell>
          <table:table-cell office:value-type="float" office:value="-0.809965889458091">
            <text:p>-0.8099658895</text:p>
          </table:table-cell>
          <table:table-cell office:value-type="float" office:value="1.43489251200542">
            <text:p>1.434892512</text:p>
          </table:table-cell>
        </table:table-row>
        <table:table-row table:style-name="ro1">
          <table:table-cell table:formula="of:=[.A120]+5" office:value-type="float" office:value="565">
            <text:p>565</text:p>
          </table:table-cell>
          <table:table-cell office:value-type="float" office:value="1.09614">
            <text:p>1.09614</text:p>
          </table:table-cell>
          <table:table-cell office:value-type="float" office:value="-0.809829">
            <text:p>-0.809829</text:p>
          </table:table-cell>
          <table:table-cell office:value-type="float" office:value="-0.596098357760958">
            <text:p>-0.5960983578</text:p>
          </table:table-cell>
          <table:table-cell office:value-type="float" office:value="-0.748960324633677">
            <text:p>-0.7489603246</text:p>
          </table:table-cell>
          <table:table-cell office:value-type="float" office:value="-0.753434254379855">
            <text:p>-0.7534342544</text:p>
          </table:table-cell>
          <table:table-cell office:value-type="float" office:value="1.4699615667045">
            <text:p>1.4699615667</text:p>
          </table:table-cell>
        </table:table-row>
        <table:table-row table:style-name="ro1">
          <table:table-cell table:formula="of:=[.A121]+5" office:value-type="float" office:value="570">
            <text:p>570</text:p>
          </table:table-cell>
          <table:table-cell office:value-type="float" office:value="1.08458">
            <text:p>1.08458</text:p>
          </table:table-cell>
          <table:table-cell office:value-type="float" office:value="-0.808453">
            <text:p>-0.808453</text:p>
          </table:table-cell>
          <table:table-cell office:value-type="float" office:value="-0.595100001288697">
            <text:p>-0.5951000013</text:p>
          </table:table-cell>
          <table:table-cell office:value-type="float" office:value="-0.746902623788048">
            <text:p>-0.7469026238</text:p>
          </table:table-cell>
          <table:table-cell office:value-type="float" office:value="-0.734506551063098">
            <text:p>-0.7345065511</text:p>
          </table:table-cell>
          <table:table-cell office:value-type="float" office:value="1.41071956053876">
            <text:p>1.4107195605</text:p>
          </table:table-cell>
        </table:table-row>
        <table:table-row table:style-name="ro1">
          <table:table-cell table:formula="of:=[.A122]+5" office:value-type="float" office:value="575">
            <text:p>575</text:p>
          </table:table-cell>
          <table:table-cell office:value-type="float" office:value="1.07712">
            <text:p>1.07712</text:p>
          </table:table-cell>
          <table:table-cell office:value-type="float" office:value="-0.810823">
            <text:p>-0.810823</text:p>
          </table:table-cell>
          <table:table-cell office:value-type="float" office:value="-0.596659836565292">
            <text:p>-0.5966598366</text:p>
          </table:table-cell>
          <table:table-cell office:value-type="float" office:value="-0.749811513825412">
            <text:p>-0.7498115138</text:p>
          </table:table-cell>
          <table:table-cell office:value-type="float" office:value="-0.74685499653882">
            <text:p>-0.7468549965</text:p>
          </table:table-cell>
          <table:table-cell office:value-type="float" office:value="1.35631016836684">
            <text:p>1.3563101684</text:p>
          </table:table-cell>
        </table:table-row>
        <table:table-row table:style-name="ro1">
          <table:table-cell table:formula="of:=[.A123]+5" office:value-type="float" office:value="580">
            <text:p>580</text:p>
          </table:table-cell>
          <table:table-cell office:value-type="float" office:value="1.07395">
            <text:p>1.07395</text:p>
          </table:table-cell>
          <table:table-cell office:value-type="float" office:value="-0.812887">
            <text:p>-0.812887</text:p>
          </table:table-cell>
          <table:table-cell office:value-type="float" office:value="-0.601336120549045">
            <text:p>-0.6013361205</text:p>
          </table:table-cell>
          <table:table-cell office:value-type="float" office:value="-0.755269508908545">
            <text:p>-0.7552695089</text:p>
          </table:table-cell>
          <table:table-cell office:value-type="float" office:value="-0.768642458166891">
            <text:p>-0.7686424582</text:p>
          </table:table-cell>
          <table:table-cell office:value-type="float" office:value="1.31890030233786">
            <text:p>1.3189003023</text:p>
          </table:table-cell>
        </table:table-row>
        <table:table-row table:style-name="ro1">
          <table:table-cell table:formula="of:=[.A124]+5" office:value-type="float" office:value="585">
            <text:p>585</text:p>
          </table:table-cell>
          <table:table-cell office:value-type="float" office:value="1.06958">
            <text:p>1.06958</text:p>
          </table:table-cell>
          <table:table-cell office:value-type="float" office:value="-0.820904">
            <text:p>-0.820904</text:p>
          </table:table-cell>
          <table:table-cell office:value-type="float" office:value="-0.606630074220286">
            <text:p>-0.6066300742</text:p>
          </table:table-cell>
          <table:table-cell office:value-type="float" office:value="-0.762772366394502">
            <text:p>-0.7627723664</text:p>
          </table:table-cell>
          <table:table-cell office:value-type="float" office:value="-0.807084107526682">
            <text:p>-0.8070841075</text:p>
          </table:table-cell>
          <table:table-cell office:value-type="float" office:value="1.26061572006811">
            <text:p>1.2606157201</text:p>
          </table:table-cell>
        </table:table-row>
        <table:table-row table:style-name="ro1">
          <table:table-cell table:formula="of:=[.A125]+5" office:value-type="float" office:value="590">
            <text:p>590</text:p>
          </table:table-cell>
          <table:table-cell office:value-type="float" office:value="1.06958">
            <text:p>1.06958</text:p>
          </table:table-cell>
          <table:table-cell office:value-type="float" office:value="-0.830811">
            <text:p>-0.830811</text:p>
          </table:table-cell>
          <table:table-cell office:value-type="float" office:value="-0.610301061315679">
            <text:p>-0.6103010613</text:p>
          </table:table-cell>
          <table:table-cell office:value-type="float" office:value="-0.768426674033098">
            <text:p>-0.768426674</text:p>
          </table:table-cell>
          <table:table-cell office:value-type="float" office:value="-0.837384648152803">
            <text:p>-0.8373846482</text:p>
          </table:table-cell>
          <table:table-cell office:value-type="float" office:value="1.24223871155075">
            <text:p>1.2422387116</text:p>
          </table:table-cell>
        </table:table-row>
        <table:table-row table:style-name="ro1">
          <table:table-cell table:formula="of:=[.A126]+5" office:value-type="float" office:value="595">
            <text:p>595</text:p>
          </table:table-cell>
          <table:table-cell office:value-type="float" office:value="1.07683">
            <text:p>1.07683</text:p>
          </table:table-cell>
          <table:table-cell office:value-type="float" office:value="-0.832181">
            <text:p>-0.832181</text:p>
          </table:table-cell>
          <table:table-cell office:value-type="float" office:value="-0.606505581746476">
            <text:p>-0.6065055817</text:p>
          </table:table-cell>
          <table:table-cell office:value-type="float" office:value="-0.768638573114689">
            <text:p>-0.7686385731</text:p>
          </table:table-cell>
          <table:table-cell office:value-type="float" office:value="-0.816217870946633">
            <text:p>-0.8162178709</text:p>
          </table:table-cell>
          <table:table-cell office:value-type="float" office:value="1.2867322386237">
            <text:p>1.2867322386</text:p>
          </table:table-cell>
        </table:table-row>
        <table:table-row table:style-name="ro1">
          <table:table-cell table:formula="of:=[.A127]+5" office:value-type="float" office:value="600">
            <text:p>600</text:p>
          </table:table-cell>
          <table:table-cell office:value-type="float" office:value="1.07504">
            <text:p>1.07504</text:p>
          </table:table-cell>
          <table:table-cell office:value-type="float" office:value="-0.828908">
            <text:p>-0.828908</text:p>
          </table:table-cell>
          <table:table-cell office:value-type="float" office:value="-0.606007577583642">
            <text:p>-0.6060075776</text:p>
          </table:table-cell>
          <table:table-cell office:value-type="float" office:value="-0.763620963244693">
            <text:p>-0.7636209632</text:p>
          </table:table-cell>
          <table:table-cell office:value-type="float" office:value="-0.764574739468402">
            <text:p>-0.7645747395</text:p>
          </table:table-cell>
          <table:table-cell office:value-type="float" office:value="1.29653743650583">
            <text:p>1.2965374365</text:p>
          </table:table-cell>
        </table:table-row>
        <table:table-row table:style-name="ro1">
          <table:table-cell table:formula="of:=[.A128]+5" office:value-type="float" office:value="605">
            <text:p>605</text:p>
          </table:table-cell>
          <table:table-cell office:value-type="float" office:value="1.06571">
            <text:p>1.06571</text:p>
          </table:table-cell>
          <table:table-cell office:value-type="float" office:value="-0.825708">
            <text:p>-0.825708</text:p>
          </table:table-cell>
          <table:table-cell office:value-type="float" office:value="-0.602146185382957">
            <text:p>-0.6021461854</text:p>
          </table:table-cell>
          <table:table-cell office:value-type="float" office:value="-0.75555286148742">
            <text:p>-0.7555528615</text:p>
          </table:table-cell>
          <table:table-cell office:value-type="float" office:value="-0.735007741627694">
            <text:p>-0.7350077416</text:p>
          </table:table-cell>
          <table:table-cell office:value-type="float" office:value="1.25805630417783">
            <text:p>1.2580563042</text:p>
          </table:table-cell>
        </table:table-row>
        <table:table-row table:style-name="ro1">
          <table:table-cell table:formula="of:=[.A129]+5" office:value-type="float" office:value="610">
            <text:p>610</text:p>
          </table:table-cell>
          <table:table-cell office:value-type="float" office:value="1.05432">
            <text:p>1.05432</text:p>
          </table:table-cell>
          <table:table-cell office:value-type="float" office:value="-0.825631">
            <text:p>-0.825631</text:p>
          </table:table-cell>
          <table:table-cell office:value-type="float" office:value="-0.603267574270423">
            <text:p>-0.6032675743</text:p>
          </table:table-cell>
          <table:table-cell office:value-type="float" office:value="-0.761569915016366">
            <text:p>-0.761569915</text:p>
          </table:table-cell>
          <table:table-cell office:value-type="float" office:value="-0.753600708386074">
            <text:p>-0.7536007084</text:p>
          </table:table-cell>
          <table:table-cell office:value-type="float" office:value="1.20439341951644">
            <text:p>1.2043934195</text:p>
          </table:table-cell>
        </table:table-row>
        <table:table-row table:style-name="ro1">
          <table:table-cell table:formula="of:=[.A130]+5" office:value-type="float" office:value="615">
            <text:p>615</text:p>
          </table:table-cell>
          <table:table-cell office:value-type="float" office:value="1.05758">
            <text:p>1.05758</text:p>
          </table:table-cell>
          <table:table-cell office:value-type="float" office:value="-0.827993">
            <text:p>-0.827993</text:p>
          </table:table-cell>
          <table:table-cell office:value-type="float" office:value="-0.604015012492218">
            <text:p>-0.6040150125</text:p>
          </table:table-cell>
          <table:table-cell office:value-type="float" office:value="-0.762984530529037">
            <text:p>-0.7629845305</text:p>
          </table:table-cell>
          <table:table-cell office:value-type="float" office:value="-0.769638141829364">
            <text:p>-0.7696381418</text:p>
          </table:table-cell>
          <table:table-cell office:value-type="float" office:value="1.18471231717223">
            <text:p>1.1847123172</text:p>
          </table:table-cell>
        </table:table-row>
        <table:table-row table:style-name="ro1">
          <table:table-cell table:formula="of:=[.A131]+5" office:value-type="float" office:value="620">
            <text:p>620</text:p>
          </table:table-cell>
          <table:table-cell office:value-type="float" office:value="1.04275">
            <text:p>1.04275</text:p>
          </table:table-cell>
          <table:table-cell office:value-type="float" office:value="-0.839103">
            <text:p>-0.839103</text:p>
          </table:table-cell>
          <table:table-cell office:value-type="float" office:value="-0.612912491475867">
            <text:p>-0.6129124915</text:p>
          </table:table-cell>
          <table:table-cell office:value-type="float" office:value="-0.772803904641125">
            <text:p>-0.7728039046</text:p>
          </table:table-cell>
          <table:table-cell office:value-type="float" office:value="-0.794962819713856">
            <text:p>-0.7949628197</text:p>
          </table:table-cell>
          <table:table-cell office:value-type="float" office:value="1.06952718434125">
            <text:p>1.0695271843</text:p>
          </table:table-cell>
        </table:table-row>
        <table:table-row table:style-name="ro1">
          <table:table-cell table:formula="of:=[.A132]+5" office:value-type="float" office:value="625">
            <text:p>625</text:p>
          </table:table-cell>
          <table:table-cell office:value-type="float" office:value="0.963148">
            <text:p>0.963148</text:p>
          </table:table-cell>
          <table:table-cell office:value-type="float" office:value="-0.866992">
            <text:p>-0.866992</text:p>
          </table:table-cell>
          <table:table-cell office:value-type="float" office:value="-0.624955263264536">
            <text:p>-0.6249552633</text:p>
          </table:table-cell>
          <table:table-cell office:value-type="float" office:value="-0.790762565898114">
            <text:p>-0.7907625659</text:p>
          </table:table-cell>
          <table:table-cell office:value-type="float" office:value="-0.854059037603022">
            <text:p>-0.8540590376</text:p>
          </table:table-cell>
          <table:table-cell office:value-type="float" office:value="0.876881581002002">
            <text:p>0.876881581</text:p>
          </table:table-cell>
        </table:table-row>
        <table:table-row table:style-name="ro1">
          <table:table-cell table:formula="of:=[.A133]+5" office:value-type="float" office:value="630">
            <text:p>630</text:p>
          </table:table-cell>
          <table:table-cell office:value-type="float" office:value="0.868895">
            <text:p>0.868895</text:p>
          </table:table-cell>
          <table:table-cell office:value-type="float" office:value="-0.898853">
            <text:p>-0.898853</text:p>
          </table:table-cell>
          <table:table-cell office:value-type="float" office:value="-0.645798818167978">
            <text:p>-0.6457988182</text:p>
          </table:table-cell>
          <table:table-cell office:value-type="float" office:value="-0.818161004801443">
            <text:p>-0.8181610048</text:p>
          </table:table-cell>
          <table:table-cell office:value-type="float" office:value="-0.939747676572669">
            <text:p>-0.9397476766</text:p>
          </table:table-cell>
          <table:table-cell office:value-type="float" office:value="0.785287970135358">
            <text:p>0.7852879701</text:p>
          </table:table-cell>
        </table:table-row>
        <table:table-row table:style-name="ro1">
          <table:table-cell table:formula="of:=[.A134]+5" office:value-type="float" office:value="635">
            <text:p>635</text:p>
          </table:table-cell>
          <table:table-cell office:value-type="float" office:value="0.821099">
            <text:p>0.821099</text:p>
          </table:table-cell>
          <table:table-cell office:value-type="float" office:value="-0.91781">
            <text:p>-0.91781</text:p>
          </table:table-cell>
          <table:table-cell office:value-type="float" office:value="-0.66654634542899">
            <text:p>-0.6665463454</text:p>
          </table:table-cell>
          <table:table-cell office:value-type="float" office:value="-0.844421292141712">
            <text:p>-0.8444212921</text:p>
          </table:table-cell>
          <table:table-cell office:value-type="float" office:value="-1.04981303365715">
            <text:p>-1.0498130337</text:p>
          </table:table-cell>
          <table:table-cell office:value-type="float" office:value="0.721184174377839">
            <text:p>0.7211841744</text:p>
          </table:table-cell>
        </table:table-row>
        <table:table-row table:style-name="ro1">
          <table:table-cell table:formula="of:=[.A135]+5" office:value-type="float" office:value="640">
            <text:p>640</text:p>
          </table:table-cell>
          <table:table-cell office:value-type="float" office:value="0.789062">
            <text:p>0.789062</text:p>
          </table:table-cell>
          <table:table-cell office:value-type="float" office:value="-0.931699">
            <text:p>-0.931699</text:p>
          </table:table-cell>
          <table:table-cell office:value-type="float" office:value="-0.682977754937733">
            <text:p>-0.6829777549</text:p>
          </table:table-cell>
          <table:table-cell office:value-type="float" office:value="-0.871633318027675">
            <text:p>-0.871633318</text:p>
          </table:table-cell>
          <table:table-cell office:value-type="float" office:value="-1.1524269323846">
            <text:p>-1.1524269324</text:p>
          </table:table-cell>
          <table:table-cell office:value-type="float" office:value="0.670302143006288">
            <text:p>0.670302143</text:p>
          </table:table-cell>
        </table:table-row>
        <table:table-row table:style-name="ro1">
          <table:table-cell table:formula="of:=[.A136]+5" office:value-type="float" office:value="645">
            <text:p>645</text:p>
          </table:table-cell>
          <table:table-cell office:value-type="float" office:value="0.720907">
            <text:p>0.720907</text:p>
          </table:table-cell>
          <table:table-cell office:value-type="float" office:value="-0.953868">
            <text:p>-0.953868</text:p>
          </table:table-cell>
          <table:table-cell office:value-type="float" office:value="-0.69892233133629">
            <text:p>-0.6989223313</text:p>
          </table:table-cell>
          <table:table-cell office:value-type="float" office:value="-0.888995518319596">
            <text:p>-0.8889955183</text:p>
          </table:table-cell>
          <table:table-cell office:value-type="float" office:value="-1.1992531456311">
            <text:p>-1.1992531456</text:p>
          </table:table-cell>
          <table:table-cell office:value-type="float" office:value="0.718051118768322">
            <text:p>0.7180511188</text:p>
          </table:table-cell>
        </table:table-row>
        <table:table-row table:style-name="ro1">
          <table:table-cell table:formula="of:=[.A137]+5" office:value-type="float" office:value="650">
            <text:p>650</text:p>
          </table:table-cell>
          <table:table-cell office:value-type="float" office:value="0.674322">
            <text:p>0.674322</text:p>
          </table:table-cell>
          <table:table-cell office:value-type="float" office:value="-0.958913">
            <text:p>-0.958913</text:p>
          </table:table-cell>
          <table:table-cell office:value-type="float" office:value="-0.700202764656089">
            <text:p>-0.7002027647</text:p>
          </table:table-cell>
          <table:table-cell office:value-type="float" office:value="-0.892501095345297">
            <text:p>-0.8925010953</text:p>
          </table:table-cell>
          <table:table-cell office:value-type="float" office:value="-1.19025921450816">
            <text:p>-1.1902592145</text:p>
          </table:table-cell>
          <table:table-cell office:value-type="float" office:value="0.776681188233052">
            <text:p>0.7766811882</text:p>
          </table:table-cell>
        </table:table-row>
        <table:table-row table:style-name="ro1">
          <table:table-cell table:formula="of:=[.A138]+5" office:value-type="float" office:value="655">
            <text:p>655</text:p>
          </table:table-cell>
          <table:table-cell office:value-type="float" office:value="0.654902">
            <text:p>0.654902</text:p>
          </table:table-cell>
          <table:table-cell office:value-type="float" office:value="-0.97091">
            <text:p>-0.97091</text:p>
          </table:table-cell>
          <table:table-cell office:value-type="float" office:value="-0.708851331546262">
            <text:p>-0.7088513315</text:p>
          </table:table-cell>
          <table:table-cell office:value-type="float" office:value="-0.901972978438065">
            <text:p>-0.9019729784</text:p>
          </table:table-cell>
          <table:table-cell office:value-type="float" office:value="-1.21240941832235">
            <text:p>-1.2124094183</text:p>
          </table:table-cell>
          <table:table-cell office:value-type="float" office:value="0.688301959683453">
            <text:p>0.6883019597</text:p>
          </table:table-cell>
        </table:table-row>
        <table:table-row table:style-name="ro1">
          <table:table-cell table:formula="of:=[.A139]+5" office:value-type="float" office:value="660">
            <text:p>660</text:p>
          </table:table-cell>
          <table:table-cell office:value-type="float" office:value="0.661061">
            <text:p>0.661061</text:p>
          </table:table-cell>
          <table:table-cell office:value-type="float" office:value="-0.986416">
            <text:p>-0.986416</text:p>
          </table:table-cell>
          <table:table-cell office:value-type="float" office:value="-0.72330940334938">
            <text:p>-0.7233094033</text:p>
          </table:table-cell>
          <table:table-cell office:value-type="float" office:value="-0.918534611602131">
            <text:p>-0.9185346116</text:p>
          </table:table-cell>
          <table:table-cell office:value-type="float" office:value="-1.26175227503582">
            <text:p>-1.261752275</text:p>
          </table:table-cell>
          <table:table-cell office:value-type="float" office:value="0.610026877697333">
            <text:p>0.6100268777</text:p>
          </table:table-cell>
        </table:table-row>
        <table:table-row table:style-name="ro1">
          <table:table-cell table:formula="of:=[.A140]+5" office:value-type="float" office:value="665">
            <text:p>665</text:p>
          </table:table-cell>
          <table:table-cell office:value-type="float" office:value="0.660785">
            <text:p>0.660785</text:p>
          </table:table-cell>
          <table:table-cell office:value-type="float" office:value="-0.998271">
            <text:p>-0.998271</text:p>
          </table:table-cell>
          <table:table-cell office:value-type="float" office:value="-0.734515571772713">
            <text:p>-0.7345155718</text:p>
          </table:table-cell>
          <table:table-cell office:value-type="float" office:value="-0.92985951454043">
            <text:p>-0.9298595145</text:p>
          </table:table-cell>
          <table:table-cell office:value-type="float" office:value="-1.31179134556102">
            <text:p>-1.3117913456</text:p>
          </table:table-cell>
          <table:table-cell office:value-type="float" office:value="0.559183399080548">
            <text:p>0.5591833991</text:p>
          </table:table-cell>
        </table:table-row>
        <table:table-row table:style-name="ro1">
          <table:table-cell table:formula="of:=[.A141]+5" office:value-type="float" office:value="670">
            <text:p>670</text:p>
          </table:table-cell>
          <table:table-cell office:value-type="float" office:value="0.623577">
            <text:p>0.623577</text:p>
          </table:table-cell>
          <table:table-cell office:value-type="float" office:value="-1.01567">
            <text:p>-1.01567</text:p>
          </table:table-cell>
          <table:table-cell office:value-type="float" office:value="-0.741648609886759">
            <text:p>-0.7416486099</text:p>
          </table:table-cell>
          <table:table-cell office:value-type="float" office:value="-0.9392522608713">
            <text:p>-0.9392522609</text:p>
          </table:table-cell>
          <table:table-cell office:value-type="float" office:value="-1.3177407218803">
            <text:p>-1.3177407219</text:p>
          </table:table-cell>
          <table:table-cell office:value-type="float" office:value="0.619699005578921">
            <text:p>0.6196990056</text:p>
          </table:table-cell>
        </table:table-row>
        <table:table-row table:style-name="ro1">
          <table:table-cell table:formula="of:=[.A142]+5" office:value-type="float" office:value="675">
            <text:p>675</text:p>
          </table:table-cell>
          <table:table-cell office:value-type="float" office:value="0.606436">
            <text:p>0.606436</text:p>
          </table:table-cell>
          <table:table-cell office:value-type="float" office:value="-1.02175">
            <text:p>-1.02175</text:p>
          </table:table-cell>
          <table:table-cell office:value-type="float" office:value="-0.744305467028961">
            <text:p>-0.744305467</text:p>
          </table:table-cell>
          <table:table-cell office:value-type="float" office:value="-0.941155611749747">
            <text:p>-0.9411556117</text:p>
          </table:table-cell>
          <table:table-cell office:value-type="float" office:value="-1.28904218403625">
            <text:p>-1.289042184</text:p>
          </table:table-cell>
          <table:table-cell office:value-type="float" office:value="0.656047602174561">
            <text:p>0.6560476022</text:p>
          </table:table-cell>
        </table:table-row>
        <table:table-row table:style-name="ro1">
          <table:table-cell table:formula="of:=[.A143]+5" office:value-type="float" office:value="680">
            <text:p>680</text:p>
          </table:table-cell>
          <table:table-cell office:value-type="float" office:value="0.603251">
            <text:p>0.603251</text:p>
          </table:table-cell>
          <table:table-cell office:value-type="float" office:value="-1.02796">
            <text:p>-1.02796</text:p>
          </table:table-cell>
          <table:table-cell office:value-type="float" office:value="-0.747141724051225">
            <text:p>-0.7471417241</text:p>
          </table:table-cell>
          <table:table-cell office:value-type="float" office:value="-0.943601577583191">
            <text:p>-0.9436015776</text:p>
          </table:table-cell>
          <table:table-cell office:value-type="float" office:value="-1.28552708131189">
            <text:p>-1.2855270813</text:p>
          </table:table-cell>
          <table:table-cell office:value-type="float" office:value="0.589575589787127">
            <text:p>0.5895755898</text:p>
          </table:table-cell>
        </table:table-row>
        <table:table-row table:style-name="ro1">
          <table:table-cell table:formula="of:=[.A144]+5" office:value-type="float" office:value="685">
            <text:p>685</text:p>
          </table:table-cell>
          <table:table-cell office:value-type="float" office:value="0.617005">
            <text:p>0.617005</text:p>
          </table:table-cell>
          <table:table-cell office:value-type="float" office:value="-1.03527">
            <text:p>-1.03527</text:p>
          </table:table-cell>
          <table:table-cell office:value-type="float" office:value="-0.757445650722812">
            <text:p>-0.7574456507</text:p>
          </table:table-cell>
          <table:table-cell office:value-type="float" office:value="-0.95459175227966">
            <text:p>-0.9545917523</text:p>
          </table:table-cell>
          <table:table-cell office:value-type="float" office:value="-1.32479613213138">
            <text:p>-1.3247961321</text:p>
          </table:table-cell>
          <table:table-cell office:value-type="float" office:value="0.513638143379299">
            <text:p>0.5136381434</text:p>
          </table:table-cell>
        </table:table-row>
        <table:table-row table:style-name="ro1">
          <table:table-cell table:formula="of:=[.A145]+5" office:value-type="float" office:value="690">
            <text:p>690</text:p>
          </table:table-cell>
          <table:table-cell office:value-type="float" office:value="0.619469">
            <text:p>0.619469</text:p>
          </table:table-cell>
          <table:table-cell office:value-type="float" office:value="-1.04314">
            <text:p>-1.04314</text:p>
          </table:table-cell>
          <table:table-cell office:value-type="float" office:value="-0.765623579326664">
            <text:p>-0.7656235793</text:p>
          </table:table-cell>
          <table:table-cell office:value-type="float" office:value="-0.963391347953126">
            <text:p>-0.963391348</text:p>
          </table:table-cell>
          <table:table-cell office:value-type="float" office:value="-1.36742876909368">
            <text:p>-1.3674287691</text:p>
          </table:table-cell>
          <table:table-cell office:value-type="float" office:value="0.457269286268214">
            <text:p>0.4572692863</text:p>
          </table:table-cell>
        </table:table-row>
        <table:table-row table:style-name="ro1">
          <table:table-cell table:formula="of:=[.A146]+5" office:value-type="float" office:value="695">
            <text:p>695</text:p>
          </table:table-cell>
          <table:table-cell office:value-type="float" office:value="0.571869">
            <text:p>0.571869</text:p>
          </table:table-cell>
          <table:table-cell office:value-type="float" office:value="-1.06509">
            <text:p>-1.06509</text:p>
          </table:table-cell>
          <table:table-cell office:value-type="float" office:value="-0.776903634056894">
            <text:p>-0.7769036341</text:p>
          </table:table-cell>
          <table:table-cell office:value-type="float" office:value="-0.972173476513493">
            <text:p>-0.9721734765</text:p>
          </table:table-cell>
          <table:table-cell office:value-type="float" office:value="-1.37375090708251">
            <text:p>-1.3737509071</text:p>
          </table:table-cell>
          <table:table-cell office:value-type="float" office:value="0.478373432437121">
            <text:p>0.4783734324</text:p>
          </table:table-cell>
        </table:table-row>
        <table:table-row table:style-name="ro1">
          <table:table-cell table:formula="of:=[.A147]+5" office:value-type="float" office:value="700">
            <text:p>700</text:p>
          </table:table-cell>
          <table:table-cell table:number-columns-repeated="6"/>
        </table:table-row>
        <table:table-row table:style-name="ro1">
          <table:table-cell table:formula="of:=[.A148]+5" office:value-type="float" office:value="705">
            <text:p>705</text:p>
          </table:table-cell>
          <table:table-cell table:number-columns-repeated="6"/>
        </table:table-row>
        <table:table-row table:style-name="ro1">
          <table:table-cell table:formula="of:=[.A149]+5" office:value-type="float" office:value="710">
            <text:p>710</text:p>
          </table:table-cell>
          <table:table-cell table:number-columns-repeated="6"/>
        </table:table-row>
        <table:table-row table:style-name="ro1">
          <table:table-cell table:formula="of:=[.A150]+5" office:value-type="float" office:value="715">
            <text:p>715</text:p>
          </table:table-cell>
          <table:table-cell table:number-columns-repeated="6"/>
        </table:table-row>
        <table:table-row table:style-name="ro1">
          <table:table-cell table:formula="of:=[.A151]+5" office:value-type="float" office:value="720">
            <text:p>7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4-05-13T15:28:18</dc:date>
    <dc:creator>Martin Brennan</dc:creator>
    <meta:editing-duration>PT2H51M58S</meta:editing-duration>
    <meta:editing-cycles>2</meta:editing-cycles>
    <meta:document-statistic meta:table-count="2" meta:cell-count="3093" meta:object-count="0"/>
  </office:meta>
</office:document-meta>
</file>